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language="en" fo:country="U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amm3tabel" table:style-name="ta1">
        <table:table-column table:style-name="co1" table:number-columns-repeated="9" table:default-cell-style-name="Default"/>
        <table:table-column table:style-name="co1" table:default-cell-style-name="ce1"/>
        <table:table-row table:style-name="ro1">
          <table:table-cell office:value-type="float" office:value="1234" calcext:value-type="float">
            <text:p>1234</text:p>
          </table:table-cell>
          <table:table-cell table:number-columns-repeated="8"/>
          <table:table-cell table:formula="of:=CONCATENATE(&quot;data[&quot;&quot;&quot;;[.A1];&quot;&quot;&quot;]=&quot;&quot;&quot;;[.B1];[.C1];[.D1];[.E1];[.F1];[.G1];[.H1];[.I1];&quot;&quot;&quot;;&quot;)" office:value-type="string" office:string-value="data[&quot;1234&quot;]=&quot;&quot;;" calcext:value-type="string">
            <text:p>data["1234"]="";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CONCATENATE(&quot;data[&quot;&quot;&quot;;[.A2];&quot;&quot;&quot;]=&quot;&quot;&quot;;[.B2];[.C2];[.D2];[.E2];[.F2];[.G2];[.H2];[.I2];&quot;&quot;&quot;;&quot;)" office:value-type="string" office:string-value="data[&quot;1235&quot;]=&quot;14174027&quot;;" calcext:value-type="string">
            <text:p>data["1235"]="14174027";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CONCATENATE(&quot;data[&quot;&quot;&quot;;[.A3];&quot;&quot;&quot;]=&quot;&quot;&quot;;[.B3];[.C3];[.D3];[.E3];[.F3];[.G3];[.H3];[.I3];&quot;&quot;&quot;;&quot;)" office:value-type="string" office:string-value="data[&quot;1236&quot;]=&quot;14174078&quot;;" calcext:value-type="string">
            <text:p>data["1236"]="14174078";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CONCATENATE(&quot;data[&quot;&quot;&quot;;[.A4];&quot;&quot;&quot;]=&quot;&quot;&quot;;[.B4];[.C4];[.D4];[.E4];[.F4];[.G4];[.H4];[.I4];&quot;&quot;&quot;;&quot;)" office:value-type="string" office:string-value="data[&quot;1237&quot;]=&quot;14174074&quot;;" calcext:value-type="string">
            <text:p>data["1237"]="14174074";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CONCATENATE(&quot;data[&quot;&quot;&quot;;[.A5];&quot;&quot;&quot;]=&quot;&quot;&quot;;[.B5];[.C5];[.D5];[.E5];[.F5];[.G5];[.H5];[.I5];&quot;&quot;&quot;;&quot;)" office:value-type="string" office:string-value="data[&quot;1238&quot;]=&quot;14174930&quot;;" calcext:value-type="string">
            <text:p>data["1238"]="14174930";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CONCATENATE(&quot;data[&quot;&quot;&quot;;[.A6];&quot;&quot;&quot;]=&quot;&quot;&quot;;[.B6];[.C6];[.D6];[.E6];[.F6];[.G6];[.H6];[.I6];&quot;&quot;&quot;;&quot;)" office:value-type="string" office:string-value="data[&quot;1245&quot;]=&quot;14174025&quot;;" calcext:value-type="string">
            <text:p>data["1245"]="14174025";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CONCATENATE(&quot;data[&quot;&quot;&quot;;[.A7];&quot;&quot;&quot;]=&quot;&quot;&quot;;[.B7];[.C7];[.D7];[.E7];[.F7];[.G7];[.H7];[.I7];&quot;&quot;&quot;;&quot;)" office:value-type="string" office:string-value="data[&quot;1246&quot;]=&quot;14174058&quot;;" calcext:value-type="string">
            <text:p>data["1246"]="14174058";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CONCATENATE(&quot;data[&quot;&quot;&quot;;[.A8];&quot;&quot;&quot;]=&quot;&quot;&quot;;[.B8];[.C8];[.D8];[.E8];[.F8];[.G8];[.H8];[.I8];&quot;&quot;&quot;;&quot;)" office:value-type="string" office:string-value="data[&quot;1247&quot;]=&quot;14174054&quot;;" calcext:value-type="string">
            <text:p>data["1247"]="14174054";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CONCATENATE(&quot;data[&quot;&quot;&quot;;[.A9];&quot;&quot;&quot;]=&quot;&quot;&quot;;[.B9];[.C9];[.D9];[.E9];[.F9];[.G9];[.H9];[.I9];&quot;&quot;&quot;;&quot;)" office:value-type="string" office:string-value="data[&quot;1248&quot;]=&quot;14174919&quot;;" calcext:value-type="string">
            <text:p>data["1248"]="14174919";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CONCATENATE(&quot;data[&quot;&quot;&quot;;[.A10];&quot;&quot;&quot;]=&quot;&quot;&quot;;[.B10];[.C10];[.D10];[.E10];[.F10];[.G10];[.H10];[.I10];&quot;&quot;&quot;;&quot;)" office:value-type="string" office:string-value="data[&quot;1256&quot;]=&quot;14174805&quot;;" calcext:value-type="string">
            <text:p>data["1256"]="14174805";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CONCATENATE(&quot;data[&quot;&quot;&quot;;[.A11];&quot;&quot;&quot;]=&quot;&quot;&quot;;[.B11];[.C11];[.D11];[.E11];[.F11];[.G11];[.H11];[.I11];&quot;&quot;&quot;;&quot;)" office:value-type="string" office:string-value="data[&quot;1257&quot;]=&quot;14148307&quot;;" calcext:value-type="string">
            <text:p>data["1257"]="14148307";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CONCATENATE(&quot;data[&quot;&quot;&quot;;[.A12];&quot;&quot;&quot;]=&quot;&quot;&quot;;[.B12];[.C12];[.D12];[.E12];[.F12];[.G12];[.H12];[.I12];&quot;&quot;&quot;;&quot;)" office:value-type="string" office:string-value="data[&quot;1258&quot;]=&quot;14148305&quot;;" calcext:value-type="string">
            <text:p>data["1258"]="14148305";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CONCATENATE(&quot;data[&quot;&quot;&quot;;[.A13];&quot;&quot;&quot;]=&quot;&quot;&quot;;[.B13];[.C13];[.D13];[.E13];[.F13];[.G13];[.H13];[.I13];&quot;&quot;&quot;;&quot;)" office:value-type="string" office:string-value="data[&quot;1267&quot;]=&quot;14148781&quot;;" calcext:value-type="string">
            <text:p>data["1267"]="14148781";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CONCATENATE(&quot;data[&quot;&quot;&quot;;[.A14];&quot;&quot;&quot;]=&quot;&quot;&quot;;[.B14];[.C14];[.D14];[.E14];[.F14];[.G14];[.H14];[.I14];&quot;&quot;&quot;;&quot;)" office:value-type="string" office:string-value="data[&quot;1268&quot;]=&quot;14590343&quot;;" calcext:value-type="string">
            <text:p>data["1268"]="14590343";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CONCATENATE(&quot;data[&quot;&quot;&quot;;[.A15];&quot;&quot;&quot;]=&quot;&quot;&quot;;[.B15];[.C15];[.D15];[.E15];[.F15];[.G15];[.H15];[.I15];&quot;&quot;&quot;;&quot;)" office:value-type="string" office:string-value="data[&quot;1278&quot;]=&quot;14179190&quot;;" calcext:value-type="string">
            <text:p>data["1278"]="14179190";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CONCATENATE(&quot;data[&quot;&quot;&quot;;[.A16];&quot;&quot;&quot;]=&quot;&quot;&quot;;[.B16];[.C16];[.D16];[.E16];[.F16];[.G16];[.H16];[.I16];&quot;&quot;&quot;;&quot;)" office:value-type="string" office:string-value="data[&quot;1345&quot;]=&quot;14174938&quot;;" calcext:value-type="string">
            <text:p>data["1345"]="14174938";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CONCATENATE(&quot;data[&quot;&quot;&quot;;[.A17];&quot;&quot;&quot;]=&quot;&quot;&quot;;[.B17];[.C17];[.D17];[.E17];[.F17];[.G17];[.H17];[.I17];&quot;&quot;&quot;;&quot;)" office:value-type="string" office:string-value="data[&quot;1346&quot;]=&quot;14148391&quot;;" calcext:value-type="string">
            <text:p>data["1346"]="14148391";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CONCATENATE(&quot;data[&quot;&quot;&quot;;[.A18];&quot;&quot;&quot;]=&quot;&quot;&quot;;[.B18];[.C18];[.D18];[.E18];[.F18];[.G18];[.H18];[.I18];&quot;&quot;&quot;;&quot;)" office:value-type="string" office:string-value="data[&quot;1347&quot;]=&quot;14174936&quot;;" calcext:value-type="string">
            <text:p>data["1347"]="14174936";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CONCATENATE(&quot;data[&quot;&quot;&quot;;[.A19];&quot;&quot;&quot;]=&quot;&quot;&quot;;[.B19];[.C19];[.D19];[.E19];[.F19];[.G19];[.H19];[.I19];&quot;&quot;&quot;;&quot;)" office:value-type="string" office:string-value="data[&quot;1348&quot;]=&quot;14174921&quot;;" calcext:value-type="string">
            <text:p>data["1348"]="14174921";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CONCATENATE(&quot;data[&quot;&quot;&quot;;[.A20];&quot;&quot;&quot;]=&quot;&quot;&quot;;[.B20];[.C20];[.D20];[.E20];[.F20];[.G20];[.H20];[.I20];&quot;&quot;&quot;;&quot;)" office:value-type="string" office:string-value="data[&quot;1356&quot;]=&quot;14190395&quot;;" calcext:value-type="string">
            <text:p>data["1356"]="14190395";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CONCATENATE(&quot;data[&quot;&quot;&quot;;[.A21];&quot;&quot;&quot;]=&quot;&quot;&quot;;[.B21];[.C21];[.D21];[.E21];[.F21];[.G21];[.H21];[.I21];&quot;&quot;&quot;;&quot;)" office:value-type="string" office:string-value="data[&quot;1357&quot;]=&quot;14814378&quot;;" calcext:value-type="string">
            <text:p>data["1357"]="14814378";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CONCATENATE(&quot;data[&quot;&quot;&quot;;[.A22];&quot;&quot;&quot;]=&quot;&quot;&quot;;[.B22];[.C22];[.D22];[.E22];[.F22];[.G22];[.H22];[.I22];&quot;&quot;&quot;;&quot;)" office:value-type="string" office:string-value="data[&quot;1358&quot;]=&quot;14294603&quot;;" calcext:value-type="string">
            <text:p>data["1358"]="14294603";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CONCATENATE(&quot;data[&quot;&quot;&quot;;[.A23];&quot;&quot;&quot;]=&quot;&quot;&quot;;[.B23];[.C23];[.D23];[.E23];[.F23];[.G23];[.H23];[.I23];&quot;&quot;&quot;;&quot;)" office:value-type="string" office:string-value="data[&quot;1367&quot;]=&quot;14294697&quot;;" calcext:value-type="string">
            <text:p>data["1367"]="14294697";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CONCATENATE(&quot;data[&quot;&quot;&quot;;[.A24];&quot;&quot;&quot;]=&quot;&quot;&quot;;[.B24];[.C24];[.D24];[.E24];[.F24];[.G24];[.H24];[.I24];&quot;&quot;&quot;;&quot;)" office:value-type="string" office:string-value="data[&quot;1368&quot;]=&quot;14814374&quot;;" calcext:value-type="string">
            <text:p>data["1368"]="14814374";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CONCATENATE(&quot;data[&quot;&quot;&quot;;[.A25];&quot;&quot;&quot;]=&quot;&quot;&quot;;[.B25];[.C25];[.D25];[.E25];[.F25];[.G25];[.H25];[.I25];&quot;&quot;&quot;;&quot;)" office:value-type="string" office:string-value="data[&quot;1378&quot;]=&quot;14179196&quot;;" calcext:value-type="string">
            <text:p>data["1378"]="14179196";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CONCATENATE(&quot;data[&quot;&quot;&quot;;[.A26];&quot;&quot;&quot;]=&quot;&quot;&quot;;[.B26];[.C26];[.D26];[.E26];[.F26];[.G26];[.H26];[.I26];&quot;&quot;&quot;;&quot;)" office:value-type="string" office:string-value="data[&quot;1456&quot;]=&quot;14190397&quot;;" calcext:value-type="string">
            <text:p>data["1456"]="14190397";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CONCATENATE(&quot;data[&quot;&quot;&quot;;[.A27];&quot;&quot;&quot;]=&quot;&quot;&quot;;[.B27];[.C27];[.D27];[.E27];[.F27];[.G27];[.H27];[.I27];&quot;&quot;&quot;;&quot;)" office:value-type="string" office:string-value="data[&quot;1457&quot;]=&quot;14179189&quot;;" calcext:value-type="string">
            <text:p>data["1457"]="14179189";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CONCATENATE(&quot;data[&quot;&quot;&quot;;[.A28];&quot;&quot;&quot;]=&quot;&quot;&quot;;[.B28];[.C28];[.D28];[.E28];[.F28];[.G28];[.H28];[.I28];&quot;&quot;&quot;;&quot;)" office:value-type="string" office:string-value="data[&quot;1458&quot;]=&quot;14819379&quot;;" calcext:value-type="string">
            <text:p>data["1458"]="14819379";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CONCATENATE(&quot;data[&quot;&quot;&quot;;[.A29];&quot;&quot;&quot;]=&quot;&quot;&quot;;[.B29];[.C29];[.D29];[.E29];[.F29];[.G29];[.H29];[.I29];&quot;&quot;&quot;;&quot;)" office:value-type="string" office:string-value="data[&quot;1467&quot;]=&quot;14819159&quot;;" calcext:value-type="string">
            <text:p>data["1467"]="14819159";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CONCATENATE(&quot;data[&quot;&quot;&quot;;[.A30];&quot;&quot;&quot;]=&quot;&quot;&quot;;[.B30];[.C30];[.D30];[.E30];[.F30];[.G30];[.H30];[.I30];&quot;&quot;&quot;;&quot;)" office:value-type="string" office:string-value="data[&quot;1468&quot;]=&quot;14179149&quot;;" calcext:value-type="string">
            <text:p>data["1468"]="14179149";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CONCATENATE(&quot;data[&quot;&quot;&quot;;[.A31];&quot;&quot;&quot;]=&quot;&quot;&quot;;[.B31];[.C31];[.D31];[.E31];[.F31];[.G31];[.H31];[.I31];&quot;&quot;&quot;;&quot;)" office:value-type="string" office:string-value="data[&quot;1478&quot;]=&quot;14179169&quot;;" calcext:value-type="string">
            <text:p>data["1478"]="14179169";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NCATENATE(&quot;data[&quot;&quot;&quot;;[.A32];&quot;&quot;&quot;]=&quot;&quot;&quot;;[.B32];[.C32];[.D32];[.E32];[.F32];[.G32];[.H32];[.I32];&quot;&quot;&quot;;&quot;)" office:value-type="string" office:string-value="data[&quot;1567&quot;]=&quot;14829801&quot;;" calcext:value-type="string">
            <text:p>data["1567"]="14829801";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CONCATENATE(&quot;data[&quot;&quot;&quot;;[.A33];&quot;&quot;&quot;]=&quot;&quot;&quot;;[.B33];[.C33];[.D33];[.E33];[.F33];[.G33];[.H33];[.I33];&quot;&quot;&quot;;&quot;)" office:value-type="string" office:string-value="data[&quot;1568&quot;]=&quot;14829403&quot;;" calcext:value-type="string">
            <text:p>data["1568"]="14829403";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CONCATENATE(&quot;data[&quot;&quot;&quot;;[.A34];&quot;&quot;&quot;]=&quot;&quot;&quot;;[.B34];[.C34];[.D34];[.E34];[.F34];[.G34];[.H34];[.I34];&quot;&quot;&quot;;&quot;)" office:value-type="string" office:string-value="data[&quot;1578&quot;]=&quot;14894034&quot;;" calcext:value-type="string">
            <text:p>data["1578"]="14894034";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CONCATENATE(&quot;data[&quot;&quot;&quot;;[.A35];&quot;&quot;&quot;]=&quot;&quot;&quot;;[.B35];[.C35];[.D35];[.E35];[.F35];[.G35];[.H35];[.I35];&quot;&quot;&quot;;&quot;)" office:value-type="string" office:string-value="data[&quot;1578&quot;]=&quot;14894979&quot;;" calcext:value-type="string">
            <text:p>data["1578"]="14894979";</text:p>
          </table:table-cell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CONCATENATE(&quot;data[&quot;&quot;&quot;;[.A36];&quot;&quot;&quot;]=&quot;&quot;&quot;;[.B36];[.C36];[.D36];[.E36];[.F36];[.G36];[.H36];[.I36];&quot;&quot;&quot;;&quot;)" office:value-type="string" office:string-value="data[&quot;2345&quot;]=&quot;14148393&quot;;" calcext:value-type="string">
            <text:p>data["2345"]="14148393";</text:p>
          </table:table-cell>
        </table:table-row>
        <table:table-row table:style-name="ro1">
          <table:table-cell office:value-type="float" office:value="2346" calcext:value-type="float">
            <text:p>234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CONCATENATE(&quot;data[&quot;&quot;&quot;;[.A37];&quot;&quot;&quot;]=&quot;&quot;&quot;;[.B37];[.C37];[.D37];[.E37];[.F37];[.G37];[.H37];[.I37];&quot;&quot;&quot;;&quot;)" office:value-type="string" office:string-value="data[&quot;2346&quot;]=&quot;14174059&quot;;" calcext:value-type="string">
            <text:p>data["2346"]="14174059";</text:p>
          </table:table-cell>
        </table:table-row>
        <table:table-row table:style-name="ro1">
          <table:table-cell office:value-type="float" office:value="2347" calcext:value-type="float">
            <text:p>234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CONCATENATE(&quot;data[&quot;&quot;&quot;;[.A38];&quot;&quot;&quot;]=&quot;&quot;&quot;;[.B38];[.C38];[.D38];[.E38];[.F38];[.G38];[.H38];[.I38];&quot;&quot;&quot;;&quot;)" office:value-type="string" office:string-value="data[&quot;2347&quot;]=&quot;14174916&quot;;" calcext:value-type="string">
            <text:p>data["2347"]="14174916";</text:p>
          </table:table-cell>
        </table:table-row>
        <table:table-row table:style-name="ro1">
          <table:table-cell office:value-type="float" office:value="2348" calcext:value-type="float">
            <text:p>234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CONCATENATE(&quot;data[&quot;&quot;&quot;;[.A39];&quot;&quot;&quot;]=&quot;&quot;&quot;;[.B39];[.C39];[.D39];[.E39];[.F39];[.G39];[.H39];[.I39];&quot;&quot;&quot;;&quot;)" office:value-type="string" office:string-value="data[&quot;2348&quot;]=&quot;14174914&quot;;" calcext:value-type="string">
            <text:p>data["2348"]="14174914";</text:p>
          </table:table-cell>
        </table:table-row>
        <table:table-row table:style-name="ro1">
          <table:table-cell office:value-type="float" office:value="2356" calcext:value-type="float">
            <text:p>235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CONCATENATE(&quot;data[&quot;&quot;&quot;;[.A40];&quot;&quot;&quot;]=&quot;&quot;&quot;;[.B40];[.C40];[.D40];[.E40];[.F40];[.G40];[.H40];[.I40];&quot;&quot;&quot;;&quot;)" office:value-type="string" office:string-value="data[&quot;2356&quot;]=&quot;14390105&quot;;" calcext:value-type="string">
            <text:p>data["2356"]="14390105";</text:p>
          </table:table-cell>
        </table:table-row>
        <table:table-row table:style-name="ro1">
          <table:table-cell office:value-type="float" office:value="2357" calcext:value-type="float">
            <text:p>235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CONCATENATE(&quot;data[&quot;&quot;&quot;;[.A41];&quot;&quot;&quot;]=&quot;&quot;&quot;;[.B41];[.C41];[.D41];[.E41];[.F41];[.G41];[.H41];[.I41];&quot;&quot;&quot;;&quot;)" office:value-type="string" office:string-value="data[&quot;2357&quot;]=&quot;14179180&quot;;" calcext:value-type="string">
            <text:p>data["2357"]="14179180";</text:p>
          </table:table-cell>
        </table:table-row>
        <table:table-row table:style-name="ro1">
          <table:table-cell office:value-type="float" office:value="2358" calcext:value-type="float">
            <text:p>235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CONCATENATE(&quot;data[&quot;&quot;&quot;;[.A42];&quot;&quot;&quot;]=&quot;&quot;&quot;;[.B42];[.C42];[.D42];[.E42];[.F42];[.G42];[.H42];[.I42];&quot;&quot;&quot;;&quot;)" office:value-type="string" office:string-value="data[&quot;2358&quot;]=&quot;14819370&quot;;" calcext:value-type="string">
            <text:p>data["2358"]="14819370";</text:p>
          </table:table-cell>
        </table:table-row>
        <table:table-row table:style-name="ro1">
          <table:table-cell office:value-type="float" office:value="2367" calcext:value-type="float">
            <text:p>23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CONCATENATE(&quot;data[&quot;&quot;&quot;;[.A43];&quot;&quot;&quot;]=&quot;&quot;&quot;;[.B43];[.C43];[.D43];[.E43];[.F43];[.G43];[.H43];[.I43];&quot;&quot;&quot;;&quot;)" office:value-type="string" office:string-value="data[&quot;2367&quot;]=&quot;14819150&quot;;" calcext:value-type="string">
            <text:p>data["2367"]="14819150";</text:p>
          </table:table-cell>
        </table:table-row>
        <table:table-row table:style-name="ro1">
          <table:table-cell office:value-type="float" office:value="2368" calcext:value-type="float">
            <text:p>236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CONCATENATE(&quot;data[&quot;&quot;&quot;;[.A44];&quot;&quot;&quot;]=&quot;&quot;&quot;;[.B44];[.C44];[.D44];[.E44];[.F44];[.G44];[.H44];[.I44];&quot;&quot;&quot;;&quot;)" office:value-type="string" office:string-value="data[&quot;2368&quot;]=&quot;14179140&quot;;" calcext:value-type="string">
            <text:p>data["2368"]="14179140";</text:p>
          </table:table-cell>
        </table:table-row>
        <table:table-row table:style-name="ro1">
          <table:table-cell office:value-type="float" office:value="2378" calcext:value-type="float">
            <text:p>23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CONCATENATE(&quot;data[&quot;&quot;&quot;;[.A45];&quot;&quot;&quot;]=&quot;&quot;&quot;;[.B45];[.C45];[.D45];[.E45];[.F45];[.G45];[.H45];[.I45];&quot;&quot;&quot;;&quot;)" office:value-type="string" office:string-value="data[&quot;2378&quot;]=&quot;14179160&quot;;" calcext:value-type="string">
            <text:p>data["2378"]="14179160";</text:p>
          </table:table-cell>
        </table:table-row>
        <table:table-row table:style-name="ro1">
          <table:table-cell office:value-type="float" office:value="2456" calcext:value-type="float">
            <text:p>245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CONCATENATE(&quot;data[&quot;&quot;&quot;;[.A46];&quot;&quot;&quot;]=&quot;&quot;&quot;;[.B46];[.C46];[.D46];[.E46];[.F46];[.G46];[.H46];[.I46];&quot;&quot;&quot;;&quot;)" office:value-type="string" office:string-value="data[&quot;2456&quot;]=&quot;14190741&quot;;" calcext:value-type="string">
            <text:p>data["2456"]="14190741";</text:p>
          </table:table-cell>
        </table:table-row>
        <table:table-row table:style-name="ro1">
          <table:table-cell office:value-type="float" office:value="2457" calcext:value-type="float">
            <text:p>245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CONCATENATE(&quot;data[&quot;&quot;&quot;;[.A47];&quot;&quot;&quot;]=&quot;&quot;&quot;;[.B47];[.C47];[.D47];[.E47];[.F47];[.G47];[.H47];[.I47];&quot;&quot;&quot;;&quot;)" office:value-type="string" office:string-value="data[&quot;2457&quot;]=&quot;14811158&quot;;" calcext:value-type="string">
            <text:p>data["2457"]="14811158";</text:p>
          </table:table-cell>
        </table:table-row>
        <table:table-row table:style-name="ro1">
          <table:table-cell office:value-type="float" office:value="2458" calcext:value-type="float">
            <text:p>245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CONCATENATE(&quot;data[&quot;&quot;&quot;;[.A48];&quot;&quot;&quot;]=&quot;&quot;&quot;;[.B48];[.C48];[.D48];[.E48];[.F48];[.G48];[.H48];[.I48];&quot;&quot;&quot;;&quot;)" office:value-type="string" office:string-value="data[&quot;2458&quot;]=&quot;14294207&quot;;" calcext:value-type="string">
            <text:p>data["2458"]="14294207";</text:p>
          </table:table-cell>
        </table:table-row>
        <table:table-row table:style-name="ro1">
          <table:table-cell office:value-type="float" office:value="2467" calcext:value-type="float">
            <text:p>24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CONCATENATE(&quot;data[&quot;&quot;&quot;;[.A49];&quot;&quot;&quot;]=&quot;&quot;&quot;;[.B49];[.C49];[.D49];[.E49];[.F49];[.G49];[.H49];[.I49];&quot;&quot;&quot;;&quot;)" office:value-type="string" office:string-value="data[&quot;2467&quot;]=&quot;14294293&quot;;" calcext:value-type="string">
            <text:p>data["2467"]="14294293";</text:p>
          </table:table-cell>
        </table:table-row>
        <table:table-row table:style-name="ro1">
          <table:table-cell office:value-type="float" office:value="2468" calcext:value-type="float">
            <text:p>246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CONCATENATE(&quot;data[&quot;&quot;&quot;;[.A50];&quot;&quot;&quot;]=&quot;&quot;&quot;;[.B50];[.C50];[.D50];[.E50];[.F50];[.G50];[.H50];[.I50];&quot;&quot;&quot;;&quot;)" office:value-type="string" office:string-value="data[&quot;2468&quot;]=&quot;14814154&quot;;" calcext:value-type="string">
            <text:p>data["2468"]="14814154";</text:p>
          </table:table-cell>
        </table:table-row>
        <table:table-row table:style-name="ro1">
          <table:table-cell office:value-type="float" office:value="2478" calcext:value-type="float">
            <text:p>24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CONCATENATE(&quot;data[&quot;&quot;&quot;;[.A51];&quot;&quot;&quot;]=&quot;&quot;&quot;;[.B51];[.C51];[.D51];[.E51];[.F51];[.G51];[.H51];[.I51];&quot;&quot;&quot;;&quot;)" office:value-type="string" office:string-value="data[&quot;2478&quot;]=&quot;14179192&quot;;" calcext:value-type="string">
            <text:p>data["2478"]="14179192";</text:p>
          </table:table-cell>
        </table:table-row>
        <table:table-row table:style-name="ro1">
          <table:table-cell office:value-type="float" office:value="2567" calcext:value-type="float">
            <text:p>25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CONCATENATE(&quot;data[&quot;&quot;&quot;;[.A52];&quot;&quot;&quot;]=&quot;&quot;&quot;;[.B52];[.C52];[.D52];[.E52];[.F52];[.G52];[.H52];[.I52];&quot;&quot;&quot;;&quot;)" office:value-type="string" office:string-value="data[&quot;2567&quot;]=&quot;14829803&quot;;" calcext:value-type="string">
            <text:p>data["2567"]="14829803";</text:p>
          </table:table-cell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NCATENATE(&quot;data[&quot;&quot;&quot;;[.A53];&quot;&quot;&quot;]=&quot;&quot;&quot;;[.B53];[.C53];[.D53];[.E53];[.F53];[.G53];[.H53];[.I53];&quot;&quot;&quot;;&quot;)" office:value-type="string" office:string-value="data[&quot;2568&quot;]=&quot;14829401&quot;;" calcext:value-type="string">
            <text:p>data["2568"]="14829401";</text:p>
          </table:table-cell>
        </table:table-row>
        <table:table-row table:style-name="ro1">
          <table:table-cell office:value-type="float" office:value="2578" calcext:value-type="float">
            <text:p>25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CONCATENATE(&quot;data[&quot;&quot;&quot;;[.A54];&quot;&quot;&quot;]=&quot;&quot;&quot;;[.B54];[.C54];[.D54];[.E54];[.F54];[.G54];[.H54];[.I54];&quot;&quot;&quot;;&quot;)" office:value-type="string" office:string-value="data[&quot;2578&quot;]=&quot;14894014&quot;;" calcext:value-type="string">
            <text:p>data["2578"]="14894014";</text:p>
          </table:table-cell>
        </table:table-row>
        <table:table-row table:style-name="ro1">
          <table:table-cell office:value-type="float" office:value="2678" calcext:value-type="float">
            <text:p>26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CONCATENATE(&quot;data[&quot;&quot;&quot;;[.A55];&quot;&quot;&quot;]=&quot;&quot;&quot;;[.B55];[.C55];[.D55];[.E55];[.F55];[.G55];[.H55];[.I55];&quot;&quot;&quot;;&quot;)" office:value-type="string" office:string-value="data[&quot;2678&quot;]=&quot;14894950&quot;;" calcext:value-type="string">
            <text:p>data["2678"]="14894950";</text:p>
          </table:table-cell>
        </table:table-row>
        <table:table-row table:style-name="ro1">
          <table:table-cell office:value-type="float" office:value="3456" calcext:value-type="float">
            <text:p>345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CONCATENATE(&quot;data[&quot;&quot;&quot;;[.A56];&quot;&quot;&quot;]=&quot;&quot;&quot;;[.B56];[.C56];[.D56];[.E56];[.F56];[.G56];[.H56];[.I56];&quot;&quot;&quot;;&quot;)" office:value-type="string" office:string-value="data[&quot;3456&quot;]=&quot;14179148&quot;;" calcext:value-type="string">
            <text:p>data["3456"]="14179148";</text:p>
          </table:table-cell>
        </table:table-row>
        <table:table-row table:style-name="ro1">
          <table:table-cell office:value-type="float" office:value="3457" calcext:value-type="float">
            <text:p>345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CONCATENATE(&quot;data[&quot;&quot;&quot;;[.A57];&quot;&quot;&quot;]=&quot;&quot;&quot;;[.B57];[.C57];[.D57];[.E57];[.F57];[.G57];[.H57];[.I57];&quot;&quot;&quot;;&quot;)" office:value-type="string" office:string-value="data[&quot;3457&quot;]=&quot;14179168&quot;;" calcext:value-type="string">
            <text:p>data["3457"]="14179168";</text:p>
          </table:table-cell>
        </table:table-row>
        <table:table-row table:style-name="ro1">
          <table:table-cell office:value-type="float" office:value="3458" calcext:value-type="float">
            <text:p>345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CONCATENATE(&quot;data[&quot;&quot;&quot;;[.A58];&quot;&quot;&quot;]=&quot;&quot;&quot;;[.B58];[.C58];[.D58];[.E58];[.F58];[.G58];[.H58];[.I58];&quot;&quot;&quot;;&quot;)" office:value-type="string" office:string-value="data[&quot;3458&quot;]=&quot;14179142&quot;;" calcext:value-type="string">
            <text:p>data["3458"]="14179142";</text:p>
          </table:table-cell>
        </table:table-row>
        <table:table-row table:style-name="ro1">
          <table:table-cell office:value-type="float" office:value="3467" calcext:value-type="float">
            <text:p>34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CONCATENATE(&quot;data[&quot;&quot;&quot;;[.A59];&quot;&quot;&quot;]=&quot;&quot;&quot;;[.B59];[.C59];[.D59];[.E59];[.F59];[.G59];[.H59];[.I59];&quot;&quot;&quot;;&quot;)" office:value-type="string" office:string-value="data[&quot;3467&quot;]=&quot;14179146&quot;;" calcext:value-type="string">
            <text:p>data["3467"]="14179146";</text:p>
          </table:table-cell>
        </table:table-row>
        <table:table-row table:style-name="ro1">
          <table:table-cell office:value-type="float" office:value="3468" calcext:value-type="float">
            <text:p>346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CONCATENATE(&quot;data[&quot;&quot;&quot;;[.A60];&quot;&quot;&quot;]=&quot;&quot;&quot;;[.B60];[.C60];[.D60];[.E60];[.F60];[.G60];[.H60];[.I60];&quot;&quot;&quot;;&quot;)" office:value-type="string" office:string-value="data[&quot;3468&quot;]=&quot;14179164&quot;;" calcext:value-type="string">
            <text:p>data["3468"]="14179164";</text:p>
          </table:table-cell>
        </table:table-row>
        <table:table-row table:style-name="ro1">
          <table:table-cell office:value-type="float" office:value="3478" calcext:value-type="float">
            <text:p>34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NCATENATE(&quot;data[&quot;&quot;&quot;;[.A61];&quot;&quot;&quot;]=&quot;&quot;&quot;;[.B61];[.C61];[.D61];[.E61];[.F61];[.G61];[.H61];[.I61];&quot;&quot;&quot;;&quot;)" office:value-type="string" office:string-value="data[&quot;3478&quot;]=&quot;14159201&quot;;" calcext:value-type="string">
            <text:p>data["3478"]="14159201";</text:p>
          </table:table-cell>
        </table:table-row>
        <table:table-row table:style-name="ro1">
          <table:table-cell office:value-type="float" office:value="3567" calcext:value-type="float">
            <text:p>35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CONCATENATE(&quot;data[&quot;&quot;&quot;;[.A62];&quot;&quot;&quot;]=&quot;&quot;&quot;;[.B62];[.C62];[.D62];[.E62];[.F62];[.G62];[.H62];[.I62];&quot;&quot;&quot;;&quot;)" office:value-type="string" office:string-value="data[&quot;3567&quot;]=&quot;14894978&quot;;" calcext:value-type="string">
            <text:p>data["3567"]="14894978";</text:p>
          </table:table-cell>
        </table:table-row>
        <table:table-row table:style-name="ro1">
          <table:table-cell office:value-type="float" office:value="3568" calcext:value-type="float">
            <text:p>356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CONCATENATE(&quot;data[&quot;&quot;&quot;;[.A63];&quot;&quot;&quot;]=&quot;&quot;&quot;;[.B63];[.C63];[.D63];[.E63];[.F63];[.G63];[.H63];[.I63];&quot;&quot;&quot;;&quot;)" office:value-type="string" office:string-value="data[&quot;3568&quot;]=&quot;14894039&quot;;" calcext:value-type="string">
            <text:p>data["3568"]="14894039";</text:p>
          </table:table-cell>
        </table:table-row>
        <table:table-row table:style-name="ro1">
          <table:table-cell office:value-type="float" office:value="3578" calcext:value-type="float">
            <text:p>35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CONCATENATE(&quot;data[&quot;&quot;&quot;;[.A64];&quot;&quot;&quot;]=&quot;&quot;&quot;;[.B64];[.C64];[.D64];[.E64];[.F64];[.G64];[.H64];[.I64];&quot;&quot;&quot;;&quot;)" office:value-type="string" office:string-value="data[&quot;3578&quot;]=&quot;14829895&quot;;" calcext:value-type="string">
            <text:p>data["3578"]="14829895";</text:p>
          </table:table-cell>
        </table:table-row>
        <table:table-row table:style-name="ro1">
          <table:table-cell office:value-type="float" office:value="3678" calcext:value-type="float">
            <text:p>36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CONCATENATE(&quot;data[&quot;&quot;&quot;;[.A65];&quot;&quot;&quot;]=&quot;&quot;&quot;;[.B65];[.C65];[.D65];[.E65];[.F65];[.G65];[.H65];[.I65];&quot;&quot;&quot;;&quot;)" office:value-type="string" office:string-value="data[&quot;3678&quot;]=&quot;14829497&quot;;" calcext:value-type="string">
            <text:p>data["3678"]="14829497";</text:p>
          </table:table-cell>
        </table:table-row>
        <table:table-row table:style-name="ro1">
          <table:table-cell office:value-type="float" office:value="4567" calcext:value-type="float">
            <text:p>45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CONCATENATE(&quot;data[&quot;&quot;&quot;;[.A66];&quot;&quot;&quot;]=&quot;&quot;&quot;;[.B66];[.C66];[.D66];[.E66];[.F66];[.G66];[.H66];[.I66];&quot;&quot;&quot;;&quot;)" office:value-type="string" office:string-value="data[&quot;4567&quot;]=&quot;14894958&quot;;" calcext:value-type="string">
            <text:p>data["4567"]="14894958";</text:p>
          </table:table-cell>
        </table:table-row>
        <table:table-row table:style-name="ro1">
          <table:table-cell office:value-type="float" office:value="4568" calcext:value-type="float">
            <text:p>456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NCATENATE(&quot;data[&quot;&quot;&quot;;[.A67];&quot;&quot;&quot;]=&quot;&quot;&quot;;[.B67];[.C67];[.D67];[.E67];[.F67];[.G67];[.H67];[.I67];&quot;&quot;&quot;;&quot;)" office:value-type="string" office:string-value="data[&quot;4568&quot;]=&quot;14894010&quot;;" calcext:value-type="string">
            <text:p>data["4568"]="14894010";</text:p>
          </table:table-cell>
        </table:table-row>
        <table:table-row table:style-name="ro1">
          <table:table-cell office:value-type="float" office:value="4578" calcext:value-type="float">
            <text:p>45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CONCATENATE(&quot;data[&quot;&quot;&quot;;[.A68];&quot;&quot;&quot;]=&quot;&quot;&quot;;[.B68];[.C68];[.D68];[.E68];[.F68];[.G68];[.H68];[.I68];&quot;&quot;&quot;;&quot;)" office:value-type="string" office:string-value="data[&quot;4578&quot;]=&quot;14829897&quot;;" calcext:value-type="string">
            <text:p>data["4578"]="14829897";</text:p>
          </table:table-cell>
        </table:table-row>
        <table:table-row table:style-name="ro1">
          <table:table-cell office:value-type="float" office:value="4678" calcext:value-type="float">
            <text:p>46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CONCATENATE(&quot;data[&quot;&quot;&quot;;[.A69];&quot;&quot;&quot;]=&quot;&quot;&quot;;[.B69];[.C69];[.D69];[.E69];[.F69];[.G69];[.H69];[.I69];&quot;&quot;&quot;;&quot;)" office:value-type="string" office:string-value="data[&quot;4678&quot;]=&quot;14829495&quot;;" calcext:value-type="string">
            <text:p>data["4678"]="14829495";</text:p>
          </table:table-cell>
        </table:table-row>
        <table:table-row table:style-name="ro1">
          <table:table-cell office:value-type="float" office:value="5678" calcext:value-type="float">
            <text:p>56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CONCATENATE(&quot;data[&quot;&quot;&quot;;[.A70];&quot;&quot;&quot;]=&quot;&quot;&quot;;[.B70];[.C70];[.D70];[.E70];[.F70];[.G70];[.H70];[.I70];&quot;&quot;&quot;;&quot;)" office:value-type="string" office:string-value="data[&quot;5678&quot;]=&quot;14179485&quot;;" calcext:value-type="string">
            <text:p>data["5678"]="14179485";</text:p>
          </table:table-cell>
        </table:table-row>
      </table:table>
      <table:table table:name="Sheet2" table:style-name="ta1">
        <table:table-column table:style-name="co1" table:number-columns-repeated="13" table:default-cell-style-name="Default"/>
        <table:table-column table:style-name="co1" table:default-cell-style-name="ce1"/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CONCATENATE(&quot;data[&quot;&quot;&quot;;[.A1];&quot;&quot;&quot;]=&quot;&quot;&quot;;[.B1];[.C1];[.D1];[.E1];[.F1];[.G1];[.H1];[.I1];[.J1];[.K1];[.L1];[.M1];&quot;&quot;&quot;;&quot;)" office:value-type="string" office:string-value="data[&quot;1234&quot;]=&quot;1414158187&quot;;" calcext:value-type="string">
            <text:p>data["1234"]="1414158187";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CONCATENATE(&quot;data[&quot;&quot;&quot;;[.A2];&quot;&quot;&quot;]=&quot;&quot;&quot;;[.B2];[.C2];[.D2];[.E2];[.F2];[.G2];[.H2];[.I2];[.J2];[.K2];[.L2];[.M2];&quot;&quot;&quot;;&quot;)" office:value-type="string" office:string-value="data[&quot;1235&quot;]=&quot;1414929747&quot;;" calcext:value-type="string">
            <text:p>data["1235"]="1414929747";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CONCATENATE(&quot;data[&quot;&quot;&quot;;[.A3];&quot;&quot;&quot;]=&quot;&quot;&quot;;[.B3];[.C3];[.D3];[.E3];[.F3];[.G3];[.H3];[.I3];[.J3];[.K3];[.L3];[.M3];&quot;&quot;&quot;;&quot;)" office:value-type="string" office:string-value="data[&quot;1236&quot;]=&quot;1414291807&quot;;" calcext:value-type="string">
            <text:p>data["1236"]="1414291807";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CONCATENATE(&quot;data[&quot;&quot;&quot;;[.A4];&quot;&quot;&quot;]=&quot;&quot;&quot;;[.B4];[.C4];[.D4];[.E4];[.F4];[.G4];[.H4];[.I4];[.J4];[.K4];[.L4];[.M4];&quot;&quot;&quot;;&quot;)" office:value-type="string" office:string-value="data[&quot;1237&quot;]=&quot;1414289797&quot;;" calcext:value-type="string">
            <text:p>data["1237"]="1414289797";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CONCATENATE(&quot;data[&quot;&quot;&quot;;[.A5];&quot;&quot;&quot;]=&quot;&quot;&quot;;[.B5];[.C5];[.D5];[.E5];[.F5];[.G5];[.H5];[.I5];[.J5];[.K5];[.L5];[.M5];&quot;&quot;&quot;;&quot;)" office:value-type="string" office:string-value="data[&quot;1238&quot;]=&quot;1434280183&quot;;" calcext:value-type="string">
            <text:p>data["1238"]="1434280183";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CONCATENATE(&quot;data[&quot;&quot;&quot;;[.A6];&quot;&quot;&quot;]=&quot;&quot;&quot;;[.B6];[.C6];[.D6];[.E6];[.F6];[.G6];[.H6];[.I6];[.J6];[.K6];[.L6];[.M6];&quot;&quot;&quot;;&quot;)" office:value-type="string" office:string-value="data[&quot;1245&quot;]=&quot;1414291407&quot;;" calcext:value-type="string">
            <text:p>data["1245"]="1414291407";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CONCATENATE(&quot;data[&quot;&quot;&quot;;[.A7];&quot;&quot;&quot;]=&quot;&quot;&quot;;[.B7];[.C7];[.D7];[.E7];[.F7];[.G7];[.H7];[.I7];[.J7];[.K7];[.L7];[.M7];&quot;&quot;&quot;;&quot;)" office:value-type="string" office:string-value="data[&quot;1246&quot;]=&quot;1414929393&quot;;" calcext:value-type="string">
            <text:p>data["1246"]="1414929393";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CONCATENATE(&quot;data[&quot;&quot;&quot;;[.A8];&quot;&quot;&quot;]=&quot;&quot;&quot;;[.B8];[.C8];[.D8];[.E8];[.F8];[.G8];[.H8];[.I8];[.J8];[.K8];[.L8];[.M8];&quot;&quot;&quot;;&quot;)" office:value-type="string" office:string-value="data[&quot;1247&quot;]=&quot;14341583803&quot;;" calcext:value-type="string">
            <text:p>data["1247"]="14341583803";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CONCATENATE(&quot;data[&quot;&quot;&quot;;[.A9];&quot;&quot;&quot;]=&quot;&quot;&quot;;[.B9];[.C9];[.D9];[.E9];[.F9];[.G9];[.H9];[.I9];[.J9];[.K9];[.L9];[.M9];&quot;&quot;&quot;;&quot;)" office:value-type="string" office:string-value="data[&quot;1248&quot;]=&quot;1414289383&quot;;" calcext:value-type="string">
            <text:p>data["1248"]="1414289383";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CONCATENATE(&quot;data[&quot;&quot;&quot;;[.A10];&quot;&quot;&quot;]=&quot;&quot;&quot;;[.B10];[.C10];[.D10];[.E10];[.F10];[.G10];[.H10];[.I10];[.J10];[.K10];[.L10];[.M10];&quot;&quot;&quot;;&quot;)" office:value-type="string" office:string-value="data[&quot;1256&quot;]=&quot;1414158143&quot;;" calcext:value-type="string">
            <text:p>data["1256"]="1414158143";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CONCATENATE(&quot;data[&quot;&quot;&quot;;[.A11];&quot;&quot;&quot;]=&quot;&quot;&quot;;[.B11];[.C11];[.D11];[.E11];[.F11];[.G11];[.H11];[.I11];[.J11];[.K11];[.L11];[.M11];&quot;&quot;&quot;;&quot;)" office:value-type="string" office:string-value="data[&quot;1257&quot;]=&quot;1414291054&quot;;" calcext:value-type="string">
            <text:p>data["1257"]="1414291054";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CONCATENATE(&quot;data[&quot;&quot;&quot;;[.A12];&quot;&quot;&quot;]=&quot;&quot;&quot;;[.B12];[.C12];[.D12];[.E12];[.F12];[.G12];[.H12];[.I12];[.J12];[.K12];[.L12];[.M12];&quot;&quot;&quot;;&quot;)" office:value-type="string" office:string-value="data[&quot;1258&quot;]=&quot;14341598143&quot;;" calcext:value-type="string">
            <text:p>data["1258"]="14341598143";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CONCATENATE(&quot;data[&quot;&quot;&quot;;[.A13];&quot;&quot;&quot;]=&quot;&quot;&quot;;[.B13];[.C13];[.D13];[.E13];[.F13];[.G13];[.H13];[.I13];[.J13];[.K13];[.L13];[.M13];&quot;&quot;&quot;;&quot;)" office:value-type="string" office:string-value="data[&quot;1267&quot;]=&quot;1434249107&quot;;" calcext:value-type="string">
            <text:p>data["1267"]="1434249107";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CONCATENATE(&quot;data[&quot;&quot;&quot;;[.A14];&quot;&quot;&quot;]=&quot;&quot;&quot;;[.B14];[.C14];[.D14];[.E14];[.F14];[.G14];[.H14];[.I14];[.J14];[.K14];[.L14];[.M14];&quot;&quot;&quot;;&quot;)" office:value-type="string" office:string-value="data[&quot;1268&quot;]=&quot;1414240397&quot;;" calcext:value-type="string">
            <text:p>data["1268"]="1414240397";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NCATENATE(&quot;data[&quot;&quot;&quot;;[.A15];&quot;&quot;&quot;]=&quot;&quot;&quot;;[.B15];[.C15];[.D15];[.E15];[.F15];[.G15];[.H15];[.I15];[.J15];[.K15];[.L15];[.M15];&quot;&quot;&quot;;&quot;)" office:value-type="string" office:string-value="data[&quot;1278&quot;]=&quot;1414201850&quot;;" calcext:value-type="string">
            <text:p>data["1278"]="1414201850";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CONCATENATE(&quot;data[&quot;&quot;&quot;;[.A16];&quot;&quot;&quot;]=&quot;&quot;&quot;;[.B16];[.C16];[.D16];[.E16];[.F16];[.G16];[.H16];[.I16];[.J16];[.K16];[.L16];[.M16];&quot;&quot;&quot;;&quot;)" office:value-type="string" office:string-value="data[&quot;1345&quot;]=&quot;1414020707&quot;;" calcext:value-type="string">
            <text:p>data["1345"]="1414020707";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CONCATENATE(&quot;data[&quot;&quot;&quot;;[.A17];&quot;&quot;&quot;]=&quot;&quot;&quot;;[.B17];[.C17];[.D17];[.E17];[.F17];[.G17];[.H17];[.I17];[.J17];[.K17];[.L17];[.M17];&quot;&quot;&quot;;&quot;)" office:value-type="string" office:string-value="data[&quot;1346&quot;]=&quot;1414154583&quot;;" calcext:value-type="string">
            <text:p>data["1346"]="1414154583";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CONCATENATE(&quot;data[&quot;&quot;&quot;;[.A18];&quot;&quot;&quot;]=&quot;&quot;&quot;;[.B18];[.C18];[.D18];[.E18];[.F18];[.G18];[.H18];[.I18];[.J18];[.K18];[.L18];[.M18];&quot;&quot;&quot;;&quot;)" office:value-type="string" office:string-value="data[&quot;1347&quot;]=&quot;1414201414&quot;;" calcext:value-type="string">
            <text:p>data["1347"]="1414201414";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CONCATENATE(&quot;data[&quot;&quot;&quot;;[.A19];&quot;&quot;&quot;]=&quot;&quot;&quot;;[.B19];[.C19];[.D19];[.E19];[.F19];[.G19];[.H19];[.I19];[.J19];[.K19];[.L19];[.M19];&quot;&quot;&quot;;&quot;)" office:value-type="string" office:string-value="data[&quot;1348&quot;]=&quot;1414291893&quot;;" calcext:value-type="string">
            <text:p>data["1348"]="1414291893";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CONCATENATE(&quot;data[&quot;&quot;&quot;;[.A20];&quot;&quot;&quot;]=&quot;&quot;&quot;;[.B20];[.C20];[.D20];[.E20];[.F20];[.G20];[.H20];[.I20];[.J20];[.K20];[.L20];[.M20];&quot;&quot;&quot;;&quot;)" office:value-type="string" office:string-value="data[&quot;1356&quot;]=&quot;1434297407&quot;;" calcext:value-type="string">
            <text:p>data["1356"]="1434297407";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CONCATENATE(&quot;data[&quot;&quot;&quot;;[.A21];&quot;&quot;&quot;]=&quot;&quot;&quot;;[.B21];[.C21];[.D21];[.E21];[.F21];[.G21];[.H21];[.I21];[.J21];[.K21];[.L21];[.M21];&quot;&quot;&quot;;&quot;)" office:value-type="string" office:string-value="data[&quot;1357&quot;]=&quot;1434297918&quot;;" calcext:value-type="string">
            <text:p>data["1357"]="1434297918";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CONCATENATE(&quot;data[&quot;&quot;&quot;;[.A22];&quot;&quot;&quot;]=&quot;&quot;&quot;;[.B22];[.C22];[.D22];[.E22];[.F22];[.G22];[.H22];[.I22];[.J22];[.K22];[.L22];[.M22];&quot;&quot;&quot;;&quot;)" office:value-type="string" office:string-value="data[&quot;1358&quot;]=&quot;1414249707&quot;;" calcext:value-type="string">
            <text:p>data["1358"]="1414249707";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CONCATENATE(&quot;data[&quot;&quot;&quot;;[.A23];&quot;&quot;&quot;]=&quot;&quot;&quot;;[.B23];[.C23];[.D23];[.E23];[.F23];[.G23];[.H23];[.I23];[.J23];[.K23];[.L23];[.M23];&quot;&quot;&quot;;&quot;)" office:value-type="string" office:string-value="data[&quot;1367&quot;]=&quot;1434240187&quot;;" calcext:value-type="string">
            <text:p>data["1367"]="1434240187";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CONCATENATE(&quot;data[&quot;&quot;&quot;;[.A24];&quot;&quot;&quot;]=&quot;&quot;&quot;;[.B24];[.C24];[.D24];[.E24];[.F24];[.G24];[.H24];[.I24];[.J24];[.K24];[.L24];[.M24];&quot;&quot;&quot;;&quot;)" office:value-type="string" office:string-value="data[&quot;1368&quot;]=&quot;1434289197&quot;;" calcext:value-type="string">
            <text:p>data["1368"]="1434289197";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CONCATENATE(&quot;data[&quot;&quot;&quot;;[.A25];&quot;&quot;&quot;]=&quot;&quot;&quot;;[.B25];[.C25];[.D25];[.E25];[.F25];[.G25];[.H25];[.I25];[.J25];[.K25];[.L25];[.M25];&quot;&quot;&quot;;&quot;)" office:value-type="string" office:string-value="data[&quot;1378&quot;]=&quot;1434297919&quot;;" calcext:value-type="string">
            <text:p>data["1378"]="1434297919";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NCATENATE(&quot;data[&quot;&quot;&quot;;[.A26];&quot;&quot;&quot;]=&quot;&quot;&quot;;[.B26];[.C26];[.D26];[.E26];[.F26];[.G26];[.H26];[.I26];[.J26];[.K26];[.L26];[.M26];&quot;&quot;&quot;;&quot;)" office:value-type="string" office:string-value="data[&quot;1456&quot;]=&quot;1434203950&quot;;" calcext:value-type="string">
            <text:p>data["1456"]="1434203950";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CONCATENATE(&quot;data[&quot;&quot;&quot;;[.A27];&quot;&quot;&quot;]=&quot;&quot;&quot;;[.B27];[.C27];[.D27];[.E27];[.F27];[.G27];[.H27];[.I27];[.J27];[.K27];[.L27];[.M27];&quot;&quot;&quot;;&quot;)" office:value-type="string" office:string-value="data[&quot;1457&quot;]=&quot;1414201858&quot;;" calcext:value-type="string">
            <text:p>data["1457"]="1414201858";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CONCATENATE(&quot;data[&quot;&quot;&quot;;[.A28];&quot;&quot;&quot;]=&quot;&quot;&quot;;[.B28];[.C28];[.D28];[.E28];[.F28];[.G28];[.H28];[.I28];[.J28];[.K28];[.L28];[.M28];&quot;&quot;&quot;;&quot;)" office:value-type="string" office:string-value="data[&quot;1458&quot;]=&quot;1414280393&quot;;" calcext:value-type="string">
            <text:p>data["1458"]="1414280393";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table:formula="of:=CONCATENATE(&quot;data[&quot;&quot;&quot;;[.A29];&quot;&quot;&quot;]=&quot;&quot;&quot;;[.B29];[.C29];[.D29];[.E29];[.F29];[.G29];[.H29];[.I29];[.J29];[.K29];[.L29];[.M29];&quot;&quot;&quot;;&quot;)" office:value-type="string" office:string-value="data[&quot;1467&quot;]=&quot;14141430397&quot;;" calcext:value-type="string">
            <text:p>data["1467"]="14141430397";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CONCATENATE(&quot;data[&quot;&quot;&quot;;[.A30];&quot;&quot;&quot;]=&quot;&quot;&quot;;[.B30];[.C30];[.D30];[.E30];[.F30];[.G30];[.H30];[.I30];[.J30];[.K30];[.L30];[.M30];&quot;&quot;&quot;;&quot;)" office:value-type="string" office:string-value="data[&quot;1468&quot;]=&quot;1414201854&quot;;" calcext:value-type="string">
            <text:p>data["1468"]="1414201854";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CONCATENATE(&quot;data[&quot;&quot;&quot;;[.A31];&quot;&quot;&quot;]=&quot;&quot;&quot;;[.B31];[.C31];[.D31];[.E31];[.F31];[.G31];[.H31];[.I31];[.J31];[.K31];[.L31];[.M31];&quot;&quot;&quot;;&quot;)" office:value-type="string" office:string-value="data[&quot;1478&quot;]=&quot;1414069347&quot;;" calcext:value-type="string">
            <text:p>data["1478"]="1414069347";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CONCATENATE(&quot;data[&quot;&quot;&quot;;[.A32];&quot;&quot;&quot;]=&quot;&quot;&quot;;[.B32];[.C32];[.D32];[.E32];[.F32];[.G32];[.H32];[.I32];[.J32];[.K32];[.L32];[.M32];&quot;&quot;&quot;;&quot;)" office:value-type="string" office:string-value="data[&quot;1567&quot;]=&quot;1414960397&quot;;" calcext:value-type="string">
            <text:p>data["1567"]="1414960397";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table:formula="of:=CONCATENATE(&quot;data[&quot;&quot;&quot;;[.A33];&quot;&quot;&quot;]=&quot;&quot;&quot;;[.B33];[.C33];[.D33];[.E33];[.F33];[.G33];[.H33];[.I33];[.J33];[.K33];[.L33];[.M33];&quot;&quot;&quot;;&quot;)" office:value-type="string" office:string-value="data[&quot;1568&quot;]=&quot;14141930383&quot;;" calcext:value-type="string">
            <text:p>data["1568"]="14141930383";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CONCATENATE(&quot;data[&quot;&quot;&quot;;[.A34];&quot;&quot;&quot;]=&quot;&quot;&quot;;[.B34];[.C34];[.D34];[.E34];[.F34];[.G34];[.H34];[.I34];[.J34];[.K34];[.L34];[.M34];&quot;&quot;&quot;;&quot;)" office:value-type="string" office:string-value="data[&quot;1578&quot;]=&quot;38389601954&quot;;" calcext:value-type="string">
            <text:p>data["1578"]="38389601954";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CONCATENATE(&quot;data[&quot;&quot;&quot;;[.A35];&quot;&quot;&quot;]=&quot;&quot;&quot;;[.B35];[.C35];[.D35];[.E35];[.F35];[.G35];[.H35];[.I35];[.J35];[.K35];[.L35];[.M35];&quot;&quot;&quot;;&quot;)" office:value-type="string" office:string-value="data[&quot;1578&quot;]=&quot;383839101418&quot;;" calcext:value-type="string">
            <text:p>data["1578"]="383839101418";</text:p>
          </table:table-cell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CONCATENATE(&quot;data[&quot;&quot;&quot;;[.A36];&quot;&quot;&quot;]=&quot;&quot;&quot;;[.B36];[.C36];[.D36];[.E36];[.F36];[.G36];[.H36];[.I36];[.J36];[.K36];[.L36];[.M36];&quot;&quot;&quot;;&quot;)" office:value-type="string" office:string-value="data[&quot;2345&quot;]=&quot;1414154197&quot;;" calcext:value-type="string">
            <text:p>data["2345"]="1414154197";</text:p>
          </table:table-cell>
        </table:table-row>
        <table:table-row table:style-name="ro1">
          <table:table-cell office:value-type="float" office:value="2346" calcext:value-type="float">
            <text:p>234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CONCATENATE(&quot;data[&quot;&quot;&quot;;[.A37];&quot;&quot;&quot;]=&quot;&quot;&quot;;[.B37];[.C37];[.D37];[.E37];[.F37];[.G37];[.H37];[.I37];[.J37];[.K37];[.L37];[.M37];&quot;&quot;&quot;;&quot;)" office:value-type="string" office:string-value="data[&quot;2346&quot;]=&quot;1414020343&quot;;" calcext:value-type="string">
            <text:p>data["2346"]="1414020343";</text:p>
          </table:table-cell>
        </table:table-row>
        <table:table-row table:style-name="ro1">
          <table:table-cell office:value-type="float" office:value="2347" calcext:value-type="float">
            <text:p>234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CONCATENATE(&quot;data[&quot;&quot;&quot;;[.A38];&quot;&quot;&quot;]=&quot;&quot;&quot;;[.B38];[.C38];[.D38];[.E38];[.F38];[.G38];[.H38];[.I38];[.J38];[.K38];[.L38];[.M38];&quot;&quot;&quot;;&quot;)" office:value-type="string" office:string-value="data[&quot;2347&quot;]=&quot;1414291493&quot;;" calcext:value-type="string">
            <text:p>data["2347"]="1414291493";</text:p>
          </table:table-cell>
        </table:table-row>
        <table:table-row table:style-name="ro1">
          <table:table-cell office:value-type="float" office:value="2348" calcext:value-type="float">
            <text:p>234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CONCATENATE(&quot;data[&quot;&quot;&quot;;[.A39];&quot;&quot;&quot;]=&quot;&quot;&quot;;[.B39];[.C39];[.D39];[.E39];[.F39];[.G39];[.H39];[.I39];[.J39];[.K39];[.L39];[.M39];&quot;&quot;&quot;;&quot;)" office:value-type="string" office:string-value="data[&quot;2348&quot;]=&quot;1414205958&quot;;" calcext:value-type="string">
            <text:p>data["2348"]="1414205958";</text:p>
          </table:table-cell>
        </table:table-row>
        <table:table-row table:style-name="ro1">
          <table:table-cell office:value-type="float" office:value="2356" calcext:value-type="float">
            <text:p>235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CONCATENATE(&quot;data[&quot;&quot;&quot;;[.A40];&quot;&quot;&quot;]=&quot;&quot;&quot;;[.B40];[.C40];[.D40];[.E40];[.F40];[.G40];[.H40];[.I40];[.J40];[.K40];[.L40];[.M40];&quot;&quot;&quot;;&quot;)" office:value-type="string" office:string-value="data[&quot;2356&quot;]=&quot;1414291059&quot;;" calcext:value-type="string">
            <text:p>data["2356"]="1414291059";</text:p>
          </table:table-cell>
        </table:table-row>
        <table:table-row table:style-name="ro1">
          <table:table-cell office:value-type="float" office:value="2357" calcext:value-type="float">
            <text:p>235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CONCATENATE(&quot;data[&quot;&quot;&quot;;[.A41];&quot;&quot;&quot;]=&quot;&quot;&quot;;[.B41];[.C41];[.D41];[.E41];[.F41];[.G41];[.H41];[.I41];[.J41];[.K41];[.L41];[.M41];&quot;&quot;&quot;;&quot;)" office:value-type="string" office:string-value="data[&quot;2357&quot;]=&quot;1414691458&quot;;" calcext:value-type="string">
            <text:p>data["2357"]="1414691458";</text:p>
          </table:table-cell>
        </table:table-row>
        <table:table-row table:style-name="ro1">
          <table:table-cell office:value-type="float" office:value="2358" calcext:value-type="float">
            <text:p>235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table:formula="of:=CONCATENATE(&quot;data[&quot;&quot;&quot;;[.A42];&quot;&quot;&quot;]=&quot;&quot;&quot;;[.B42];[.C42];[.D42];[.E42];[.F42];[.G42];[.H42];[.I42];[.J42];[.K42];[.L42];[.M42];&quot;&quot;&quot;;&quot;)" office:value-type="string" office:string-value="data[&quot;2358&quot;]=&quot;14141478707&quot;;" calcext:value-type="string">
            <text:p>data["2358"]="14141478707";</text:p>
          </table:table-cell>
        </table:table-row>
        <table:table-row table:style-name="ro1">
          <table:table-cell office:value-type="float" office:value="2367" calcext:value-type="float">
            <text:p>23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CONCATENATE(&quot;data[&quot;&quot;&quot;;[.A43];&quot;&quot;&quot;]=&quot;&quot;&quot;;[.B43];[.C43];[.D43];[.E43];[.F43];[.G43];[.H43];[.I43];[.J43];[.K43];[.L43];[.M43];&quot;&quot;&quot;;&quot;)" office:value-type="string" office:string-value="data[&quot;2367&quot;]=&quot;1414280307&quot;;" calcext:value-type="string">
            <text:p>data["2367"]="1414280307";</text:p>
          </table:table-cell>
        </table:table-row>
        <table:table-row table:style-name="ro1">
          <table:table-cell office:value-type="float" office:value="2368" calcext:value-type="float">
            <text:p>236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CONCATENATE(&quot;data[&quot;&quot;&quot;;[.A44];&quot;&quot;&quot;]=&quot;&quot;&quot;;[.B44];[.C44];[.D44];[.E44];[.F44];[.G44];[.H44];[.I44];[.J44];[.K44];[.L44];[.M44];&quot;&quot;&quot;;&quot;)" office:value-type="string" office:string-value="data[&quot;2368&quot;]=&quot;1414249387&quot;;" calcext:value-type="string">
            <text:p>data["2368"]="1414249387";</text:p>
          </table:table-cell>
        </table:table-row>
        <table:table-row table:style-name="ro1">
          <table:table-cell office:value-type="float" office:value="2378" calcext:value-type="float">
            <text:p>23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CONCATENATE(&quot;data[&quot;&quot;&quot;;[.A45];&quot;&quot;&quot;]=&quot;&quot;&quot;;[.B45];[.C45];[.D45];[.E45];[.F45];[.G45];[.H45];[.I45];[.J45];[.K45];[.L45];[.M45];&quot;&quot;&quot;;&quot;)" office:value-type="string" office:string-value="data[&quot;2378&quot;]=&quot;1414020387&quot;;" calcext:value-type="string">
            <text:p>data["2378"]="1414020387";</text:p>
          </table:table-cell>
        </table:table-row>
        <table:table-row table:style-name="ro1">
          <table:table-cell office:value-type="float" office:value="2456" calcext:value-type="float">
            <text:p>245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CONCATENATE(&quot;data[&quot;&quot;&quot;;[.A46];&quot;&quot;&quot;]=&quot;&quot;&quot;;[.B46];[.C46];[.D46];[.E46];[.F46];[.G46];[.H46];[.I46];[.J46];[.K46];[.L46];[.M46];&quot;&quot;&quot;;&quot;)" office:value-type="string" office:string-value="data[&quot;2456&quot;]=&quot;1434293943&quot;;" calcext:value-type="string">
            <text:p>data["2456"]="1434293943";</text:p>
          </table:table-cell>
        </table:table-row>
        <table:table-row table:style-name="ro1">
          <table:table-cell office:value-type="float" office:value="2457" calcext:value-type="float">
            <text:p>245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CONCATENATE(&quot;data[&quot;&quot;&quot;;[.A47];&quot;&quot;&quot;]=&quot;&quot;&quot;;[.B47];[.C47];[.D47];[.E47];[.F47];[.G47];[.H47];[.I47];[.J47];[.K47];[.L47];[.M47];&quot;&quot;&quot;;&quot;)" office:value-type="string" office:string-value="data[&quot;2457&quot;]=&quot;1434289583&quot;;" calcext:value-type="string">
            <text:p>data["2457"]="1434289583";</text:p>
          </table:table-cell>
        </table:table-row>
        <table:table-row table:style-name="ro1">
          <table:table-cell office:value-type="float" office:value="2458" calcext:value-type="float">
            <text:p>245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CONCATENATE(&quot;data[&quot;&quot;&quot;;[.A48];&quot;&quot;&quot;]=&quot;&quot;&quot;;[.B48];[.C48];[.D48];[.E48];[.F48];[.G48];[.H48];[.I48];[.J48];[.K48];[.L48];[.M48];&quot;&quot;&quot;;&quot;)" office:value-type="string" office:string-value="data[&quot;2458&quot;]=&quot;1434689147&quot;;" calcext:value-type="string">
            <text:p>data["2458"]="1434689147";</text:p>
          </table:table-cell>
        </table:table-row>
        <table:table-row table:style-name="ro1">
          <table:table-cell office:value-type="float" office:value="2467" calcext:value-type="float">
            <text:p>24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CONCATENATE(&quot;data[&quot;&quot;&quot;;[.A49];&quot;&quot;&quot;]=&quot;&quot;&quot;;[.B49];[.C49];[.D49];[.E49];[.F49];[.G49];[.H49];[.I49];[.J49];[.K49];[.L49];[.M49];&quot;&quot;&quot;;&quot;)" office:value-type="string" office:string-value="data[&quot;2467&quot;]=&quot;1414249343&quot;;" calcext:value-type="string">
            <text:p>data["2467"]="1414249343";</text:p>
          </table:table-cell>
        </table:table-row>
        <table:table-row table:style-name="ro1">
          <table:table-cell office:value-type="float" office:value="2468" calcext:value-type="float">
            <text:p>246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CONCATENATE(&quot;data[&quot;&quot;&quot;;[.A50];&quot;&quot;&quot;]=&quot;&quot;&quot;;[.B50];[.C50];[.D50];[.E50];[.F50];[.G50];[.H50];[.I50];[.J50];[.K50];[.L50];[.M50];&quot;&quot;&quot;;&quot;)" office:value-type="string" office:string-value="data[&quot;2468&quot;]=&quot;1434607014&quot;;" calcext:value-type="string">
            <text:p>data["2468"]="1434607014";</text:p>
          </table:table-cell>
        </table:table-row>
        <table:table-row table:style-name="ro1">
          <table:table-cell office:value-type="float" office:value="2478" calcext:value-type="float">
            <text:p>24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CONCATENATE(&quot;data[&quot;&quot;&quot;;[.A51];&quot;&quot;&quot;]=&quot;&quot;&quot;;[.B51];[.C51];[.D51];[.E51];[.F51];[.G51];[.H51];[.I51];[.J51];[.K51];[.L51];[.M51];&quot;&quot;&quot;;&quot;)" office:value-type="string" office:string-value="data[&quot;2478&quot;]=&quot;1414154103&quot;;" calcext:value-type="string">
            <text:p>data["2478"]="1414154103";</text:p>
          </table:table-cell>
        </table:table-row>
        <table:table-row table:style-name="ro1">
          <table:table-cell office:value-type="float" office:value="2567" calcext:value-type="float">
            <text:p>25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table:formula="of:=CONCATENATE(&quot;data[&quot;&quot;&quot;;[.A52];&quot;&quot;&quot;]=&quot;&quot;&quot;;[.B52];[.C52];[.D52];[.E52];[.F52];[.G52];[.H52];[.I52];[.J52];[.K52];[.L52];[.M52];&quot;&quot;&quot;;&quot;)" office:value-type="string" office:string-value="data[&quot;2567&quot;]=&quot;14141930797&quot;;" calcext:value-type="string">
            <text:p>data["2567"]="14141930797";</text:p>
          </table:table-cell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CONCATENATE(&quot;data[&quot;&quot;&quot;;[.A53];&quot;&quot;&quot;]=&quot;&quot;&quot;;[.B53];[.C53];[.D53];[.E53];[.F53];[.G53];[.H53];[.I53];[.J53];[.K53];[.L53];[.M53];&quot;&quot;&quot;;&quot;)" office:value-type="string" office:string-value="data[&quot;2568&quot;]=&quot;1414929307&quot;;" calcext:value-type="string">
            <text:p>data["2568"]="1414929307";</text:p>
          </table:table-cell>
        </table:table-row>
        <table:table-row table:style-name="ro1">
          <table:table-cell office:value-type="float" office:value="2578" calcext:value-type="float">
            <text:p>257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CONCATENATE(&quot;data[&quot;&quot;&quot;;[.A54];&quot;&quot;&quot;]=&quot;&quot;&quot;;[.B54];[.C54];[.D54];[.E54];[.F54];[.G54];[.H54];[.I54];[.J54];[.K54];[.L54];[.M54];&quot;&quot;&quot;;&quot;)" office:value-type="string" office:string-value="data[&quot;2578&quot;]=&quot;383839105954&quot;;" calcext:value-type="string">
            <text:p>data["2578"]="383839105954";</text:p>
          </table:table-cell>
        </table:table-row>
        <table:table-row table:style-name="ro1">
          <table:table-cell office:value-type="float" office:value="2678" calcext:value-type="float">
            <text:p>267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A55];&quot;&quot;&quot;]=&quot;&quot;&quot;;[.B55];[.C55];[.D55];[.E55];[.F55];[.G55];[.H55];[.I55];[.J55];[.K55];[.L55];[.M55];&quot;&quot;&quot;;&quot;)" office:value-type="string" office:string-value="data[&quot;2678&quot;]=&quot;38389291058&quot;;" calcext:value-type="string">
            <text:p>data["2678"]="38389291058";</text:p>
          </table:table-cell>
        </table:table-row>
        <table:table-row table:style-name="ro1">
          <table:table-cell office:value-type="float" office:value="3456" calcext:value-type="float">
            <text:p>345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  <table:table-cell table:formula="of:=CONCATENATE(&quot;data[&quot;&quot;&quot;;[.A56];&quot;&quot;&quot;]=&quot;&quot;&quot;;[.B56];[.C56];[.D56];[.E56];[.F56];[.G56];[.H56];[.I56];[.J56];[.K56];[.L56];[.M56];&quot;&quot;&quot;;&quot;)" office:value-type="string" office:string-value="data[&quot;3456&quot;]=&quot;14141939393&quot;;" calcext:value-type="string">
            <text:p>data["3456"]="14141939393";</text:p>
          </table:table-cell>
        </table:table-row>
        <table:table-row table:style-name="ro1">
          <table:table-cell office:value-type="float" office:value="3457" calcext:value-type="float">
            <text:p>345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CONCATENATE(&quot;data[&quot;&quot;&quot;;[.A57];&quot;&quot;&quot;]=&quot;&quot;&quot;;[.B57];[.C57];[.D57];[.E57];[.F57];[.G57];[.H57];[.I57];[.J57];[.K57];[.L57];[.M57];&quot;&quot;&quot;;&quot;)" office:value-type="string" office:string-value="data[&quot;3457&quot;]=&quot;1434649503&quot;;" calcext:value-type="string">
            <text:p>data["3457"]="1434649503";</text:p>
          </table:table-cell>
        </table:table-row>
        <table:table-row table:style-name="ro1">
          <table:table-cell office:value-type="float" office:value="3458" calcext:value-type="float">
            <text:p>345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CONCATENATE(&quot;data[&quot;&quot;&quot;;[.A58];&quot;&quot;&quot;]=&quot;&quot;&quot;;[.B58];[.C58];[.D58];[.E58];[.F58];[.G58];[.H58];[.I58];[.J58];[.K58];[.L58];[.M58];&quot;&quot;&quot;;&quot;)" office:value-type="string" office:string-value="data[&quot;3458&quot;]=&quot;1414289347&quot;;" calcext:value-type="string">
            <text:p>data["3458"]="1414289347";</text:p>
          </table:table-cell>
        </table:table-row>
        <table:table-row table:style-name="ro1">
          <table:table-cell office:value-type="float" office:value="3467" calcext:value-type="float">
            <text:p>34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CONCATENATE(&quot;data[&quot;&quot;&quot;;[.A59];&quot;&quot;&quot;]=&quot;&quot;&quot;;[.B59];[.C59];[.D59];[.E59];[.F59];[.G59];[.H59];[.I59];[.J59];[.K59];[.L59];[.M59];&quot;&quot;&quot;;&quot;)" office:value-type="string" office:string-value="data[&quot;3467&quot;]=&quot;1414640387&quot;;" calcext:value-type="string">
            <text:p>data["3467"]="1414640387";</text:p>
          </table:table-cell>
        </table:table-row>
        <table:table-row table:style-name="ro1">
          <table:table-cell office:value-type="float" office:value="3468" calcext:value-type="float">
            <text:p>346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CONCATENATE(&quot;data[&quot;&quot;&quot;;[.A60];&quot;&quot;&quot;]=&quot;&quot;&quot;;[.B60];[.C60];[.D60];[.E60];[.F60];[.G60];[.H60];[.I60];[.J60];[.K60];[.L60];[.M60];&quot;&quot;&quot;;&quot;)" office:value-type="string" office:string-value="data[&quot;3468&quot;]=&quot;1434280593&quot;;" calcext:value-type="string">
            <text:p>data["3468"]="1434280593";</text:p>
          </table:table-cell>
        </table:table-row>
        <table:table-row table:style-name="ro1">
          <table:table-cell office:value-type="float" office:value="3478" calcext:value-type="float">
            <text:p>34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CONCATENATE(&quot;data[&quot;&quot;&quot;;[.A61];&quot;&quot;&quot;]=&quot;&quot;&quot;;[.B61];[.C61];[.D61];[.E61];[.F61];[.G61];[.H61];[.I61];[.J61];[.K61];[.L61];[.M61];&quot;&quot;&quot;;&quot;)" office:value-type="string" office:string-value="data[&quot;3478&quot;]=&quot;1414201859&quot;;" calcext:value-type="string">
            <text:p>data["3478"]="1414201859";</text:p>
          </table:table-cell>
        </table:table-row>
        <table:table-row table:style-name="ro1">
          <table:table-cell office:value-type="float" office:value="3567" calcext:value-type="float">
            <text:p>356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A62];&quot;&quot;&quot;]=&quot;&quot;&quot;;[.B62];[.C62];[.D62];[.E62];[.F62];[.G62];[.H62];[.I62];[.J62];[.K62];[.L62];[.M62];&quot;&quot;&quot;;&quot;)" office:value-type="string" office:string-value="data[&quot;3567&quot;]=&quot;78780605918&quot;;" calcext:value-type="string">
            <text:p>data["3567"]="78780605918";</text:p>
          </table:table-cell>
        </table:table-row>
        <table:table-row table:style-name="ro1">
          <table:table-cell office:value-type="float" office:value="3568" calcext:value-type="float">
            <text:p>356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CONCATENATE(&quot;data[&quot;&quot;&quot;;[.A63];&quot;&quot;&quot;]=&quot;&quot;&quot;;[.B63];[.C63];[.D63];[.E63];[.F63];[.G63];[.H63];[.I63];[.J63];[.K63];[.L63];[.M63];&quot;&quot;&quot;;&quot;)" office:value-type="string" office:string-value="data[&quot;3568&quot;]=&quot;787870591014&quot;;" calcext:value-type="string">
            <text:p>data["3568"]="787870591014";</text:p>
          </table:table-cell>
        </table:table-row>
        <table:table-row table:style-name="ro1">
          <table:table-cell office:value-type="float" office:value="3578" calcext:value-type="float">
            <text:p>357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CONCATENATE(&quot;data[&quot;&quot;&quot;;[.A64];&quot;&quot;&quot;]=&quot;&quot;&quot;;[.B64];[.C64];[.D64];[.E64];[.F64];[.G64];[.H64];[.I64];[.J64];[.K64];[.L64];[.M64];&quot;&quot;&quot;;&quot;)" office:value-type="string" office:string-value="data[&quot;3578&quot;]=&quot;5454060793&quot;;" calcext:value-type="string">
            <text:p>data["3578"]="5454060793";</text:p>
          </table:table-cell>
        </table:table-row>
        <table:table-row table:style-name="ro1">
          <table:table-cell office:value-type="float" office:value="3678" calcext:value-type="float">
            <text:p>367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CONCATENATE(&quot;data[&quot;&quot;&quot;;[.A65];&quot;&quot;&quot;]=&quot;&quot;&quot;;[.B65];[.C65];[.D65];[.E65];[.F65];[.G65];[.H65];[.I65];[.J65];[.K65];[.L65];[.M65];&quot;&quot;&quot;;&quot;)" office:value-type="string" office:string-value="data[&quot;3678&quot;]=&quot;56545079303&quot;;" calcext:value-type="string">
            <text:p>data["3678"]="56545079303";</text:p>
          </table:table-cell>
        </table:table-row>
        <table:table-row table:style-name="ro1">
          <table:table-cell office:value-type="float" office:value="4567" calcext:value-type="float">
            <text:p>456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CONCATENATE(&quot;data[&quot;&quot;&quot;;[.A66];&quot;&quot;&quot;]=&quot;&quot;&quot;;[.B66];[.C66];[.D66];[.E66];[.F66];[.G66];[.H66];[.I66];[.J66];[.K66];[.L66];[.M66];&quot;&quot;&quot;;&quot;)" office:value-type="string" office:string-value="data[&quot;4567&quot;]=&quot;787870595458&quot;;" calcext:value-type="string">
            <text:p>data["4567"]="787870595458";</text:p>
          </table:table-cell>
        </table:table-row>
        <table:table-row table:style-name="ro1">
          <table:table-cell office:value-type="float" office:value="4568" calcext:value-type="float">
            <text:p>456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CONCATENATE(&quot;data[&quot;&quot;&quot;;[.A67];&quot;&quot;&quot;]=&quot;&quot;&quot;;[.B67];[.C67];[.D67];[.E67];[.F67];[.G67];[.H67];[.I67];[.J67];[.K67];[.L67];[.M67];&quot;&quot;&quot;;&quot;)" office:value-type="string" office:string-value="data[&quot;4568&quot;]=&quot;78780295014&quot;;" calcext:value-type="string">
            <text:p>data["4568"]="78780295014";</text:p>
          </table:table-cell>
        </table:table-row>
        <table:table-row table:style-name="ro1">
          <table:table-cell office:value-type="float" office:value="4578" calcext:value-type="float">
            <text:p>457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formula="of:=CONCATENATE(&quot;data[&quot;&quot;&quot;;[.A68];&quot;&quot;&quot;]=&quot;&quot;&quot;;[.B68];[.C68];[.D68];[.E68];[.F68];[.G68];[.H68];[.I68];[.J68];[.K68];[.L68];[.M68];&quot;&quot;&quot;;&quot;)" office:value-type="string" office:string-value="data[&quot;4578&quot;]=&quot;54545079787&quot;;" calcext:value-type="string">
            <text:p>data["4578"]="54545079787";</text:p>
          </table:table-cell>
        </table:table-row>
        <table:table-row table:style-name="ro1">
          <table:table-cell office:value-type="float" office:value="4678" calcext:value-type="float">
            <text:p>467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CONCATENATE(&quot;data[&quot;&quot;&quot;;[.A69];&quot;&quot;&quot;]=&quot;&quot;&quot;;[.B69];[.C69];[.D69];[.E69];[.F69];[.G69];[.H69];[.I69];[.J69];[.K69];[.L69];[.M69];&quot;&quot;&quot;;&quot;)" office:value-type="string" office:string-value="data[&quot;4678&quot;]=&quot;5454029703&quot;;" calcext:value-type="string">
            <text:p>data["4678"]="5454029703";</text:p>
          </table:table-cell>
        </table:table-row>
        <table:table-row table:style-name="ro1">
          <table:table-cell office:value-type="float" office:value="5678" calcext:value-type="float">
            <text:p>56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data[&quot;&quot;&quot;;[.A70];&quot;&quot;&quot;]=&quot;&quot;&quot;;[.B70];[.C70];[.D70];[.E70];[.F70];[.G70];[.H70];[.I70];[.J70];[.K70];[.L70];[.M70];&quot;&quot;&quot;;&quot;)" office:value-type="string" office:string-value="data[&quot;5678&quot;]=&quot;10981429191&quot;;" calcext:value-type="string">
            <text:p>data["5678"]="10981429191";</text:p>
          </table:table-cell>
        </table:table-row>
      </table:table>
      <table:table table:name="Sheet3" table:style-name="ta1">
        <table:table-column table:style-name="co1" table:number-columns-repeated="13" table:default-cell-style-name="Default"/>
        <table:table-column table:style-name="co1" table:default-cell-style-name="ce1"/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NCATENATE(&quot;data[&quot;&quot;&quot;;[.A1];&quot;&quot;&quot;]=&quot;&quot;&quot;;[.B1];[.C1];[.D1];[.E1];[.F1];[.G1];[.H1];[.I1];[.J1];[.K1];[.L1];[.M1];&quot;&quot;&quot;;&quot;)" office:value-type="string" office:string-value="data[&quot;1234&quot;]=&quot;1429142491&quot;;" calcext:value-type="string">
            <text:p>data["1234"]="1429142491";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CONCATENATE(&quot;data[&quot;&quot;&quot;;[.A2];&quot;&quot;&quot;]=&quot;&quot;&quot;;[.B2];[.C2];[.D2];[.E2];[.F2];[.G2];[.H2];[.I2];[.J2];[.K2];[.L2];[.M2];&quot;&quot;&quot;;&quot;)" office:value-type="string" office:string-value="data[&quot;1235&quot;]=&quot;142914205&quot;;" calcext:value-type="string">
            <text:p>data["1235"]="142914205";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CONCATENATE(&quot;data[&quot;&quot;&quot;;[.A3];&quot;&quot;&quot;]=&quot;&quot;&quot;;[.B3];[.C3];[.D3];[.E3];[.F3];[.G3];[.H3];[.I3];[.J3];[.K3];[.L3];[.M3];&quot;&quot;&quot;;&quot;)" office:value-type="string" office:string-value="data[&quot;1236&quot;]=&quot;142914697&quot;;" calcext:value-type="string">
            <text:p>data["1236"]="142914697";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A4];&quot;&quot;&quot;]=&quot;&quot;&quot;;[.B4];[.C4];[.D4];[.E4];[.F4];[.G4];[.H4];[.I4];[.J4];[.K4];[.L4];[.M4];&quot;&quot;&quot;;&quot;)" office:value-type="string" office:string-value="data[&quot;1237&quot;]=&quot;14293460148&quot;;" calcext:value-type="string">
            <text:p>data["1237"]="14293460148";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A5];&quot;&quot;&quot;]=&quot;&quot;&quot;;[.B5];[.C5];[.D5];[.E5];[.F5];[.G5];[.H5];[.I5];[.J5];[.K5];[.L5];[.M5];&quot;&quot;&quot;;&quot;)" office:value-type="string" office:string-value="data[&quot;1238&quot;]=&quot;14293460348&quot;;" calcext:value-type="string">
            <text:p>data["1238"]="14293460348";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CONCATENATE(&quot;data[&quot;&quot;&quot;;[.A6];&quot;&quot;&quot;]=&quot;&quot;&quot;;[.B6];[.C6];[.D6];[.E6];[.F6];[.G6];[.H6];[.I6];[.J6];[.K6];[.L6];[.M6];&quot;&quot;&quot;;&quot;)" office:value-type="string" office:string-value="data[&quot;1245&quot;]=&quot;142914207&quot;;" calcext:value-type="string">
            <text:p>data["1245"]="142914207";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CONCATENATE(&quot;data[&quot;&quot;&quot;;[.A7];&quot;&quot;&quot;]=&quot;&quot;&quot;;[.B7];[.C7];[.D7];[.E7];[.F7];[.G7];[.H7];[.I7];[.J7];[.K7];[.L7];[.M7];&quot;&quot;&quot;;&quot;)" office:value-type="string" office:string-value="data[&quot;1246&quot;]=&quot;142914695&quot;;" calcext:value-type="string">
            <text:p>data["1246"]="142914695";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A8];&quot;&quot;&quot;]=&quot;&quot;&quot;;[.B8];[.C8];[.D8];[.E8];[.F8];[.G8];[.H8];[.I8];[.J8];[.K8];[.L8];[.M8];&quot;&quot;&quot;;&quot;)" office:value-type="string" office:string-value="data[&quot;1247&quot;]=&quot;14293429348&quot;;" calcext:value-type="string">
            <text:p>data["1247"]="14293429348";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A9];&quot;&quot;&quot;]=&quot;&quot;&quot;;[.B9];[.C9];[.D9];[.E9];[.F9];[.G9];[.H9];[.I9];[.J9];[.K9];[.L9];[.M9];&quot;&quot;&quot;;&quot;)" office:value-type="string" office:string-value="data[&quot;1248&quot;]=&quot;14293429148&quot;;" calcext:value-type="string">
            <text:p>data["1248"]="14293429148";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CONCATENATE(&quot;data[&quot;&quot;&quot;;[.A10];&quot;&quot;&quot;]=&quot;&quot;&quot;;[.B10];[.C10];[.D10];[.E10];[.F10];[.G10];[.H10];[.I10];[.J10];[.K10];[.L10];[.M10];&quot;&quot;&quot;;&quot;)" office:value-type="string" office:string-value="data[&quot;1256&quot;]=&quot;1429142405&quot;;" calcext:value-type="string">
            <text:p>data["1256"]="1429142405";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CONCATENATE(&quot;data[&quot;&quot;&quot;;[.A11];&quot;&quot;&quot;]=&quot;&quot;&quot;;[.B11];[.C11];[.D11];[.E11];[.F11];[.G11];[.H11];[.I11];[.J11];[.K11];[.L11];[.M11];&quot;&quot;&quot;;&quot;)" office:value-type="string" office:string-value="data[&quot;1257&quot;]=&quot;142939148583&quot;;" calcext:value-type="string">
            <text:p>data["1257"]="142939148583";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CONCATENATE(&quot;data[&quot;&quot;&quot;;[.A12];&quot;&quot;&quot;]=&quot;&quot;&quot;;[.B12];[.C12];[.D12];[.E12];[.F12];[.G12];[.H12];[.I12];[.J12];[.K12];[.L12];[.M12];&quot;&quot;&quot;;&quot;)" office:value-type="string" office:string-value="data[&quot;1258&quot;]=&quot;142939190585&quot;;" calcext:value-type="string">
            <text:p>data["1258"]="142939190585";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CONCATENATE(&quot;data[&quot;&quot;&quot;;[.A13];&quot;&quot;&quot;]=&quot;&quot;&quot;;[.B13];[.C13];[.D13];[.E13];[.F13];[.G13];[.H13];[.I13];[.J13];[.K13];[.L13];[.M13];&quot;&quot;&quot;;&quot;)" office:value-type="string" office:string-value="data[&quot;1267&quot;]=&quot;142939148195&quot;;" calcext:value-type="string">
            <text:p>data["1267"]="142939148195";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CONCATENATE(&quot;data[&quot;&quot;&quot;;[.A14];&quot;&quot;&quot;]=&quot;&quot;&quot;;[.B14];[.C14];[.D14];[.E14];[.F14];[.G14];[.H14];[.I14];[.J14];[.K14];[.L14];[.M14];&quot;&quot;&quot;;&quot;)" office:value-type="string" office:string-value="data[&quot;1268&quot;]=&quot;142939148197&quot;;" calcext:value-type="string">
            <text:p>data["1268"]="142939148197";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CONCATENATE(&quot;data[&quot;&quot;&quot;;[.A15];&quot;&quot;&quot;]=&quot;&quot;&quot;;[.B15];[.C15];[.D15];[.E15];[.F15];[.G15];[.H15];[.I15];[.J15];[.K15];[.L15];[.M15];&quot;&quot;&quot;;&quot;)" office:value-type="string" office:string-value="data[&quot;1278&quot;]=&quot;142914240548&quot;;" calcext:value-type="string">
            <text:p>data["1278"]="142914240548";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&quot;data[&quot;&quot;&quot;;[.A16];&quot;&quot;&quot;]=&quot;&quot;&quot;;[.B16];[.C16];[.D16];[.E16];[.F16];[.G16];[.H16];[.I16];[.J16];[.K16];[.L16];[.M16];&quot;&quot;&quot;;&quot;)" office:value-type="string" office:string-value="data[&quot;1345&quot;]=&quot;14293460390&quot;;" calcext:value-type="string">
            <text:p>data["1345"]="14293460390";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&quot;data[&quot;&quot;&quot;;[.A17];&quot;&quot;&quot;]=&quot;&quot;&quot;;[.B17];[.C17];[.D17];[.E17];[.F17];[.G17];[.H17];[.I17];[.J17];[.K17];[.L17];[.M17];&quot;&quot;&quot;;&quot;)" office:value-type="string" office:string-value="data[&quot;1346&quot;]=&quot;14293460190&quot;;" calcext:value-type="string">
            <text:p>data["1346"]="14293460190";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table:formula="of:=CONCATENATE(&quot;data[&quot;&quot;&quot;;[.A18];&quot;&quot;&quot;]=&quot;&quot;&quot;;[.B18];[.C18];[.D18];[.E18];[.F18];[.G18];[.H18];[.I18];[.J18];[.K18];[.L18];[.M18];&quot;&quot;&quot;;&quot;)" office:value-type="string" office:string-value="data[&quot;1347&quot;]=&quot;14293464897&quot;;" calcext:value-type="string">
            <text:p>data["1347"]="14293464897";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&quot;data[&quot;&quot;&quot;;[.A19];&quot;&quot;&quot;]=&quot;&quot;&quot;;[.B19];[.C19];[.D19];[.E19];[.F19];[.G19];[.H19];[.I19];[.J19];[.K19];[.L19];[.M19];&quot;&quot;&quot;;&quot;)" office:value-type="string" office:string-value="data[&quot;1348&quot;]=&quot;14293464895&quot;;" calcext:value-type="string">
            <text:p>data["1348"]="14293464895";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CONCATENATE(&quot;data[&quot;&quot;&quot;;[.A20];&quot;&quot;&quot;]=&quot;&quot;&quot;;[.B20];[.C20];[.D20];[.E20];[.F20];[.G20];[.H20];[.I20];[.J20];[.K20];[.L20];[.M20];&quot;&quot;&quot;;&quot;)" office:value-type="string" office:string-value="data[&quot;1356&quot;]=&quot;746954748303&quot;;" calcext:value-type="string">
            <text:p>data["1356"]="746954748303";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&quot;data[&quot;&quot;&quot;;[.A21];&quot;&quot;&quot;]=&quot;&quot;&quot;;[.B21];[.C21];[.D21];[.E21];[.F21];[.G21];[.H21];[.I21];[.J21];[.K21];[.L21];[.M21];&quot;&quot;&quot;;&quot;)" office:value-type="string" office:string-value="data[&quot;1357&quot;]=&quot;14293496495&quot;;" calcext:value-type="string">
            <text:p>data["1357"]="14293496495";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formula="of:=CONCATENATE(&quot;data[&quot;&quot;&quot;;[.A22];&quot;&quot;&quot;]=&quot;&quot;&quot;;[.B22];[.C22];[.D22];[.E22];[.F22];[.G22];[.H22];[.I22];[.J22];[.K22];[.L22];[.M22];&quot;&quot;&quot;;&quot;)" office:value-type="string" office:string-value="data[&quot;1358&quot;]=&quot;14293624916&quot;;" calcext:value-type="string">
            <text:p>data["1358"]="14293624916";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CONCATENATE(&quot;data[&quot;&quot;&quot;;[.A23];&quot;&quot;&quot;]=&quot;&quot;&quot;;[.B23];[.C23];[.D23];[.E23];[.F23];[.G23];[.H23];[.I23];[.J23];[.K23];[.L23];[.M23];&quot;&quot;&quot;;&quot;)" office:value-type="string" office:string-value="data[&quot;1367&quot;]=&quot;14293415943&quot;;" calcext:value-type="string">
            <text:p>data["1367"]="14293415943";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table:formula="of:=CONCATENATE(&quot;data[&quot;&quot;&quot;;[.A24];&quot;&quot;&quot;]=&quot;&quot;&quot;;[.B24];[.C24];[.D24];[.E24];[.F24];[.G24];[.H24];[.I24];[.J24];[.K24];[.L24];[.M24];&quot;&quot;&quot;;&quot;)" office:value-type="string" office:string-value="data[&quot;1368&quot;]=&quot;14293496897&quot;;" calcext:value-type="string">
            <text:p>data["1368"]="14293496897";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CONCATENATE(&quot;data[&quot;&quot;&quot;;[.A25];&quot;&quot;&quot;]=&quot;&quot;&quot;;[.B25];[.C25];[.D25];[.E25];[.F25];[.G25];[.H25];[.I25];[.J25];[.K25];[.L25];[.M25];&quot;&quot;&quot;;&quot;)" office:value-type="string" office:string-value="data[&quot;1378&quot;]=&quot;142934148505&quot;;" calcext:value-type="string">
            <text:p>data["1378"]="142934148505";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CONCATENATE(&quot;data[&quot;&quot;&quot;;[.A26];&quot;&quot;&quot;]=&quot;&quot;&quot;;[.B26];[.C26];[.D26];[.E26];[.F26];[.G26];[.H26];[.I26];[.J26];[.K26];[.L26];[.M26];&quot;&quot;&quot;;&quot;)" office:value-type="string" office:string-value="data[&quot;1456&quot;]=&quot;746954790781&quot;;" calcext:value-type="string">
            <text:p>data["1456"]="746954790781";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CONCATENATE(&quot;data[&quot;&quot;&quot;;[.A27];&quot;&quot;&quot;]=&quot;&quot;&quot;;[.B27];[.C27];[.D27];[.E27];[.F27];[.G27];[.H27];[.I27];[.J27];[.K27];[.L27];[.M27];&quot;&quot;&quot;;&quot;)" office:value-type="string" office:string-value="data[&quot;1457&quot;]=&quot;14293415043&quot;;" calcext:value-type="string">
            <text:p>data["1457"]="14293415043";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  <table:table-cell table:formula="of:=CONCATENATE(&quot;data[&quot;&quot;&quot;;[.A28];&quot;&quot;&quot;]=&quot;&quot;&quot;;[.B28];[.C28];[.D28];[.E28];[.F28];[.G28];[.H28];[.I28];[.J28];[.K28];[.L28];[.M28];&quot;&quot;&quot;;&quot;)" office:value-type="string" office:string-value="data[&quot;1458&quot;]=&quot;14293492893&quot;;" calcext:value-type="string">
            <text:p>data["1458"]="14293492893";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data[&quot;&quot;&quot;;[.A29];&quot;&quot;&quot;]=&quot;&quot;&quot;;[.B29];[.C29];[.D29];[.E29];[.F29];[.G29];[.H29];[.I29];[.J29];[.K29];[.L29];[.M29];&quot;&quot;&quot;;&quot;)" office:value-type="string" office:string-value="data[&quot;1467&quot;]=&quot;14293492491&quot;;" calcext:value-type="string">
            <text:p>data["1467"]="14293492491";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formula="of:=CONCATENATE(&quot;data[&quot;&quot;&quot;;[.A30];&quot;&quot;&quot;]=&quot;&quot;&quot;;[.B30];[.C30];[.D30];[.E30];[.F30];[.G30];[.H30];[.I30];[.J30];[.K30];[.L30];[.M30];&quot;&quot;&quot;;&quot;)" office:value-type="string" office:string-value="data[&quot;1468&quot;]=&quot;14293415087&quot;;" calcext:value-type="string">
            <text:p>data["1468"]="14293415087";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CONCATENATE(&quot;data[&quot;&quot;&quot;;[.A31];&quot;&quot;&quot;]=&quot;&quot;&quot;;[.B31];[.C31];[.D31];[.E31];[.F31];[.G31];[.H31];[.I31];[.J31];[.K31];[.L31];[.M31];&quot;&quot;&quot;;&quot;)" office:value-type="string" office:string-value="data[&quot;1478&quot;]=&quot;142934148183&quot;;" calcext:value-type="string">
            <text:p>data["1478"]="142934148183";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data[&quot;&quot;&quot;;[.A32];&quot;&quot;&quot;]=&quot;&quot;&quot;;[.B32];[.C32];[.D32];[.E32];[.F32];[.G32];[.H32];[.I32];[.J32];[.K32];[.L32];[.M32];&quot;&quot;&quot;;&quot;)" office:value-type="string" office:string-value="data[&quot;1567&quot;]=&quot;14293415421&quot;;" calcext:value-type="string">
            <text:p>data["1567"]="14293415421";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formula="of:=CONCATENATE(&quot;data[&quot;&quot;&quot;;[.A33];&quot;&quot;&quot;]=&quot;&quot;&quot;;[.B33];[.C33];[.D33];[.E33];[.F33];[.G33];[.H33];[.I33];[.J33];[.K33];[.L33];[.M33];&quot;&quot;&quot;;&quot;)" office:value-type="string" office:string-value="data[&quot;1568&quot;]=&quot;14293415436&quot;;" calcext:value-type="string">
            <text:p>data["1568"]="14293415436";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A34];&quot;&quot;&quot;]=&quot;&quot;&quot;;[.B34];[.C34];[.D34];[.E34];[.F34];[.G34];[.H34];[.I34];[.J34];[.K34];[.L34];[.M34];&quot;&quot;&quot;;&quot;)" office:value-type="string" office:string-value="data[&quot;1578&quot;]=&quot;14293469548&quot;;" calcext:value-type="string">
            <text:p>data["1578"]="14293469548";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A35];&quot;&quot;&quot;]=&quot;&quot;&quot;;[.B35];[.C35];[.D35];[.E35];[.F35];[.G35];[.H35];[.I35];[.J35];[.K35];[.L35];[.M35];&quot;&quot;&quot;;&quot;)" office:value-type="string" office:string-value="data[&quot;1678&quot;]=&quot;14293469748&quot;;" calcext:value-type="string">
            <text:p>data["1678"]="14293469748";</text:p>
          </table:table-cell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&quot;data[&quot;&quot;&quot;;[.A36];&quot;&quot;&quot;]=&quot;&quot;&quot;;[.B36];[.C36];[.D36];[.E36];[.F36];[.G36];[.H36];[.I36];[.J36];[.K36];[.L36];[.M36];&quot;&quot;&quot;;&quot;)" office:value-type="string" office:string-value="data[&quot;2345&quot;]=&quot;14293429190&quot;;" calcext:value-type="string">
            <text:p>data["2345"]="14293429190";</text:p>
          </table:table-cell>
        </table:table-row>
        <table:table-row table:style-name="ro1">
          <table:table-cell office:value-type="float" office:value="2346" calcext:value-type="float">
            <text:p>234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&quot;data[&quot;&quot;&quot;;[.A37];&quot;&quot;&quot;]=&quot;&quot;&quot;;[.B37];[.C37];[.D37];[.E37];[.F37];[.G37];[.H37];[.I37];[.J37];[.K37];[.L37];[.M37];&quot;&quot;&quot;;&quot;)" office:value-type="string" office:string-value="data[&quot;2346&quot;]=&quot;14293429390&quot;;" calcext:value-type="string">
            <text:p>data["2346"]="14293429390";</text:p>
          </table:table-cell>
        </table:table-row>
        <table:table-row table:style-name="ro1">
          <table:table-cell office:value-type="float" office:value="2347" calcext:value-type="float">
            <text:p>234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&quot;data[&quot;&quot;&quot;;[.A38];&quot;&quot;&quot;]=&quot;&quot;&quot;;[.B38];[.C38];[.D38];[.E38];[.F38];[.G38];[.H38];[.I38];[.J38];[.K38];[.L38];[.M38];&quot;&quot;&quot;;&quot;)" office:value-type="string" office:string-value="data[&quot;2347&quot;]=&quot;14293424805&quot;;" calcext:value-type="string">
            <text:p>data["2347"]="14293424805";</text:p>
          </table:table-cell>
        </table:table-row>
        <table:table-row table:style-name="ro1">
          <table:table-cell office:value-type="float" office:value="2348" calcext:value-type="float">
            <text:p>234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table:formula="of:=CONCATENATE(&quot;data[&quot;&quot;&quot;;[.A39];&quot;&quot;&quot;]=&quot;&quot;&quot;;[.B39];[.C39];[.D39];[.E39];[.F39];[.G39];[.H39];[.I39];[.J39];[.K39];[.L39];[.M39];&quot;&quot;&quot;;&quot;)" office:value-type="string" office:string-value="data[&quot;2348&quot;]=&quot;14293424807&quot;;" calcext:value-type="string">
            <text:p>data["2348"]="14293424807";</text:p>
          </table:table-cell>
        </table:table-row>
        <table:table-row table:style-name="ro1">
          <table:table-cell office:value-type="float" office:value="2356" calcext:value-type="float">
            <text:p>235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CONCATENATE(&quot;data[&quot;&quot;&quot;;[.A40];&quot;&quot;&quot;]=&quot;&quot;&quot;;[.B40];[.C40];[.D40];[.E40];[.F40];[.G40];[.H40];[.I40];[.J40];[.K40];[.L40];[.M40];&quot;&quot;&quot;;&quot;)" office:value-type="string" office:string-value="data[&quot;2356&quot;]=&quot;546074509583&quot;;" calcext:value-type="string">
            <text:p>data["2356"]="546074509583";</text:p>
          </table:table-cell>
        </table:table-row>
        <table:table-row table:style-name="ro1">
          <table:table-cell office:value-type="float" office:value="2357" calcext:value-type="float">
            <text:p>235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data[&quot;&quot;&quot;;[.A41];&quot;&quot;&quot;]=&quot;&quot;&quot;;[.B41];[.C41];[.D41];[.E41];[.F41];[.G41];[.H41];[.I41];[.J41];[.K41];[.L41];[.M41];&quot;&quot;&quot;;&quot;)" office:value-type="string" office:string-value="data[&quot;2357&quot;]=&quot;14293415941&quot;;" calcext:value-type="string">
            <text:p>data["2357"]="14293415941";</text:p>
          </table:table-cell>
        </table:table-row>
        <table:table-row table:style-name="ro1">
          <table:table-cell office:value-type="float" office:value="2358" calcext:value-type="float">
            <text:p>235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&quot;data[&quot;&quot;&quot;;[.A42];&quot;&quot;&quot;]=&quot;&quot;&quot;;[.B42];[.C42];[.D42];[.E42];[.F42];[.G42];[.H42];[.I42];[.J42];[.K42];[.L42];[.M42];&quot;&quot;&quot;;&quot;)" office:value-type="string" office:string-value="data[&quot;2358&quot;]=&quot;14293492405&quot;;" calcext:value-type="string">
            <text:p>data["2358"]="14293492405";</text:p>
          </table:table-cell>
        </table:table-row>
        <table:table-row table:style-name="ro1">
          <table:table-cell office:value-type="float" office:value="2367" calcext:value-type="float">
            <text:p>23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table:formula="of:=CONCATENATE(&quot;data[&quot;&quot;&quot;;[.A43];&quot;&quot;&quot;]=&quot;&quot;&quot;;[.B43];[.C43];[.D43];[.E43];[.F43];[.G43];[.H43];[.I43];[.J43];[.K43];[.L43];[.M43];&quot;&quot;&quot;;&quot;)" office:value-type="string" office:string-value="data[&quot;2367&quot;]=&quot;14293492807&quot;;" calcext:value-type="string">
            <text:p>data["2367"]="14293492807";</text:p>
          </table:table-cell>
        </table:table-row>
        <table:table-row table:style-name="ro1">
          <table:table-cell office:value-type="float" office:value="2368" calcext:value-type="float">
            <text:p>236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&quot;data[&quot;&quot;&quot;;[.A44];&quot;&quot;&quot;]=&quot;&quot;&quot;;[.B44];[.C44];[.D44];[.E44];[.F44];[.G44];[.H44];[.I44];[.J44];[.K44];[.L44];[.M44];&quot;&quot;&quot;;&quot;)" office:value-type="string" office:string-value="data[&quot;2368&quot;]=&quot;14293415985&quot;;" calcext:value-type="string">
            <text:p>data["2368"]="14293415985";</text:p>
          </table:table-cell>
        </table:table-row>
        <table:table-row table:style-name="ro1">
          <table:table-cell office:value-type="float" office:value="2378" calcext:value-type="float">
            <text:p>23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CONCATENATE(&quot;data[&quot;&quot;&quot;;[.A45];&quot;&quot;&quot;]=&quot;&quot;&quot;;[.B45];[.C45];[.D45];[.E45];[.F45];[.G45];[.H45];[.I45];[.J45];[.K45];[.L45];[.M45];&quot;&quot;&quot;;&quot;)" office:value-type="string" office:string-value="data[&quot;2378&quot;]=&quot;142934190187&quot;;" calcext:value-type="string">
            <text:p>data["2378"]="142934190187";</text:p>
          </table:table-cell>
        </table:table-row>
        <table:table-row table:style-name="ro1">
          <table:table-cell office:value-type="float" office:value="2456" calcext:value-type="float">
            <text:p>245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CONCATENATE(&quot;data[&quot;&quot;&quot;;[.A46];&quot;&quot;&quot;]=&quot;&quot;&quot;;[.B46];[.C46];[.D46];[.E46];[.F46];[.G46];[.H46];[.I46];[.J46];[.K46];[.L46];[.M46];&quot;&quot;&quot;;&quot;)" office:value-type="string" office:string-value="data[&quot;2456&quot;]=&quot;546074548191&quot;;" calcext:value-type="string">
            <text:p>data["2456"]="546074548191";</text:p>
          </table:table-cell>
        </table:table-row>
        <table:table-row table:style-name="ro1">
          <table:table-cell office:value-type="float" office:value="2457" calcext:value-type="float">
            <text:p>245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  <table:table-cell table:formula="of:=CONCATENATE(&quot;data[&quot;&quot;&quot;;[.A47];&quot;&quot;&quot;]=&quot;&quot;&quot;;[.B47];[.C47];[.D47];[.E47];[.F47];[.G47];[.H47];[.I47];[.J47];[.K47];[.L47];[.M47];&quot;&quot;&quot;;&quot;)" office:value-type="string" office:string-value="data[&quot;2457&quot;]=&quot;14293492493&quot;;" calcext:value-type="string">
            <text:p>data["2457"]="14293492493";</text:p>
          </table:table-cell>
        </table:table-row>
        <table:table-row table:style-name="ro1">
          <table:table-cell office:value-type="float" office:value="2458" calcext:value-type="float">
            <text:p>245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CONCATENATE(&quot;data[&quot;&quot;&quot;;[.A48];&quot;&quot;&quot;]=&quot;&quot;&quot;;[.B48];[.C48];[.D48];[.E48];[.F48];[.G48];[.H48];[.I48];[.J48];[.K48];[.L48];[.M48];&quot;&quot;&quot;;&quot;)" office:value-type="string" office:string-value="data[&quot;2458&quot;]=&quot;14293428923&quot;;" calcext:value-type="string">
            <text:p>data["2458"]="14293428923";</text:p>
          </table:table-cell>
        </table:table-row>
        <table:table-row table:style-name="ro1">
          <table:table-cell office:value-type="float" office:value="2467" calcext:value-type="float">
            <text:p>24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formula="of:=CONCATENATE(&quot;data[&quot;&quot;&quot;;[.A49];&quot;&quot;&quot;]=&quot;&quot;&quot;;[.B49];[.C49];[.D49];[.E49];[.F49];[.G49];[.H49];[.I49];[.J49];[.K49];[.L49];[.M49];&quot;&quot;&quot;;&quot;)" office:value-type="string" office:string-value="data[&quot;2467&quot;]=&quot;14293115987&quot;;" calcext:value-type="string">
            <text:p>data["2467"]="14293115987";</text:p>
          </table:table-cell>
        </table:table-row>
        <table:table-row table:style-name="ro1">
          <table:table-cell office:value-type="float" office:value="2458" calcext:value-type="float">
            <text:p>245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data[&quot;&quot;&quot;;[.A50];&quot;&quot;&quot;]=&quot;&quot;&quot;;[.B50];[.C50];[.D50];[.E50];[.F50];[.G50];[.H50];[.I50];[.J50];[.K50];[.L50];[.M50];&quot;&quot;&quot;;&quot;)" office:value-type="string" office:string-value="data[&quot;2458&quot;]=&quot;14293492891&quot;;" calcext:value-type="string">
            <text:p>data["2458"]="14293492891";</text:p>
          </table:table-cell>
        </table:table-row>
        <table:table-row table:style-name="ro1">
          <table:table-cell office:value-type="float" office:value="2478" calcext:value-type="float">
            <text:p>24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CONCATENATE(&quot;data[&quot;&quot;&quot;;[.A51];&quot;&quot;&quot;]=&quot;&quot;&quot;;[.B51];[.C51];[.D51];[.E51];[.F51];[.G51];[.H51];[.I51];[.J51];[.K51];[.L51];[.M51];&quot;&quot;&quot;;&quot;)" office:value-type="string" office:string-value="data[&quot;2478&quot;]=&quot;142934148181&quot;;" calcext:value-type="string">
            <text:p>data["2478"]="142934148181";</text:p>
          </table:table-cell>
        </table:table-row>
        <table:table-row table:style-name="ro1">
          <table:table-cell office:value-type="float" office:value="2567" calcext:value-type="float">
            <text:p>25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CONCATENATE(&quot;data[&quot;&quot;&quot;;[.A52];&quot;&quot;&quot;]=&quot;&quot;&quot;;[.B52];[.C52];[.D52];[.E52];[.F52];[.G52];[.H52];[.I52];[.J52];[.K52];[.L52];[.M52];&quot;&quot;&quot;;&quot;)" office:value-type="string" office:string-value="data[&quot;2567&quot;]=&quot;14293415423&quot;;" calcext:value-type="string">
            <text:p>data["2567"]="14293415423";</text:p>
          </table:table-cell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formula="of:=CONCATENATE(&quot;data[&quot;&quot;&quot;;[.A53];&quot;&quot;&quot;]=&quot;&quot;&quot;;[.B53];[.C53];[.D53];[.E53];[.F53];[.G53];[.H53];[.I53];[.J53];[.K53];[.L53];[.M53];&quot;&quot;&quot;;&quot;)" office:value-type="string" office:string-value="data[&quot;2568&quot;]=&quot;14293415416&quot;;" calcext:value-type="string">
            <text:p>data["2568"]="14293415416";</text:p>
          </table:table-cell>
        </table:table-row>
        <table:table-row table:style-name="ro1">
          <table:table-cell office:value-type="float" office:value="2578" calcext:value-type="float">
            <text:p>25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A54];&quot;&quot;&quot;]=&quot;&quot;&quot;;[.B54];[.C54];[.D54];[.E54];[.F54];[.G54];[.H54];[.I54];[.J54];[.K54];[.L54];[.M54];&quot;&quot;&quot;;&quot;)" office:value-type="string" office:string-value="data[&quot;2578&quot;]=&quot;14293420748&quot;;" calcext:value-type="string">
            <text:p>data["2578"]="14293420748";</text:p>
          </table:table-cell>
        </table:table-row>
        <table:table-row table:style-name="ro1">
          <table:table-cell office:value-type="float" office:value="2678" calcext:value-type="float">
            <text:p>26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A55];&quot;&quot;&quot;]=&quot;&quot;&quot;;[.B55];[.C55];[.D55];[.E55];[.F55];[.G55];[.H55];[.I55];[.J55];[.K55];[.L55];[.M55];&quot;&quot;&quot;;&quot;)" office:value-type="string" office:string-value="data[&quot;2678&quot;]=&quot;14293420548&quot;;" calcext:value-type="string">
            <text:p>data["2678"]="14293420548";</text:p>
          </table:table-cell>
        </table:table-row>
        <table:table-row table:style-name="ro1">
          <table:table-cell office:value-type="float" office:value="3456" calcext:value-type="float">
            <text:p>345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CONCATENATE(&quot;data[&quot;&quot;&quot;;[.A56];&quot;&quot;&quot;]=&quot;&quot;&quot;;[.B56];[.C56];[.D56];[.E56];[.F56];[.G56];[.H56];[.I56];[.J56];[.K56];[.L56];[.M56];&quot;&quot;&quot;;&quot;)" office:value-type="string" office:string-value="data[&quot;3456&quot;]=&quot;142914240590&quot;;" calcext:value-type="string">
            <text:p>data["3456"]="142914240590";</text:p>
          </table:table-cell>
        </table:table-row>
        <table:table-row table:style-name="ro1">
          <table:table-cell office:value-type="float" office:value="3457" calcext:value-type="float">
            <text:p>345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CONCATENATE(&quot;data[&quot;&quot;&quot;;[.A57];&quot;&quot;&quot;]=&quot;&quot;&quot;;[.B57];[.C57];[.D57];[.E57];[.F57];[.G57];[.H57];[.I57];[.J57];[.K57];[.L57];[.M57];&quot;&quot;&quot;;&quot;)" office:value-type="string" office:string-value="data[&quot;3457&quot;]=&quot;746959748791&quot;;" calcext:value-type="string">
            <text:p>data["3457"]="746959748791";</text:p>
          </table:table-cell>
        </table:table-row>
        <table:table-row table:style-name="ro1">
          <table:table-cell office:value-type="float" office:value="3458" calcext:value-type="float">
            <text:p>345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CONCATENATE(&quot;data[&quot;&quot;&quot;;[.A58];&quot;&quot;&quot;]=&quot;&quot;&quot;;[.B58];[.C58];[.D58];[.E58];[.F58];[.G58];[.H58];[.I58];[.J58];[.K58];[.L58];[.M58];&quot;&quot;&quot;;&quot;)" office:value-type="string" office:string-value="data[&quot;3458&quot;]=&quot;586979584591&quot;;" calcext:value-type="string">
            <text:p>data["3458"]="586979584591";</text:p>
          </table:table-cell>
        </table:table-row>
        <table:table-row table:style-name="ro1">
          <table:table-cell office:value-type="float" office:value="3467" calcext:value-type="float">
            <text:p>346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CONCATENATE(&quot;data[&quot;&quot;&quot;;[.A59];&quot;&quot;&quot;]=&quot;&quot;&quot;;[.B59];[.C59];[.D59];[.E59];[.F59];[.G59];[.H59];[.I59];[.J59];[.K59];[.L59];[.M59];&quot;&quot;&quot;;&quot;)" office:value-type="string" office:string-value="data[&quot;3467&quot;]=&quot;746959748793&quot;;" calcext:value-type="string">
            <text:p>data["3467"]="746959748793";</text:p>
          </table:table-cell>
        </table:table-row>
        <table:table-row table:style-name="ro1">
          <table:table-cell office:value-type="float" office:value="3468" calcext:value-type="float">
            <text:p>346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CONCATENATE(&quot;data[&quot;&quot;&quot;;[.A60];&quot;&quot;&quot;]=&quot;&quot;&quot;;[.B60];[.C60];[.D60];[.E60];[.F60];[.G60];[.H60];[.I60];[.J60];[.K60];[.L60];[.M60];&quot;&quot;&quot;;&quot;)" office:value-type="string" office:string-value="data[&quot;3468&quot;]=&quot;586979584593&quot;;" calcext:value-type="string">
            <text:p>data["3468"]="586979584593";</text:p>
          </table:table-cell>
        </table:table-row>
        <table:table-row table:style-name="ro1">
          <table:table-cell office:value-type="float" office:value="3478" calcext:value-type="float">
            <text:p>34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&quot;data[&quot;&quot;&quot;;[.A61];&quot;&quot;&quot;]=&quot;&quot;&quot;;[.B61];[.C61];[.D61];[.E61];[.F61];[.G61];[.H61];[.I61];[.J61];[.K61];[.L61];[.M61];&quot;&quot;&quot;;&quot;)" office:value-type="string" office:string-value="data[&quot;3478&quot;]=&quot;14293642405&quot;;" calcext:value-type="string">
            <text:p>data["3478"]="14293642405";</text:p>
          </table:table-cell>
        </table:table-row>
        <table:table-row table:style-name="ro1">
          <table:table-cell office:value-type="float" office:value="3567" calcext:value-type="float">
            <text:p>35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&quot;data[&quot;&quot;&quot;;[.A62];&quot;&quot;&quot;]=&quot;&quot;&quot;;[.B62];[.C62];[.D62];[.E62];[.F62];[.G62];[.H62];[.I62];[.J62];[.K62];[.L62];[.M62];&quot;&quot;&quot;;&quot;)" office:value-type="string" office:string-value="data[&quot;3567&quot;]=&quot;14293469790&quot;;" calcext:value-type="string">
            <text:p>data["3567"]="14293469790";</text:p>
          </table:table-cell>
        </table:table-row>
        <table:table-row table:style-name="ro1">
          <table:table-cell office:value-type="float" office:value="3568" calcext:value-type="float">
            <text:p>356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&quot;data[&quot;&quot;&quot;;[.A63];&quot;&quot;&quot;]=&quot;&quot;&quot;;[.B63];[.C63];[.D63];[.E63];[.F63];[.G63];[.H63];[.I63];[.J63];[.K63];[.L63];[.M63];&quot;&quot;&quot;;&quot;)" office:value-type="string" office:string-value="data[&quot;3568&quot;]=&quot;14293469590&quot;;" calcext:value-type="string">
            <text:p>data["3568"]="14293469590";</text:p>
          </table:table-cell>
        </table:table-row>
        <table:table-row table:style-name="ro1">
          <table:table-cell office:value-type="float" office:value="3578" calcext:value-type="float">
            <text:p>35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CONCATENATE(&quot;data[&quot;&quot;&quot;;[.A64];&quot;&quot;&quot;]=&quot;&quot;&quot;;[.B64];[.C64];[.D64];[.E64];[.F64];[.G64];[.H64];[.I64];[.J64];[.K64];[.L64];[.M64];&quot;&quot;&quot;;&quot;)" office:value-type="string" office:string-value="data[&quot;3578&quot;]=&quot;14293464803&quot;;" calcext:value-type="string">
            <text:p>data["3578"]="14293464803";</text:p>
          </table:table-cell>
        </table:table-row>
        <table:table-row table:style-name="ro1">
          <table:table-cell office:value-type="float" office:value="3678" calcext:value-type="float">
            <text:p>36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data[&quot;&quot;&quot;;[.A65];&quot;&quot;&quot;]=&quot;&quot;&quot;;[.B65];[.C65];[.D65];[.E65];[.F65];[.G65];[.H65];[.I65];[.J65];[.K65];[.L65];[.M65];&quot;&quot;&quot;;&quot;)" office:value-type="string" office:string-value="data[&quot;3678&quot;]=&quot;14293464801&quot;;" calcext:value-type="string">
            <text:p>data["3678"]="14293464801";</text:p>
          </table:table-cell>
        </table:table-row>
        <table:table-row table:style-name="ro1">
          <table:table-cell office:value-type="float" office:value="4567" calcext:value-type="float">
            <text:p>45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&quot;data[&quot;&quot;&quot;;[.A66];&quot;&quot;&quot;]=&quot;&quot;&quot;;[.B66];[.C66];[.D66];[.E66];[.F66];[.G66];[.H66];[.I66];[.J66];[.K66];[.L66];[.M66];&quot;&quot;&quot;;&quot;)" office:value-type="string" office:string-value="data[&quot;4567&quot;]=&quot;14293420590&quot;;" calcext:value-type="string">
            <text:p>data["4567"]="14293420590";</text:p>
          </table:table-cell>
        </table:table-row>
        <table:table-row table:style-name="ro1">
          <table:table-cell office:value-type="float" office:value="4568" calcext:value-type="float">
            <text:p>456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&quot;data[&quot;&quot;&quot;;[.A67];&quot;&quot;&quot;]=&quot;&quot;&quot;;[.B67];[.C67];[.D67];[.E67];[.F67];[.G67];[.H67];[.I67];[.J67];[.K67];[.L67];[.M67];&quot;&quot;&quot;;&quot;)" office:value-type="string" office:string-value="data[&quot;4568&quot;]=&quot;14293420790&quot;;" calcext:value-type="string">
            <text:p>data["4568"]="14293420790";</text:p>
          </table:table-cell>
        </table:table-row>
        <table:table-row table:style-name="ro1">
          <table:table-cell office:value-type="float" office:value="4578" calcext:value-type="float">
            <text:p>45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data[&quot;&quot;&quot;;[.A68];&quot;&quot;&quot;]=&quot;&quot;&quot;;[.B68];[.C68];[.D68];[.E68];[.F68];[.G68];[.H68];[.I68];[.J68];[.K68];[.L68];[.M68];&quot;&quot;&quot;;&quot;)" office:value-type="string" office:string-value="data[&quot;4578&quot;]=&quot;14293424891&quot;;" calcext:value-type="string">
            <text:p>data["4578"]="14293424891";</text:p>
          </table:table-cell>
        </table:table-row>
        <table:table-row table:style-name="ro1">
          <table:table-cell office:value-type="float" office:value="4678" calcext:value-type="float">
            <text:p>46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  <table:table-cell table:formula="of:=CONCATENATE(&quot;data[&quot;&quot;&quot;;[.A69];&quot;&quot;&quot;]=&quot;&quot;&quot;;[.B69];[.C69];[.D69];[.E69];[.F69];[.G69];[.H69];[.I69];[.J69];[.K69];[.L69];[.M69];&quot;&quot;&quot;;&quot;)" office:value-type="string" office:string-value="data[&quot;4678&quot;]=&quot;14293424893&quot;;" calcext:value-type="string">
            <text:p>data["4678"]="14293424893";</text:p>
          </table:table-cell>
        </table:table-row>
        <table:table-row table:style-name="ro1">
          <table:table-cell office:value-type="float" office:value="5678" calcext:value-type="float">
            <text:p>56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data[&quot;&quot;&quot;;[.A70];&quot;&quot;&quot;]=&quot;&quot;&quot;;[.B70];[.C70];[.D70];[.E70];[.F70];[.G70];[.H70];[.I70];[.J70];[.K70];[.L70];[.M70];&quot;&quot;&quot;;&quot;)" office:value-type="string" office:string-value="data[&quot;5678&quot;]=&quot;14293642491&quot;;" calcext:value-type="string">
            <text:p>data["5678"]="14293642491";</text:p>
          </table:table-cell>
        </table:table-row>
      </table:table>
      <table:table table:name="Sheet4" table:style-name="ta1">
        <table:table-column table:style-name="co1" table:number-columns-repeated="14" table:default-cell-style-name="Default"/>
        <table:table-column table:style-name="co1" table:default-cell-style-name="ce1"/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CONCATENATE(&quot;data[&quot;&quot;&quot;;[.A1];&quot;&quot;&quot;]=&quot;&quot;&quot;;[.B1];[.C1];[.D1];[.E1];[.F1];[.G1];[.H1];[.I1];[.J1];[.K1];[.L1];[.M1];[.N1];&quot;&quot;&quot;;&quot;)" office:value-type="string" office:string-value="data[&quot;1234&quot;]=&quot;14291424914&quot;;" calcext:value-type="string">
            <text:p>data["1234"]="14291424914";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CONCATENATE(&quot;data[&quot;&quot;&quot;;[.A2];&quot;&quot;&quot;]=&quot;&quot;&quot;;[.B2];[.C2];[.D2];[.E2];[.F2];[.G2];[.H2];[.I2];[.J2];[.K2];[.L2];[.M2];[.N2];&quot;&quot;&quot;;&quot;)" office:value-type="string" office:string-value="data[&quot;1235&quot;]=&quot;14293429164&quot;;" calcext:value-type="string">
            <text:p>data["1235"]="14293429164";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CONCATENATE(&quot;data[&quot;&quot;&quot;;[.A3];&quot;&quot;&quot;]=&quot;&quot;&quot;;[.B3];[.C3];[.D3];[.E3];[.F3];[.G3];[.H3];[.I3];[.J3];[.K3];[.L3];[.M3];[.N3];&quot;&quot;&quot;;&quot;)" office:value-type="string" office:string-value="data[&quot;1236&quot;]=&quot;14293415858&quot;;" calcext:value-type="string">
            <text:p>data["1236"]="14293415858";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CONCATENATE(&quot;data[&quot;&quot;&quot;;[.A4];&quot;&quot;&quot;]=&quot;&quot;&quot;;[.B4];[.C4];[.D4];[.E4];[.F4];[.G4];[.H4];[.I4];[.J4];[.K4];[.L4];[.M4];[.N4];&quot;&quot;&quot;;&quot;)" office:value-type="string" office:string-value="data[&quot;1237&quot;]=&quot;14293415854&quot;;" calcext:value-type="string">
            <text:p>data["1237"]="14293415854";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CONCATENATE(&quot;data[&quot;&quot;&quot;;[.A5];&quot;&quot;&quot;]=&quot;&quot;&quot;;[.B5];[.C5];[.D5];[.E5];[.F5];[.G5];[.H5];[.I5];[.J5];[.K5];[.L5];[.M5];[.N5];&quot;&quot;&quot;;&quot;)" office:value-type="string" office:string-value="data[&quot;1238&quot;]=&quot;14293429168&quot;;" calcext:value-type="string">
            <text:p>data["1238"]="14293429168";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NCATENATE(&quot;data[&quot;&quot;&quot;;[.A6];&quot;&quot;&quot;]=&quot;&quot;&quot;;[.B6];[.C6];[.D6];[.E6];[.F6];[.G6];[.H6];[.I6];[.J6];[.K6];[.L6];[.M6];[.N6];&quot;&quot;&quot;;&quot;)" office:value-type="string" office:string-value="data[&quot;1245&quot;]=&quot;14293429140&quot;;" calcext:value-type="string">
            <text:p>data["1245"]="14293429140";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CONCATENATE(&quot;data[&quot;&quot;&quot;;[.A7];&quot;&quot;&quot;]=&quot;&quot;&quot;;[.B7];[.C7];[.D7];[.E7];[.F7];[.G7];[.H7];[.I7];[.J7];[.K7];[.L7];[.M7];[.N7];&quot;&quot;&quot;;&quot;)" office:value-type="string" office:string-value="data[&quot;1246&quot;]=&quot;14293415878&quot;;" calcext:value-type="string">
            <text:p>data["1246"]="14293415878";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CONCATENATE(&quot;data[&quot;&quot;&quot;;[.A8];&quot;&quot;&quot;]=&quot;&quot;&quot;;[.B8];[.C8];[.D8];[.E8];[.F8];[.G8];[.H8];[.I8];[.J8];[.K8];[.L8];[.M8];[.N8];&quot;&quot;&quot;;&quot;)" office:value-type="string" office:string-value="data[&quot;1247&quot;]=&quot;14293415874&quot;;" calcext:value-type="string">
            <text:p>data["1247"]="14293415874";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CONCATENATE(&quot;data[&quot;&quot;&quot;;[.A9];&quot;&quot;&quot;]=&quot;&quot;&quot;;[.B9];[.C9];[.D9];[.E9];[.F9];[.G9];[.H9];[.I9];[.J9];[.K9];[.L9];[.M9];[.N9];&quot;&quot;&quot;;&quot;)" office:value-type="string" office:string-value="data[&quot;1248&quot;]=&quot;14291429106&quot;;" calcext:value-type="string">
            <text:p>data["1248"]="14291429106";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&quot;data[&quot;&quot;&quot;;[.A10];&quot;&quot;&quot;]=&quot;&quot;&quot;;[.B10];[.C10];[.D10];[.E10];[.F10];[.G10];[.H10];[.I10];[.J10];[.K10];[.L10];[.M10];[.N10];&quot;&quot;&quot;;&quot;)" office:value-type="string" office:string-value="data[&quot;1256&quot;]=&quot;142974249380&quot;;" calcext:value-type="string">
            <text:p>data["1256"]="142974249380";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CONCATENATE(&quot;data[&quot;&quot;&quot;;[.A11];&quot;&quot;&quot;]=&quot;&quot;&quot;;[.B11];[.C11];[.D11];[.E11];[.F11];[.G11];[.H11];[.I11];[.J11];[.K11];[.L11];[.M11];[.N11];&quot;&quot;&quot;;&quot;)" office:value-type="string" office:string-value="data[&quot;1257&quot;]=&quot;14291424054&quot;;" calcext:value-type="string">
            <text:p>data["1257"]="14291424054";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data[&quot;&quot;&quot;;[.A12];&quot;&quot;&quot;]=&quot;&quot;&quot;;[.B12];[.C12];[.D12];[.E12];[.F12];[.G12];[.H12];[.I12];[.J12];[.K12];[.L12];[.M12];[.N12];&quot;&quot;&quot;;&quot;)" office:value-type="string" office:string-value="data[&quot;1258&quot;]=&quot;142974249302&quot;;" calcext:value-type="string">
            <text:p>data["1258"]="142974249302";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formula="of:=CONCATENATE(&quot;data[&quot;&quot;&quot;;[.A13];&quot;&quot;&quot;]=&quot;&quot;&quot;;[.B13];[.C13];[.D13];[.E13];[.F13];[.G13];[.H13];[.I13];[.J13];[.K13];[.L13];[.M13];[.N13];&quot;&quot;&quot;;&quot;)" office:value-type="string" office:string-value="data[&quot;1267&quot;]=&quot;142974249306&quot;;" calcext:value-type="string">
            <text:p>data["1267"]="142974249306";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CONCATENATE(&quot;data[&quot;&quot;&quot;;[.A14];&quot;&quot;&quot;]=&quot;&quot;&quot;;[.B14];[.C14];[.D14];[.E14];[.F14];[.G14];[.H14];[.I14];[.J14];[.K14];[.L14];[.M14];[.N14];&quot;&quot;&quot;;&quot;)" office:value-type="string" office:string-value="data[&quot;1268&quot;]=&quot;14291424058&quot;;" calcext:value-type="string">
            <text:p>data["1268"]="14291424058";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&quot;data[&quot;&quot;&quot;;[.A15];&quot;&quot;&quot;]=&quot;&quot;&quot;;[.B15];[.C15];[.D15];[.E15];[.F15];[.G15];[.H15];[.I15];[.J15];[.K15];[.L15];[.M15];[.N15];&quot;&quot;&quot;;&quot;)" office:value-type="string" office:string-value="data[&quot;1278&quot;]=&quot;142974249340&quot;;" calcext:value-type="string">
            <text:p>data["1278"]="142974249340";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CONCATENATE(&quot;data[&quot;&quot;&quot;;[.A16];&quot;&quot;&quot;]=&quot;&quot;&quot;;[.B16];[.C16];[.D16];[.E16];[.F16];[.G16];[.H16];[.I16];[.J16];[.K16];[.L16];[.M16];[.N16];&quot;&quot;&quot;;&quot;)" office:value-type="string" office:string-value="data[&quot;1345&quot;]=&quot;14293429392&quot;;" calcext:value-type="string">
            <text:p>data["1345"]="14293429392";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CONCATENATE(&quot;data[&quot;&quot;&quot;;[.A17];&quot;&quot;&quot;]=&quot;&quot;&quot;;[.B17];[.C17];[.D17];[.E17];[.F17];[.G17];[.H17];[.I17];[.J17];[.K17];[.L17];[.M17];[.N17];&quot;&quot;&quot;;&quot;)" office:value-type="string" office:string-value="data[&quot;1346&quot;]=&quot;14293429192&quot;;" calcext:value-type="string">
            <text:p>data["1346"]="14293429192";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NCATENATE(&quot;data[&quot;&quot;&quot;;[.A18];&quot;&quot;&quot;]=&quot;&quot;&quot;;[.B18];[.C18];[.D18];[.E18];[.F18];[.G18];[.H18];[.I18];[.J18];[.K18];[.L18];[.M18];[.N18];&quot;&quot;&quot;;&quot;)" office:value-type="string" office:string-value="data[&quot;1347&quot;]=&quot;14293460140&quot;;" calcext:value-type="string">
            <text:p>data["1347"]="14293460140";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NCATENATE(&quot;data[&quot;&quot;&quot;;[.A19];&quot;&quot;&quot;]=&quot;&quot;&quot;;[.B19];[.C19];[.D19];[.E19];[.F19];[.G19];[.H19];[.I19];[.J19];[.K19];[.L19];[.M19];[.N19];&quot;&quot;&quot;;&quot;)" office:value-type="string" office:string-value="data[&quot;1348&quot;]=&quot;14293460380&quot;;" calcext:value-type="string">
            <text:p>data["1348"]="14293460380";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data[&quot;&quot;&quot;;[.A20];&quot;&quot;&quot;]=&quot;&quot;&quot;;[.B20];[.C20];[.D20];[.E20];[.F20];[.G20];[.H20];[.I20];[.J20];[.K20];[.L20];[.M20];[.N20];&quot;&quot;&quot;;&quot;)" office:value-type="string" office:string-value="data[&quot;1356&quot;]=&quot;142919204192&quot;;" calcext:value-type="string">
            <text:p>data["1356"]="142919204192";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CONCATENATE(&quot;data[&quot;&quot;&quot;;[.A21];&quot;&quot;&quot;]=&quot;&quot;&quot;;[.B21];[.C21];[.D21];[.E21];[.F21];[.G21];[.H21];[.I21];[.J21];[.K21];[.L21];[.M21];[.N21];&quot;&quot;&quot;;&quot;)" office:value-type="string" office:string-value="data[&quot;1357&quot;]=&quot;7469547483034&quot;;" calcext:value-type="string">
            <text:p>data["1357"]="7469547483034";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CONCATENATE(&quot;data[&quot;&quot;&quot;;[.A22];&quot;&quot;&quot;]=&quot;&quot;&quot;;[.B22];[.C22];[.D22];[.E22];[.F22];[.G22];[.H22];[.I22];[.J22];[.K22];[.L22];[.M22];[.N22];&quot;&quot;&quot;;&quot;)" office:value-type="string" office:string-value="data[&quot;1358&quot;]=&quot;14293464954&quot;;" calcext:value-type="string">
            <text:p>data["1358"]="14293464954";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CONCATENATE(&quot;data[&quot;&quot;&quot;;[.A23];&quot;&quot;&quot;]=&quot;&quot;&quot;;[.B23];[.C23];[.D23];[.E23];[.F23];[.G23];[.H23];[.I23];[.J23];[.K23];[.L23];[.M23];[.N23];&quot;&quot;&quot;;&quot;)" office:value-type="string" office:string-value="data[&quot;1367&quot;]=&quot;14293464014&quot;;" calcext:value-type="string">
            <text:p>data["1367"]="14293464014";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CONCATENATE(&quot;data[&quot;&quot;&quot;;[.A24];&quot;&quot;&quot;]=&quot;&quot;&quot;;[.B24];[.C24];[.D24];[.E24];[.F24];[.G24];[.H24];[.I24];[.J24];[.K24];[.L24];[.M24];[.N24];&quot;&quot;&quot;;&quot;)" office:value-type="string" office:string-value="data[&quot;1368&quot;]=&quot;5869785841018&quot;;" calcext:value-type="string">
            <text:p>data["1368"]="5869785841018";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table:formula="of:=CONCATENATE(&quot;data[&quot;&quot;&quot;;[.A25];&quot;&quot;&quot;]=&quot;&quot;&quot;;[.B25];[.C25];[.D25];[.E25];[.F25];[.G25];[.H25];[.I25];[.J25];[.K25];[.L25];[.M25];[.N25];&quot;&quot;&quot;;&quot;)" office:value-type="string" office:string-value="data[&quot;1378&quot;]=&quot;142919298596&quot;;" calcext:value-type="string">
            <text:p>data["1378"]="142919298596";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CONCATENATE(&quot;data[&quot;&quot;&quot;;[.A26];&quot;&quot;&quot;]=&quot;&quot;&quot;;[.B26];[.C26];[.D26];[.E26];[.F26];[.G26];[.H26];[.I26];[.J26];[.K26];[.L26];[.M26];[.N26];&quot;&quot;&quot;;&quot;)" office:value-type="string" office:string-value="data[&quot;1456&quot;]=&quot;14293424914&quot;;" calcext:value-type="string">
            <text:p>data["1456"]="14293424914";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&quot;data[&quot;&quot;&quot;;[.A27];&quot;&quot;&quot;]=&quot;&quot;&quot;;[.B27];[.C27];[.D27];[.E27];[.F27];[.G27];[.H27];[.I27];[.J27];[.K27];[.L27];[.M27];[.N27];&quot;&quot;&quot;;&quot;)" office:value-type="string" office:string-value="data[&quot;1457&quot;]=&quot;142914210540&quot;;" calcext:value-type="string">
            <text:p>data["1457"]="142914210540";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CONCATENATE(&quot;data[&quot;&quot;&quot;;[.A28];&quot;&quot;&quot;]=&quot;&quot;&quot;;[.B28];[.C28];[.D28];[.E28];[.F28];[.G28];[.H28];[.I28];[.J28];[.K28];[.L28];[.M28];[.N28];&quot;&quot;&quot;;&quot;)" office:value-type="string" office:string-value="data[&quot;1458&quot;]=&quot;142974924934&quot;;" calcext:value-type="string">
            <text:p>data["1458"]="142974924934";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CONCATENATE(&quot;data[&quot;&quot;&quot;;[.A29];&quot;&quot;&quot;]=&quot;&quot;&quot;;[.B29];[.C29];[.D29];[.E29];[.F29];[.G29];[.H29];[.I29];[.J29];[.K29];[.L29];[.M29];[.N29];&quot;&quot;&quot;;&quot;)" office:value-type="string" office:string-value="data[&quot;1467&quot;]=&quot;142974928914&quot;;" calcext:value-type="string">
            <text:p>data["1467"]="142974928914";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data[&quot;&quot;&quot;;[.A30];&quot;&quot;&quot;]=&quot;&quot;&quot;;[.B30];[.C30];[.D30];[.E30];[.F30];[.G30];[.H30];[.I30];[.J30];[.K30];[.L30];[.M30];[.N30];&quot;&quot;&quot;;&quot;)" office:value-type="string" office:string-value="data[&quot;1468&quot;]=&quot;142974249192&quot;;" calcext:value-type="string">
            <text:p>data["1468"]="142974249192";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CONCATENATE(&quot;data[&quot;&quot;&quot;;[.A31];&quot;&quot;&quot;]=&quot;&quot;&quot;;[.B31];[.C31];[.D31];[.E31];[.F31];[.G31];[.H31];[.I31];[.J31];[.K31];[.L31];[.M31];[.N31];&quot;&quot;&quot;;&quot;)" office:value-type="string" office:string-value="data[&quot;1478&quot;]=&quot;14293424918&quot;;" calcext:value-type="string">
            <text:p>data["1478"]="14293424918";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CONCATENATE(&quot;data[&quot;&quot;&quot;;[.A32];&quot;&quot;&quot;]=&quot;&quot;&quot;;[.B32];[.C32];[.D32];[.E32];[.F32];[.G32];[.H32];[.I32];[.J32];[.K32];[.L32];[.M32];[.N32];&quot;&quot;&quot;;&quot;)" office:value-type="string" office:string-value="data[&quot;1567&quot;]=&quot;14293415434&quot;;" calcext:value-type="string">
            <text:p>data["1567"]="14293415434";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CONCATENATE(&quot;data[&quot;&quot;&quot;;[.A33];&quot;&quot;&quot;]=&quot;&quot;&quot;;[.B33];[.C33];[.D33];[.E33];[.F33];[.G33];[.H33];[.I33];[.J33];[.K33];[.L33];[.M33];[.N33];&quot;&quot;&quot;;&quot;)" office:value-type="string" office:string-value="data[&quot;1568&quot;]=&quot;14293420278&quot;;" calcext:value-type="string">
            <text:p>data["1568"]="14293420278";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CONCATENATE(&quot;data[&quot;&quot;&quot;;[.A34];&quot;&quot;&quot;]=&quot;&quot;&quot;;[.B34];[.C34];[.D34];[.E34];[.F34];[.G34];[.H34];[.I34];[.J34];[.K34];[.L34];[.M34];[.N34];&quot;&quot;&quot;;&quot;)" office:value-type="string" office:string-value="data[&quot;1578&quot;]=&quot;14293420274&quot;;" calcext:value-type="string">
            <text:p>data["1578"]="14293420274";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CONCATENATE(&quot;data[&quot;&quot;&quot;;[.A35];&quot;&quot;&quot;]=&quot;&quot;&quot;;[.B35];[.C35];[.D35];[.E35];[.F35];[.G35];[.H35];[.I35];[.J35];[.K35];[.L35];[.M35];[.N35];&quot;&quot;&quot;;&quot;)" office:value-type="string" office:string-value="data[&quot;1678&quot;]=&quot;14293415438&quot;;" calcext:value-type="string">
            <text:p>data["1678"]="14293415438";</text:p>
          </table:table-cell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CONCATENATE(&quot;data[&quot;&quot;&quot;;[.A36];&quot;&quot;&quot;]=&quot;&quot;&quot;;[.B36];[.C36];[.D36];[.E36];[.F36];[.G36];[.H36];[.I36];[.J36];[.K36];[.L36];[.M36];[.N36];&quot;&quot;&quot;;&quot;)" office:value-type="string" office:string-value="data[&quot;2345&quot;]=&quot;14293429149&quot;;" calcext:value-type="string">
            <text:p>data["2345"]="14293429149";</text:p>
          </table:table-cell>
        </table:table-row>
        <table:table-row table:style-name="ro1">
          <table:table-cell office:value-type="float" office:value="2346" calcext:value-type="float">
            <text:p>234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CONCATENATE(&quot;data[&quot;&quot;&quot;;[.A37];&quot;&quot;&quot;]=&quot;&quot;&quot;;[.B37];[.C37];[.D37];[.E37];[.F37];[.G37];[.H37];[.I37];[.J37];[.K37];[.L37];[.M37];[.N37];&quot;&quot;&quot;;&quot;)" office:value-type="string" office:string-value="data[&quot;2346&quot;]=&quot;14293429389&quot;;" calcext:value-type="string">
            <text:p>data["2346"]="14293429389";</text:p>
          </table:table-cell>
        </table:table-row>
        <table:table-row table:style-name="ro1">
          <table:table-cell office:value-type="float" office:value="2347" calcext:value-type="float">
            <text:p>234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CONCATENATE(&quot;data[&quot;&quot;&quot;;[.A38];&quot;&quot;&quot;]=&quot;&quot;&quot;;[.B38];[.C38];[.D38];[.E38];[.F38];[.G38];[.H38];[.I38];[.J38];[.K38];[.L38];[.M38];[.N38];&quot;&quot;&quot;;&quot;)" office:value-type="string" office:string-value="data[&quot;2347&quot;]=&quot;14293429349&quot;;" calcext:value-type="string">
            <text:p>data["2347"]="14293429349";</text:p>
          </table:table-cell>
        </table:table-row>
        <table:table-row table:style-name="ro1">
          <table:table-cell office:value-type="float" office:value="2348" calcext:value-type="float">
            <text:p>234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CONCATENATE(&quot;data[&quot;&quot;&quot;;[.A39];&quot;&quot;&quot;]=&quot;&quot;&quot;;[.B39];[.C39];[.D39];[.E39];[.F39];[.G39];[.H39];[.I39];[.J39];[.K39];[.L39];[.M39];[.N39];&quot;&quot;&quot;;&quot;)" office:value-type="string" office:string-value="data[&quot;2348&quot;]=&quot;14293429189&quot;;" calcext:value-type="string">
            <text:p>data["2348"]="14293429189";</text:p>
          </table:table-cell>
        </table:table-row>
        <table:table-row table:style-name="ro1">
          <table:table-cell office:value-type="float" office:value="2356" calcext:value-type="float">
            <text:p>235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CONCATENATE(&quot;data[&quot;&quot;&quot;;[.A40];&quot;&quot;&quot;]=&quot;&quot;&quot;;[.B40];[.C40];[.D40];[.E40];[.F40];[.G40];[.H40];[.I40];[.J40];[.K40];[.L40];[.M40];[.N40];&quot;&quot;&quot;;&quot;)" office:value-type="string" office:string-value="data[&quot;2356&quot;]=&quot;14293424054&quot;;" calcext:value-type="string">
            <text:p>data["2356"]="14293424054";</text:p>
          </table:table-cell>
        </table:table-row>
        <table:table-row table:style-name="ro1">
          <table:table-cell office:value-type="float" office:value="2357" calcext:value-type="float">
            <text:p>235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  <table:table-cell table:formula="of:=CONCATENATE(&quot;data[&quot;&quot;&quot;;[.A41];&quot;&quot;&quot;]=&quot;&quot;&quot;;[.B41];[.C41];[.D41];[.E41];[.F41];[.G41];[.H41];[.I41];[.J41];[.K41];[.L41];[.M41];[.N41];&quot;&quot;&quot;;&quot;)" office:value-type="string" office:string-value="data[&quot;2357&quot;]=&quot;142914240549&quot;;" calcext:value-type="string">
            <text:p>data["2357"]="142914240549";</text:p>
          </table:table-cell>
        </table:table-row>
        <table:table-row table:style-name="ro1">
          <table:table-cell office:value-type="float" office:value="2358" calcext:value-type="float">
            <text:p>235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CONCATENATE(&quot;data[&quot;&quot;&quot;;[.A42];&quot;&quot;&quot;]=&quot;&quot;&quot;;[.B42];[.C42];[.D42];[.E42];[.F42];[.G42];[.H42];[.I42];[.J42];[.K42];[.L42];[.M42];[.N42];&quot;&quot;&quot;;&quot;)" office:value-type="string" office:string-value="data[&quot;2358&quot;]=&quot;142974928054&quot;;" calcext:value-type="string">
            <text:p>data["2358"]="142974928054";</text:p>
          </table:table-cell>
        </table:table-row>
        <table:table-row table:style-name="ro1">
          <table:table-cell office:value-type="float" office:value="2367" calcext:value-type="float">
            <text:p>23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table:formula="of:=CONCATENATE(&quot;data[&quot;&quot;&quot;;[.A43];&quot;&quot;&quot;]=&quot;&quot;&quot;;[.B43];[.C43];[.D43];[.E43];[.F43];[.G43];[.H43];[.I43];[.J43];[.K43];[.L43];[.M43];[.N43];&quot;&quot;&quot;;&quot;)" office:value-type="string" office:string-value="data[&quot;2367&quot;]=&quot;141974924074&quot;;" calcext:value-type="string">
            <text:p>data["2367"]="141974924074";</text:p>
          </table:table-cell>
        </table:table-row>
        <table:table-row table:style-name="ro1">
          <table:table-cell office:value-type="float" office:value="2368" calcext:value-type="float">
            <text:p>236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&quot;data[&quot;&quot;&quot;;[.A44];&quot;&quot;&quot;]=&quot;&quot;&quot;;[.B44];[.C44];[.D44];[.E44];[.F44];[.G44];[.H44];[.I44];[.J44];[.K44];[.L44];[.M44];[.N44];&quot;&quot;&quot;;&quot;)" office:value-type="string" office:string-value="data[&quot;2368&quot;]=&quot;142919298540&quot;;" calcext:value-type="string">
            <text:p>data["2368"]="142919298540";</text:p>
          </table:table-cell>
        </table:table-row>
        <table:table-row table:style-name="ro1">
          <table:table-cell office:value-type="float" office:value="2378" calcext:value-type="float">
            <text:p>23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CONCATENATE(&quot;data[&quot;&quot;&quot;;[.A45];&quot;&quot;&quot;]=&quot;&quot;&quot;;[.B45];[.C45];[.D45];[.E45];[.F45];[.G45];[.H45];[.I45];[.J45];[.K45];[.L45];[.M45];[.N45];&quot;&quot;&quot;;&quot;)" office:value-type="string" office:string-value="data[&quot;2378&quot;]=&quot;14293424058&quot;;" calcext:value-type="string">
            <text:p>data["2378"]="14293424058";</text:p>
          </table:table-cell>
        </table:table-row>
        <table:table-row table:style-name="ro1">
          <table:table-cell office:value-type="float" office:value="2456" calcext:value-type="float">
            <text:p>245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table:formula="of:=CONCATENATE(&quot;data[&quot;&quot;&quot;;[.A46];&quot;&quot;&quot;]=&quot;&quot;&quot;;[.B46];[.C46];[.D46];[.E46];[.F46];[.G46];[.H46];[.I46];[.J46];[.K46];[.L46];[.M46];[.N46];&quot;&quot;&quot;;&quot;)" office:value-type="string" office:string-value="data[&quot;2456&quot;]=&quot;142919204196&quot;;" calcext:value-type="string">
            <text:p>data["2456"]="142919204196";</text:p>
          </table:table-cell>
        </table:table-row>
        <table:table-row table:style-name="ro1">
          <table:table-cell office:value-type="float" office:value="2457" calcext:value-type="float">
            <text:p>245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CONCATENATE(&quot;data[&quot;&quot;&quot;;[.A47];&quot;&quot;&quot;]=&quot;&quot;&quot;;[.B47];[.C47];[.D47];[.E47];[.F47];[.G47];[.H47];[.I47];[.J47];[.K47];[.L47];[.M47];[.N47];&quot;&quot;&quot;;&quot;)" office:value-type="string" office:string-value="data[&quot;2457&quot;]=&quot;5460745481914&quot;;" calcext:value-type="string">
            <text:p>data["2457"]="5460745481914";</text:p>
          </table:table-cell>
        </table:table-row>
        <table:table-row table:style-name="ro1">
          <table:table-cell office:value-type="float" office:value="2458" calcext:value-type="float">
            <text:p>245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CONCATENATE(&quot;data[&quot;&quot;&quot;;[.A48];&quot;&quot;&quot;]=&quot;&quot;&quot;;[.B48];[.C48];[.D48];[.E48];[.F48];[.G48];[.H48];[.I48];[.J48];[.K48];[.L48];[.M48];[.N48];&quot;&quot;&quot;;&quot;)" office:value-type="string" office:string-value="data[&quot;2458&quot;]=&quot;14293424074&quot;;" calcext:value-type="string">
            <text:p>data["2458"]="14293424074";</text:p>
          </table:table-cell>
        </table:table-row>
        <table:table-row table:style-name="ro1">
          <table:table-cell office:value-type="float" office:value="2467" calcext:value-type="float">
            <text:p>24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CONCATENATE(&quot;data[&quot;&quot;&quot;;[.A49];&quot;&quot;&quot;]=&quot;&quot;&quot;;[.B49];[.C49];[.D49];[.E49];[.F49];[.G49];[.H49];[.I49];[.J49];[.K49];[.L49];[.M49];[.N49];&quot;&quot;&quot;;&quot;)" office:value-type="string" office:string-value="data[&quot;2467&quot;]=&quot;14293424934&quot;;" calcext:value-type="string">
            <text:p>data["2467"]="14293424934";</text:p>
          </table:table-cell>
        </table:table-row>
        <table:table-row table:style-name="ro1">
          <table:table-cell office:value-type="float" office:value="2458" calcext:value-type="float">
            <text:p>245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CONCATENATE(&quot;data[&quot;&quot;&quot;;[.A50];&quot;&quot;&quot;]=&quot;&quot;&quot;;[.B50];[.C50];[.D50];[.E50];[.F50];[.G50];[.H50];[.I50];[.J50];[.K50];[.L50];[.M50];[.N50];&quot;&quot;&quot;;&quot;)" office:value-type="string" office:string-value="data[&quot;2458&quot;]=&quot;7860587843938&quot;;" calcext:value-type="string">
            <text:p>data["2458"]="7860587843938";</text:p>
          </table:table-cell>
        </table:table-row>
        <table:table-row table:style-name="ro1">
          <table:table-cell office:value-type="float" office:value="2478" calcext:value-type="float">
            <text:p>24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data[&quot;&quot;&quot;;[.A51];&quot;&quot;&quot;]=&quot;&quot;&quot;;[.B51];[.C51];[.D51];[.E51];[.F51];[.G51];[.H51];[.I51];[.J51];[.K51];[.L51];[.M51];[.N51];&quot;&quot;&quot;;&quot;)" office:value-type="string" office:string-value="data[&quot;2478&quot;]=&quot;142914289192&quot;;" calcext:value-type="string">
            <text:p>data["2478"]="142914289192";</text:p>
          </table:table-cell>
        </table:table-row>
        <table:table-row table:style-name="ro1">
          <table:table-cell office:value-type="float" office:value="2567" calcext:value-type="float">
            <text:p>25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CONCATENATE(&quot;data[&quot;&quot;&quot;;[.A52];&quot;&quot;&quot;]=&quot;&quot;&quot;;[.B52];[.C52];[.D52];[.E52];[.F52];[.G52];[.H52];[.I52];[.J52];[.K52];[.L52];[.M52];[.N52];&quot;&quot;&quot;;&quot;)" office:value-type="string" office:string-value="data[&quot;2567&quot;]=&quot;14293415414&quot;;" calcext:value-type="string">
            <text:p>data["2567"]="14293415414";</text:p>
          </table:table-cell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CONCATENATE(&quot;data[&quot;&quot;&quot;;[.A53];&quot;&quot;&quot;]=&quot;&quot;&quot;;[.B53];[.C53];[.D53];[.E53];[.F53];[.G53];[.H53];[.I53];[.J53];[.K53];[.L53];[.M53];[.N53];&quot;&quot;&quot;;&quot;)" office:value-type="string" office:string-value="data[&quot;2568&quot;]=&quot;14293420596&quot;;" calcext:value-type="string">
            <text:p>data["2568"]="14293420596";</text:p>
          </table:table-cell>
        </table:table-row>
        <table:table-row table:style-name="ro1">
          <table:table-cell office:value-type="float" office:value="2578" calcext:value-type="float">
            <text:p>25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CONCATENATE(&quot;data[&quot;&quot;&quot;;[.A54];&quot;&quot;&quot;]=&quot;&quot;&quot;;[.B54];[.C54];[.D54];[.E54];[.F54];[.G54];[.H54];[.I54];[.J54];[.K54];[.L54];[.M54];[.N54];&quot;&quot;&quot;;&quot;)" office:value-type="string" office:string-value="data[&quot;2578&quot;]=&quot;14293420749&quot;;" calcext:value-type="string">
            <text:p>data["2578"]="14293420749";</text:p>
          </table:table-cell>
        </table:table-row>
        <table:table-row table:style-name="ro1">
          <table:table-cell office:value-type="float" office:value="2678" calcext:value-type="float">
            <text:p>26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CONCATENATE(&quot;data[&quot;&quot;&quot;;[.A55];&quot;&quot;&quot;]=&quot;&quot;&quot;;[.B55];[.C55];[.D55];[.E55];[.F55];[.G55];[.H55];[.I55];[.J55];[.K55];[.L55];[.M55];[.N55];&quot;&quot;&quot;;&quot;)" office:value-type="string" office:string-value="data[&quot;2678&quot;]=&quot;14293415418&quot;;" calcext:value-type="string">
            <text:p>data["2678"]="14293415418";</text:p>
          </table:table-cell>
        </table:table-row>
        <table:table-row table:style-name="ro1">
          <table:table-cell office:value-type="float" office:value="3456" calcext:value-type="float">
            <text:p>345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table:formula="of:=CONCATENATE(&quot;data[&quot;&quot;&quot;;[.A56];&quot;&quot;&quot;]=&quot;&quot;&quot;;[.B56];[.C56];[.D56];[.E56];[.F56];[.G56];[.H56];[.I56];[.J56];[.K56];[.L56];[.M56];[.N56];&quot;&quot;&quot;;&quot;)" office:value-type="string" office:string-value="data[&quot;3456&quot;]=&quot;142974249389&quot;;" calcext:value-type="string">
            <text:p>data["3456"]="142974249389";</text:p>
          </table:table-cell>
        </table:table-row>
        <table:table-row table:style-name="ro1">
          <table:table-cell office:value-type="float" office:value="3457" calcext:value-type="float">
            <text:p>345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A57];&quot;&quot;&quot;]=&quot;&quot;&quot;;[.B57];[.C57];[.D57];[.E57];[.F57];[.G57];[.H57];[.I57];[.J57];[.K57];[.L57];[.M57];[.N57];&quot;&quot;&quot;;&quot;)" office:value-type="string" office:string-value="data[&quot;3457&quot;]=&quot;142914150858&quot;;" calcext:value-type="string">
            <text:p>data["3457"]="142914150858";</text:p>
          </table:table-cell>
        </table:table-row>
        <table:table-row table:style-name="ro1">
          <table:table-cell office:value-type="float" office:value="3458" calcext:value-type="float">
            <text:p>345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formula="of:=CONCATENATE(&quot;data[&quot;&quot;&quot;;[.A58];&quot;&quot;&quot;]=&quot;&quot;&quot;;[.B58];[.C58];[.D58];[.E58];[.F58];[.G58];[.H58];[.I58];[.J58];[.K58];[.L58];[.M58];[.N58];&quot;&quot;&quot;;&quot;)" office:value-type="string" office:string-value="data[&quot;3458&quot;]=&quot;746914649506&quot;;" calcext:value-type="string">
            <text:p>data["3458"]="746914649506";</text:p>
          </table:table-cell>
        </table:table-row>
        <table:table-row table:style-name="ro1">
          <table:table-cell office:value-type="float" office:value="3467" calcext:value-type="float">
            <text:p>346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formula="of:=CONCATENATE(&quot;data[&quot;&quot;&quot;;[.A59];&quot;&quot;&quot;]=&quot;&quot;&quot;;[.B59];[.C59];[.D59];[.E59];[.F59];[.G59];[.H59];[.I59];[.J59];[.K59];[.L59];[.M59];[.N59];&quot;&quot;&quot;;&quot;)" office:value-type="string" office:string-value="data[&quot;3467&quot;]=&quot;586938689706&quot;;" calcext:value-type="string">
            <text:p>data["3467"]="586938689706";</text:p>
          </table:table-cell>
        </table:table-row>
        <table:table-row table:style-name="ro1">
          <table:table-cell office:value-type="float" office:value="3468" calcext:value-type="float">
            <text:p>346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CONCATENATE(&quot;data[&quot;&quot;&quot;;[.A60];&quot;&quot;&quot;]=&quot;&quot;&quot;;[.B60];[.C60];[.D60];[.E60];[.F60];[.G60];[.H60];[.I60];[.J60];[.K60];[.L60];[.M60];[.N60];&quot;&quot;&quot;;&quot;)" office:value-type="string" office:string-value="data[&quot;3468&quot;]=&quot;142914150854&quot;;" calcext:value-type="string">
            <text:p>data["3468"]="142914150854";</text:p>
          </table:table-cell>
        </table:table-row>
        <table:table-row table:style-name="ro1">
          <table:table-cell office:value-type="float" office:value="3478" calcext:value-type="float">
            <text:p>34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  <table:table-cell table:formula="of:=CONCATENATE(&quot;data[&quot;&quot;&quot;;[.A61];&quot;&quot;&quot;]=&quot;&quot;&quot;;[.B61];[.C61];[.D61];[.E61];[.F61];[.G61];[.H61];[.I61];[.J61];[.K61];[.L61];[.M61];[.N61];&quot;&quot;&quot;;&quot;)" office:value-type="string" office:string-value="data[&quot;3478&quot;]=&quot;142974249349&quot;;" calcext:value-type="string">
            <text:p>data["3478"]="142974249349";</text:p>
          </table:table-cell>
        </table:table-row>
        <table:table-row table:style-name="ro1">
          <table:table-cell office:value-type="float" office:value="3567" calcext:value-type="float">
            <text:p>35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CONCATENATE(&quot;data[&quot;&quot;&quot;;[.A62];&quot;&quot;&quot;]=&quot;&quot;&quot;;[.B62];[.C62];[.D62];[.E62];[.F62];[.G62];[.H62];[.I62];[.J62];[.K62];[.L62];[.M62];[.N62];&quot;&quot;&quot;;&quot;)" office:value-type="string" office:string-value="data[&quot;3567&quot;]=&quot;14293420706&quot;;" calcext:value-type="string">
            <text:p>data["3567"]="14293420706";</text:p>
          </table:table-cell>
        </table:table-row>
        <table:table-row table:style-name="ro1">
          <table:table-cell office:value-type="float" office:value="3568" calcext:value-type="float">
            <text:p>356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CONCATENATE(&quot;data[&quot;&quot;&quot;;[.A63];&quot;&quot;&quot;]=&quot;&quot;&quot;;[.B63];[.C63];[.D63];[.E63];[.F63];[.G63];[.H63];[.I63];[.J63];[.K63];[.L63];[.M63];[.N63];&quot;&quot;&quot;;&quot;)" office:value-type="string" office:string-value="data[&quot;3568&quot;]=&quot;14293420506&quot;;" calcext:value-type="string">
            <text:p>data["3568"]="14293420506";</text:p>
          </table:table-cell>
        </table:table-row>
        <table:table-row table:style-name="ro1">
          <table:table-cell office:value-type="float" office:value="3578" calcext:value-type="float">
            <text:p>35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CONCATENATE(&quot;data[&quot;&quot;&quot;;[.A64];&quot;&quot;&quot;]=&quot;&quot;&quot;;[.B64];[.C64];[.D64];[.E64];[.F64];[.G64];[.H64];[.I64];[.J64];[.K64];[.L64];[.M64];[.N64];&quot;&quot;&quot;;&quot;)" office:value-type="string" office:string-value="data[&quot;3578&quot;]=&quot;14293469549&quot;;" calcext:value-type="string">
            <text:p>data["3578"]="14293469549";</text:p>
          </table:table-cell>
        </table:table-row>
        <table:table-row table:style-name="ro1">
          <table:table-cell office:value-type="float" office:value="3678" calcext:value-type="float">
            <text:p>36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CONCATENATE(&quot;data[&quot;&quot;&quot;;[.A65];&quot;&quot;&quot;]=&quot;&quot;&quot;;[.B65];[.C65];[.D65];[.E65];[.F65];[.G65];[.H65];[.I65];[.J65];[.K65];[.L65];[.M65];[.N65];&quot;&quot;&quot;;&quot;)" office:value-type="string" office:string-value="data[&quot;3678&quot;]=&quot;14293469789&quot;;" calcext:value-type="string">
            <text:p>data["3678"]="14293469789";</text:p>
          </table:table-cell>
        </table:table-row>
        <table:table-row table:style-name="ro1">
          <table:table-cell office:value-type="float" office:value="4567" calcext:value-type="float">
            <text:p>45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NCATENATE(&quot;data[&quot;&quot;&quot;;[.A66];&quot;&quot;&quot;]=&quot;&quot;&quot;;[.B66];[.C66];[.D66];[.E66];[.F66];[.G66];[.H66];[.I66];[.J66];[.K66];[.L66];[.M66];[.N66];&quot;&quot;&quot;;&quot;)" office:value-type="string" office:string-value="data[&quot;4567&quot;]=&quot;14293420540&quot;;" calcext:value-type="string">
            <text:p>data["4567"]="14293420540";</text:p>
          </table:table-cell>
        </table:table-row>
        <table:table-row table:style-name="ro1">
          <table:table-cell office:value-type="float" office:value="4568" calcext:value-type="float">
            <text:p>456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NCATENATE(&quot;data[&quot;&quot;&quot;;[.A67];&quot;&quot;&quot;]=&quot;&quot;&quot;;[.B67];[.C67];[.D67];[.E67];[.F67];[.G67];[.H67];[.I67];[.J67];[.K67];[.L67];[.M67];[.N67];&quot;&quot;&quot;;&quot;)" office:value-type="string" office:string-value="data[&quot;4568&quot;]=&quot;14293420780&quot;;" calcext:value-type="string">
            <text:p>data["4568"]="14293420780";</text:p>
          </table:table-cell>
        </table:table-row>
        <table:table-row table:style-name="ro1">
          <table:table-cell office:value-type="float" office:value="4578" calcext:value-type="float">
            <text:p>45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NCATENATE(&quot;data[&quot;&quot;&quot;;[.A68];&quot;&quot;&quot;]=&quot;&quot;&quot;;[.B68];[.C68];[.D68];[.E68];[.F68];[.G68];[.H68];[.I68];[.J68];[.K68];[.L68];[.M68];[.N68];&quot;&quot;&quot;;&quot;)" office:value-type="string" office:string-value="data[&quot;4578&quot;]=&quot;14293420740&quot;;" calcext:value-type="string">
            <text:p>data["4578"]="14293420740";</text:p>
          </table:table-cell>
        </table:table-row>
        <table:table-row table:style-name="ro1">
          <table:table-cell office:value-type="float" office:value="4678" calcext:value-type="float">
            <text:p>46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NCATENATE(&quot;data[&quot;&quot;&quot;;[.A69];&quot;&quot;&quot;]=&quot;&quot;&quot;;[.B69];[.C69];[.D69];[.E69];[.F69];[.G69];[.H69];[.I69];[.J69];[.K69];[.L69];[.M69];[.N69];&quot;&quot;&quot;;&quot;)" office:value-type="string" office:string-value="data[&quot;4678&quot;]=&quot;14293420580&quot;;" calcext:value-type="string">
            <text:p>data["4678"]="14293420580";</text:p>
          </table:table-cell>
        </table:table-row>
        <table:table-row table:style-name="ro1">
          <table:table-cell office:value-type="float" office:value="5678" calcext:value-type="float">
            <text:p>56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CONCATENATE(&quot;data[&quot;&quot;&quot;;[.A70];&quot;&quot;&quot;]=&quot;&quot;&quot;;[.B70];[.C70];[.D70];[.E70];[.F70];[.G70];[.H70];[.I70];[.J70];[.K70];[.L70];[.M70];[.N70];&quot;&quot;&quot;;&quot;)" office:value-type="string" office:string-value="data[&quot;5678&quot;]=&quot;14291824954&quot;;" calcext:value-type="string">
            <text:p>data["5678"]="14291824954";</text:p>
          </table:table-cell>
        </table:table-row>
      </table:table>
      <table:table table:name="Sheet5" table:style-name="ta1">
        <table:table-column table:style-name="co1" table:number-columns-repeated="12" table:default-cell-style-name="Default"/>
        <table:table-column table:style-name="co1" table:default-cell-style-name="ce1"/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NCATENATE(&quot;data[&quot;&quot;&quot;;[.A1];&quot;&quot;&quot;]=&quot;&quot;&quot;;[.B1];[.C1];[.D1];[.E1];[.F1];[.G1];[.H1];[.I1];[.J1];[.K1];[.L1];&quot;&quot;&quot;;&quot;)" office:value-type="string" office:string-value="data[&quot;1234&quot;]=&quot;141494341&quot;;" calcext:value-type="string">
            <text:p>data["1234"]="141494341";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CONCATENATE(&quot;data[&quot;&quot;&quot;;[.A2];&quot;&quot;&quot;]=&quot;&quot;&quot;;[.B2];[.C2];[.D2];[.E2];[.F2];[.G2];[.H2];[.I2];[.J2];[.K2];[.L2];&quot;&quot;&quot;;&quot;)" office:value-type="string" office:string-value="data[&quot;1235&quot;]=&quot;141408393&quot;;" calcext:value-type="string">
            <text:p>data["1235"]="141408393";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NCATENATE(&quot;data[&quot;&quot;&quot;;[.A3];&quot;&quot;&quot;]=&quot;&quot;&quot;;[.B3];[.C3];[.D3];[.E3];[.F3];[.G3];[.H3];[.I3];[.J3];[.K3];[.L3];&quot;&quot;&quot;;&quot;)" office:value-type="string" office:string-value="data[&quot;1236&quot;]=&quot;141408391&quot;;" calcext:value-type="string">
            <text:p>data["1236"]="141408391";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CONCATENATE(&quot;data[&quot;&quot;&quot;;[.A4];&quot;&quot;&quot;]=&quot;&quot;&quot;;[.B4];[.C4];[.D4];[.E4];[.F4];[.G4];[.H4];[.I4];[.J4];[.K4];[.L4];&quot;&quot;&quot;;&quot;)" office:value-type="string" office:string-value="data[&quot;1237&quot;]=&quot;141481945&quot;;" calcext:value-type="string">
            <text:p>data["1237"]="141481945";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NCATENATE(&quot;data[&quot;&quot;&quot;;[.A5];&quot;&quot;&quot;]=&quot;&quot;&quot;;[.B5];[.C5];[.D5];[.E5];[.F5];[.G5];[.H5];[.I5];[.J5];[.K5];[.L5];&quot;&quot;&quot;;&quot;)" office:value-type="string" office:string-value="data[&quot;1238&quot;]=&quot;141690381&quot;;" calcext:value-type="string">
            <text:p>data["1238"]="141690381";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NCATENATE(&quot;data[&quot;&quot;&quot;;[.A6];&quot;&quot;&quot;]=&quot;&quot;&quot;;[.B6];[.C6];[.D6];[.E6];[.F6];[.G6];[.H6];[.I6];[.J6];[.K6];[.L6];&quot;&quot;&quot;;&quot;)" office:value-type="string" office:string-value="data[&quot;1245&quot;]=&quot;142929491&quot;;" calcext:value-type="string">
            <text:p>data["1245"]="142929491";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CONCATENATE(&quot;data[&quot;&quot;&quot;;[.A7];&quot;&quot;&quot;]=&quot;&quot;&quot;;[.B7];[.C7];[.D7];[.E7];[.F7];[.G7];[.H7];[.I7];[.J7];[.K7];[.L7];&quot;&quot;&quot;;&quot;)" office:value-type="string" office:string-value="data[&quot;1246&quot;]=&quot;141408747&quot;;" calcext:value-type="string">
            <text:p>data["1246"]="141408747";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CONCATENATE(&quot;data[&quot;&quot;&quot;;[.A8];&quot;&quot;&quot;]=&quot;&quot;&quot;;[.B8];[.C8];[.D8];[.E8];[.F8];[.G8];[.H8];[.I8];[.J8];[.K8];[.L8];&quot;&quot;&quot;;&quot;)" office:value-type="string" office:string-value="data[&quot;1247&quot;]=&quot;141690797&quot;;" calcext:value-type="string">
            <text:p>data["1247"]="141690797";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CONCATENATE(&quot;data[&quot;&quot;&quot;;[.A9];&quot;&quot;&quot;]=&quot;&quot;&quot;;[.B9];[.C9];[.D9];[.E9];[.F9];[.G9];[.H9];[.I9];[.J9];[.K9];[.L9];&quot;&quot;&quot;;&quot;)" office:value-type="string" office:string-value="data[&quot;1248&quot;]=&quot;141481947&quot;;" calcext:value-type="string">
            <text:p>data["1248"]="141481947";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data[&quot;&quot;&quot;;[.A10];&quot;&quot;&quot;]=&quot;&quot;&quot;;[.B10];[.C10];[.D10];[.E10];[.F10];[.G10];[.H10];[.I10];[.J10];[.K10];[.L10];&quot;&quot;&quot;;&quot;)" office:value-type="string" office:string-value="data[&quot;1256&quot;]=&quot;1493483081&quot;;" calcext:value-type="string">
            <text:p>data["1256"]="1493483081";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CONCATENATE(&quot;data[&quot;&quot;&quot;;[.A11];&quot;&quot;&quot;]=&quot;&quot;&quot;;[.B11];[.C11];[.D11];[.E11];[.F11];[.G11];[.H11];[.I11];[.J11];[.K11];[.L11];&quot;&quot;&quot;;&quot;)" office:value-type="string" office:string-value="data[&quot;1257&quot;]=&quot;141498307&quot;;" calcext:value-type="string">
            <text:p>data["1257"]="141498307";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CONCATENATE(&quot;data[&quot;&quot;&quot;;[.A12];&quot;&quot;&quot;]=&quot;&quot;&quot;;[.B12];[.C12];[.D12];[.E12];[.F12];[.G12];[.H12];[.I12];[.J12];[.K12];[.L12];&quot;&quot;&quot;;&quot;)" office:value-type="string" office:string-value="data[&quot;1258&quot;]=&quot;141498305&quot;;" calcext:value-type="string">
            <text:p>data["1258"]="141498305";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NCATENATE(&quot;data[&quot;&quot;&quot;;[.A13];&quot;&quot;&quot;]=&quot;&quot;&quot;;[.B13];[.C13];[.D13];[.E13];[.F13];[.G13];[.H13];[.I13];[.J13];[.K13];[.L13];&quot;&quot;&quot;;&quot;)" office:value-type="string" office:string-value="data[&quot;1267&quot;]=&quot;141498781&quot;;" calcext:value-type="string">
            <text:p>data["1267"]="141498781";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CONCATENATE(&quot;data[&quot;&quot;&quot;;[.A14];&quot;&quot;&quot;]=&quot;&quot;&quot;;[.B14];[.C14];[.D14];[.E14];[.F14];[.G14];[.H14];[.I14];[.J14];[.K14];[.L14];&quot;&quot;&quot;;&quot;)" office:value-type="string" office:string-value="data[&quot;1268&quot;]=&quot;141089747&quot;;" calcext:value-type="string">
            <text:p>data["1268"]="141089747";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CONCATENATE(&quot;data[&quot;&quot;&quot;;[.A15];&quot;&quot;&quot;]=&quot;&quot;&quot;;[.B15];[.C15];[.D15];[.E15];[.F15];[.G15];[.H15];[.I15];[.J15];[.K15];[.L15];&quot;&quot;&quot;;&quot;)" office:value-type="string" office:string-value="data[&quot;1278&quot;]=&quot;70794959790&quot;;" calcext:value-type="string">
            <text:p>data["1278"]="70794959790";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NCATENATE(&quot;data[&quot;&quot;&quot;;[.A16];&quot;&quot;&quot;]=&quot;&quot;&quot;;[.B16];[.C16];[.D16];[.E16];[.F16];[.G16];[.H16];[.I16];[.J16];[.K16];[.L16];&quot;&quot;&quot;;&quot;)" office:value-type="string" office:string-value="data[&quot;1345&quot;]=&quot;141648341&quot;;" calcext:value-type="string">
            <text:p>data["1345"]="141648341";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NCATENATE(&quot;data[&quot;&quot;&quot;;[.A17];&quot;&quot;&quot;]=&quot;&quot;&quot;;[.B17];[.C17];[.D17];[.E17];[.F17];[.G17];[.H17];[.I17];[.J17];[.K17];[.L17];&quot;&quot;&quot;;&quot;)" office:value-type="string" office:string-value="data[&quot;1346&quot;]=&quot;141894391&quot;;" calcext:value-type="string">
            <text:p>data["1346"]="141894391";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CONCATENATE(&quot;data[&quot;&quot;&quot;;[.A18];&quot;&quot;&quot;]=&quot;&quot;&quot;;[.B18];[.C18];[.D18];[.E18];[.F18];[.G18];[.H18];[.I18];[.J18];[.K18];[.L18];&quot;&quot;&quot;;&quot;)" office:value-type="string" office:string-value="data[&quot;1347&quot;]=&quot;141549407&quot;;" calcext:value-type="string">
            <text:p>data["1347"]="141549407";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CONCATENATE(&quot;data[&quot;&quot;&quot;;[.A19];&quot;&quot;&quot;]=&quot;&quot;&quot;;[.B19];[.C19];[.D19];[.E19];[.F19];[.G19];[.H19];[.I19];[.J19];[.K19];[.L19];&quot;&quot;&quot;;&quot;)" office:value-type="string" office:string-value="data[&quot;1348&quot;]=&quot;141549405&quot;;" calcext:value-type="string">
            <text:p>data["1348"]="141549405";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NCATENATE(&quot;data[&quot;&quot;&quot;;[.A20];&quot;&quot;&quot;]=&quot;&quot;&quot;;[.B20];[.C20];[.D20];[.E20];[.F20];[.G20];[.H20];[.I20];[.J20];[.K20];[.L20];&quot;&quot;&quot;;&quot;)" office:value-type="string" office:string-value="data[&quot;1356&quot;]=&quot;141498301&quot;;" calcext:value-type="string">
            <text:p>data["1356"]="141498301";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CONCATENATE(&quot;data[&quot;&quot;&quot;;[.A21];&quot;&quot;&quot;]=&quot;&quot;&quot;;[.B21];[.C21];[.D21];[.E21];[.F21];[.G21];[.H21];[.I21];[.J21];[.K21];[.L21];&quot;&quot;&quot;;&quot;)" office:value-type="string" office:string-value="data[&quot;1357&quot;]=&quot;141742416&quot;;" calcext:value-type="string">
            <text:p>data["1357"]="141742416";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CONCATENATE(&quot;data[&quot;&quot;&quot;;[.A22];&quot;&quot;&quot;]=&quot;&quot;&quot;;[.B22];[.C22];[.D22];[.E22];[.F22];[.G22];[.H22];[.I22];[.J22];[.K22];[.L22];&quot;&quot;&quot;;&quot;)" office:value-type="string" office:string-value="data[&quot;1358&quot;]=&quot;141542148&quot;;" calcext:value-type="string">
            <text:p>data["1358"]="141542148";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CONCATENATE(&quot;data[&quot;&quot;&quot;;[.A23];&quot;&quot;&quot;]=&quot;&quot;&quot;;[.B23];[.C23];[.D23];[.E23];[.F23];[.G23];[.H23];[.I23];[.J23];[.K23];[.L23];&quot;&quot;&quot;;&quot;)" office:value-type="string" office:string-value="data[&quot;1367&quot;]=&quot;141541482&quot;;" calcext:value-type="string">
            <text:p>data["1367"]="141541482";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CONCATENATE(&quot;data[&quot;&quot;&quot;;[.A24];&quot;&quot;&quot;]=&quot;&quot;&quot;;[.B24];[.C24];[.D24];[.E24];[.F24];[.G24];[.H24];[.I24];[.J24];[.K24];[.L24];&quot;&quot;&quot;;&quot;)" office:value-type="string" office:string-value="data[&quot;1368&quot;]=&quot;141742427&quot;;" calcext:value-type="string">
            <text:p>data["1368"]="141742427";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CONCATENATE(&quot;data[&quot;&quot;&quot;;[.A25];&quot;&quot;&quot;]=&quot;&quot;&quot;;[.B25];[.C25];[.D25];[.E25];[.F25];[.G25];[.H25];[.I25];[.J25];[.K25];[.L25];&quot;&quot;&quot;;&quot;)" office:value-type="string" office:string-value="data[&quot;1378&quot;]=&quot;141481425&quot;;" calcext:value-type="string">
            <text:p>data["1378"]="141481425";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CONCATENATE(&quot;data[&quot;&quot;&quot;;[.A26];&quot;&quot;&quot;]=&quot;&quot;&quot;;[.B26];[.C26];[.D26];[.E26];[.F26];[.G26];[.H26];[.I26];[.J26];[.K26];[.L26];&quot;&quot;&quot;;&quot;)" office:value-type="string" office:string-value="data[&quot;1456&quot;]=&quot;141498787&quot;;" calcext:value-type="string">
            <text:p>data["1456"]="141498787";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NCATENATE(&quot;data[&quot;&quot;&quot;;[.A27];&quot;&quot;&quot;]=&quot;&quot;&quot;;[.B27];[.C27];[.D27];[.E27];[.F27];[.G27];[.H27];[.I27];[.J27];[.K27];[.L27];&quot;&quot;&quot;;&quot;)" office:value-type="string" office:string-value="data[&quot;1457&quot;]=&quot;141542790&quot;;" calcext:value-type="string">
            <text:p>data["1457"]="141542790";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CONCATENATE(&quot;data[&quot;&quot;&quot;;[.A28];&quot;&quot;&quot;]=&quot;&quot;&quot;;[.B28];[.C28];[.D28];[.E28];[.F28];[.G28];[.H28];[.I28];[.J28];[.K28];[.L28];&quot;&quot;&quot;;&quot;)" office:value-type="string" office:string-value="data[&quot;1458&quot;]=&quot;141742423&quot;;" calcext:value-type="string">
            <text:p>data["1458"]="141742423";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CONCATENATE(&quot;data[&quot;&quot;&quot;;[.A29];&quot;&quot;&quot;]=&quot;&quot;&quot;;[.B29];[.C29];[.D29];[.E29];[.F29];[.G29];[.H29];[.I29];[.J29];[.K29];[.L29];&quot;&quot;&quot;;&quot;)" office:value-type="string" office:string-value="data[&quot;1467&quot;]=&quot;141741593&quot;;" calcext:value-type="string">
            <text:p>data["1467"]="141741593";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NCATENATE(&quot;data[&quot;&quot;&quot;;[.A30];&quot;&quot;&quot;]=&quot;&quot;&quot;;[.B30];[.C30];[.D30];[.E30];[.F30];[.G30];[.H30];[.I30];[.J30];[.K30];[.L30];&quot;&quot;&quot;;&quot;)" office:value-type="string" office:string-value="data[&quot;1468&quot;]=&quot;141542390&quot;;" calcext:value-type="string">
            <text:p>data["1468"]="141542390";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CONCATENATE(&quot;data[&quot;&quot;&quot;;[.A31];&quot;&quot;&quot;]=&quot;&quot;&quot;;[.B31];[.C31];[.D31];[.E31];[.F31];[.G31];[.H31];[.I31];[.J31];[.K31];[.L31];&quot;&quot;&quot;;&quot;)" office:value-type="string" office:string-value="data[&quot;1478&quot;]=&quot;141481427&quot;;" calcext:value-type="string">
            <text:p>data["1478"]="141481427";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CONCATENATE(&quot;data[&quot;&quot;&quot;;[.A32];&quot;&quot;&quot;]=&quot;&quot;&quot;;[.B32];[.C32];[.D32];[.E32];[.F32];[.G32];[.H32];[.I32];[.J32];[.K32];[.L32];&quot;&quot;&quot;;&quot;)" office:value-type="string" office:string-value="data[&quot;1567&quot;]=&quot;141408397&quot;;" calcext:value-type="string">
            <text:p>data["1567"]="141408397";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CONCATENATE(&quot;data[&quot;&quot;&quot;;[.A33];&quot;&quot;&quot;]=&quot;&quot;&quot;;[.B33];[.C33];[.D33];[.E33];[.F33];[.G33];[.H33];[.I33];[.J33];[.K33];[.L33];&quot;&quot;&quot;;&quot;)" office:value-type="string" office:string-value="data[&quot;1568&quot;]=&quot;141408395&quot;;" calcext:value-type="string">
            <text:p>data["1568"]="141408395";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CONCATENATE(&quot;data[&quot;&quot;&quot;;[.A34];&quot;&quot;&quot;]=&quot;&quot;&quot;;[.B34];[.C34];[.D34];[.E34];[.F34];[.G34];[.H34];[.I34];[.J34];[.K34];[.L34];&quot;&quot;&quot;;&quot;)" office:value-type="string" office:string-value="data[&quot;1578&quot;]=&quot;141894395&quot;;" calcext:value-type="string">
            <text:p>data["1578"]="141894395";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NCATENATE(&quot;data[&quot;&quot;&quot;;[.A35];&quot;&quot;&quot;]=&quot;&quot;&quot;;[.B35];[.C35];[.D35];[.E35];[.F35];[.G35];[.H35];[.I35];[.J35];[.K35];[.L35];&quot;&quot;&quot;;&quot;)" office:value-type="string" office:string-value="data[&quot;1678&quot;]=&quot;141648701&quot;;" calcext:value-type="string">
            <text:p>data["1678"]="141648701";</text:p>
          </table:table-cell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CONCATENATE(&quot;data[&quot;&quot;&quot;;[.A36];&quot;&quot;&quot;]=&quot;&quot;&quot;;[.B36];[.C36];[.D36];[.E36];[.F36];[.G36];[.H36];[.I36];[.J36];[.K36];[.L36];&quot;&quot;&quot;;&quot;)" office:value-type="string" office:string-value="data[&quot;2345&quot;]=&quot;141894393&quot;;" calcext:value-type="string">
            <text:p>data["2345"]="141894393";</text:p>
          </table:table-cell>
        </table:table-row>
        <table:table-row table:style-name="ro1">
          <table:table-cell office:value-type="float" office:value="2346" calcext:value-type="float">
            <text:p>234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CONCATENATE(&quot;data[&quot;&quot;&quot;;[.A37];&quot;&quot;&quot;]=&quot;&quot;&quot;;[.B37];[.C37];[.D37];[.E37];[.F37];[.G37];[.H37];[.I37];[.J37];[.K37];[.L37];&quot;&quot;&quot;;&quot;)" office:value-type="string" office:string-value="data[&quot;2346&quot;]=&quot;141648343&quot;;" calcext:value-type="string">
            <text:p>data["2346"]="141648343";</text:p>
          </table:table-cell>
        </table:table-row>
        <table:table-row table:style-name="ro1">
          <table:table-cell office:value-type="float" office:value="2347" calcext:value-type="float">
            <text:p>234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NCATENATE(&quot;data[&quot;&quot;&quot;;[.A38];&quot;&quot;&quot;]=&quot;&quot;&quot;;[.B38];[.C38];[.D38];[.E38];[.F38];[.G38];[.H38];[.I38];[.J38];[.K38];[.L38];&quot;&quot;&quot;;&quot;)" office:value-type="string" office:string-value="data[&quot;2347&quot;]=&quot;142494941&quot;;" calcext:value-type="string">
            <text:p>data["2347"]="142494941";</text:p>
          </table:table-cell>
        </table:table-row>
        <table:table-row table:style-name="ro1">
          <table:table-cell office:value-type="float" office:value="2348" calcext:value-type="float">
            <text:p>234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CONCATENATE(&quot;data[&quot;&quot;&quot;;[.A39];&quot;&quot;&quot;]=&quot;&quot;&quot;;[.B39];[.C39];[.D39];[.E39];[.F39];[.G39];[.H39];[.I39];[.J39];[.K39];[.L39];&quot;&quot;&quot;;&quot;)" office:value-type="string" office:string-value="data[&quot;2348&quot;]=&quot;142929897&quot;;" calcext:value-type="string">
            <text:p>data["2348"]="142929897";</text:p>
          </table:table-cell>
        </table:table-row>
        <table:table-row table:style-name="ro1">
          <table:table-cell office:value-type="float" office:value="2356" calcext:value-type="float">
            <text:p>235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CONCATENATE(&quot;data[&quot;&quot;&quot;;[.A40];&quot;&quot;&quot;]=&quot;&quot;&quot;;[.B40];[.C40];[.D40];[.E40];[.F40];[.G40];[.H40];[.I40];[.J40];[.K40];[.L40];&quot;&quot;&quot;;&quot;)" office:value-type="string" office:string-value="data[&quot;2356&quot;]=&quot;141498303&quot;;" calcext:value-type="string">
            <text:p>data["2356"]="141498303";</text:p>
          </table:table-cell>
        </table:table-row>
        <table:table-row table:style-name="ro1">
          <table:table-cell office:value-type="float" office:value="2357" calcext:value-type="float">
            <text:p>235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CONCATENATE(&quot;data[&quot;&quot;&quot;;[.A41];&quot;&quot;&quot;]=&quot;&quot;&quot;;[.B41];[.C41];[.D41];[.E41];[.F41];[.G41];[.H41];[.I41];[.J41];[.K41];[.L41];&quot;&quot;&quot;;&quot;)" office:value-type="string" office:string-value="data[&quot;2357&quot;]=&quot;141542348&quot;;" calcext:value-type="string">
            <text:p>data["2357"]="141542348";</text:p>
          </table:table-cell>
        </table:table-row>
        <table:table-row table:style-name="ro1">
          <table:table-cell office:value-type="float" office:value="2358" calcext:value-type="float">
            <text:p>235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CONCATENATE(&quot;data[&quot;&quot;&quot;;[.A42];&quot;&quot;&quot;]=&quot;&quot;&quot;;[.B42];[.C42];[.D42];[.E42];[.F42];[.G42];[.H42];[.I42];[.J42];[.K42];[.L42];&quot;&quot;&quot;;&quot;)" office:value-type="string" office:string-value="data[&quot;2358&quot;]=&quot;141742947&quot;;" calcext:value-type="string">
            <text:p>data["2358"]="141742947";</text:p>
          </table:table-cell>
        </table:table-row>
        <table:table-row table:style-name="ro1">
          <table:table-cell office:value-type="float" office:value="2367" calcext:value-type="float">
            <text:p>23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CONCATENATE(&quot;data[&quot;&quot;&quot;;[.A43];&quot;&quot;&quot;]=&quot;&quot;&quot;;[.B43];[.C43];[.D43];[.E43];[.F43];[.G43];[.H43];[.I43];[.J43];[.K43];[.L43];&quot;&quot;&quot;;&quot;)" office:value-type="string" office:string-value="data[&quot;2367&quot;]=&quot;141741595&quot;;" calcext:value-type="string">
            <text:p>data["2367"]="141741595";</text:p>
          </table:table-cell>
        </table:table-row>
        <table:table-row table:style-name="ro1">
          <table:table-cell office:value-type="float" office:value="2368" calcext:value-type="float">
            <text:p>236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CONCATENATE(&quot;data[&quot;&quot;&quot;;[.A44];&quot;&quot;&quot;]=&quot;&quot;&quot;;[.B44];[.C44];[.D44];[.E44];[.F44];[.G44];[.H44];[.I44];[.J44];[.K44];[.L44];&quot;&quot;&quot;;&quot;)" office:value-type="string" office:string-value="data[&quot;2368&quot;]=&quot;141542483&quot;;" calcext:value-type="string">
            <text:p>data["2368"]="141542483";</text:p>
          </table:table-cell>
        </table:table-row>
        <table:table-row table:style-name="ro1">
          <table:table-cell office:value-type="float" office:value="2378" calcext:value-type="float">
            <text:p>23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CONCATENATE(&quot;data[&quot;&quot;&quot;;[.A45];&quot;&quot;&quot;]=&quot;&quot;&quot;;[.B45];[.C45];[.D45];[.E45];[.F45];[.G45];[.H45];[.I45];[.J45];[.K45];[.L45];&quot;&quot;&quot;;&quot;)" office:value-type="string" office:string-value="data[&quot;2378&quot;]=&quot;141481045&quot;;" calcext:value-type="string">
            <text:p>data["2378"]="141481045";</text:p>
          </table:table-cell>
        </table:table-row>
        <table:table-row table:style-name="ro1">
          <table:table-cell office:value-type="float" office:value="2456" calcext:value-type="float">
            <text:p>245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NCATENATE(&quot;data[&quot;&quot;&quot;;[.A46];&quot;&quot;&quot;]=&quot;&quot;&quot;;[.B46];[.C46];[.D46];[.E46];[.F46];[.G46];[.H46];[.I46];[.J46];[.K46];[.L46];&quot;&quot;&quot;;&quot;)" office:value-type="string" office:string-value="data[&quot;2456&quot;]=&quot;141089741&quot;;" calcext:value-type="string">
            <text:p>data["2456"]="141089741";</text:p>
          </table:table-cell>
        </table:table-row>
        <table:table-row table:style-name="ro1">
          <table:table-cell office:value-type="float" office:value="2457" calcext:value-type="float">
            <text:p>245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NCATENATE(&quot;data[&quot;&quot;&quot;;[.A47];&quot;&quot;&quot;]=&quot;&quot;&quot;;[.B47];[.C47];[.D47];[.E47];[.F47];[.G47];[.H47];[.I47];[.J47];[.K47];[.L47];&quot;&quot;&quot;;&quot;)" office:value-type="string" office:string-value="data[&quot;2457&quot;]=&quot;141741591&quot;;" calcext:value-type="string">
            <text:p>data["2457"]="141741591";</text:p>
          </table:table-cell>
        </table:table-row>
        <table:table-row table:style-name="ro1">
          <table:table-cell office:value-type="float" office:value="2458" calcext:value-type="float">
            <text:p>245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CONCATENATE(&quot;data[&quot;&quot;&quot;;[.A48];&quot;&quot;&quot;]=&quot;&quot;&quot;;[.B48];[.C48];[.D48];[.E48];[.F48];[.G48];[.H48];[.I48];[.J48];[.K48];[.L48];&quot;&quot;&quot;;&quot;)" office:value-type="string" office:string-value="data[&quot;2458&quot;]=&quot;141541486&quot;;" calcext:value-type="string">
            <text:p>data["2458"]="141541486";</text:p>
          </table:table-cell>
        </table:table-row>
        <table:table-row table:style-name="ro1">
          <table:table-cell office:value-type="float" office:value="2467" calcext:value-type="float">
            <text:p>24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CONCATENATE(&quot;data[&quot;&quot;&quot;;[.A49];&quot;&quot;&quot;]=&quot;&quot;&quot;;[.B49];[.C49];[.D49];[.E49];[.F49];[.G49];[.H49];[.I49];[.J49];[.K49];[.L49];&quot;&quot;&quot;;&quot;)" office:value-type="string" office:string-value="data[&quot;2467&quot;]=&quot;141541648&quot;;" calcext:value-type="string">
            <text:p>data["2467"]="141541648";</text:p>
          </table:table-cell>
        </table:table-row>
        <table:table-row table:style-name="ro1">
          <table:table-cell office:value-type="float" office:value="2458" calcext:value-type="float">
            <text:p>245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CONCATENATE(&quot;data[&quot;&quot;&quot;;[.A50];&quot;&quot;&quot;]=&quot;&quot;&quot;;[.B50];[.C50];[.D50];[.E50];[.F50];[.G50];[.H50];[.I50];[.J50];[.K50];[.L50];&quot;&quot;&quot;;&quot;)" office:value-type="string" office:string-value="data[&quot;2458&quot;]=&quot;141741597&quot;;" calcext:value-type="string">
            <text:p>data["2458"]="141741597";</text:p>
          </table:table-cell>
        </table:table-row>
        <table:table-row table:style-name="ro1">
          <table:table-cell office:value-type="float" office:value="2478" calcext:value-type="float">
            <text:p>24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CONCATENATE(&quot;data[&quot;&quot;&quot;;[.A51];&quot;&quot;&quot;]=&quot;&quot;&quot;;[.B51];[.C51];[.D51];[.E51];[.F51];[.G51];[.H51];[.I51];[.J51];[.K51];[.L51];&quot;&quot;&quot;;&quot;)" office:value-type="string" office:string-value="data[&quot;2478&quot;]=&quot;141481047&quot;;" calcext:value-type="string">
            <text:p>data["2478"]="141481047";</text:p>
          </table:table-cell>
        </table:table-row>
        <table:table-row table:style-name="ro1">
          <table:table-cell office:value-type="float" office:value="2567" calcext:value-type="float">
            <text:p>25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NCATENATE(&quot;data[&quot;&quot;&quot;;[.A52];&quot;&quot;&quot;]=&quot;&quot;&quot;;[.B52];[.C52];[.D52];[.E52];[.F52];[.G52];[.H52];[.I52];[.J52];[.K52];[.L52];&quot;&quot;&quot;;&quot;)" office:value-type="string" office:string-value="data[&quot;2567&quot;]=&quot;141408741&quot;;" calcext:value-type="string">
            <text:p>data["2567"]="141408741";</text:p>
          </table:table-cell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CONCATENATE(&quot;data[&quot;&quot;&quot;;[.A53];&quot;&quot;&quot;]=&quot;&quot;&quot;;[.B53];[.C53];[.D53];[.E53];[.F53];[.G53];[.H53];[.I53];[.J53];[.K53];[.L53];&quot;&quot;&quot;;&quot;)" office:value-type="string" office:string-value="data[&quot;2568&quot;]=&quot;142929497&quot;;" calcext:value-type="string">
            <text:p>data["2568"]="142929497";</text:p>
          </table:table-cell>
        </table:table-row>
        <table:table-row table:style-name="ro1">
          <table:table-cell office:value-type="float" office:value="2578" calcext:value-type="float">
            <text:p>25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CONCATENATE(&quot;data[&quot;&quot;&quot;;[.A54];&quot;&quot;&quot;]=&quot;&quot;&quot;;[.B54];[.C54];[.D54];[.E54];[.F54];[.G54];[.H54];[.I54];[.J54];[.K54];[.L54];&quot;&quot;&quot;;&quot;)" office:value-type="string" office:string-value="data[&quot;2578&quot;]=&quot;141648345&quot;;" calcext:value-type="string">
            <text:p>data["2578"]="141648345";</text:p>
          </table:table-cell>
        </table:table-row>
        <table:table-row table:style-name="ro1">
          <table:table-cell office:value-type="float" office:value="2678" calcext:value-type="float">
            <text:p>26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NCATENATE(&quot;data[&quot;&quot;&quot;;[.A55];&quot;&quot;&quot;]=&quot;&quot;&quot;;[.B55];[.C55];[.D55];[.E55];[.F55];[.G55];[.H55];[.I55];[.J55];[.K55];[.L55];&quot;&quot;&quot;;&quot;)" office:value-type="string" office:string-value="data[&quot;2678&quot;]=&quot;141894741&quot;;" calcext:value-type="string">
            <text:p>data["2678"]="141894741";</text:p>
          </table:table-cell>
        </table:table-row>
        <table:table-row table:style-name="ro1">
          <table:table-cell office:value-type="float" office:value="3456" calcext:value-type="float">
            <text:p>34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CONCATENATE(&quot;data[&quot;&quot;&quot;;[.A56];&quot;&quot;&quot;]=&quot;&quot;&quot;;[.B56];[.C56];[.D56];[.E56];[.F56];[.G56];[.H56];[.I56];[.J56];[.K56];[.L56];&quot;&quot;&quot;;&quot;)" office:value-type="string" office:string-value="data[&quot;3456&quot;]=&quot;10194939190&quot;;" calcext:value-type="string">
            <text:p>data["3456"]="10194939190";</text:p>
          </table:table-cell>
        </table:table-row>
        <table:table-row table:style-name="ro1">
          <table:table-cell office:value-type="float" office:value="3457" calcext:value-type="float">
            <text:p>345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CONCATENATE(&quot;data[&quot;&quot;&quot;;[.A57];&quot;&quot;&quot;]=&quot;&quot;&quot;;[.B57];[.C57];[.D57];[.E57];[.F57];[.G57];[.H57];[.I57];[.J57];[.K57];[.L57];&quot;&quot;&quot;;&quot;)" office:value-type="string" office:string-value="data[&quot;3457&quot;]=&quot;141481423&quot;;" calcext:value-type="string">
            <text:p>data["3457"]="141481423";</text:p>
          </table:table-cell>
        </table:table-row>
        <table:table-row table:style-name="ro1">
          <table:table-cell office:value-type="float" office:value="3458" calcext:value-type="float">
            <text:p>345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CONCATENATE(&quot;data[&quot;&quot;&quot;;[.A58];&quot;&quot;&quot;]=&quot;&quot;&quot;;[.B58];[.C58];[.D58];[.E58];[.F58];[.G58];[.H58];[.I58];[.J58];[.K58];[.L58];&quot;&quot;&quot;;&quot;)" office:value-type="string" office:string-value="data[&quot;3458&quot;]=&quot;141481416&quot;;" calcext:value-type="string">
            <text:p>data["3458"]="141481416";</text:p>
          </table:table-cell>
        </table:table-row>
        <table:table-row table:style-name="ro1">
          <table:table-cell office:value-type="float" office:value="3467" calcext:value-type="float">
            <text:p>34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NCATENATE(&quot;data[&quot;&quot;&quot;;[.A59];&quot;&quot;&quot;]=&quot;&quot;&quot;;[.B59];[.C59];[.D59];[.E59];[.F59];[.G59];[.H59];[.I59];[.J59];[.K59];[.L59];&quot;&quot;&quot;;&quot;)" office:value-type="string" office:string-value="data[&quot;3467&quot;]=&quot;141481421&quot;;" calcext:value-type="string">
            <text:p>data["3467"]="141481421";</text:p>
          </table:table-cell>
        </table:table-row>
        <table:table-row table:style-name="ro1">
          <table:table-cell office:value-type="float" office:value="3468" calcext:value-type="float">
            <text:p>346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CONCATENATE(&quot;data[&quot;&quot;&quot;;[.A60];&quot;&quot;&quot;]=&quot;&quot;&quot;;[.B60];[.C60];[.D60];[.E60];[.F60];[.G60];[.H60];[.I60];[.J60];[.K60];[.L60];&quot;&quot;&quot;;&quot;)" office:value-type="string" office:string-value="data[&quot;3468&quot;]=&quot;141481436&quot;;" calcext:value-type="string">
            <text:p>data["3468"]="141481436";</text:p>
          </table:table-cell>
        </table:table-row>
        <table:table-row table:style-name="ro1">
          <table:table-cell office:value-type="float" office:value="3478" calcext:value-type="float">
            <text:p>34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NCATENATE(&quot;data[&quot;&quot;&quot;;[.A61];&quot;&quot;&quot;]=&quot;&quot;&quot;;[.B61];[.C61];[.D61];[.E61];[.F61];[.G61];[.H61];[.I61];[.J61];[.K61];[.L61];&quot;&quot;&quot;;&quot;)" office:value-type="string" office:string-value="data[&quot;3478&quot;]=&quot;141898381&quot;;" calcext:value-type="string">
            <text:p>data["3478"]="141898381";</text:p>
          </table:table-cell>
        </table:table-row>
        <table:table-row table:style-name="ro1">
          <table:table-cell office:value-type="float" office:value="3567" calcext:value-type="float">
            <text:p>35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CONCATENATE(&quot;data[&quot;&quot;&quot;;[.A62];&quot;&quot;&quot;]=&quot;&quot;&quot;;[.B62];[.C62];[.D62];[.E62];[.F62];[.G62];[.H62];[.I62];[.J62];[.K62];[.L62];&quot;&quot;&quot;;&quot;)" office:value-type="string" office:string-value="data[&quot;3567&quot;]=&quot;141690387&quot;;" calcext:value-type="string">
            <text:p>data["3567"]="141690387";</text:p>
          </table:table-cell>
        </table:table-row>
        <table:table-row table:style-name="ro1">
          <table:table-cell office:value-type="float" office:value="3568" calcext:value-type="float">
            <text:p>356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CONCATENATE(&quot;data[&quot;&quot;&quot;;[.A63];&quot;&quot;&quot;]=&quot;&quot;&quot;;[.B63];[.C63];[.D63];[.E63];[.F63];[.G63];[.H63];[.I63];[.J63];[.K63];[.L63];&quot;&quot;&quot;;&quot;)" office:value-type="string" office:string-value="data[&quot;3568&quot;]=&quot;141485895&quot;;" calcext:value-type="string">
            <text:p>data["3568"]="141485895";</text:p>
          </table:table-cell>
        </table:table-row>
        <table:table-row table:style-name="ro1">
          <table:table-cell office:value-type="float" office:value="3578" calcext:value-type="float">
            <text:p>35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CONCATENATE(&quot;data[&quot;&quot;&quot;;[.A64];&quot;&quot;&quot;]=&quot;&quot;&quot;;[.B64];[.C64];[.D64];[.E64];[.F64];[.G64];[.H64];[.I64];[.J64];[.K64];[.L64];&quot;&quot;&quot;;&quot;)" office:value-type="string" office:string-value="data[&quot;3578&quot;]=&quot;141549403&quot;;" calcext:value-type="string">
            <text:p>data["3578"]="141549403";</text:p>
          </table:table-cell>
        </table:table-row>
        <table:table-row table:style-name="ro1">
          <table:table-cell office:value-type="float" office:value="3678" calcext:value-type="float">
            <text:p>36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NCATENATE(&quot;data[&quot;&quot;&quot;;[.A65];&quot;&quot;&quot;]=&quot;&quot;&quot;;[.B65];[.C65];[.D65];[.E65];[.F65];[.G65];[.H65];[.I65];[.J65];[.K65];[.L65];&quot;&quot;&quot;;&quot;)" office:value-type="string" office:string-value="data[&quot;3678&quot;]=&quot;141549401&quot;;" calcext:value-type="string">
            <text:p>data["3678"]="141549401";</text:p>
          </table:table-cell>
        </table:table-row>
        <table:table-row table:style-name="ro1">
          <table:table-cell office:value-type="float" office:value="4567" calcext:value-type="float">
            <text:p>45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NCATENATE(&quot;data[&quot;&quot;&quot;;[.A66];&quot;&quot;&quot;]=&quot;&quot;&quot;;[.B66];[.C66];[.D66];[.E66];[.F66];[.G66];[.H66];[.I66];[.J66];[.K66];[.L66];&quot;&quot;&quot;;&quot;)" office:value-type="string" office:string-value="data[&quot;4567&quot;]=&quot;141481941&quot;;" calcext:value-type="string">
            <text:p>data["4567"]="141481941";</text:p>
          </table:table-cell>
        </table:table-row>
        <table:table-row table:style-name="ro1">
          <table:table-cell office:value-type="float" office:value="4568" calcext:value-type="float">
            <text:p>456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CONCATENATE(&quot;data[&quot;&quot;&quot;;[.A67];&quot;&quot;&quot;]=&quot;&quot;&quot;;[.B67];[.C67];[.D67];[.E67];[.F67];[.G67];[.H67];[.I67];[.J67];[.K67];[.L67];&quot;&quot;&quot;;&quot;)" office:value-type="string" office:string-value="data[&quot;4568&quot;]=&quot;141690385&quot;;" calcext:value-type="string">
            <text:p>data["4568"]="141690385";</text:p>
          </table:table-cell>
        </table:table-row>
        <table:table-row table:style-name="ro1">
          <table:table-cell office:value-type="float" office:value="4578" calcext:value-type="float">
            <text:p>45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NCATENATE(&quot;data[&quot;&quot;&quot;;[.A68];&quot;&quot;&quot;]=&quot;&quot;&quot;;[.B68];[.C68];[.D68];[.E68];[.F68];[.G68];[.H68];[.I68];[.J68];[.K68];[.L68];&quot;&quot;&quot;;&quot;)" office:value-type="string" office:string-value="data[&quot;4578&quot;]=&quot;142929891&quot;;" calcext:value-type="string">
            <text:p>data["4578"]="142929891";</text:p>
          </table:table-cell>
        </table:table-row>
        <table:table-row table:style-name="ro1">
          <table:table-cell office:value-type="float" office:value="4678" calcext:value-type="float">
            <text:p>46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CONCATENATE(&quot;data[&quot;&quot;&quot;;[.A69];&quot;&quot;&quot;]=&quot;&quot;&quot;;[.B69];[.C69];[.D69];[.E69];[.F69];[.G69];[.H69];[.I69];[.J69];[.K69];[.L69];&quot;&quot;&quot;;&quot;)" office:value-type="string" office:string-value="data[&quot;4678&quot;]=&quot;142494947&quot;;" calcext:value-type="string">
            <text:p>data["4678"]="142494947";</text:p>
          </table:table-cell>
        </table:table-row>
        <table:table-row table:style-name="ro1">
          <table:table-cell office:value-type="float" office:value="5678" calcext:value-type="float">
            <text:p>56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CONCATENATE(&quot;data[&quot;&quot;&quot;;[.A70];&quot;&quot;&quot;]=&quot;&quot;&quot;;[.B70];[.C70];[.D70];[.E70];[.F70];[.G70];[.H70];[.I70];[.J70];[.K70];[.L70];&quot;&quot;&quot;;&quot;)" office:value-type="string" office:string-value="data[&quot;5678&quot;]=&quot;141494345&quot;;" calcext:value-type="string">
            <text:p>data["5678"]="141494345";</text:p>
          </table:table-cell>
        </table:table-row>
      </table:table>
      <table:table table:name="Sheet6" table:style-name="ta1">
        <table:table-column table:style-name="co1" table:number-columns-repeated="12" table:default-cell-style-name="Default"/>
        <table:table-column table:style-name="co1" table:default-cell-style-name="ce1"/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data[&quot;&quot;&quot;;[.A1];&quot;&quot;&quot;]=&quot;&quot;&quot;;[.B1];[.C1];[.D1];[.E1];[.F1];[.G1];[.H1];[.I1];[.J1];[.K1];[.L1];&quot;&quot;&quot;;&quot;)" office:value-type="string" office:string-value="data[&quot;1234&quot;]=&quot;1438029341&quot;;" calcext:value-type="string">
            <text:p>data["1234"]="1438029341";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CONCATENATE(&quot;data[&quot;&quot;&quot;;[.A2];&quot;&quot;&quot;]=&quot;&quot;&quot;;[.B2];[.C2];[.D2];[.E2];[.F2];[.G2];[.H2];[.I2];[.J2];[.K2];[.L2];&quot;&quot;&quot;;&quot;)" office:value-type="string" office:string-value="data[&quot;1235&quot;]=&quot;39393950343&quot;;" calcext:value-type="string">
            <text:p>data["1235"]="39393950343";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CONCATENATE(&quot;data[&quot;&quot;&quot;;[.A3];&quot;&quot;&quot;]=&quot;&quot;&quot;;[.B3];[.C3];[.D3];[.E3];[.F3];[.G3];[.H3];[.I3];[.J3];[.K3];[.L3];&quot;&quot;&quot;;&quot;)" office:value-type="string" office:string-value="data[&quot;1236&quot;]=&quot;39393950341&quot;;" calcext:value-type="string">
            <text:p>data["1236"]="39393950341";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data[&quot;&quot;&quot;;[.A4];&quot;&quot;&quot;]=&quot;&quot;&quot;;[.B4];[.C4];[.D4];[.E4];[.F4];[.G4];[.H4];[.I4];[.J4];[.K4];[.L4];&quot;&quot;&quot;;&quot;)" office:value-type="string" office:string-value="data[&quot;1237&quot;]=&quot;1438280341&quot;;" calcext:value-type="string">
            <text:p>data["1237"]="1438280341";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&quot;data[&quot;&quot;&quot;;[.A5];&quot;&quot;&quot;]=&quot;&quot;&quot;;[.B5];[.C5];[.D5];[.E5];[.F5];[.G5];[.H5];[.I5];[.J5];[.K5];[.L5];&quot;&quot;&quot;;&quot;)" office:value-type="string" office:string-value="data[&quot;1238&quot;]=&quot;1439285985&quot;;" calcext:value-type="string">
            <text:p>data["1238"]="1439285985";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CONCATENATE(&quot;data[&quot;&quot;&quot;;[.A6];&quot;&quot;&quot;]=&quot;&quot;&quot;;[.B6];[.C6];[.D6];[.E6];[.F6];[.G6];[.H6];[.I6];[.J6];[.K6];[.L6];&quot;&quot;&quot;;&quot;)" office:value-type="string" office:string-value="data[&quot;1245&quot;]=&quot;39393918781&quot;;" calcext:value-type="string">
            <text:p>data["1245"]="39393918781";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CONCATENATE(&quot;data[&quot;&quot;&quot;;[.A7];&quot;&quot;&quot;]=&quot;&quot;&quot;;[.B7];[.C7];[.D7];[.E7];[.F7];[.G7];[.H7];[.I7];[.J7];[.K7];[.L7];&quot;&quot;&quot;;&quot;)" office:value-type="string" office:string-value="data[&quot;1246&quot;]=&quot;39393918783&quot;;" calcext:value-type="string">
            <text:p>data["1246"]="39393918783";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data[&quot;&quot;&quot;;[.A8];&quot;&quot;&quot;]=&quot;&quot;&quot;;[.B8];[.C8];[.D8];[.E8];[.F8];[.G8];[.H8];[.I8];[.J8];[.K8];[.L8];&quot;&quot;&quot;;&quot;)" office:value-type="string" office:string-value="data[&quot;1247&quot;]=&quot;1439281491&quot;;" calcext:value-type="string">
            <text:p>data["1247"]="1439281491";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table:formula="of:=CONCATENATE(&quot;data[&quot;&quot;&quot;;[.A9];&quot;&quot;&quot;]=&quot;&quot;&quot;;[.B9];[.C9];[.D9];[.E9];[.F9];[.G9];[.H9];[.I9];[.J9];[.K9];[.L9];&quot;&quot;&quot;;&quot;)" office:value-type="string" office:string-value="data[&quot;1248&quot;]=&quot;1438280707&quot;;" calcext:value-type="string">
            <text:p>data["1248"]="1438280707";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&quot;data[&quot;&quot;&quot;;[.A10];&quot;&quot;&quot;]=&quot;&quot;&quot;;[.B10];[.C10];[.D10];[.E10];[.F10];[.G10];[.H10];[.I10];[.J10];[.K10];[.L10];&quot;&quot;&quot;;&quot;)" office:value-type="string" office:string-value="data[&quot;1256&quot;]=&quot;1434240395&quot;;" calcext:value-type="string">
            <text:p>data["1256"]="1434240395";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table:formula="of:=CONCATENATE(&quot;data[&quot;&quot;&quot;;[.A11];&quot;&quot;&quot;]=&quot;&quot;&quot;;[.B11];[.C11];[.D11];[.E11];[.F11];[.G11];[.H11];[.I11];[.J11];[.K11];[.L11];&quot;&quot;&quot;;&quot;)" office:value-type="string" office:string-value="data[&quot;1257&quot;]=&quot;1434960307&quot;;" calcext:value-type="string">
            <text:p>data["1257"]="1434960307";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data[&quot;&quot;&quot;;[.A12];&quot;&quot;&quot;]=&quot;&quot;&quot;;[.B12];[.C12];[.D12];[.E12];[.F12];[.G12];[.H12];[.I12];[.J12];[.K12];[.L12];&quot;&quot;&quot;;&quot;)" office:value-type="string" office:string-value="data[&quot;1258&quot;]=&quot;1434929741&quot;;" calcext:value-type="string">
            <text:p>data["1258"]="1434929741";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&quot;data[&quot;&quot;&quot;;[.A13];&quot;&quot;&quot;]=&quot;&quot;&quot;;[.B13];[.C13];[.D13];[.E13];[.F13];[.G13];[.H13];[.I13];[.J13];[.K13];[.L13];&quot;&quot;&quot;;&quot;)" office:value-type="string" office:string-value="data[&quot;1267&quot;]=&quot;1434929395&quot;;" calcext:value-type="string">
            <text:p>data["1267"]="1434929395";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table:formula="of:=CONCATENATE(&quot;data[&quot;&quot;&quot;;[.A14];&quot;&quot;&quot;]=&quot;&quot;&quot;;[.B14];[.C14];[.D14];[.E14];[.F14];[.G14];[.H14];[.I14];[.J14];[.K14];[.L14];&quot;&quot;&quot;;&quot;)" office:value-type="string" office:string-value="data[&quot;1268&quot;]=&quot;1434929397&quot;;" calcext:value-type="string">
            <text:p>data["1268"]="1434929397";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&quot;data[&quot;&quot;&quot;;[.A15];&quot;&quot;&quot;]=&quot;&quot;&quot;;[.B15];[.C15];[.D15];[.E15];[.F15];[.G15];[.H15];[.I15];[.J15];[.K15];[.L15];&quot;&quot;&quot;;&quot;)" office:value-type="string" office:string-value="data[&quot;1278&quot;]=&quot;1491924395&quot;;" calcext:value-type="string">
            <text:p>data["1278"]="1491924395";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data[&quot;&quot;&quot;;[.A16];&quot;&quot;&quot;]=&quot;&quot;&quot;;[.B16];[.C16];[.D16];[.E16];[.F16];[.G16];[.H16];[.I16];[.J16];[.K16];[.L16];&quot;&quot;&quot;;&quot;)" office:value-type="string" office:string-value="data[&quot;1345&quot;]=&quot;1434249341&quot;;" calcext:value-type="string">
            <text:p>data["1345"]="1434249341";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data[&quot;&quot;&quot;;[.A17];&quot;&quot;&quot;]=&quot;&quot;&quot;;[.B17];[.C17];[.D17];[.E17];[.F17];[.G17];[.H17];[.I17];[.J17];[.K17];[.L17];&quot;&quot;&quot;;&quot;)" office:value-type="string" office:string-value="data[&quot;1346&quot;]=&quot;1430294341&quot;;" calcext:value-type="string">
            <text:p>data["1346"]="1430294341";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table:formula="of:=CONCATENATE(&quot;data[&quot;&quot;&quot;;[.A18];&quot;&quot;&quot;]=&quot;&quot;&quot;;[.B18];[.C18];[.D18];[.E18];[.F18];[.G18];[.H18];[.I18];[.J18];[.K18];[.L18];&quot;&quot;&quot;;&quot;)" office:value-type="string" office:string-value="data[&quot;1347&quot;]=&quot;1434289797&quot;;" calcext:value-type="string">
            <text:p>data["1347"]="1434289797";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data[&quot;&quot;&quot;;[.A19];&quot;&quot;&quot;]=&quot;&quot;&quot;;[.B19];[.C19];[.D19];[.E19];[.F19];[.G19];[.H19];[.I19];[.J19];[.K19];[.L19];&quot;&quot;&quot;;&quot;)" office:value-type="string" office:string-value="data[&quot;1348&quot;]=&quot;1434289381&quot;;" calcext:value-type="string">
            <text:p>data["1348"]="1434289381";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data[&quot;&quot;&quot;;[.A20];&quot;&quot;&quot;]=&quot;&quot;&quot;;[.B20];[.C20];[.D20];[.E20];[.F20];[.G20];[.H20];[.I20];[.J20];[.K20];[.L20];&quot;&quot;&quot;;&quot;)" office:value-type="string" office:string-value="data[&quot;1356&quot;]=&quot;1436924781&quot;;" calcext:value-type="string">
            <text:p>data["1356"]="1436924781";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&quot;data[&quot;&quot;&quot;;[.A21];&quot;&quot;&quot;]=&quot;&quot;&quot;;[.B21];[.C21];[.D21];[.E21];[.F21];[.G21];[.H21];[.I21];[.J21];[.K21];[.L21];&quot;&quot;&quot;;&quot;)" office:value-type="string" office:string-value="data[&quot;1357&quot;]=&quot;1438289395&quot;;" calcext:value-type="string">
            <text:p>data["1357"]="1438289395";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table:formula="of:=CONCATENATE(&quot;data[&quot;&quot;&quot;;[.A22];&quot;&quot;&quot;]=&quot;&quot;&quot;;[.B22];[.C22];[.D22];[.E22];[.F22];[.G22];[.H22];[.I22];[.J22];[.K22];[.L22];&quot;&quot;&quot;;&quot;)" office:value-type="string" office:string-value="data[&quot;1358&quot;]=&quot;1434154107&quot;;" calcext:value-type="string">
            <text:p>data["1358"]="1434154107";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formula="of:=CONCATENATE(&quot;data[&quot;&quot;&quot;;[.A23];&quot;&quot;&quot;]=&quot;&quot;&quot;;[.B23];[.C23];[.D23];[.E23];[.F23];[.G23];[.H23];[.I23];[.J23];[.K23];[.L23];&quot;&quot;&quot;;&quot;)" office:value-type="string" office:string-value="data[&quot;1367&quot;]=&quot;1434201987&quot;;" calcext:value-type="string">
            <text:p>data["1367"]="1434201987";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table:formula="of:=CONCATENATE(&quot;data[&quot;&quot;&quot;;[.A24];&quot;&quot;&quot;]=&quot;&quot;&quot;;[.B24];[.C24];[.D24];[.E24];[.F24];[.G24];[.H24];[.I24];[.J24];[.K24];[.L24];&quot;&quot;&quot;;&quot;)" office:value-type="string" office:string-value="data[&quot;1368&quot;]=&quot;1434020383&quot;;" calcext:value-type="string">
            <text:p>data["1368"]="1434020383";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&quot;data[&quot;&quot;&quot;;[.A25];&quot;&quot;&quot;]=&quot;&quot;&quot;;[.B25];[.C25];[.D25];[.E25];[.F25];[.G25];[.H25];[.I25];[.J25];[.K25];[.L25];&quot;&quot;&quot;;&quot;)" office:value-type="string" office:string-value="data[&quot;1378&quot;]=&quot;1439285085&quot;;" calcext:value-type="string">
            <text:p>data["1378"]="1439285085";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table:formula="of:=CONCATENATE(&quot;data[&quot;&quot;&quot;;[.A26];&quot;&quot;&quot;]=&quot;&quot;&quot;;[.B26];[.C26];[.D26];[.E26];[.F26];[.G26];[.H26];[.I26];[.J26];[.K26];[.L26];&quot;&quot;&quot;;&quot;)" office:value-type="string" office:string-value="data[&quot;1456&quot;]=&quot;1436968397&quot;;" calcext:value-type="string">
            <text:p>data["1456"]="1436968397";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&quot;data[&quot;&quot;&quot;;[.A27];&quot;&quot;&quot;]=&quot;&quot;&quot;;[.B27];[.C27];[.D27];[.E27];[.F27];[.G27];[.H27];[.I27];[.J27];[.K27];[.L27];&quot;&quot;&quot;;&quot;)" office:value-type="string" office:string-value="data[&quot;1457&quot;]=&quot;1434154105&quot;;" calcext:value-type="string">
            <text:p>data["1457"]="1434154105";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table:formula="of:=CONCATENATE(&quot;data[&quot;&quot;&quot;;[.A28];&quot;&quot;&quot;]=&quot;&quot;&quot;;[.B28];[.C28];[.D28];[.E28];[.F28];[.G28];[.H28];[.I28];[.J28];[.K28];[.L28];&quot;&quot;&quot;;&quot;)" office:value-type="string" office:string-value="data[&quot;1458&quot;]=&quot;1438289397&quot;;" calcext:value-type="string">
            <text:p>data["1458"]="1438289397";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data[&quot;&quot;&quot;;[.A29];&quot;&quot;&quot;]=&quot;&quot;&quot;;[.B29];[.C29];[.D29];[.E29];[.F29];[.G29];[.H29];[.I29];[.J29];[.K29];[.L29];&quot;&quot;&quot;;&quot;)" office:value-type="string" office:string-value="data[&quot;1467&quot;]=&quot;1434069341&quot;;" calcext:value-type="string">
            <text:p>data["1467"]="1434069341";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&quot;data[&quot;&quot;&quot;;[.A30];&quot;&quot;&quot;]=&quot;&quot;&quot;;[.B30];[.C30];[.D30];[.E30];[.F30];[.G30];[.H30];[.I30];[.J30];[.K30];[.L30];&quot;&quot;&quot;;&quot;)" office:value-type="string" office:string-value="data[&quot;1468&quot;]=&quot;1434201985&quot;;" calcext:value-type="string">
            <text:p>data["1468"]="1434201985";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  <table:table-cell table:formula="of:=CONCATENATE(&quot;data[&quot;&quot;&quot;;[.A31];&quot;&quot;&quot;]=&quot;&quot;&quot;;[.B31];[.C31];[.D31];[.E31];[.F31];[.G31];[.H31];[.I31];[.J31];[.K31];[.L31];&quot;&quot;&quot;;&quot;)" office:value-type="string" office:string-value="data[&quot;1478&quot;]=&quot;1439281893&quot;;" calcext:value-type="string">
            <text:p>data["1478"]="1439281893";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data[&quot;&quot;&quot;;[.A32];&quot;&quot;&quot;]=&quot;&quot;&quot;;[.B32];[.C32];[.D32];[.E32];[.F32];[.G32];[.H32];[.I32];[.J32];[.K32];[.L32];&quot;&quot;&quot;;&quot;)" office:value-type="string" office:string-value="data[&quot;1567&quot;]=&quot;1491068341&quot;;" calcext:value-type="string">
            <text:p>data["1567"]="1491068341";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table:formula="of:=CONCATENATE(&quot;data[&quot;&quot;&quot;;[.A33];&quot;&quot;&quot;]=&quot;&quot;&quot;;[.B33];[.C33];[.D33];[.E33];[.F33];[.G33];[.H33];[.I33];[.J33];[.K33];[.L33];&quot;&quot;&quot;;&quot;)" office:value-type="string" office:string-value="data[&quot;1568&quot;]=&quot;1491024383&quot;;" calcext:value-type="string">
            <text:p>data["1568"]="1491024383";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  <table:table-cell table:formula="of:=CONCATENATE(&quot;data[&quot;&quot;&quot;;[.A34];&quot;&quot;&quot;]=&quot;&quot;&quot;;[.B34];[.C34];[.D34];[.E34];[.F34];[.G34];[.H34];[.I34];[.J34];[.K34];[.L34];&quot;&quot;&quot;;&quot;)" office:value-type="string" office:string-value="data[&quot;1578&quot;]=&quot;1438201893&quot;;" calcext:value-type="string">
            <text:p>data["1578"]="1438201893";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&quot;data[&quot;&quot;&quot;;[.A35];&quot;&quot;&quot;]=&quot;&quot;&quot;;[.B35];[.C35];[.D35];[.E35];[.F35];[.G35];[.H35];[.I35];[.J35];[.K35];[.L35];&quot;&quot;&quot;;&quot;)" office:value-type="string" office:string-value="data[&quot;1678&quot;]=&quot;1414020195&quot;;" calcext:value-type="string">
            <text:p>data["1678"]="1414020195";</text:p>
          </table:table-cell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CONCATENATE(&quot;data[&quot;&quot;&quot;;[.A36];&quot;&quot;&quot;]=&quot;&quot;&quot;;[.B36];[.C36];[.D36];[.E36];[.F36];[.G36];[.H36];[.I36];[.J36];[.K36];[.L36];&quot;&quot;&quot;;&quot;)" office:value-type="string" office:string-value="data[&quot;2345&quot;]=&quot;1430294343&quot;;" calcext:value-type="string">
            <text:p>data["2345"]="1430294343";</text:p>
          </table:table-cell>
        </table:table-row>
        <table:table-row table:style-name="ro1">
          <table:table-cell office:value-type="float" office:value="2346" calcext:value-type="float">
            <text:p>234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CONCATENATE(&quot;data[&quot;&quot;&quot;;[.A37];&quot;&quot;&quot;]=&quot;&quot;&quot;;[.B37];[.C37];[.D37];[.E37];[.F37];[.G37];[.H37];[.I37];[.J37];[.K37];[.L37];&quot;&quot;&quot;;&quot;)" office:value-type="string" office:string-value="data[&quot;2346&quot;]=&quot;1434249343&quot;;" calcext:value-type="string">
            <text:p>data["2346"]="1434249343";</text:p>
          </table:table-cell>
        </table:table-row>
        <table:table-row table:style-name="ro1">
          <table:table-cell office:value-type="float" office:value="2347" calcext:value-type="float">
            <text:p>234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data[&quot;&quot;&quot;;[.A38];&quot;&quot;&quot;]=&quot;&quot;&quot;;[.B38];[.C38];[.D38];[.E38];[.F38];[.G38];[.H38];[.I38];[.J38];[.K38];[.L38];&quot;&quot;&quot;;&quot;)" office:value-type="string" office:string-value="data[&quot;2347&quot;]=&quot;1434640341&quot;;" calcext:value-type="string">
            <text:p>data["2347"]="1434640341";</text:p>
          </table:table-cell>
        </table:table-row>
        <table:table-row table:style-name="ro1">
          <table:table-cell office:value-type="float" office:value="2348" calcext:value-type="float">
            <text:p>234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table:formula="of:=CONCATENATE(&quot;data[&quot;&quot;&quot;;[.A39];&quot;&quot;&quot;]=&quot;&quot;&quot;;[.B39];[.C39];[.D39];[.E39];[.F39];[.G39];[.H39];[.I39];[.J39];[.K39];[.L39];&quot;&quot;&quot;;&quot;)" office:value-type="string" office:string-value="data[&quot;2348&quot;]=&quot;1434289383&quot;;" calcext:value-type="string">
            <text:p>data["2348"]="1434289383";</text:p>
          </table:table-cell>
        </table:table-row>
        <table:table-row table:style-name="ro1">
          <table:table-cell office:value-type="float" office:value="2356" calcext:value-type="float">
            <text:p>235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table:formula="of:=CONCATENATE(&quot;data[&quot;&quot;&quot;;[.A40];&quot;&quot;&quot;]=&quot;&quot;&quot;;[.B40];[.C40];[.D40];[.E40];[.F40];[.G40];[.H40];[.I40];[.J40];[.K40];[.L40];&quot;&quot;&quot;;&quot;)" office:value-type="string" office:string-value="data[&quot;2356&quot;]=&quot;1436924307&quot;;" calcext:value-type="string">
            <text:p>data["2356"]="1436924307";</text:p>
          </table:table-cell>
        </table:table-row>
        <table:table-row table:style-name="ro1">
          <table:table-cell office:value-type="float" office:value="2357" calcext:value-type="float">
            <text:p>235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&quot;data[&quot;&quot;&quot;;[.A41];&quot;&quot;&quot;]=&quot;&quot;&quot;;[.B41];[.C41];[.D41];[.E41];[.F41];[.G41];[.H41];[.I41];[.J41];[.K41];[.L41];&quot;&quot;&quot;;&quot;)" office:value-type="string" office:string-value="data[&quot;2357&quot;]=&quot;1434691945&quot;;" calcext:value-type="string">
            <text:p>data["2357"]="1434691945";</text:p>
          </table:table-cell>
        </table:table-row>
        <table:table-row table:style-name="ro1">
          <table:table-cell office:value-type="float" office:value="2358" calcext:value-type="float">
            <text:p>235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data[&quot;&quot;&quot;;[.A42];&quot;&quot;&quot;]=&quot;&quot;&quot;;[.B42];[.C42];[.D42];[.E42];[.F42];[.G42];[.H42];[.I42];[.J42];[.K42];[.L42];&quot;&quot;&quot;;&quot;)" office:value-type="string" office:string-value="data[&quot;2358&quot;]=&quot;1434020381&quot;;" calcext:value-type="string">
            <text:p>data["2358"]="1434020381";</text:p>
          </table:table-cell>
        </table:table-row>
        <table:table-row table:style-name="ro1">
          <table:table-cell office:value-type="float" office:value="2367" calcext:value-type="float">
            <text:p>23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table:formula="of:=CONCATENATE(&quot;data[&quot;&quot;&quot;;[.A43];&quot;&quot;&quot;]=&quot;&quot;&quot;;[.B43];[.C43];[.D43];[.E43];[.F43];[.G43];[.H43];[.I43];[.J43];[.K43];[.L43];&quot;&quot;&quot;;&quot;)" office:value-type="string" office:string-value="data[&quot;2367&quot;]=&quot;1438640307&quot;;" calcext:value-type="string">
            <text:p>data["2367"]="1438640307";</text:p>
          </table:table-cell>
        </table:table-row>
        <table:table-row table:style-name="ro1">
          <table:table-cell office:value-type="float" office:value="2368" calcext:value-type="float">
            <text:p>236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CONCATENATE(&quot;data[&quot;&quot;&quot;;[.A44];&quot;&quot;&quot;]=&quot;&quot;&quot;;[.B44];[.C44];[.D44];[.E44];[.F44];[.G44];[.H44];[.I44];[.J44];[.K44];[.L44];&quot;&quot;&quot;;&quot;)" office:value-type="string" office:string-value="data[&quot;2368&quot;]=&quot;1434201823&quot;;" calcext:value-type="string">
            <text:p>data["2368"]="1434201823";</text:p>
          </table:table-cell>
        </table:table-row>
        <table:table-row table:style-name="ro1">
          <table:table-cell office:value-type="float" office:value="2378" calcext:value-type="float">
            <text:p>23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CONCATENATE(&quot;data[&quot;&quot;&quot;;[.A45];&quot;&quot;&quot;]=&quot;&quot;&quot;;[.B45];[.C45];[.D45];[.E45];[.F45];[.G45];[.H45];[.I45];[.J45];[.K45];[.L45];&quot;&quot;&quot;;&quot;)" office:value-type="string" office:string-value="data[&quot;2378&quot;]=&quot;1439641403&quot;;" calcext:value-type="string">
            <text:p>data["2378"]="1439641403";</text:p>
          </table:table-cell>
        </table:table-row>
        <table:table-row table:style-name="ro1">
          <table:table-cell office:value-type="float" office:value="2456" calcext:value-type="float">
            <text:p>245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&quot;data[&quot;&quot;&quot;;[.A46];&quot;&quot;&quot;]=&quot;&quot;&quot;;[.B46];[.C46];[.D46];[.E46];[.F46];[.G46];[.H46];[.I46];[.J46];[.K46];[.L46];&quot;&quot;&quot;;&quot;)" office:value-type="string" office:string-value="data[&quot;2456&quot;]=&quot;1436924305&quot;;" calcext:value-type="string">
            <text:p>data["2456"]="1436924305";</text:p>
          </table:table-cell>
        </table:table-row>
        <table:table-row table:style-name="ro1">
          <table:table-cell office:value-type="float" office:value="2457" calcext:value-type="float">
            <text:p>245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table:formula="of:=CONCATENATE(&quot;data[&quot;&quot;&quot;;[.A47];&quot;&quot;&quot;]=&quot;&quot;&quot;;[.B47];[.C47];[.D47];[.E47];[.F47];[.G47];[.H47];[.I47];[.J47];[.K47];[.L47];&quot;&quot;&quot;;&quot;)" office:value-type="string" office:string-value="data[&quot;2457&quot;]=&quot;1434020797&quot;;" calcext:value-type="string">
            <text:p>data["2457"]="1434020797";</text:p>
          </table:table-cell>
        </table:table-row>
        <table:table-row table:style-name="ro1">
          <table:table-cell office:value-type="float" office:value="2458" calcext:value-type="float">
            <text:p>245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CONCATENATE(&quot;data[&quot;&quot;&quot;;[.A48];&quot;&quot;&quot;]=&quot;&quot;&quot;;[.B48];[.C48];[.D48];[.E48];[.F48];[.G48];[.H48];[.I48];[.J48];[.K48];[.L48];&quot;&quot;&quot;;&quot;)" office:value-type="string" office:string-value="data[&quot;2458&quot;]=&quot;1434205403&quot;;" calcext:value-type="string">
            <text:p>data["2458"]="1434205403";</text:p>
          </table:table-cell>
        </table:table-row>
        <table:table-row table:style-name="ro1">
          <table:table-cell office:value-type="float" office:value="2467" calcext:value-type="float">
            <text:p>24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CONCATENATE(&quot;data[&quot;&quot;&quot;;[.A49];&quot;&quot;&quot;]=&quot;&quot;&quot;;[.B49];[.C49];[.D49];[.E49];[.F49];[.G49];[.H49];[.I49];[.J49];[.K49];[.L49];&quot;&quot;&quot;;&quot;)" office:value-type="string" office:string-value="data[&quot;2467&quot;]=&quot;1434154543&quot;;" calcext:value-type="string">
            <text:p>data["2467"]="1434154543";</text:p>
          </table:table-cell>
        </table:table-row>
        <table:table-row table:style-name="ro1">
          <table:table-cell office:value-type="float" office:value="2458" calcext:value-type="float">
            <text:p>245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data[&quot;&quot;&quot;;[.A50];&quot;&quot;&quot;]=&quot;&quot;&quot;;[.B50];[.C50];[.D50];[.E50];[.F50];[.G50];[.H50];[.I50];[.J50];[.K50];[.L50];&quot;&quot;&quot;;&quot;)" office:value-type="string" office:string-value="data[&quot;2458&quot;]=&quot;1438289741&quot;;" calcext:value-type="string">
            <text:p>data["2458"]="1438289741";</text:p>
          </table:table-cell>
        </table:table-row>
        <table:table-row table:style-name="ro1">
          <table:table-cell office:value-type="float" office:value="2478" calcext:value-type="float">
            <text:p>24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data[&quot;&quot;&quot;;[.A51];&quot;&quot;&quot;]=&quot;&quot;&quot;;[.B51];[.C51];[.D51];[.E51];[.F51];[.G51];[.H51];[.I51];[.J51];[.K51];[.L51];&quot;&quot;&quot;;&quot;)" office:value-type="string" office:string-value="data[&quot;2478&quot;]=&quot;1439281891&quot;;" calcext:value-type="string">
            <text:p>data["2478"]="1439281891";</text:p>
          </table:table-cell>
        </table:table-row>
        <table:table-row table:style-name="ro1">
          <table:table-cell office:value-type="float" office:value="2567" calcext:value-type="float">
            <text:p>25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table:formula="of:=CONCATENATE(&quot;data[&quot;&quot;&quot;;[.A52];&quot;&quot;&quot;]=&quot;&quot;&quot;;[.B52];[.C52];[.D52];[.E52];[.F52];[.G52];[.H52];[.I52];[.J52];[.K52];[.L52];&quot;&quot;&quot;;&quot;)" office:value-type="string" office:string-value="data[&quot;2567&quot;]=&quot;1491024797&quot;;" calcext:value-type="string">
            <text:p>data["2567"]="1491024797";</text:p>
          </table:table-cell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data[&quot;&quot;&quot;;[.A53];&quot;&quot;&quot;]=&quot;&quot;&quot;;[.B53];[.C53];[.D53];[.E53];[.F53];[.G53];[.H53];[.I53];[.J53];[.K53];[.L53];&quot;&quot;&quot;;&quot;)" office:value-type="string" office:string-value="data[&quot;2568&quot;]=&quot;1491024381&quot;;" calcext:value-type="string">
            <text:p>data["2568"]="1491024381";</text:p>
          </table:table-cell>
        </table:table-row>
        <table:table-row table:style-name="ro1">
          <table:table-cell office:value-type="float" office:value="2578" calcext:value-type="float">
            <text:p>25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table:formula="of:=CONCATENATE(&quot;data[&quot;&quot;&quot;;[.A54];&quot;&quot;&quot;]=&quot;&quot;&quot;;[.B54];[.C54];[.D54];[.E54];[.F54];[.G54];[.H54];[.I54];[.J54];[.K54];[.L54];&quot;&quot;&quot;;&quot;)" office:value-type="string" office:string-value="data[&quot;2578&quot;]=&quot;1434158183&quot;;" calcext:value-type="string">
            <text:p>data["2578"]="1434158183";</text:p>
          </table:table-cell>
        </table:table-row>
        <table:table-row table:style-name="ro1">
          <table:table-cell office:value-type="float" office:value="2678" calcext:value-type="float">
            <text:p>26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data[&quot;&quot;&quot;;[.A55];&quot;&quot;&quot;]=&quot;&quot;&quot;;[.B55];[.C55];[.D55];[.E55];[.F55];[.G55];[.H55];[.I55];[.J55];[.K55];[.L55];&quot;&quot;&quot;;&quot;)" office:value-type="string" office:string-value="data[&quot;2678&quot;]=&quot;1438201891&quot;;" calcext:value-type="string">
            <text:p>data["2678"]="1438201891";</text:p>
          </table:table-cell>
        </table:table-row>
        <table:table-row table:style-name="ro1">
          <table:table-cell office:value-type="float" office:value="3456" calcext:value-type="float">
            <text:p>345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&quot;data[&quot;&quot;&quot;;[.A56];&quot;&quot;&quot;]=&quot;&quot;&quot;;[.B56];[.C56];[.D56];[.E56];[.F56];[.G56];[.H56];[.I56];[.J56];[.K56];[.L56];&quot;&quot;&quot;;&quot;)" office:value-type="string" office:string-value="data[&quot;3456&quot;]=&quot;1491028395&quot;;" calcext:value-type="string">
            <text:p>data["3456"]="1491028395";</text:p>
          </table:table-cell>
        </table:table-row>
        <table:table-row table:style-name="ro1">
          <table:table-cell office:value-type="float" office:value="3457" calcext:value-type="float">
            <text:p>345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  <table:table-cell table:formula="of:=CONCATENATE(&quot;data[&quot;&quot;&quot;;[.A57];&quot;&quot;&quot;]=&quot;&quot;&quot;;[.B57];[.C57];[.D57];[.E57];[.F57];[.G57];[.H57];[.I57];[.J57];[.K57];[.L57];&quot;&quot;&quot;;&quot;)" office:value-type="string" office:string-value="data[&quot;3457&quot;]=&quot;1434291493&quot;;" calcext:value-type="string">
            <text:p>data["3457"]="1434291493";</text:p>
          </table:table-cell>
        </table:table-row>
        <table:table-row table:style-name="ro1">
          <table:table-cell office:value-type="float" office:value="3458" calcext:value-type="float">
            <text:p>345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&quot;data[&quot;&quot;&quot;;[.A58];&quot;&quot;&quot;]=&quot;&quot;&quot;;[.B58];[.C58];[.D58];[.E58];[.F58];[.G58];[.H58];[.I58];[.J58];[.K58];[.L58];&quot;&quot;&quot;;&quot;)" office:value-type="string" office:string-value="data[&quot;3458&quot;]=&quot;1434295985&quot;;" calcext:value-type="string">
            <text:p>data["3458"]="1434295985";</text:p>
          </table:table-cell>
        </table:table-row>
        <table:table-row table:style-name="ro1">
          <table:table-cell office:value-type="float" office:value="3467" calcext:value-type="float">
            <text:p>34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data[&quot;&quot;&quot;;[.A59];&quot;&quot;&quot;]=&quot;&quot;&quot;;[.B59];[.C59];[.D59];[.E59];[.F59];[.G59];[.H59];[.I59];[.J59];[.K59];[.L59];&quot;&quot;&quot;;&quot;)" office:value-type="string" office:string-value="data[&quot;3467&quot;]=&quot;1434291491&quot;;" calcext:value-type="string">
            <text:p>data["3467"]="1434291491";</text:p>
          </table:table-cell>
        </table:table-row>
        <table:table-row table:style-name="ro1">
          <table:table-cell office:value-type="float" office:value="3468" calcext:value-type="float">
            <text:p>346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CONCATENATE(&quot;data[&quot;&quot;&quot;;[.A60];&quot;&quot;&quot;]=&quot;&quot;&quot;;[.B60];[.C60];[.D60];[.E60];[.F60];[.G60];[.H60];[.I60];[.J60];[.K60];[.L60];&quot;&quot;&quot;;&quot;)" office:value-type="string" office:string-value="data[&quot;3468&quot;]=&quot;1434601803&quot;;" calcext:value-type="string">
            <text:p>data["3468"]="1434601803";</text:p>
          </table:table-cell>
        </table:table-row>
        <table:table-row table:style-name="ro1">
          <table:table-cell office:value-type="float" office:value="3478" calcext:value-type="float">
            <text:p>34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&quot;data[&quot;&quot;&quot;;[.A61];&quot;&quot;&quot;]=&quot;&quot;&quot;;[.B61];[.C61];[.D61];[.E61];[.F61];[.G61];[.H61];[.I61];[.J61];[.K61];[.L61];&quot;&quot;&quot;;&quot;)" office:value-type="string" office:string-value="data[&quot;3478&quot;]=&quot;1458020105&quot;;" calcext:value-type="string">
            <text:p>data["3478"]="1458020105";</text:p>
          </table:table-cell>
        </table:table-row>
        <table:table-row table:style-name="ro1">
          <table:table-cell office:value-type="float" office:value="3567" calcext:value-type="float">
            <text:p>35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table:formula="of:=CONCATENATE(&quot;data[&quot;&quot;&quot;;[.A62];&quot;&quot;&quot;]=&quot;&quot;&quot;;[.B62];[.C62];[.D62];[.E62];[.F62];[.G62];[.H62];[.I62];[.J62];[.K62];[.L62];&quot;&quot;&quot;;&quot;)" office:value-type="string" office:string-value="data[&quot;3567&quot;]=&quot;1434280307&quot;;" calcext:value-type="string">
            <text:p>data["3567"]="1434280307";</text:p>
          </table:table-cell>
        </table:table-row>
        <table:table-row table:style-name="ro1">
          <table:table-cell office:value-type="float" office:value="3568" calcext:value-type="float">
            <text:p>356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&quot;data[&quot;&quot;&quot;;[.A63];&quot;&quot;&quot;]=&quot;&quot;&quot;;[.B63];[.C63];[.D63];[.E63];[.F63];[.G63];[.H63];[.I63];[.J63];[.K63];[.L63];&quot;&quot;&quot;;&quot;)" office:value-type="string" office:string-value="data[&quot;3568&quot;]=&quot;1430245985&quot;;" calcext:value-type="string">
            <text:p>data["3568"]="1430245985";</text:p>
          </table:table-cell>
        </table:table-row>
        <table:table-row table:style-name="ro1">
          <table:table-cell office:value-type="float" office:value="3578" calcext:value-type="float">
            <text:p>357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NCATENATE(&quot;data[&quot;&quot;&quot;;[.A64];&quot;&quot;&quot;]=&quot;&quot;&quot;;[.B64];[.C64];[.D64];[.E64];[.F64];[.G64];[.H64];[.I64];[.J64];[.K64];[.L64];&quot;&quot;&quot;;&quot;)" office:value-type="string" office:string-value="data[&quot;3578&quot;]=&quot;39394683401&quot;;" calcext:value-type="string">
            <text:p>data["3578"]="39394683401";</text:p>
          </table:table-cell>
        </table:table-row>
        <table:table-row table:style-name="ro1">
          <table:table-cell office:value-type="float" office:value="3678" calcext:value-type="float">
            <text:p>367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CONCATENATE(&quot;data[&quot;&quot;&quot;;[.A65];&quot;&quot;&quot;]=&quot;&quot;&quot;;[.B65];[.C65];[.D65];[.E65];[.F65];[.G65];[.H65];[.I65];[.J65];[.K65];[.L65];&quot;&quot;&quot;;&quot;)" office:value-type="string" office:string-value="data[&quot;3678&quot;]=&quot;39394683403&quot;;" calcext:value-type="string">
            <text:p>data["3678"]="39394683403";</text:p>
          </table:table-cell>
        </table:table-row>
        <table:table-row table:style-name="ro1">
          <table:table-cell office:value-type="float" office:value="4567" calcext:value-type="float">
            <text:p>45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data[&quot;&quot;&quot;;[.A66];&quot;&quot;&quot;]=&quot;&quot;&quot;;[.B66];[.C66];[.D66];[.E66];[.F66];[.G66];[.H66];[.I66];[.J66];[.K66];[.L66];&quot;&quot;&quot;;&quot;)" office:value-type="string" office:string-value="data[&quot;4567&quot;]=&quot;1430241491&quot;;" calcext:value-type="string">
            <text:p>data["4567"]="1430241491";</text:p>
          </table:table-cell>
        </table:table-row>
        <table:table-row table:style-name="ro1">
          <table:table-cell office:value-type="float" office:value="4568" calcext:value-type="float">
            <text:p>456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&quot;data[&quot;&quot;&quot;;[.A67];&quot;&quot;&quot;]=&quot;&quot;&quot;;[.B67];[.C67];[.D67];[.E67];[.F67];[.G67];[.H67];[.I67];[.J67];[.K67];[.L67];&quot;&quot;&quot;;&quot;)" office:value-type="string" office:string-value="data[&quot;4568&quot;]=&quot;1434280305&quot;;" calcext:value-type="string">
            <text:p>data["4568"]="1434280305";</text:p>
          </table:table-cell>
        </table:table-row>
        <table:table-row table:style-name="ro1">
          <table:table-cell office:value-type="float" office:value="4578" calcext:value-type="float">
            <text:p>457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CONCATENATE(&quot;data[&quot;&quot;&quot;;[.A68];&quot;&quot;&quot;]=&quot;&quot;&quot;;[.B68];[.C68];[.D68];[.E68];[.F68];[.G68];[.H68];[.I68];[.J68];[.K68];[.L68];&quot;&quot;&quot;;&quot;)" office:value-type="string" office:string-value="data[&quot;4578&quot;]=&quot;39394243893&quot;;" calcext:value-type="string">
            <text:p>data["4578"]="39394243893";</text:p>
          </table:table-cell>
        </table:table-row>
        <table:table-row table:style-name="ro1">
          <table:table-cell office:value-type="float" office:value="4678" calcext:value-type="float">
            <text:p>467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CONCATENATE(&quot;data[&quot;&quot;&quot;;[.A69];&quot;&quot;&quot;]=&quot;&quot;&quot;;[.B69];[.C69];[.D69];[.E69];[.F69];[.G69];[.H69];[.I69];[.J69];[.K69];[.L69];&quot;&quot;&quot;;&quot;)" office:value-type="string" office:string-value="data[&quot;4678&quot;]=&quot;39394243891&quot;;" calcext:value-type="string">
            <text:p>data["4678"]="39394243891";</text:p>
          </table:table-cell>
        </table:table-row>
        <table:table-row table:style-name="ro1">
          <table:table-cell office:value-type="float" office:value="5678" calcext:value-type="float">
            <text:p>56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data[&quot;&quot;&quot;;[.A70];&quot;&quot;&quot;]=&quot;&quot;&quot;;[.B70];[.C70];[.D70];[.E70];[.F70];[.G70];[.H70];[.I70];[.J70];[.K70];[.L70];&quot;&quot;&quot;;&quot;)" office:value-type="string" office:string-value="data[&quot;5678&quot;]=&quot;1454289141&quot;;" calcext:value-type="string">
            <text:p>data["5678"]="1454289141";</text:p>
          </table:table-cell>
        </table:table-row>
      </table:table>
      <table:table table:name="Sheet7" table:style-name="ta1">
        <table:table-column table:style-name="co1" table:number-columns-repeated="11" table:default-cell-style-name="Default"/>
        <table:table-column table:style-name="co1" table:default-cell-style-name="ce1"/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CONCATENATE(&quot;data[&quot;&quot;&quot;;[.A1];&quot;&quot;&quot;]=&quot;&quot;&quot;;[.B1];[.C1];[.D1];[.E1];[.F1];[.G1];[.H1];[.I1];[.J1];[.K1];&quot;&quot;&quot;;&quot;)" office:value-type="string" office:string-value="data[&quot;1234&quot;]=&quot;1414141439&quot;;" calcext:value-type="string">
            <text:p>data["1234"]="1414141439";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&quot;data[&quot;&quot;&quot;;[.A2];&quot;&quot;&quot;]=&quot;&quot;&quot;;[.B2];[.C2];[.D2];[.E2];[.F2];[.G2];[.H2];[.I2];[.J2];[.K2];&quot;&quot;&quot;;&quot;)" office:value-type="string" office:string-value="data[&quot;1235&quot;]=&quot;141498210&quot;;" calcext:value-type="string">
            <text:p>data["1235"]="141498210";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data[&quot;&quot;&quot;;[.A3];&quot;&quot;&quot;]=&quot;&quot;&quot;;[.B3];[.C3];[.D3];[.E3];[.F3];[.G3];[.H3];[.I3];[.J3];[.K3];&quot;&quot;&quot;;&quot;)" office:value-type="string" office:string-value="data[&quot;1236&quot;]=&quot;141498302&quot;;" calcext:value-type="string">
            <text:p>data["1236"]="141498302";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table:formula="of:=CONCATENATE(&quot;data[&quot;&quot;&quot;;[.A4];&quot;&quot;&quot;]=&quot;&quot;&quot;;[.B4];[.C4];[.D4];[.E4];[.F4];[.G4];[.H4];[.I4];[.J4];[.K4];&quot;&quot;&quot;;&quot;)" office:value-type="string" office:string-value="data[&quot;1237&quot;]=&quot;141690789&quot;;" calcext:value-type="string">
            <text:p>data["1237"]="141690789";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table:formula="of:=CONCATENATE(&quot;data[&quot;&quot;&quot;;[.A5];&quot;&quot;&quot;]=&quot;&quot;&quot;;[.B5];[.C5];[.D5];[.E5];[.F5];[.G5];[.H5];[.I5];[.J5];[.K5];&quot;&quot;&quot;;&quot;)" office:value-type="string" office:string-value="data[&quot;1238&quot;]=&quot;141481946&quot;;" calcext:value-type="string">
            <text:p>data["1238"]="141481946";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formula="of:=CONCATENATE(&quot;data[&quot;&quot;&quot;;[.A6];&quot;&quot;&quot;]=&quot;&quot;&quot;;[.B6];[.C6];[.D6];[.E6];[.F6];[.G6];[.H6];[.I6];[.J6];[.K6];&quot;&quot;&quot;;&quot;)" office:value-type="string" office:string-value="data[&quot;1245&quot;]=&quot;141498306&quot;;" calcext:value-type="string">
            <text:p>data["1245"]="141498306";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&quot;data[&quot;&quot;&quot;;[.A7];&quot;&quot;&quot;]=&quot;&quot;&quot;;[.B7];[.C7];[.D7];[.E7];[.F7];[.G7];[.H7];[.I7];[.J7];[.K7];&quot;&quot;&quot;;&quot;)" office:value-type="string" office:string-value="data[&quot;1246&quot;]=&quot;141481890&quot;;" calcext:value-type="string">
            <text:p>data["1246"]="141481890";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data[&quot;&quot;&quot;;[.A8];&quot;&quot;&quot;]=&quot;&quot;&quot;;[.B8];[.C8];[.D8];[.E8];[.F8];[.G8];[.H8];[.I8];[.J8];[.K8];&quot;&quot;&quot;;&quot;)" office:value-type="string" office:string-value="data[&quot;1247&quot;]=&quot;141481942&quot;;" calcext:value-type="string">
            <text:p>data["1247"]="141481942";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&quot;data[&quot;&quot;&quot;;[.A9];&quot;&quot;&quot;]=&quot;&quot;&quot;;[.B9];[.C9];[.D9];[.E9];[.F9];[.G9];[.H9];[.I9];[.J9];[.K9];&quot;&quot;&quot;;&quot;)" office:value-type="string" office:string-value="data[&quot;1248&quot;]=&quot;141680850&quot;;" calcext:value-type="string">
            <text:p>data["1248"]="141680850";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&quot;data[&quot;&quot;&quot;;[.A10];&quot;&quot;&quot;]=&quot;&quot;&quot;;[.B10];[.C10];[.D10];[.E10];[.F10];[.G10];[.H10];[.I10];[.J10];[.K10];&quot;&quot;&quot;;&quot;)" office:value-type="string" office:string-value="data[&quot;1256&quot;]=&quot;141489030&quot;;" calcext:value-type="string">
            <text:p>data["1256"]="141489030";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&quot;data[&quot;&quot;&quot;;[.A11];&quot;&quot;&quot;]=&quot;&quot;&quot;;[.B11];[.C11];[.D11];[.E11];[.F11];[.G11];[.H11];[.I11];[.J11];[.K11];&quot;&quot;&quot;;&quot;)" office:value-type="string" office:string-value="data[&quot;1257&quot;]=&quot;141494780&quot;;" calcext:value-type="string">
            <text:p>data["1257"]="141494780";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A12];&quot;&quot;&quot;]=&quot;&quot;&quot;;[.B12];[.C12];[.D12];[.E12];[.F12];[.G12];[.H12];[.I12];[.J12];[.K12];&quot;&quot;&quot;;&quot;)" office:value-type="string" office:string-value="data[&quot;1258&quot;]=&quot;141408258&quot;;" calcext:value-type="string">
            <text:p>data["1258"]="141408258";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A13];&quot;&quot;&quot;]=&quot;&quot;&quot;;[.B13];[.C13];[.D13];[.E13];[.F13];[.G13];[.H13];[.I13];[.J13];[.K13];&quot;&quot;&quot;;&quot;)" office:value-type="string" office:string-value="data[&quot;1267&quot;]=&quot;141546408&quot;;" calcext:value-type="string">
            <text:p>data["1267"]="141546408";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&quot;data[&quot;&quot;&quot;;[.A14];&quot;&quot;&quot;]=&quot;&quot;&quot;;[.B14];[.C14];[.D14];[.E14];[.F14];[.G14];[.H14];[.I14];[.J14];[.K14];&quot;&quot;&quot;;&quot;)" office:value-type="string" office:string-value="data[&quot;1268&quot;]=&quot;141494740&quot;;" calcext:value-type="string">
            <text:p>data["1268"]="141494740";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CONCATENATE(&quot;data[&quot;&quot;&quot;;[.A15];&quot;&quot;&quot;]=&quot;&quot;&quot;;[.B15];[.C15];[.D15];[.E15];[.F15];[.G15];[.H15];[.I15];[.J15];[.K15];&quot;&quot;&quot;;&quot;)" office:value-type="string" office:string-value="data[&quot;1278&quot;]=&quot;141489054&quot;;" calcext:value-type="string">
            <text:p>data["1278"]="141489054";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table:formula="of:=CONCATENATE(&quot;data[&quot;&quot;&quot;;[.A16];&quot;&quot;&quot;]=&quot;&quot;&quot;;[.B16];[.C16];[.D16];[.E16];[.F16];[.G16];[.H16];[.I16];[.J16];[.K16];&quot;&quot;&quot;;&quot;)" office:value-type="string" office:string-value="data[&quot;1345&quot;]=&quot;141894219&quot;;" calcext:value-type="string">
            <text:p>data["1345"]="141894219";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A17];&quot;&quot;&quot;]=&quot;&quot;&quot;;[.B17];[.C17];[.D17];[.E17];[.F17];[.G17];[.H17];[.I17];[.J17];[.K17];&quot;&quot;&quot;;&quot;)" office:value-type="string" office:string-value="data[&quot;1346&quot;]=&quot;141648168&quot;;" calcext:value-type="string">
            <text:p>data["1346"]="141648168";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data[&quot;&quot;&quot;;[.A18];&quot;&quot;&quot;]=&quot;&quot;&quot;;[.B18];[.C18];[.D18];[.E18];[.F18];[.G18];[.H18];[.I18];[.J18];[.K18];&quot;&quot;&quot;;&quot;)" office:value-type="string" office:string-value="data[&quot;1347&quot;]=&quot;141481042&quot;;" calcext:value-type="string">
            <text:p>data["1347"]="141481042";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A19];&quot;&quot;&quot;]=&quot;&quot;&quot;;[.B19];[.C19];[.D19];[.E19];[.F19];[.G19];[.H19];[.I19];[.J19];[.K19];&quot;&quot;&quot;;&quot;)" office:value-type="string" office:string-value="data[&quot;1348&quot;]=&quot;141426418&quot;;" calcext:value-type="string">
            <text:p>data["1348"]="141426418";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table:formula="of:=CONCATENATE(&quot;data[&quot;&quot;&quot;;[.A20];&quot;&quot;&quot;]=&quot;&quot;&quot;;[.B20];[.C20];[.D20];[.E20];[.F20];[.G20];[.H20];[.I20];[.J20];[.K20];&quot;&quot;&quot;;&quot;)" office:value-type="string" office:string-value="data[&quot;1356&quot;]=&quot;141408219&quot;;" calcext:value-type="string">
            <text:p>data["1356"]="141408219";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A21];&quot;&quot;&quot;]=&quot;&quot;&quot;;[.B21];[.C21];[.D21];[.E21];[.F21];[.G21];[.H21];[.I21];[.J21];[.K21];&quot;&quot;&quot;;&quot;)" office:value-type="string" office:string-value="data[&quot;1357&quot;]=&quot;141431458&quot;;" calcext:value-type="string">
            <text:p>data["1357"]="141431458";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A22];&quot;&quot;&quot;]=&quot;&quot;&quot;;[.B22];[.C22];[.D22];[.E22];[.F22];[.G22];[.H22];[.I22];[.J22];[.K22];&quot;&quot;&quot;;&quot;)" office:value-type="string" office:string-value="data[&quot;1358&quot;]=&quot;141592428&quot;;" calcext:value-type="string">
            <text:p>data["1358"]="141592428";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A23];&quot;&quot;&quot;]=&quot;&quot;&quot;;[.B23];[.C23];[.D23];[.E23];[.F23];[.G23];[.H23];[.I23];[.J23];[.K23];&quot;&quot;&quot;;&quot;)" office:value-type="string" office:string-value="data[&quot;1367&quot;]=&quot;141592828&quot;;" calcext:value-type="string">
            <text:p>data["1367"]="141592828";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table:formula="of:=CONCATENATE(&quot;data[&quot;&quot;&quot;;[.A24];&quot;&quot;&quot;]=&quot;&quot;&quot;;[.B24];[.C24];[.D24];[.E24];[.F24];[.G24];[.H24];[.I24];[.J24];[.K24];&quot;&quot;&quot;;&quot;)" office:value-type="string" office:string-value="data[&quot;1368&quot;]=&quot;141408389&quot;;" calcext:value-type="string">
            <text:p>data["1368"]="141408389";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&quot;data[&quot;&quot;&quot;;[.A25];&quot;&quot;&quot;]=&quot;&quot;&quot;;[.B25];[.C25];[.D25];[.E25];[.F25];[.G25];[.H25];[.I25];[.J25];[.K25];&quot;&quot;&quot;;&quot;)" office:value-type="string" office:string-value="data[&quot;1378&quot;]=&quot;141594940&quot;;" calcext:value-type="string">
            <text:p>data["1378"]="141594940";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  <table:table-cell table:formula="of:=CONCATENATE(&quot;data[&quot;&quot;&quot;;[.A26];&quot;&quot;&quot;]=&quot;&quot;&quot;;[.B26];[.C26];[.D26];[.E26];[.F26];[.G26];[.H26];[.I26];[.J26];[.K26];&quot;&quot;&quot;;&quot;)" office:value-type="string" office:string-value="data[&quot;1456&quot;]=&quot;141494394&quot;;" calcext:value-type="string">
            <text:p>data["1456"]="141494394";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data[&quot;&quot;&quot;;[.A27];&quot;&quot;&quot;]=&quot;&quot;&quot;;[.B27];[.C27];[.D27];[.E27];[.F27];[.G27];[.H27];[.I27];[.J27];[.K27];&quot;&quot;&quot;;&quot;)" office:value-type="string" office:string-value="data[&quot;1457&quot;]=&quot;141741592&quot;;" calcext:value-type="string">
            <text:p>data["1457"]="141741592";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CONCATENATE(&quot;data[&quot;&quot;&quot;;[.A28];&quot;&quot;&quot;]=&quot;&quot;&quot;;[.B28];[.C28];[.D28];[.E28];[.F28];[.G28];[.H28];[.I28];[.J28];[.K28];&quot;&quot;&quot;;&quot;)" office:value-type="string" office:string-value="data[&quot;1458&quot;]=&quot;141541903&quot;;" calcext:value-type="string">
            <text:p>data["1458"]="141541903";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table:formula="of:=CONCATENATE(&quot;data[&quot;&quot;&quot;;[.A29];&quot;&quot;&quot;]=&quot;&quot;&quot;;[.B29];[.C29];[.D29];[.E29];[.F29];[.G29];[.H29];[.I29];[.J29];[.K29];&quot;&quot;&quot;;&quot;)" office:value-type="string" office:string-value="data[&quot;1467&quot;]=&quot;141417059&quot;;" calcext:value-type="string">
            <text:p>data["1467"]="141417059";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&quot;data[&quot;&quot;&quot;;[.A30];&quot;&quot;&quot;]=&quot;&quot;&quot;;[.B30];[.C30];[.D30];[.E30];[.F30];[.G30];[.H30];[.I30];[.J30];[.K30];&quot;&quot;&quot;;&quot;)" office:value-type="string" office:string-value="data[&quot;1468&quot;]=&quot;141490850&quot;;" calcext:value-type="string">
            <text:p>data["1468"]="141490850";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formula="of:=CONCATENATE(&quot;data[&quot;&quot;&quot;;[.A31];&quot;&quot;&quot;]=&quot;&quot;&quot;;[.B31];[.C31];[.D31];[.E31];[.F31];[.G31];[.H31];[.I31];[.J31];[.K31];&quot;&quot;&quot;;&quot;)" office:value-type="string" office:string-value="data[&quot;1478&quot;]=&quot;141549406&quot;;" calcext:value-type="string">
            <text:p>data["1478"]="141549406";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A32];&quot;&quot;&quot;]=&quot;&quot;&quot;;[.B32];[.C32];[.D32];[.E32];[.F32];[.G32];[.H32];[.I32];[.J32];[.K32];&quot;&quot;&quot;;&quot;)" office:value-type="string" office:string-value="data[&quot;1567&quot;]=&quot;141485048&quot;;" calcext:value-type="string">
            <text:p>data["1567"]="141485048";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table:formula="of:=CONCATENATE(&quot;data[&quot;&quot;&quot;;[.A33];&quot;&quot;&quot;]=&quot;&quot;&quot;;[.B33];[.C33];[.D33];[.E33];[.F33];[.G33];[.H33];[.I33];[.J33];[.K33];&quot;&quot;&quot;;&quot;)" office:value-type="string" office:string-value="data[&quot;1568&quot;]=&quot;141498786&quot;;" calcext:value-type="string">
            <text:p>data["1568"]="141498786";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&quot;data[&quot;&quot;&quot;;[.A34];&quot;&quot;&quot;]=&quot;&quot;&quot;;[.B34];[.C34];[.D34];[.E34];[.F34];[.G34];[.H34];[.I34];[.J34];[.K34];&quot;&quot;&quot;;&quot;)" office:value-type="string" office:string-value="data[&quot;1578&quot;]=&quot;141648780&quot;;" calcext:value-type="string">
            <text:p>data["1578"]="141648780";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A35];&quot;&quot;&quot;]=&quot;&quot;&quot;;[.B35];[.C35];[.D35];[.E35];[.F35];[.G35];[.H35];[.I35];[.J35];[.K35];&quot;&quot;&quot;;&quot;)" office:value-type="string" office:string-value="data[&quot;1678&quot;]=&quot;141404398&quot;;" calcext:value-type="string">
            <text:p>data["1678"]="141404398";</text:p>
          </table:table-cell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CONCATENATE(&quot;data[&quot;&quot;&quot;;[.A36];&quot;&quot;&quot;]=&quot;&quot;&quot;;[.B36];[.C36];[.D36];[.E36];[.F36];[.G36];[.H36];[.I36];[.J36];[.K36];&quot;&quot;&quot;;&quot;)" office:value-type="string" office:string-value="data[&quot;2345&quot;]=&quot;141648214&quot;;" calcext:value-type="string">
            <text:p>data["2345"]="141648214";</text:p>
          </table:table-cell>
        </table:table-row>
        <table:table-row table:style-name="ro1">
          <table:table-cell office:value-type="float" office:value="2346" calcext:value-type="float">
            <text:p>234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  <table:table-cell table:formula="of:=CONCATENATE(&quot;data[&quot;&quot;&quot;;[.A37];&quot;&quot;&quot;]=&quot;&quot;&quot;;[.B37];[.C37];[.D37];[.E37];[.F37];[.G37];[.H37];[.I37];[.J37];[.K37];&quot;&quot;&quot;;&quot;)" office:value-type="string" office:string-value="data[&quot;2346&quot;]=&quot;141404749&quot;;" calcext:value-type="string">
            <text:p>data["2346"]="141404749";</text:p>
          </table:table-cell>
        </table:table-row>
        <table:table-row table:style-name="ro1">
          <table:table-cell office:value-type="float" office:value="2347" calcext:value-type="float">
            <text:p>234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CONCATENATE(&quot;data[&quot;&quot;&quot;;[.A38];&quot;&quot;&quot;]=&quot;&quot;&quot;;[.B38];[.C38];[.D38];[.E38];[.F38];[.G38];[.H38];[.I38];[.J38];[.K38];&quot;&quot;&quot;;&quot;)" office:value-type="string" office:string-value="data[&quot;2347&quot;]=&quot;141417954&quot;;" calcext:value-type="string">
            <text:p>data["2347"]="141417954";</text:p>
          </table:table-cell>
        </table:table-row>
        <table:table-row table:style-name="ro1">
          <table:table-cell office:value-type="float" office:value="2348" calcext:value-type="float">
            <text:p>234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table:formula="of:=CONCATENATE(&quot;data[&quot;&quot;&quot;;[.A39];&quot;&quot;&quot;]=&quot;&quot;&quot;;[.B39];[.C39];[.D39];[.E39];[.F39];[.G39];[.H39];[.I39];[.J39];[.K39];&quot;&quot;&quot;;&quot;)" office:value-type="string" office:string-value="data[&quot;2348&quot;]=&quot;141481046&quot;;" calcext:value-type="string">
            <text:p>data["2348"]="141481046";</text:p>
          </table:table-cell>
        </table:table-row>
        <table:table-row table:style-name="ro1">
          <table:table-cell office:value-type="float" office:value="2356" calcext:value-type="float">
            <text:p>235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formula="of:=CONCATENATE(&quot;data[&quot;&quot;&quot;;[.A40];&quot;&quot;&quot;]=&quot;&quot;&quot;;[.B40];[.C40];[.D40];[.E40];[.F40];[.G40];[.H40];[.I40];[.J40];[.K40];&quot;&quot;&quot;;&quot;)" office:value-type="string" office:string-value="data[&quot;2356&quot;]=&quot;141494304&quot;;" calcext:value-type="string">
            <text:p>data["2356"]="141494304";</text:p>
          </table:table-cell>
        </table:table-row>
        <table:table-row table:style-name="ro1">
          <table:table-cell office:value-type="float" office:value="2357" calcext:value-type="float">
            <text:p>235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table:formula="of:=CONCATENATE(&quot;data[&quot;&quot;&quot;;[.A41];&quot;&quot;&quot;]=&quot;&quot;&quot;;[.B41];[.C41];[.D41];[.E41];[.F41];[.G41];[.H41];[.I41];[.J41];[.K41];&quot;&quot;&quot;;&quot;)" office:value-type="string" office:string-value="data[&quot;2357&quot;]=&quot;141742946&quot;;" calcext:value-type="string">
            <text:p>data["2357"]="141742946";</text:p>
          </table:table-cell>
        </table:table-row>
        <table:table-row table:style-name="ro1">
          <table:table-cell office:value-type="float" office:value="2358" calcext:value-type="float">
            <text:p>235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&quot;data[&quot;&quot;&quot;;[.A42];&quot;&quot;&quot;]=&quot;&quot;&quot;;[.B42];[.C42];[.D42];[.E42];[.F42];[.G42];[.H42];[.I42];[.J42];[.K42];&quot;&quot;&quot;;&quot;)" office:value-type="string" office:string-value="data[&quot;2358&quot;]=&quot;141426810&quot;;" calcext:value-type="string">
            <text:p>data["2358"]="141426810";</text:p>
          </table:table-cell>
        </table:table-row>
        <table:table-row table:style-name="ro1">
          <table:table-cell office:value-type="float" office:value="2367" calcext:value-type="float">
            <text:p>23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  <table:table-cell table:formula="of:=CONCATENATE(&quot;data[&quot;&quot;&quot;;[.A43];&quot;&quot;&quot;]=&quot;&quot;&quot;;[.B43];[.C43];[.D43];[.E43];[.F43];[.G43];[.H43];[.I43];[.J43];[.K43];&quot;&quot;&quot;;&quot;)" office:value-type="string" office:string-value="data[&quot;2367&quot;]=&quot;141406794&quot;;" calcext:value-type="string">
            <text:p>data["2367"]="141406794";</text:p>
          </table:table-cell>
        </table:table-row>
        <table:table-row table:style-name="ro1">
          <table:table-cell office:value-type="float" office:value="2368" calcext:value-type="float">
            <text:p>236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A44];&quot;&quot;&quot;]=&quot;&quot;&quot;;[.B44];[.C44];[.D44];[.E44];[.F44];[.G44];[.H44];[.I44];[.J44];[.K44];&quot;&quot;&quot;;&quot;)" office:value-type="string" office:string-value="data[&quot;2368&quot;]=&quot;141490818&quot;;" calcext:value-type="string">
            <text:p>data["2368"]="141490818";</text:p>
          </table:table-cell>
        </table:table-row>
        <table:table-row table:style-name="ro1">
          <table:table-cell office:value-type="float" office:value="2378" calcext:value-type="float">
            <text:p>23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data[&quot;&quot;&quot;;[.A45];&quot;&quot;&quot;]=&quot;&quot;&quot;;[.B45];[.C45];[.D45];[.E45];[.F45];[.G45];[.H45];[.I45];[.J45];[.K45];&quot;&quot;&quot;;&quot;)" office:value-type="string" office:string-value="data[&quot;2378&quot;]=&quot;141549402&quot;;" calcext:value-type="string">
            <text:p>data["2378"]="141549402";</text:p>
          </table:table-cell>
        </table:table-row>
        <table:table-row table:style-name="ro1">
          <table:table-cell office:value-type="float" office:value="2456" calcext:value-type="float">
            <text:p>245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&quot;data[&quot;&quot;&quot;;[.A46];&quot;&quot;&quot;]=&quot;&quot;&quot;;[.B46];[.C46];[.D46];[.E46];[.F46];[.G46];[.H46];[.I46];[.J46];[.K46];&quot;&quot;&quot;;&quot;)" office:value-type="string" office:string-value="data[&quot;2456&quot;]=&quot;141408160&quot;;" calcext:value-type="string">
            <text:p>data["2456"]="141408160";</text:p>
          </table:table-cell>
        </table:table-row>
        <table:table-row table:style-name="ro1">
          <table:table-cell office:value-type="float" office:value="2457" calcext:value-type="float">
            <text:p>245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formula="of:=CONCATENATE(&quot;data[&quot;&quot;&quot;;[.A47];&quot;&quot;&quot;]=&quot;&quot;&quot;;[.B47];[.C47];[.D47];[.E47];[.F47];[.G47];[.H47];[.I47];[.J47];[.K47];&quot;&quot;&quot;;&quot;)" office:value-type="string" office:string-value="data[&quot;2457&quot;]=&quot;141541487&quot;;" calcext:value-type="string">
            <text:p>data["2457"]="141541487";</text:p>
          </table:table-cell>
        </table:table-row>
        <table:table-row table:style-name="ro1">
          <table:table-cell office:value-type="float" office:value="2458" calcext:value-type="float">
            <text:p>245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CONCATENATE(&quot;data[&quot;&quot;&quot;;[.A48];&quot;&quot;&quot;]=&quot;&quot;&quot;;[.B48];[.C48];[.D48];[.E48];[.F48];[.G48];[.H48];[.I48];[.J48];[.K48];&quot;&quot;&quot;;&quot;)" office:value-type="string" office:string-value="data[&quot;2458&quot;]=&quot;141592864&quot;;" calcext:value-type="string">
            <text:p>data["2458"]="141592864";</text:p>
          </table:table-cell>
        </table:table-row>
        <table:table-row table:style-name="ro1">
          <table:table-cell office:value-type="float" office:value="2467" calcext:value-type="float">
            <text:p>24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CONCATENATE(&quot;data[&quot;&quot;&quot;;[.A49];&quot;&quot;&quot;]=&quot;&quot;&quot;;[.B49];[.C49];[.D49];[.E49];[.F49];[.G49];[.H49];[.I49];[.J49];[.K49];&quot;&quot;&quot;;&quot;)" office:value-type="string" office:string-value="data[&quot;2467&quot;]=&quot;141592464&quot;;" calcext:value-type="string">
            <text:p>data["2467"]="141592464";</text:p>
          </table:table-cell>
        </table:table-row>
        <table:table-row table:style-name="ro1">
          <table:table-cell office:value-type="float" office:value="2458" calcext:value-type="float">
            <text:p>245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CONCATENATE(&quot;data[&quot;&quot;&quot;;[.A50];&quot;&quot;&quot;]=&quot;&quot;&quot;;[.B50];[.C50];[.D50];[.E50];[.F50];[.G50];[.H50];[.I50];[.J50];[.K50];&quot;&quot;&quot;;&quot;)" office:value-type="string" office:string-value="data[&quot;2458&quot;]=&quot;141417014&quot;;" calcext:value-type="string">
            <text:p>data["2458"]="141417014";</text:p>
          </table:table-cell>
        </table:table-row>
        <table:table-row table:style-name="ro1">
          <table:table-cell office:value-type="float" office:value="2478" calcext:value-type="float">
            <text:p>24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  <table:table-cell table:formula="of:=CONCATENATE(&quot;data[&quot;&quot;&quot;;[.A51];&quot;&quot;&quot;]=&quot;&quot;&quot;;[.B51];[.C51];[.D51];[.E51];[.F51];[.G51];[.H51];[.I51];[.J51];[.K51];&quot;&quot;&quot;;&quot;)" office:value-type="string" office:string-value="data[&quot;2478&quot;]=&quot;141174949&quot;;" calcext:value-type="string">
            <text:p>data["2478"]="141174949";</text:p>
          </table:table-cell>
        </table:table-row>
        <table:table-row table:style-name="ro1">
          <table:table-cell office:value-type="float" office:value="2567" calcext:value-type="float">
            <text:p>25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data[&quot;&quot;&quot;;[.A52];&quot;&quot;&quot;]=&quot;&quot;&quot;;[.B52];[.C52];[.D52];[.E52];[.F52];[.G52];[.H52];[.I52];[.J52];[.K52];&quot;&quot;&quot;;&quot;)" office:value-type="string" office:string-value="data[&quot;2567&quot;]=&quot;141498782&quot;;" calcext:value-type="string">
            <text:p>data["2567"]="141498782";</text:p>
          </table:table-cell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CONCATENATE(&quot;data[&quot;&quot;&quot;;[.A53];&quot;&quot;&quot;]=&quot;&quot;&quot;;[.B53];[.C53];[.D53];[.E53];[.F53];[.G53];[.H53];[.I53];[.J53];[.K53];&quot;&quot;&quot;;&quot;)" office:value-type="string" office:string-value="data[&quot;2568&quot;]=&quot;141498254&quot;;" calcext:value-type="string">
            <text:p>data["2568"]="141498254";</text:p>
          </table:table-cell>
        </table:table-row>
        <table:table-row table:style-name="ro1">
          <table:table-cell office:value-type="float" office:value="2578" calcext:value-type="float">
            <text:p>25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A54];&quot;&quot;&quot;]=&quot;&quot;&quot;;[.B54];[.C54];[.D54];[.E54];[.F54];[.G54];[.H54];[.I54];[.J54];[.K54];&quot;&quot;&quot;;&quot;)" office:value-type="string" office:string-value="data[&quot;2578&quot;]=&quot;141894258&quot;;" calcext:value-type="string">
            <text:p>data["2578"]="141894258";</text:p>
          </table:table-cell>
        </table:table-row>
        <table:table-row table:style-name="ro1">
          <table:table-cell office:value-type="float" office:value="2678" calcext:value-type="float">
            <text:p>26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table:formula="of:=CONCATENATE(&quot;data[&quot;&quot;&quot;;[.A55];&quot;&quot;&quot;]=&quot;&quot;&quot;;[.B55];[.C55];[.D55];[.E55];[.F55];[.G55];[.H55];[.I55];[.J55];[.K55];&quot;&quot;&quot;;&quot;)" office:value-type="string" office:string-value="data[&quot;2678&quot;]=&quot;141648259&quot;;" calcext:value-type="string">
            <text:p>data["2678"]="141648259";</text:p>
          </table:table-cell>
        </table:table-row>
        <table:table-row table:style-name="ro1">
          <table:table-cell office:value-type="float" office:value="3456" calcext:value-type="float">
            <text:p>345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&quot;data[&quot;&quot;&quot;;[.A56];&quot;&quot;&quot;]=&quot;&quot;&quot;;[.B56];[.C56];[.D56];[.E56];[.F56];[.G56];[.H56];[.I56];[.J56];[.K56];&quot;&quot;&quot;;&quot;)" office:value-type="string" office:string-value="data[&quot;3456&quot;]=&quot;141489010&quot;;" calcext:value-type="string">
            <text:p>data["3456"]="141489010";</text:p>
          </table:table-cell>
        </table:table-row>
        <table:table-row table:style-name="ro1">
          <table:table-cell office:value-type="float" office:value="3457" calcext:value-type="float">
            <text:p>345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table:formula="of:=CONCATENATE(&quot;data[&quot;&quot;&quot;;[.A57];&quot;&quot;&quot;]=&quot;&quot;&quot;;[.B57];[.C57];[.D57];[.E57];[.F57];[.G57];[.H57];[.I57];[.J57];[.K57];&quot;&quot;&quot;;&quot;)" office:value-type="string" office:string-value="data[&quot;3457&quot;]=&quot;141898789&quot;;" calcext:value-type="string">
            <text:p>data["3457"]="141898789";</text:p>
          </table:table-cell>
        </table:table-row>
        <table:table-row table:style-name="ro1">
          <table:table-cell office:value-type="float" office:value="3458" calcext:value-type="float">
            <text:p>345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A58];&quot;&quot;&quot;]=&quot;&quot;&quot;;[.B58];[.C58];[.D58];[.E58];[.F58];[.G58];[.H58];[.I58];[.J58];[.K58];&quot;&quot;&quot;;&quot;)" office:value-type="string" office:string-value="data[&quot;3458&quot;]=&quot;141542408&quot;;" calcext:value-type="string">
            <text:p>data["3458"]="141542408";</text:p>
          </table:table-cell>
        </table:table-row>
        <table:table-row table:style-name="ro1">
          <table:table-cell office:value-type="float" office:value="3467" calcext:value-type="float">
            <text:p>34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A59];&quot;&quot;&quot;]=&quot;&quot;&quot;;[.B59];[.C59];[.D59];[.E59];[.F59];[.G59];[.H59];[.I59];[.J59];[.K59];&quot;&quot;&quot;;&quot;)" office:value-type="string" office:string-value="data[&quot;3467&quot;]=&quot;141546498&quot;;" calcext:value-type="string">
            <text:p>data["3467"]="141546498";</text:p>
          </table:table-cell>
        </table:table-row>
        <table:table-row table:style-name="ro1">
          <table:table-cell office:value-type="float" office:value="3468" calcext:value-type="float">
            <text:p>346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  <table:table-cell table:formula="of:=CONCATENATE(&quot;data[&quot;&quot;&quot;;[.A60];&quot;&quot;&quot;]=&quot;&quot;&quot;;[.B60];[.C60];[.D60];[.E60];[.F60];[.G60];[.H60];[.I60];[.J60];[.K60];&quot;&quot;&quot;;&quot;)" office:value-type="string" office:string-value="data[&quot;3468&quot;]=&quot;141898749&quot;;" calcext:value-type="string">
            <text:p>data["3468"]="141898749";</text:p>
          </table:table-cell>
        </table:table-row>
        <table:table-row table:style-name="ro1">
          <table:table-cell office:value-type="float" office:value="3478" calcext:value-type="float">
            <text:p>34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CONCATENATE(&quot;data[&quot;&quot;&quot;;[.A61];&quot;&quot;&quot;]=&quot;&quot;&quot;;[.B61];[.C61];[.D61];[.E61];[.F61];[.G61];[.H61];[.I61];[.J61];[.K61];&quot;&quot;&quot;;&quot;)" office:value-type="string" office:string-value="data[&quot;3478&quot;]=&quot;141689814&quot;;" calcext:value-type="string">
            <text:p>data["3478"]="141689814";</text:p>
          </table:table-cell>
        </table:table-row>
        <table:table-row table:style-name="ro1">
          <table:table-cell office:value-type="float" office:value="3567" calcext:value-type="float">
            <text:p>35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table:formula="of:=CONCATENATE(&quot;data[&quot;&quot;&quot;;[.A62];&quot;&quot;&quot;]=&quot;&quot;&quot;;[.B62];[.C62];[.D62];[.E62];[.F62];[.G62];[.H62];[.I62];[.J62];[.K62];&quot;&quot;&quot;;&quot;)" office:value-type="string" office:string-value="data[&quot;3567&quot;]=&quot;141485489&quot;;" calcext:value-type="string">
            <text:p>data["3567"]="141485489";</text:p>
          </table:table-cell>
        </table:table-row>
        <table:table-row table:style-name="ro1">
          <table:table-cell office:value-type="float" office:value="3568" calcext:value-type="float">
            <text:p>356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A63];&quot;&quot;&quot;]=&quot;&quot;&quot;;[.B63];[.C63];[.D63];[.E63];[.F63];[.G63];[.H63];[.I63];[.J63];[.K63];&quot;&quot;&quot;;&quot;)" office:value-type="string" office:string-value="data[&quot;3568&quot;]=&quot;141680818&quot;;" calcext:value-type="string">
            <text:p>data["3568"]="141680818";</text:p>
          </table:table-cell>
        </table:table-row>
        <table:table-row table:style-name="ro1">
          <table:table-cell office:value-type="float" office:value="3578" calcext:value-type="float">
            <text:p>35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&quot;data[&quot;&quot;&quot;;[.A64];&quot;&quot;&quot;]=&quot;&quot;&quot;;[.B64];[.C64];[.D64];[.E64];[.F64];[.G64];[.H64];[.I64];[.J64];[.K64];&quot;&quot;&quot;;&quot;)" office:value-type="string" office:string-value="data[&quot;3578&quot;]=&quot;141481415&quot;;" calcext:value-type="string">
            <text:p>data["3578"]="141481415";</text:p>
          </table:table-cell>
        </table:table-row>
        <table:table-row table:style-name="ro1">
          <table:table-cell office:value-type="float" office:value="3678" calcext:value-type="float">
            <text:p>36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table:formula="of:=CONCATENATE(&quot;data[&quot;&quot;&quot;;[.A65];&quot;&quot;&quot;]=&quot;&quot;&quot;;[.B65];[.C65];[.D65];[.E65];[.F65];[.G65];[.H65];[.I65];[.J65];[.K65];&quot;&quot;&quot;;&quot;)" office:value-type="string" office:string-value="data[&quot;3678&quot;]=&quot;141431859&quot;;" calcext:value-type="string">
            <text:p>data["3678"]="141431859";</text:p>
          </table:table-cell>
        </table:table-row>
        <table:table-row table:style-name="ro1">
          <table:table-cell office:value-type="float" office:value="4567" calcext:value-type="float">
            <text:p>45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CONCATENATE(&quot;data[&quot;&quot;&quot;;[.A66];&quot;&quot;&quot;]=&quot;&quot;&quot;;[.B66];[.C66];[.D66];[.E66];[.F66];[.G66];[.H66];[.I66];[.J66];[.K66];&quot;&quot;&quot;;&quot;)" office:value-type="string" office:string-value="data[&quot;4567&quot;]=&quot;141690164&quot;;" calcext:value-type="string">
            <text:p>data["4567"]="141690164";</text:p>
          </table:table-cell>
        </table:table-row>
        <table:table-row table:style-name="ro1">
          <table:table-cell office:value-type="float" office:value="4568" calcext:value-type="float">
            <text:p>456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&quot;data[&quot;&quot;&quot;;[.A67];&quot;&quot;&quot;]=&quot;&quot;&quot;;[.B67];[.C67];[.D67];[.E67];[.F67];[.G67];[.H67];[.I67];[.J67];[.K67];&quot;&quot;&quot;;&quot;)" office:value-type="string" office:string-value="data[&quot;4568&quot;]=&quot;141482740&quot;;" calcext:value-type="string">
            <text:p>data["4568"]="141482740";</text:p>
          </table:table-cell>
        </table:table-row>
        <table:table-row table:style-name="ro1">
          <table:table-cell office:value-type="float" office:value="4578" calcext:value-type="float">
            <text:p>45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&quot;data[&quot;&quot;&quot;;[.A68];&quot;&quot;&quot;]=&quot;&quot;&quot;;[.B68];[.C68];[.D68];[.E68];[.F68];[.G68];[.H68];[.I68];[.J68];[.K68];&quot;&quot;&quot;;&quot;)" office:value-type="string" office:string-value="data[&quot;4578&quot;]=&quot;141417910&quot;;" calcext:value-type="string">
            <text:p>data["4578"]="141417910";</text:p>
          </table:table-cell>
        </table:table-row>
        <table:table-row table:style-name="ro1">
          <table:table-cell office:value-type="float" office:value="4678" calcext:value-type="float">
            <text:p>46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table:formula="of:=CONCATENATE(&quot;data[&quot;&quot;&quot;;[.A69];&quot;&quot;&quot;]=&quot;&quot;&quot;;[.B69];[.C69];[.D69];[.E69];[.F69];[.G69];[.H69];[.I69];[.J69];[.K69];&quot;&quot;&quot;;&quot;)" office:value-type="string" office:string-value="data[&quot;4678&quot;]=&quot;141481437&quot;;" calcext:value-type="string">
            <text:p>data["4678"]="141481437";</text:p>
          </table:table-cell>
        </table:table-row>
        <table:table-row table:style-name="ro1">
          <table:table-cell office:value-type="float" office:value="5678" calcext:value-type="float">
            <text:p>56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CONCATENATE(&quot;data[&quot;&quot;&quot;;[.A70];&quot;&quot;&quot;]=&quot;&quot;&quot;;[.B70];[.C70];[.D70];[.E70];[.F70];[.G70];[.H70];[.I70];[.J70];[.K70];&quot;&quot;&quot;;&quot;)" office:value-type="string" office:string-value="data[&quot;5678&quot;]=&quot;1414141474&quot;;" calcext:value-type="string">
            <text:p>data["5678"]="1414141474";</text:p>
          </table:table-cell>
        </table:table-row>
      </table:table>
      <table:table table:name="Sheet8" table:style-name="ta1">
        <table:table-column table:style-name="co1" table:number-columns-repeated="12" table:default-cell-style-name="Default"/>
        <table:table-column table:style-name="co1" table:default-cell-style-name="ce1"/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CONCATENATE(&quot;data[&quot;&quot;&quot;;[.A1];&quot;&quot;&quot;]=&quot;&quot;&quot;;[.B1];[.C1];[.D1];[.E1];[.F1];[.G1];[.H1];[.I1];[.J1];[.K1];[.L1];&quot;&quot;&quot;;&quot;)" office:value-type="string" office:string-value="data[&quot;1234&quot;]=&quot;149192439&quot;;" calcext:value-type="string">
            <text:p>data["1234"]="149192439";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NCATENATE(&quot;data[&quot;&quot;&quot;;[.A2];&quot;&quot;&quot;]=&quot;&quot;&quot;;[.B2];[.C2];[.D2];[.E2];[.F2];[.G2];[.H2];[.I2];[.J2];[.K2];[.L2];&quot;&quot;&quot;;&quot;)" office:value-type="string" office:string-value="data[&quot;1235&quot;]=&quot;141420160&quot;;" calcext:value-type="string">
            <text:p>data["1235"]="141420160";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CONCATENATE(&quot;data[&quot;&quot;&quot;;[.A3];&quot;&quot;&quot;]=&quot;&quot;&quot;;[.B3];[.C3];[.D3];[.E3];[.F3];[.G3];[.H3];[.I3];[.J3];[.K3];[.L3];&quot;&quot;&quot;;&quot;)" office:value-type="string" office:string-value="data[&quot;1236&quot;]=&quot;141420396&quot;;" calcext:value-type="string">
            <text:p>data["1236"]="141420396";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CONCATENATE(&quot;data[&quot;&quot;&quot;;[.A4];&quot;&quot;&quot;]=&quot;&quot;&quot;;[.B4];[.C4];[.D4];[.E4];[.F4];[.G4];[.H4];[.I4];[.J4];[.K4];[.L4];&quot;&quot;&quot;;&quot;)" office:value-type="string" office:string-value="data[&quot;1237&quot;]=&quot;141860798&quot;;" calcext:value-type="string">
            <text:p>data["1237"]="141860798";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CONCATENATE(&quot;data[&quot;&quot;&quot;;[.A5];&quot;&quot;&quot;]=&quot;&quot;&quot;;[.B5];[.C5];[.D5];[.E5];[.F5];[.G5];[.H5];[.I5];[.J5];[.K5];[.L5];&quot;&quot;&quot;;&quot;)" office:value-type="string" office:string-value="data[&quot;1238&quot;]=&quot;143864979&quot;;" calcext:value-type="string">
            <text:p>data["1238"]="143864979";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CONCATENATE(&quot;data[&quot;&quot;&quot;;[.A6];&quot;&quot;&quot;]=&quot;&quot;&quot;;[.B6];[.C6];[.D6];[.E6];[.F6];[.G6];[.H6];[.I6];[.J6];[.K6];[.L6];&quot;&quot;&quot;;&quot;)" office:value-type="string" office:string-value="data[&quot;1245&quot;]=&quot;141420392&quot;;" calcext:value-type="string">
            <text:p>data["1245"]="141420392";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CONCATENATE(&quot;data[&quot;&quot;&quot;;[.A7];&quot;&quot;&quot;]=&quot;&quot;&quot;;[.B7];[.C7];[.D7];[.E7];[.F7];[.G7];[.H7];[.I7];[.J7];[.K7];[.L7];&quot;&quot;&quot;;&quot;)" office:value-type="string" office:string-value="data[&quot;1246&quot;]=&quot;141415479&quot;;" calcext:value-type="string">
            <text:p>data["1246"]="141415479";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NCATENATE(&quot;data[&quot;&quot;&quot;;[.A8];&quot;&quot;&quot;]=&quot;&quot;&quot;;[.B8];[.C8];[.D8];[.E8];[.F8];[.G8];[.H8];[.I8];[.J8];[.K8];[.L8];&quot;&quot;&quot;;&quot;)" office:value-type="string" office:string-value="data[&quot;1247&quot;]=&quot;143828070&quot;;" calcext:value-type="string">
            <text:p>data["1247"]="143828070";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CONCATENATE(&quot;data[&quot;&quot;&quot;;[.A9];&quot;&quot;&quot;]=&quot;&quot;&quot;;[.B9];[.C9];[.D9];[.E9];[.F9];[.G9];[.H9];[.I9];[.J9];[.K9];[.L9];&quot;&quot;&quot;;&quot;)" office:value-type="string" office:string-value="data[&quot;1248&quot;]=&quot;141829704&quot;;" calcext:value-type="string">
            <text:p>data["1248"]="141829704";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CONCATENATE(&quot;data[&quot;&quot;&quot;;[.A10];&quot;&quot;&quot;]=&quot;&quot;&quot;;[.B10];[.C10];[.D10];[.E10];[.F10];[.G10];[.H10];[.I10];[.J10];[.K10];[.L10];&quot;&quot;&quot;;&quot;)" office:value-type="string" office:string-value="data[&quot;1256&quot;]=&quot;143424039&quot;;" calcext:value-type="string">
            <text:p>data["1256"]="143424039";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formula="of:=CONCATENATE(&quot;data[&quot;&quot;&quot;;[.A11];&quot;&quot;&quot;]=&quot;&quot;&quot;;[.B11];[.C11];[.D11];[.E11];[.F11];[.G11];[.H11];[.I11];[.J11];[.K11];[.L11];&quot;&quot;&quot;;&quot;)" office:value-type="string" office:string-value="data[&quot;1257&quot;]=&quot;1414929104&quot;;" calcext:value-type="string">
            <text:p>data["1257"]="1414929104";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CONCATENATE(&quot;data[&quot;&quot;&quot;;[.A12];&quot;&quot;&quot;]=&quot;&quot;&quot;;[.B12];[.C12];[.D12];[.E12];[.F12];[.G12];[.H12];[.I12];[.J12];[.K12];[.L12];&quot;&quot;&quot;;&quot;)" office:value-type="string" office:string-value="data[&quot;1258&quot;]=&quot;14149601982&quot;;" calcext:value-type="string">
            <text:p>data["1258"]="14149601982";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CONCATENATE(&quot;data[&quot;&quot;&quot;;[.A13];&quot;&quot;&quot;]=&quot;&quot;&quot;;[.B13];[.C13];[.D13];[.E13];[.F13];[.G13];[.H13];[.I13];[.J13];[.K13];[.L13];&quot;&quot;&quot;;&quot;)" office:value-type="string" office:string-value="data[&quot;1267&quot;]=&quot;14149291042&quot;;" calcext:value-type="string">
            <text:p>data["1267"]="14149291042";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A14];&quot;&quot;&quot;]=&quot;&quot;&quot;;[.B14];[.C14];[.D14];[.E14];[.F14];[.G14];[.H14];[.I14];[.J14];[.K14];[.L14];&quot;&quot;&quot;;&quot;)" office:value-type="string" office:string-value="data[&quot;1268&quot;]=&quot;1414960198&quot;;" calcext:value-type="string">
            <text:p>data["1268"]="1414960198";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NCATENATE(&quot;data[&quot;&quot;&quot;;[.A15];&quot;&quot;&quot;]=&quot;&quot;&quot;;[.B15];[.C15];[.D15];[.E15];[.F15];[.G15];[.H15];[.I15];[.J15];[.K15];[.L15];&quot;&quot;&quot;;&quot;)" office:value-type="string" office:string-value="data[&quot;1278&quot;]=&quot;143802970&quot;;" calcext:value-type="string">
            <text:p>data["1278"]="143802970";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CONCATENATE(&quot;data[&quot;&quot;&quot;;[.A16];&quot;&quot;&quot;]=&quot;&quot;&quot;;[.B16];[.C16];[.D16];[.E16];[.F16];[.G16];[.H16];[.I16];[.J16];[.K16];[.L16];&quot;&quot;&quot;;&quot;)" office:value-type="string" office:string-value="data[&quot;1345&quot;]=&quot;141942419&quot;;" calcext:value-type="string">
            <text:p>data["1345"]="141942419";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CONCATENATE(&quot;data[&quot;&quot;&quot;;[.A17];&quot;&quot;&quot;]=&quot;&quot;&quot;;[.B17];[.C17];[.D17];[.E17];[.F17];[.G17];[.H17];[.I17];[.J17];[.K17];[.L17];&quot;&quot;&quot;;&quot;)" office:value-type="string" office:string-value="data[&quot;1346&quot;]=&quot;141402019&quot;;" calcext:value-type="string">
            <text:p>data["1346"]="141402019";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NCATENATE(&quot;data[&quot;&quot;&quot;;[.A18];&quot;&quot;&quot;]=&quot;&quot;&quot;;[.B18];[.C18];[.D18];[.E18];[.F18];[.G18];[.H18];[.I18];[.J18];[.K18];[.L18];&quot;&quot;&quot;;&quot;)" office:value-type="string" office:string-value="data[&quot;1347&quot;]=&quot;141828950&quot;;" calcext:value-type="string">
            <text:p>data["1347"]="141828950";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NCATENATE(&quot;data[&quot;&quot;&quot;;[.A19];&quot;&quot;&quot;]=&quot;&quot;&quot;;[.B19];[.C19];[.D19];[.E19];[.F19];[.G19];[.H19];[.I19];[.J19];[.K19];[.L19];&quot;&quot;&quot;;&quot;)" office:value-type="string" office:string-value="data[&quot;1348&quot;]=&quot;141029850&quot;;" calcext:value-type="string">
            <text:p>data["1348"]="141029850";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NCATENATE(&quot;data[&quot;&quot;&quot;;[.A20];&quot;&quot;&quot;]=&quot;&quot;&quot;;[.B20];[.C20];[.D20];[.E20];[.F20];[.G20];[.H20];[.I20];[.J20];[.K20];[.L20];&quot;&quot;&quot;;&quot;)" office:value-type="string" office:string-value="data[&quot;1356&quot;]=&quot;149186930&quot;;" calcext:value-type="string">
            <text:p>data["1356"]="149186930";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CONCATENATE(&quot;data[&quot;&quot;&quot;;[.A21];&quot;&quot;&quot;]=&quot;&quot;&quot;;[.B21];[.C21];[.D21];[.E21];[.F21];[.G21];[.H21];[.I21];[.J21];[.K21];[.L21];&quot;&quot;&quot;;&quot;)" office:value-type="string" office:string-value="data[&quot;1357&quot;]=&quot;141429706&quot;;" calcext:value-type="string">
            <text:p>data["1357"]="141429706";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NCATENATE(&quot;data[&quot;&quot;&quot;;[.A22];&quot;&quot;&quot;]=&quot;&quot;&quot;;[.B22];[.C22];[.D22];[.E22];[.F22];[.G22];[.H22];[.I22];[.J22];[.K22];[.L22];&quot;&quot;&quot;;&quot;)" office:value-type="string" office:string-value="data[&quot;1358&quot;]=&quot;149146930&quot;;" calcext:value-type="string">
            <text:p>data["1358"]="149146930";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CONCATENATE(&quot;data[&quot;&quot;&quot;;[.A23];&quot;&quot;&quot;]=&quot;&quot;&quot;;[.B23];[.C23];[.D23];[.E23];[.F23];[.G23];[.H23];[.I23];[.J23];[.K23];[.L23];&quot;&quot;&quot;;&quot;)" office:value-type="string" office:string-value="data[&quot;1367&quot;]=&quot;149146079&quot;;" calcext:value-type="string">
            <text:p>data["1367"]="149146079";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CONCATENATE(&quot;data[&quot;&quot;&quot;;[.A24];&quot;&quot;&quot;]=&quot;&quot;&quot;;[.B24];[.C24];[.D24];[.E24];[.F24];[.G24];[.H24];[.I24];[.J24];[.K24];[.L24];&quot;&quot;&quot;;&quot;)" office:value-type="string" office:string-value="data[&quot;1368&quot;]=&quot;141460398&quot;;" calcext:value-type="string">
            <text:p>data["1368"]="141460398";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NCATENATE(&quot;data[&quot;&quot;&quot;;[.A25];&quot;&quot;&quot;]=&quot;&quot;&quot;;[.B25];[.C25];[.D25];[.E25];[.F25];[.G25];[.H25];[.I25];[.J25];[.K25];[.L25];&quot;&quot;&quot;;&quot;)" office:value-type="string" office:string-value="data[&quot;1378&quot;]=&quot;141464950&quot;;" calcext:value-type="string">
            <text:p>data["1378"]="141464950";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NCATENATE(&quot;data[&quot;&quot;&quot;;[.A26];&quot;&quot;&quot;]=&quot;&quot;&quot;;[.B26];[.C26];[.D26];[.E26];[.F26];[.G26];[.H26];[.I26];[.J26];[.K26];[.L26];&quot;&quot;&quot;;&quot;)" office:value-type="string" office:string-value="data[&quot;1456&quot;]=&quot;149106870&quot;;" calcext:value-type="string">
            <text:p>data["1456"]="149106870";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CONCATENATE(&quot;data[&quot;&quot;&quot;;[.A27];&quot;&quot;&quot;]=&quot;&quot;&quot;;[.B27];[.C27];[.D27];[.E27];[.F27];[.G27];[.H27];[.I27];[.J27];[.K27];[.L27];&quot;&quot;&quot;;&quot;)" office:value-type="string" office:string-value="data[&quot;1457&quot;]=&quot;141828019&quot;;" calcext:value-type="string">
            <text:p>data["1457"]="141828019";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NCATENATE(&quot;data[&quot;&quot;&quot;;[.A28];&quot;&quot;&quot;]=&quot;&quot;&quot;;[.B28];[.C28];[.D28];[.E28];[.F28];[.G28];[.H28];[.I28];[.J28];[.K28];[.L28];&quot;&quot;&quot;;&quot;)" office:value-type="string" office:string-value="data[&quot;1458&quot;]=&quot;141437430&quot;;" calcext:value-type="string">
            <text:p>data["1458"]="141437430";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CONCATENATE(&quot;data[&quot;&quot;&quot;;[.A29];&quot;&quot;&quot;]=&quot;&quot;&quot;;[.B29];[.C29];[.D29];[.E29];[.F29];[.G29];[.H29];[.I29];[.J29];[.K29];[.L29];&quot;&quot;&quot;;&quot;)" office:value-type="string" office:string-value="data[&quot;1467&quot;]=&quot;141820394&quot;;" calcext:value-type="string">
            <text:p>data["1467"]="141820394";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NCATENATE(&quot;data[&quot;&quot;&quot;;[.A30];&quot;&quot;&quot;]=&quot;&quot;&quot;;[.B30];[.C30];[.D30];[.E30];[.F30];[.G30];[.H30];[.I30];[.J30];[.K30];[.L30];&quot;&quot;&quot;;&quot;)" office:value-type="string" office:string-value="data[&quot;1468&quot;]=&quot;141496050&quot;;" calcext:value-type="string">
            <text:p>data["1468"]="141496050";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CONCATENATE(&quot;data[&quot;&quot;&quot;;[.A31];&quot;&quot;&quot;]=&quot;&quot;&quot;;[.B31];[.C31];[.D31];[.E31];[.F31];[.G31];[.H31];[.I31];[.J31];[.K31];[.L31];&quot;&quot;&quot;;&quot;)" office:value-type="string" office:string-value="data[&quot;1478&quot;]=&quot;141820702&quot;;" calcext:value-type="string">
            <text:p>data["1478"]="141820702";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CONCATENATE(&quot;data[&quot;&quot;&quot;;[.A32];&quot;&quot;&quot;]=&quot;&quot;&quot;;[.B32];[.C32];[.D32];[.E32];[.F32];[.G32];[.H32];[.I32];[.J32];[.K32];[.L32];&quot;&quot;&quot;;&quot;)" office:value-type="string" office:string-value="data[&quot;1567&quot;]=&quot;141464019&quot;;" calcext:value-type="string">
            <text:p>data["1567"]="141464019";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CONCATENATE(&quot;data[&quot;&quot;&quot;;[.A33];&quot;&quot;&quot;]=&quot;&quot;&quot;;[.B33];[.C33];[.D33];[.E33];[.F33];[.G33];[.H33];[.I33];[.J33];[.K33];[.L33];&quot;&quot;&quot;;&quot;)" office:value-type="string" office:string-value="data[&quot;1568&quot;]=&quot;141028396&quot;;" calcext:value-type="string">
            <text:p>data["1568"]="141028396";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CONCATENATE(&quot;data[&quot;&quot;&quot;;[.A34];&quot;&quot;&quot;]=&quot;&quot;&quot;;[.B34];[.C34];[.D34];[.E34];[.F34];[.G34];[.H34];[.I34];[.J34];[.K34];[.L34];&quot;&quot;&quot;;&quot;)" office:value-type="string" office:string-value="data[&quot;1578&quot;]=&quot;141968708&quot;;" calcext:value-type="string">
            <text:p>data["1578"]="141968708";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NCATENATE(&quot;data[&quot;&quot;&quot;;[.A35];&quot;&quot;&quot;]=&quot;&quot;&quot;;[.B35];[.C35];[.D35];[.E35];[.F35];[.G35];[.H35];[.I35];[.J35];[.K35];[.L35];&quot;&quot;&quot;;&quot;)" office:value-type="string" office:string-value="data[&quot;1678&quot;]=&quot;143029470&quot;;" calcext:value-type="string">
            <text:p>data["1678"]="143029470";</text:p>
          </table:table-cell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NCATENATE(&quot;data[&quot;&quot;&quot;;[.A36];&quot;&quot;&quot;]=&quot;&quot;&quot;;[.B36];[.C36];[.D36];[.E36];[.F36];[.G36];[.H36];[.I36];[.J36];[.K36];[.L36];&quot;&quot;&quot;;&quot;)" office:value-type="string" office:string-value="data[&quot;2345&quot;]=&quot;141406910&quot;;" calcext:value-type="string">
            <text:p>data["2345"]="141406910";</text:p>
          </table:table-cell>
        </table:table-row>
        <table:table-row table:style-name="ro1">
          <table:table-cell office:value-type="float" office:value="2346" calcext:value-type="float">
            <text:p>234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NCATENATE(&quot;data[&quot;&quot;&quot;;[.A37];&quot;&quot;&quot;]=&quot;&quot;&quot;;[.B37];[.C37];[.D37];[.E37];[.F37];[.G37];[.H37];[.I37];[.J37];[.K37];[.L37];&quot;&quot;&quot;;&quot;)" office:value-type="string" office:string-value="data[&quot;2346&quot;]=&quot;141946810&quot;;" calcext:value-type="string">
            <text:p>data["2346"]="141946810";</text:p>
          </table:table-cell>
        </table:table-row>
        <table:table-row table:style-name="ro1">
          <table:table-cell office:value-type="float" office:value="2347" calcext:value-type="float">
            <text:p>234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CONCATENATE(&quot;data[&quot;&quot;&quot;;[.A38];&quot;&quot;&quot;]=&quot;&quot;&quot;;[.B38];[.C38];[.D38];[.E38];[.F38];[.G38];[.H38];[.I38];[.J38];[.K38];[.L38];&quot;&quot;&quot;;&quot;)" office:value-type="string" office:string-value="data[&quot;2347&quot;]=&quot;14106104 59&quot;;" calcext:value-type="string">
            <text:p>data["2347"]="14106104 59";</text:p>
          </table:table-cell>
        </table:table-row>
        <table:table-row table:style-name="ro1">
          <table:table-cell office:value-type="float" office:value="2348" calcext:value-type="float">
            <text:p>234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CONCATENATE(&quot;data[&quot;&quot;&quot;;[.A39];&quot;&quot;&quot;]=&quot;&quot;&quot;;[.B39];[.C39];[.D39];[.E39];[.F39];[.G39];[.H39];[.I39];[.J39];[.K39];[.L39];&quot;&quot;&quot;;&quot;)" office:value-type="string" office:string-value="data[&quot;2348&quot;]=&quot;141829794&quot;;" calcext:value-type="string">
            <text:p>data["2348"]="141829794";</text:p>
          </table:table-cell>
        </table:table-row>
        <table:table-row table:style-name="ro1">
          <table:table-cell office:value-type="float" office:value="2356" calcext:value-type="float">
            <text:p>235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CONCATENATE(&quot;data[&quot;&quot;&quot;;[.A40];&quot;&quot;&quot;]=&quot;&quot;&quot;;[.B40];[.C40];[.D40];[.E40];[.F40];[.G40];[.H40];[.I40];[.J40];[.K40];[.L40];&quot;&quot;&quot;;&quot;)" office:value-type="string" office:string-value="data[&quot;2356&quot;]=&quot;149102479&quot;;" calcext:value-type="string">
            <text:p>data["2356"]="149102479";</text:p>
          </table:table-cell>
        </table:table-row>
        <table:table-row table:style-name="ro1">
          <table:table-cell office:value-type="float" office:value="2357" calcext:value-type="float">
            <text:p>235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CONCATENATE(&quot;data[&quot;&quot;&quot;;[.A41];&quot;&quot;&quot;]=&quot;&quot;&quot;;[.B41];[.C41];[.D41];[.E41];[.F41];[.G41];[.H41];[.I41];[.J41];[.K41];[.L41];&quot;&quot;&quot;;&quot;)" office:value-type="string" office:string-value="data[&quot;2357&quot;]=&quot;141492959&quot;;" calcext:value-type="string">
            <text:p>data["2357"]="141492959";</text:p>
          </table:table-cell>
        </table:table-row>
        <table:table-row table:style-name="ro1">
          <table:table-cell office:value-type="float" office:value="2358" calcext:value-type="float">
            <text:p>235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CONCATENATE(&quot;data[&quot;&quot;&quot;;[.A42];&quot;&quot;&quot;]=&quot;&quot;&quot;;[.B42];[.C42];[.D42];[.E42];[.F42];[.G42];[.H42];[.I42];[.J42];[.K42];[.L42];&quot;&quot;&quot;;&quot;)" office:value-type="string" office:string-value="data[&quot;2358&quot;]=&quot;141869308&quot;;" calcext:value-type="string">
            <text:p>data["2358"]="141869308";</text:p>
          </table:table-cell>
        </table:table-row>
        <table:table-row table:style-name="ro1">
          <table:table-cell office:value-type="float" office:value="2367" calcext:value-type="float">
            <text:p>23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CONCATENATE(&quot;data[&quot;&quot;&quot;;[.A43];&quot;&quot;&quot;]=&quot;&quot;&quot;;[.B43];[.C43];[.D43];[.E43];[.F43];[.G43];[.H43];[.I43];[.J43];[.K43];[.L43];&quot;&quot;&quot;;&quot;)" office:value-type="string" office:string-value="data[&quot;2367&quot;]=&quot;141115839&quot;;" calcext:value-type="string">
            <text:p>data["2367"]="141115839";</text:p>
          </table:table-cell>
        </table:table-row>
        <table:table-row table:style-name="ro1">
          <table:table-cell office:value-type="float" office:value="2368" calcext:value-type="float">
            <text:p>236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NCATENATE(&quot;data[&quot;&quot;&quot;;[.A44];&quot;&quot;&quot;]=&quot;&quot;&quot;;[.B44];[.C44];[.D44];[.E44];[.F44];[.G44];[.H44];[.I44];[.J44];[.K44];[.L44];&quot;&quot;&quot;;&quot;)" office:value-type="string" office:string-value="data[&quot;2368&quot;]=&quot;141864910&quot;;" calcext:value-type="string">
            <text:p>data["2368"]="141864910";</text:p>
          </table:table-cell>
        </table:table-row>
        <table:table-row table:style-name="ro1">
          <table:table-cell office:value-type="float" office:value="2378" calcext:value-type="float">
            <text:p>23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CONCATENATE(&quot;data[&quot;&quot;&quot;;[.A45];&quot;&quot;&quot;]=&quot;&quot;&quot;;[.B45];[.C45];[.D45];[.E45];[.F45];[.G45];[.H45];[.I45];[.J45];[.K45];[.L45];&quot;&quot;&quot;;&quot;)" office:value-type="string" office:string-value="data[&quot;2378&quot;]=&quot;141820706&quot;;" calcext:value-type="string">
            <text:p>data["2378"]="141820706";</text:p>
          </table:table-cell>
        </table:table-row>
        <table:table-row table:style-name="ro1">
          <table:table-cell office:value-type="float" office:value="2456" calcext:value-type="float">
            <text:p>245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CONCATENATE(&quot;data[&quot;&quot;&quot;;[.A46];&quot;&quot;&quot;]=&quot;&quot;&quot;;[.B46];[.C46];[.D46];[.E46];[.F46];[.G46];[.H46];[.I46];[.J46];[.K46];[.L46];&quot;&quot;&quot;;&quot;)" office:value-type="string" office:string-value="data[&quot;2456&quot;]=&quot;149182039&quot;;" calcext:value-type="string">
            <text:p>data["2456"]="149182039";</text:p>
          </table:table-cell>
        </table:table-row>
        <table:table-row table:style-name="ro1">
          <table:table-cell office:value-type="float" office:value="2457" calcext:value-type="float">
            <text:p>245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CONCATENATE(&quot;data[&quot;&quot;&quot;;[.A47];&quot;&quot;&quot;]=&quot;&quot;&quot;;[.B47];[.C47];[.D47];[.E47];[.F47];[.G47];[.H47];[.I47];[.J47];[.K47];[.L47];&quot;&quot;&quot;;&quot;)" office:value-type="string" office:string-value="data[&quot;2457&quot;]=&quot;141429394&quot;;" calcext:value-type="string">
            <text:p>data["2457"]="141429394";</text:p>
          </table:table-cell>
        </table:table-row>
        <table:table-row table:style-name="ro1">
          <table:table-cell office:value-type="float" office:value="2458" calcext:value-type="float">
            <text:p>245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NCATENATE(&quot;data[&quot;&quot;&quot;;[.A48];&quot;&quot;&quot;]=&quot;&quot;&quot;;[.B48];[.C48];[.D48];[.E48];[.F48];[.G48];[.H48];[.I48];[.J48];[.K48];[.L48];&quot;&quot;&quot;;&quot;)" office:value-type="string" office:string-value="data[&quot;2458&quot;]=&quot;149142970&quot;;" calcext:value-type="string">
            <text:p>data["2458"]="149142970";</text:p>
          </table:table-cell>
        </table:table-row>
        <table:table-row table:style-name="ro1">
          <table:table-cell office:value-type="float" office:value="2467" calcext:value-type="float">
            <text:p>24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CONCATENATE(&quot;data[&quot;&quot;&quot;;[.A49];&quot;&quot;&quot;]=&quot;&quot;&quot;;[.B49];[.C49];[.D49];[.E49];[.F49];[.G49];[.H49];[.I49];[.J49];[.K49];[.L49];&quot;&quot;&quot;;&quot;)" office:value-type="string" office:string-value="data[&quot;2467&quot;]=&quot;149142039&quot;;" calcext:value-type="string">
            <text:p>data["2467"]="149142039";</text:p>
          </table:table-cell>
        </table:table-row>
        <table:table-row table:style-name="ro1">
          <table:table-cell office:value-type="float" office:value="2458" calcext:value-type="float">
            <text:p>245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CONCATENATE(&quot;data[&quot;&quot;&quot;;[.A50];&quot;&quot;&quot;]=&quot;&quot;&quot;;[.B50];[.C50];[.D50];[.E50];[.F50];[.G50];[.H50];[.I50];[.J50];[.K50];[.L50];&quot;&quot;&quot;;&quot;)" office:value-type="string" office:string-value="data[&quot;2458&quot;]=&quot;141429702&quot;;" calcext:value-type="string">
            <text:p>data["2458"]="141429702";</text:p>
          </table:table-cell>
        </table:table-row>
        <table:table-row table:style-name="ro1">
          <table:table-cell office:value-type="float" office:value="2478" calcext:value-type="float">
            <text:p>24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CONCATENATE(&quot;data[&quot;&quot;&quot;;[.A51];&quot;&quot;&quot;]=&quot;&quot;&quot;;[.B51];[.C51];[.D51];[.E51];[.F51];[.G51];[.H51];[.I51];[.J51];[.K51];[.L51];&quot;&quot;&quot;;&quot;)" office:value-type="string" office:string-value="data[&quot;2478&quot;]=&quot;141428059&quot;;" calcext:value-type="string">
            <text:p>data["2478"]="141428059";</text:p>
          </table:table-cell>
        </table:table-row>
        <table:table-row table:style-name="ro1">
          <table:table-cell office:value-type="float" office:value="2567" calcext:value-type="float">
            <text:p>25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CONCATENATE(&quot;data[&quot;&quot;&quot;;[.A52];&quot;&quot;&quot;]=&quot;&quot;&quot;;[.B52];[.C52];[.D52];[.E52];[.F52];[.G52];[.H52];[.I52];[.J52];[.K52];[.L52];&quot;&quot;&quot;;&quot;)" office:value-type="string" office:string-value="data[&quot;2567&quot;]=&quot;141028392&quot;;" calcext:value-type="string">
            <text:p>data["2567"]="141028392";</text:p>
          </table:table-cell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NCATENATE(&quot;data[&quot;&quot;&quot;;[.A53];&quot;&quot;&quot;]=&quot;&quot;&quot;;[.B53];[.C53];[.D53];[.E53];[.F53];[.G53];[.H53];[.I53];[.J53];[.K53];[.L53];&quot;&quot;&quot;;&quot;)" office:value-type="string" office:string-value="data[&quot;2568&quot;]=&quot;141428910&quot;;" calcext:value-type="string">
            <text:p>data["2568"]="141428910";</text:p>
          </table:table-cell>
        </table:table-row>
        <table:table-row table:style-name="ro1">
          <table:table-cell office:value-type="float" office:value="2578" calcext:value-type="float">
            <text:p>25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CONCATENATE(&quot;data[&quot;&quot;&quot;;[.A54];&quot;&quot;&quot;]=&quot;&quot;&quot;;[.B54];[.C54];[.D54];[.E54];[.F54];[.G54];[.H54];[.I54];[.J54];[.K54];[.L54];&quot;&quot;&quot;;&quot;)" office:value-type="string" office:string-value="data[&quot;2578&quot;]=&quot;143060879&quot;;" calcext:value-type="string">
            <text:p>data["2578"]="143060879";</text:p>
          </table:table-cell>
        </table:table-row>
        <table:table-row table:style-name="ro1">
          <table:table-cell office:value-type="float" office:value="2678" calcext:value-type="float">
            <text:p>26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CONCATENATE(&quot;data[&quot;&quot;&quot;;[.A55];&quot;&quot;&quot;]=&quot;&quot;&quot;;[.B55];[.C55];[.D55];[.E55];[.F55];[.G55];[.H55];[.I55];[.J55];[.K55];[.L55];&quot;&quot;&quot;;&quot;)" office:value-type="string" office:string-value="data[&quot;2678&quot;]=&quot;141924794&quot;;" calcext:value-type="string">
            <text:p>data["2678"]="141924794";</text:p>
          </table:table-cell>
        </table:table-row>
        <table:table-row table:style-name="ro1">
          <table:table-cell office:value-type="float" office:value="3456" calcext:value-type="float">
            <text:p>345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CONCATENATE(&quot;data[&quot;&quot;&quot;;[.A56];&quot;&quot;&quot;]=&quot;&quot;&quot;;[.B56];[.C56];[.D56];[.E56];[.F56];[.G56];[.H56];[.I56];[.J56];[.K56];[.L56];&quot;&quot;&quot;;&quot;)" office:value-type="string" office:string-value="data[&quot;3456&quot;]=&quot;141424919&quot;;" calcext:value-type="string">
            <text:p>data["3456"]="141424919";</text:p>
          </table:table-cell>
        </table:table-row>
        <table:table-row table:style-name="ro1">
          <table:table-cell office:value-type="float" office:value="3457" calcext:value-type="float">
            <text:p>345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table:formula="of:=CONCATENATE(&quot;data[&quot;&quot;&quot;;[.A57];&quot;&quot;&quot;]=&quot;&quot;&quot;;[.B57];[.C57];[.D57];[.E57];[.F57];[.G57];[.H57];[.I57];[.J57];[.K57];[.L57];&quot;&quot;&quot;;&quot;)" office:value-type="string" office:string-value="data[&quot;3457&quot;]=&quot;1414147819&quot;;" calcext:value-type="string">
            <text:p>data["3457"]="1414147819";</text:p>
          </table:table-cell>
        </table:table-row>
        <table:table-row table:style-name="ro1">
          <table:table-cell office:value-type="float" office:value="3458" calcext:value-type="float">
            <text:p>345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CONCATENATE(&quot;data[&quot;&quot;&quot;;[.A58];&quot;&quot;&quot;]=&quot;&quot;&quot;;[.B58];[.C58];[.D58];[.E58];[.F58];[.G58];[.H58];[.I58];[.J58];[.K58];[.L58];&quot;&quot;&quot;;&quot;)" office:value-type="string" office:string-value="data[&quot;3458&quot;]=&quot;14141430502&quot;;" calcext:value-type="string">
            <text:p>data["3458"]="14141430502";</text:p>
          </table:table-cell>
        </table:table-row>
        <table:table-row table:style-name="ro1">
          <table:table-cell office:value-type="float" office:value="3467" calcext:value-type="float">
            <text:p>34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CONCATENATE(&quot;data[&quot;&quot;&quot;;[.A59];&quot;&quot;&quot;]=&quot;&quot;&quot;;[.B59];[.C59];[.D59];[.E59];[.F59];[.G59];[.H59];[.I59];[.J59];[.K59];[.L59];&quot;&quot;&quot;;&quot;)" office:value-type="string" office:string-value="data[&quot;3467&quot;]=&quot;14141478192&quot;;" calcext:value-type="string">
            <text:p>data["3467"]="14141478192";</text:p>
          </table:table-cell>
        </table:table-row>
        <table:table-row table:style-name="ro1">
          <table:table-cell office:value-type="float" office:value="3468" calcext:value-type="float">
            <text:p>346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&quot;data[&quot;&quot;&quot;;[.A60];&quot;&quot;&quot;]=&quot;&quot;&quot;;[.B60];[.C60];[.D60];[.E60];[.F60];[.G60];[.H60];[.I60];[.J60];[.K60];[.L60];&quot;&quot;&quot;;&quot;)" office:value-type="string" office:string-value="data[&quot;3468&quot;]=&quot;1414143050&quot;;" calcext:value-type="string">
            <text:p>data["3468"]="1414143050";</text:p>
          </table:table-cell>
        </table:table-row>
        <table:table-row table:style-name="ro1">
          <table:table-cell office:value-type="float" office:value="3478" calcext:value-type="float">
            <text:p>34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NCATENATE(&quot;data[&quot;&quot;&quot;;[.A61];&quot;&quot;&quot;]=&quot;&quot;&quot;;[.B61];[.C61];[.D61];[.E61];[.F61];[.G61];[.H61];[.I61];[.J61];[.K61];[.L61];&quot;&quot;&quot;;&quot;)" office:value-type="string" office:string-value="data[&quot;3478&quot;]=&quot;141892050&quot;;" calcext:value-type="string">
            <text:p>data["3478"]="141892050";</text:p>
          </table:table-cell>
        </table:table-row>
        <table:table-row table:style-name="ro1">
          <table:table-cell office:value-type="float" office:value="3567" calcext:value-type="float">
            <text:p>35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CONCATENATE(&quot;data[&quot;&quot;&quot;;[.A62];&quot;&quot;&quot;]=&quot;&quot;&quot;;[.B62];[.C62];[.D62];[.E62];[.F62];[.G62];[.H62];[.I62];[.J62];[.K62];[.L62];&quot;&quot;&quot;;&quot;)" office:value-type="string" office:string-value="data[&quot;3567&quot;]=&quot;141469798&quot;;" calcext:value-type="string">
            <text:p>data["3567"]="141469798";</text:p>
          </table:table-cell>
        </table:table-row>
        <table:table-row table:style-name="ro1">
          <table:table-cell office:value-type="float" office:value="3568" calcext:value-type="float">
            <text:p>356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NCATENATE(&quot;data[&quot;&quot;&quot;;[.A63];&quot;&quot;&quot;]=&quot;&quot;&quot;;[.B63];[.C63];[.D63];[.E63];[.F63];[.G63];[.H63];[.I63];[.J63];[.K63];[.L63];&quot;&quot;&quot;;&quot;)" office:value-type="string" office:string-value="data[&quot;3568&quot;]=&quot;141602410&quot;;" calcext:value-type="string">
            <text:p>data["3568"]="141602410";</text:p>
          </table:table-cell>
        </table:table-row>
        <table:table-row table:style-name="ro1">
          <table:table-cell office:value-type="float" office:value="3578" calcext:value-type="float">
            <text:p>35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CONCATENATE(&quot;data[&quot;&quot;&quot;;[.A64];&quot;&quot;&quot;]=&quot;&quot;&quot;;[.B64];[.C64];[.D64];[.E64];[.F64];[.G64];[.H64];[.I64];[.J64];[.K64];[.L64];&quot;&quot;&quot;;&quot;)" office:value-type="string" office:string-value="data[&quot;3578&quot;]=&quot;141968798&quot;;" calcext:value-type="string">
            <text:p>data["3578"]="141968798";</text:p>
          </table:table-cell>
        </table:table-row>
        <table:table-row table:style-name="ro1">
          <table:table-cell office:value-type="float" office:value="3678" calcext:value-type="float">
            <text:p>36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CONCATENATE(&quot;data[&quot;&quot;&quot;;[.A65];&quot;&quot;&quot;]=&quot;&quot;&quot;;[.B65];[.C65];[.D65];[.E65];[.F65];[.G65];[.H65];[.I65];[.J65];[.K65];[.L65];&quot;&quot;&quot;;&quot;)" office:value-type="string" office:string-value="data[&quot;3678&quot;]=&quot;141468959&quot;;" calcext:value-type="string">
            <text:p>data["3678"]="141468959";</text:p>
          </table:table-cell>
        </table:table-row>
        <table:table-row table:style-name="ro1">
          <table:table-cell office:value-type="float" office:value="4567" calcext:value-type="float">
            <text:p>45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CONCATENATE(&quot;data[&quot;&quot;&quot;;[.A66];&quot;&quot;&quot;]=&quot;&quot;&quot;;[.B66];[.C66];[.D66];[.E66];[.F66];[.G66];[.H66];[.I66];[.J66];[.K66];[.L66];&quot;&quot;&quot;;&quot;)" office:value-type="string" office:string-value="data[&quot;4567&quot;]=&quot;141606819&quot;;" calcext:value-type="string">
            <text:p>data["4567"]="141606819";</text:p>
          </table:table-cell>
        </table:table-row>
        <table:table-row table:style-name="ro1">
          <table:table-cell office:value-type="float" office:value="4568" calcext:value-type="float">
            <text:p>456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CONCATENATE(&quot;data[&quot;&quot;&quot;;[.A67];&quot;&quot;&quot;]=&quot;&quot;&quot;;[.B67];[.C67];[.D67];[.E67];[.F67];[.G67];[.H67];[.I67];[.J67];[.K67];[.L67];&quot;&quot;&quot;;&quot;)" office:value-type="string" office:string-value="data[&quot;4568&quot;]=&quot;141429702&quot;;" calcext:value-type="string">
            <text:p>data["4568"]="141429702";</text:p>
          </table:table-cell>
        </table:table-row>
        <table:table-row table:style-name="ro1">
          <table:table-cell office:value-type="float" office:value="4578" calcext:value-type="float">
            <text:p>45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NCATENATE(&quot;data[&quot;&quot;&quot;;[.A68];&quot;&quot;&quot;]=&quot;&quot;&quot;;[.B68];[.C68];[.D68];[.E68];[.F68];[.G68];[.H68];[.I68];[.J68];[.K68];[.L68];&quot;&quot;&quot;;&quot;)" office:value-type="string" office:string-value="data[&quot;4578&quot;]=&quot;141424050&quot;;" calcext:value-type="string">
            <text:p>data["4578"]="141424050";</text:p>
          </table:table-cell>
        </table:table-row>
        <table:table-row table:style-name="ro1">
          <table:table-cell office:value-type="float" office:value="4678" calcext:value-type="float">
            <text:p>46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CONCATENATE(&quot;data[&quot;&quot;&quot;;[.A69];&quot;&quot;&quot;]=&quot;&quot;&quot;;[.B69];[.C69];[.D69];[.E69];[.F69];[.G69];[.H69];[.I69];[.J69];[.K69];[.L69];&quot;&quot;&quot;;&quot;)" office:value-type="string" office:string-value="data[&quot;4678&quot;]=&quot;141924704&quot;;" calcext:value-type="string">
            <text:p>data["4678"]="141924704";</text:p>
          </table:table-cell>
        </table:table-row>
        <table:table-row table:style-name="ro1">
          <table:table-cell office:value-type="float" office:value="5678" calcext:value-type="float">
            <text:p>56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CONCATENATE(&quot;data[&quot;&quot;&quot;;[.A70];&quot;&quot;&quot;]=&quot;&quot;&quot;;[.B70];[.C70];[.D70];[.E70];[.F70];[.G70];[.H70];[.I70];[.J70];[.K70];[.L70];&quot;&quot;&quot;;&quot;)" office:value-type="string" office:string-value="data[&quot;5678&quot;]=&quot;149102839&quot;;" calcext:value-type="string">
            <text:p>data["5678"]="149102839";</text:p>
          </table:table-cell>
        </table:table-row>
      </table:table>
      <table:table table:name="Sheet9" table:style-name="ta1">
        <table:table-column table:style-name="co1" table:number-columns-repeated="13" table:default-cell-style-name="Default"/>
        <table:table-column table:style-name="co1" table:default-cell-style-name="ce1"/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table:formula="of:=CONCATENATE(&quot;data[&quot;&quot;&quot;;[.A1];&quot;&quot;&quot;]=&quot;&quot;&quot;;[.B1];[.C1];[.D1];[.E1];[.F1];[.G1];[.H1];[.I1];[.J1];[.K1];[.L1];[.M1];&quot;&quot;&quot;;&quot;)" office:value-type="string" office:string-value="data[&quot;1234&quot;]=&quot;14341491919&quot;;" calcext:value-type="string">
            <text:p>data["1234"]="14341491919";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data[&quot;&quot;&quot;;[.A2];&quot;&quot;&quot;]=&quot;&quot;&quot;;[.B2];[.C2];[.D2];[.E2];[.F2];[.G2];[.H2];[.I2];[.J2];[.K2];[.L2];[.M2];&quot;&quot;&quot;;&quot;)" office:value-type="string" office:string-value="data[&quot;1235&quot;]=&quot;14369701801&quot;;" calcext:value-type="string">
            <text:p>data["1235"]="14369701801";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A3];&quot;&quot;&quot;]=&quot;&quot;&quot;;[.B3];[.C3];[.D3];[.E3];[.F3];[.G3];[.H3];[.I3];[.J3];[.K3];[.L3];[.M3];&quot;&quot;&quot;;&quot;)" office:value-type="string" office:string-value="data[&quot;1236&quot;]=&quot;14341030308&quot;;" calcext:value-type="string">
            <text:p>data["1236"]="14341030308";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&quot;data[&quot;&quot;&quot;;[.A4];&quot;&quot;&quot;]=&quot;&quot;&quot;;[.B4];[.C4];[.D4];[.E4];[.F4];[.G4];[.H4];[.I4];[.J4];[.K4];[.L4];[.M4];&quot;&quot;&quot;;&quot;)" office:value-type="string" office:string-value="data[&quot;1237&quot;]=&quot;14345045430&quot;;" calcext:value-type="string">
            <text:p>data["1237"]="14345045430";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&quot;data[&quot;&quot;&quot;;[.A5];&quot;&quot;&quot;]=&quot;&quot;&quot;;[.B5];[.C5];[.D5];[.E5];[.F5];[.G5];[.H5];[.I5];[.J5];[.K5];[.L5];[.M5];&quot;&quot;&quot;;&quot;)" office:value-type="string" office:string-value="data[&quot;1238&quot;]=&quot;14341801810&quot;;" calcext:value-type="string">
            <text:p>data["1238"]="14341801810";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  <table:table-cell table:formula="of:=CONCATENATE(&quot;data[&quot;&quot;&quot;;[.A6];&quot;&quot;&quot;]=&quot;&quot;&quot;;[.B6];[.C6];[.D6];[.E6];[.F6];[.G6];[.H6];[.I6];[.J6];[.K6];[.L6];[.M6];&quot;&quot;&quot;;&quot;)" office:value-type="string" office:string-value="data[&quot;1245&quot;]=&quot;14369345493&quot;;" calcext:value-type="string">
            <text:p>data["1245"]="14369345493";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CONCATENATE(&quot;data[&quot;&quot;&quot;;[.A7];&quot;&quot;&quot;]=&quot;&quot;&quot;;[.B7];[.C7];[.D7];[.E7];[.F7];[.G7];[.H7];[.I7];[.J7];[.K7];[.L7];[.M7];&quot;&quot;&quot;;&quot;)" office:value-type="string" office:string-value="data[&quot;1246&quot;]=&quot;14369814343&quot;;" calcext:value-type="string">
            <text:p>data["1246"]="14369814343";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CONCATENATE(&quot;data[&quot;&quot;&quot;;[.A8];&quot;&quot;&quot;]=&quot;&quot;&quot;;[.B8];[.C8];[.D8];[.E8];[.F8];[.G8];[.H8];[.I8];[.J8];[.K8];[.L8];[.M8];&quot;&quot;&quot;;&quot;)" office:value-type="string" office:string-value="data[&quot;1247&quot;]=&quot;14369458343&quot;;" calcext:value-type="string">
            <text:p>data["1247"]="14369458343";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table:formula="of:=CONCATENATE(&quot;data[&quot;&quot;&quot;;[.A9];&quot;&quot;&quot;]=&quot;&quot;&quot;;[.B9];[.C9];[.D9];[.E9];[.F9];[.G9];[.H9];[.I9];[.J9];[.K9];[.L9];[.M9];&quot;&quot;&quot;;&quot;)" office:value-type="string" office:string-value="data[&quot;1248&quot;]=&quot;14349749797&quot;;" calcext:value-type="string">
            <text:p>data["1248"]="14349749797";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&quot;data[&quot;&quot;&quot;;[.A10];&quot;&quot;&quot;]=&quot;&quot;&quot;;[.B10];[.C10];[.D10];[.E10];[.F10];[.G10];[.H10];[.I10];[.J10];[.K10];[.L10];[.M10];&quot;&quot;&quot;;&quot;)" office:value-type="string" office:string-value="data[&quot;1256&quot;]=&quot;14341492305&quot;;" calcext:value-type="string">
            <text:p>data["1256"]="14341492305";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&quot;data[&quot;&quot;&quot;;[.A11];&quot;&quot;&quot;]=&quot;&quot;&quot;;[.B11];[.C11];[.D11];[.E11];[.F11];[.G11];[.H11];[.I11];[.J11];[.K11];[.L11];[.M11];&quot;&quot;&quot;;&quot;)" office:value-type="string" office:string-value="data[&quot;1257&quot;]=&quot;14345838030&quot;;" calcext:value-type="string">
            <text:p>data["1257"]="14345838030";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data[&quot;&quot;&quot;;[.A12];&quot;&quot;&quot;]=&quot;&quot;&quot;;[.B12];[.C12];[.D12];[.E12];[.F12];[.G12];[.H12];[.I12];[.J12];[.K12];[.L12];[.M12];&quot;&quot;&quot;;&quot;)" office:value-type="string" office:string-value="data[&quot;1258&quot;]=&quot;14348919781&quot;;" calcext:value-type="string">
            <text:p>data["1258"]="14348919781";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table:formula="of:=CONCATENATE(&quot;data[&quot;&quot;&quot;;[.A13];&quot;&quot;&quot;]=&quot;&quot;&quot;;[.B13];[.C13];[.D13];[.E13];[.F13];[.G13];[.H13];[.I13];[.J13];[.K13];[.L13];[.M13];&quot;&quot;&quot;;&quot;)" office:value-type="string" office:string-value="data[&quot;1267&quot;]=&quot;14360859383&quot;;" calcext:value-type="string">
            <text:p>data["1267"]="14360859383";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table:formula="of:=CONCATENATE(&quot;data[&quot;&quot;&quot;;[.A14];&quot;&quot;&quot;]=&quot;&quot;&quot;;[.B14];[.C14];[.D14];[.E14];[.F14];[.G14];[.H14];[.I14];[.J14];[.K14];[.L14];[.M14];&quot;&quot;&quot;;&quot;)" office:value-type="string" office:string-value="data[&quot;1268&quot;]=&quot;14345834959&quot;;" calcext:value-type="string">
            <text:p>data["1268"]="14345834959";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NCATENATE(&quot;data[&quot;&quot;&quot;;[.A15];&quot;&quot;&quot;]=&quot;&quot;&quot;;[.B15];[.C15];[.D15];[.E15];[.F15];[.G15];[.H15];[.I15];[.J15];[.K15];[.L15];[.M15];&quot;&quot;&quot;;&quot;)" office:value-type="string" office:string-value="data[&quot;1278&quot;]=&quot;143603493810&quot;;" calcext:value-type="string">
            <text:p>data["1278"]="143603493810";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CONCATENATE(&quot;data[&quot;&quot;&quot;;[.A16];&quot;&quot;&quot;]=&quot;&quot;&quot;;[.B16];[.C16];[.D16];[.E16];[.F16];[.G16];[.H16];[.I16];[.J16];[.K16];[.L16];[.M16];&quot;&quot;&quot;;&quot;)" office:value-type="string" office:string-value="data[&quot;1345&quot;]=&quot;38168198543&quot;;" calcext:value-type="string">
            <text:p>data["1345"]="38168198543";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data[&quot;&quot;&quot;;[.A17];&quot;&quot;&quot;]=&quot;&quot;&quot;;[.B17];[.C17];[.D17];[.E17];[.F17];[.G17];[.H17];[.I17];[.J17];[.K17];[.L17];[.M17];&quot;&quot;&quot;;&quot;)" office:value-type="string" office:string-value="data[&quot;1346&quot;]=&quot;14364394781&quot;;" calcext:value-type="string">
            <text:p>data["1346"]="14364394781";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formula="of:=CONCATENATE(&quot;data[&quot;&quot;&quot;;[.A18];&quot;&quot;&quot;]=&quot;&quot;&quot;;[.B18];[.C18];[.D18];[.E18];[.F18];[.G18];[.H18];[.I18];[.J18];[.K18];[.L18];[.M18];&quot;&quot;&quot;;&quot;)" office:value-type="string" office:string-value="data[&quot;1347&quot;]=&quot;14341801816&quot;;" calcext:value-type="string">
            <text:p>data["1347"]="14341801816";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CONCATENATE(&quot;data[&quot;&quot;&quot;;[.A19];&quot;&quot;&quot;]=&quot;&quot;&quot;;[.B19];[.C19];[.D19];[.E19];[.F19];[.G19];[.H19];[.I19];[.J19];[.K19];[.L19];[.M19];&quot;&quot;&quot;;&quot;)" office:value-type="string" office:string-value="data[&quot;1348&quot;]=&quot;14341801823&quot;;" calcext:value-type="string">
            <text:p>data["1348"]="14341801823";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&quot;data[&quot;&quot;&quot;;[.A20];&quot;&quot;&quot;]=&quot;&quot;&quot;;[.B20];[.C20];[.D20];[.E20];[.F20];[.G20];[.H20];[.I20];[.J20];[.K20];[.L20];[.M20];&quot;&quot;&quot;;&quot;)" office:value-type="string" office:string-value="data[&quot;1356&quot;]=&quot;14345934805&quot;;" calcext:value-type="string">
            <text:p>data["1356"]="14345934805";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&quot;data[&quot;&quot;&quot;;[.A21];&quot;&quot;&quot;]=&quot;&quot;&quot;;[.B21];[.C21];[.D21];[.E21];[.F21];[.G21];[.H21];[.I21];[.J21];[.K21];[.L21];[.M21];&quot;&quot;&quot;;&quot;)" office:value-type="string" office:string-value="data[&quot;1357&quot;]=&quot;14341834895&quot;;" calcext:value-type="string">
            <text:p>data["1357"]="14341834895";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&quot;data[&quot;&quot;&quot;;[.A22];&quot;&quot;&quot;]=&quot;&quot;&quot;;[.B22];[.C22];[.D22];[.E22];[.F22];[.G22];[.H22];[.I22];[.J22];[.K22];[.L22];[.M22];&quot;&quot;&quot;;&quot;)" office:value-type="string" office:string-value="data[&quot;1358&quot;]=&quot;14341916045&quot;;" calcext:value-type="string">
            <text:p>data["1358"]="14341916045";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  <table:table-cell table:formula="of:=CONCATENATE(&quot;data[&quot;&quot;&quot;;[.A23];&quot;&quot;&quot;]=&quot;&quot;&quot;;[.B23];[.C23];[.D23];[.E23];[.F23];[.G23];[.H23];[.I23];[.J23];[.K23];[.L23];[.M23];&quot;&quot;&quot;;&quot;)" office:value-type="string" office:string-value="data[&quot;1367&quot;]=&quot;14368395893&quot;;" calcext:value-type="string">
            <text:p>data["1367"]="14368395893";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CONCATENATE(&quot;data[&quot;&quot;&quot;;[.A24];&quot;&quot;&quot;]=&quot;&quot;&quot;;[.B24];[.C24];[.D24];[.E24];[.F24];[.G24];[.H24];[.I24];[.J24];[.K24];[.L24];[.M24];&quot;&quot;&quot;;&quot;)" office:value-type="string" office:string-value="data[&quot;1368&quot;]=&quot;14364345403&quot;;" calcext:value-type="string">
            <text:p>data["1368"]="14364345403";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table:formula="of:=CONCATENATE(&quot;data[&quot;&quot;&quot;;[.A25];&quot;&quot;&quot;]=&quot;&quot;&quot;;[.B25];[.C25];[.D25];[.E25];[.F25];[.G25];[.H25];[.I25];[.J25];[.K25];[.L25];[.M25];&quot;&quot;&quot;;&quot;)" office:value-type="string" office:string-value="data[&quot;1378&quot;]=&quot;14360349797&quot;;" calcext:value-type="string">
            <text:p>data["1378"]="14360349797";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table:formula="of:=CONCATENATE(&quot;data[&quot;&quot;&quot;;[.A26];&quot;&quot;&quot;]=&quot;&quot;&quot;;[.B26];[.C26];[.D26];[.E26];[.F26];[.G26];[.H26];[.I26];[.J26];[.K26];[.L26];[.M26];&quot;&quot;&quot;;&quot;)" office:value-type="string" office:string-value="data[&quot;1456&quot;]=&quot;14341439083&quot;;" calcext:value-type="string">
            <text:p>data["1456"]="14341439083";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formula="of:=CONCATENATE(&quot;data[&quot;&quot;&quot;;[.A27];&quot;&quot;&quot;]=&quot;&quot;&quot;;[.B27];[.C27];[.D27];[.E27];[.F27];[.G27];[.H27];[.I27];[.J27];[.K27];[.L27];[.M27];&quot;&quot;&quot;;&quot;)" office:value-type="string" office:string-value="data[&quot;1457&quot;]=&quot;14341916047&quot;;" calcext:value-type="string">
            <text:p>data["1457"]="14341916047";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table:formula="of:=CONCATENATE(&quot;data[&quot;&quot;&quot;;[.A28];&quot;&quot;&quot;]=&quot;&quot;&quot;;[.B28];[.C28];[.D28];[.E28];[.F28];[.G28];[.H28];[.I28];[.J28];[.K28];[.L28];[.M28];&quot;&quot;&quot;;&quot;)" office:value-type="string" office:string-value="data[&quot;1458&quot;]=&quot;14341834897&quot;;" calcext:value-type="string">
            <text:p>data["1458"]="14341834897";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data[&quot;&quot;&quot;;[.A29];&quot;&quot;&quot;]=&quot;&quot;&quot;;[.B29];[.C29];[.D29];[.E29];[.F29];[.G29];[.H29];[.I29];[.J29];[.K29];[.L29];[.M29];&quot;&quot;&quot;;&quot;)" office:value-type="string" office:string-value="data[&quot;1467&quot;]=&quot;14364701891&quot;;" calcext:value-type="string">
            <text:p>data["1467"]="14364701891";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data[&quot;&quot;&quot;;[.A30];&quot;&quot;&quot;]=&quot;&quot;&quot;;[.B30];[.C30];[.D30];[.E30];[.F30];[.G30];[.H30];[.I30];[.J30];[.K30];[.L30];[.M30];&quot;&quot;&quot;;&quot;)" office:value-type="string" office:string-value="data[&quot;1468&quot;]=&quot;14368741401&quot;;" calcext:value-type="string">
            <text:p>data["1468"]="14368741401";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data[&quot;&quot;&quot;;[.A31];&quot;&quot;&quot;]=&quot;&quot;&quot;;[.B31];[.C31];[.D31];[.E31];[.F31];[.G31];[.H31];[.I31];[.J31];[.K31];[.L31];[.M31];&quot;&quot;&quot;;&quot;)" office:value-type="string" office:string-value="data[&quot;1478&quot;]=&quot;14360349381&quot;;" calcext:value-type="string">
            <text:p>data["1478"]="14360349381";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CONCATENATE(&quot;data[&quot;&quot;&quot;;[.A32];&quot;&quot;&quot;]=&quot;&quot;&quot;;[.B32];[.C32];[.D32];[.E32];[.F32];[.G32];[.H32];[.I32];[.J32];[.K32];[.L32];[.M32];&quot;&quot;&quot;;&quot;)" office:value-type="string" office:string-value="data[&quot;1567&quot;]=&quot;5878540583&quot;;" calcext:value-type="string">
            <text:p>data["1567"]="5878540583";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NCATENATE(&quot;data[&quot;&quot;&quot;;[.A33];&quot;&quot;&quot;]=&quot;&quot;&quot;;[.B33];[.C33];[.D33];[.E33];[.F33];[.G33];[.H33];[.I33];[.J33];[.K33];[.L33];[.M33];&quot;&quot;&quot;;&quot;)" office:value-type="string" office:string-value="data[&quot;1568&quot;]=&quot;7454780741&quot;;" calcext:value-type="string">
            <text:p>data["1568"]="7454780741";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table:formula="of:=CONCATENATE(&quot;data[&quot;&quot;&quot;;[.A34];&quot;&quot;&quot;]=&quot;&quot;&quot;;[.B34];[.C34];[.D34];[.E34];[.F34];[.G34];[.H34];[.I34];[.J34];[.K34];[.L34];[.M34];&quot;&quot;&quot;;&quot;)" office:value-type="string" office:string-value="data[&quot;1578&quot;]=&quot;14341801479&quot;;" calcext:value-type="string">
            <text:p>data["1578"]="14341801479";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table:formula="of:=CONCATENATE(&quot;data[&quot;&quot;&quot;;[.A35];&quot;&quot;&quot;]=&quot;&quot;&quot;;[.B35];[.C35];[.D35];[.E35];[.F35];[.G35];[.H35];[.I35];[.J35];[.K35];[.L35];[.M35];&quot;&quot;&quot;;&quot;)" office:value-type="string" office:string-value="data[&quot;1678&quot;]=&quot;14345045859&quot;;" calcext:value-type="string">
            <text:p>data["1678"]="14345045859";</text:p>
          </table:table-cell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data[&quot;&quot;&quot;;[.A36];&quot;&quot;&quot;]=&quot;&quot;&quot;;[.B36];[.C36];[.D36];[.E36];[.F36];[.G36];[.H36];[.I36];[.J36];[.K36];[.L36];[.M36];&quot;&quot;&quot;;&quot;)" office:value-type="string" office:string-value="data[&quot;2345&quot;]=&quot;14341414281&quot;;" calcext:value-type="string">
            <text:p>data["2345"]="14341414281";</text:p>
          </table:table-cell>
        </table:table-row>
        <table:table-row table:style-name="ro1">
          <table:table-cell office:value-type="float" office:value="2346" calcext:value-type="float">
            <text:p>234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table:formula="of:=CONCATENATE(&quot;data[&quot;&quot;&quot;;[.A37];&quot;&quot;&quot;]=&quot;&quot;&quot;;[.B37];[.C37];[.D37];[.E37];[.F37];[.G37];[.H37];[.I37];[.J37];[.K37];[.L37];[.M37];&quot;&quot;&quot;;&quot;)" office:value-type="string" office:string-value="data[&quot;2346&quot;]=&quot;14341418283&quot;;" calcext:value-type="string">
            <text:p>data["2346"]="14341418283";</text:p>
          </table:table-cell>
        </table:table-row>
        <table:table-row table:style-name="ro1">
          <table:table-cell office:value-type="float" office:value="2347" calcext:value-type="float">
            <text:p>234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data[&quot;&quot;&quot;;[.A38];&quot;&quot;&quot;]=&quot;&quot;&quot;;[.B38];[.C38];[.D38];[.E38];[.F38];[.G38];[.H38];[.I38];[.J38];[.K38];[.L38];[.M38];&quot;&quot;&quot;;&quot;)" office:value-type="string" office:string-value="data[&quot;2347&quot;]=&quot;14342414181&quot;;" calcext:value-type="string">
            <text:p>data["2347"]="14342414181";</text:p>
          </table:table-cell>
        </table:table-row>
        <table:table-row table:style-name="ro1">
          <table:table-cell office:value-type="float" office:value="2348" calcext:value-type="float">
            <text:p>234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table:formula="of:=CONCATENATE(&quot;data[&quot;&quot;&quot;;[.A39];&quot;&quot;&quot;]=&quot;&quot;&quot;;[.B39];[.C39];[.D39];[.E39];[.F39];[.G39];[.H39];[.I39];[.J39];[.K39];[.L39];[.M39];&quot;&quot;&quot;;&quot;)" office:value-type="string" office:string-value="data[&quot;2348&quot;]=&quot;14341034979&quot;;" calcext:value-type="string">
            <text:p>data["2348"]="14341034979";</text:p>
          </table:table-cell>
        </table:table-row>
        <table:table-row table:style-name="ro1">
          <table:table-cell office:value-type="float" office:value="2356" calcext:value-type="float">
            <text:p>235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A40];&quot;&quot;&quot;]=&quot;&quot;&quot;;[.B40];[.C40];[.D40];[.E40];[.F40];[.G40];[.H40];[.I40];[.J40];[.K40];[.L40];[.M40];&quot;&quot;&quot;;&quot;)" office:value-type="string" office:string-value="data[&quot;2356&quot;]=&quot;14341434548&quot;;" calcext:value-type="string">
            <text:p>data["2356"]="14341434548";</text:p>
          </table:table-cell>
        </table:table-row>
        <table:table-row table:style-name="ro1">
          <table:table-cell office:value-type="float" office:value="2357" calcext:value-type="float">
            <text:p>235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&quot;data[&quot;&quot;&quot;;[.A41];&quot;&quot;&quot;]=&quot;&quot;&quot;;[.B41];[.C41];[.D41];[.E41];[.F41];[.G41];[.H41];[.I41];[.J41];[.K41];[.L41];[.M41];&quot;&quot;&quot;;&quot;)" office:value-type="string" office:string-value="data[&quot;2357&quot;]=&quot;14341810605&quot;;" calcext:value-type="string">
            <text:p>data["2357"]="14341810605";</text:p>
          </table:table-cell>
        </table:table-row>
        <table:table-row table:style-name="ro1">
          <table:table-cell office:value-type="float" office:value="2358" calcext:value-type="float">
            <text:p>235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table:formula="of:=CONCATENATE(&quot;data[&quot;&quot;&quot;;[.A42];&quot;&quot;&quot;]=&quot;&quot;&quot;;[.B42];[.C42];[.D42];[.E42];[.F42];[.G42];[.H42];[.I42];[.J42];[.K42];[.L42];[.M42];&quot;&quot;&quot;;&quot;)" office:value-type="string" office:string-value="data[&quot;2358&quot;]=&quot;14341821927&quot;;" calcext:value-type="string">
            <text:p>data["2358"]="14341821927";</text:p>
          </table:table-cell>
        </table:table-row>
        <table:table-row table:style-name="ro1">
          <table:table-cell office:value-type="float" office:value="2367" calcext:value-type="float">
            <text:p>23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table:formula="of:=CONCATENATE(&quot;data[&quot;&quot;&quot;;[.A43];&quot;&quot;&quot;]=&quot;&quot;&quot;;[.B43];[.C43];[.D43];[.E43];[.F43];[.G43];[.H43];[.I43];[.J43];[.K43];[.L43];[.M43];&quot;&quot;&quot;;&quot;)" office:value-type="string" office:string-value="data[&quot;2367&quot;]=&quot;14341895459&quot;;" calcext:value-type="string">
            <text:p>data["2367"]="14341895459";</text:p>
          </table:table-cell>
        </table:table-row>
        <table:table-row table:style-name="ro1">
          <table:table-cell office:value-type="float" office:value="2368" calcext:value-type="float">
            <text:p>236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table:formula="of:=CONCATENATE(&quot;data[&quot;&quot;&quot;;[.A44];&quot;&quot;&quot;]=&quot;&quot;&quot;;[.B44];[.C44];[.D44];[.E44];[.F44];[.G44];[.H44];[.I44];[.J44];[.K44];[.L44];[.M44];&quot;&quot;&quot;;&quot;)" office:value-type="string" office:string-value="data[&quot;2368&quot;]=&quot;14341819297&quot;;" calcext:value-type="string">
            <text:p>data["2368"]="14341819297";</text:p>
          </table:table-cell>
        </table:table-row>
        <table:table-row table:style-name="ro1">
          <table:table-cell office:value-type="float" office:value="2378" calcext:value-type="float">
            <text:p>23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table:formula="of:=CONCATENATE(&quot;data[&quot;&quot;&quot;;[.A45];&quot;&quot;&quot;]=&quot;&quot;&quot;;[.B45];[.C45];[.D45];[.E45];[.F45];[.G45];[.H45];[.I45];[.J45];[.K45];[.L45];[.M45];&quot;&quot;&quot;;&quot;)" office:value-type="string" office:string-value="data[&quot;2378&quot;]=&quot;14341434796&quot;;" calcext:value-type="string">
            <text:p>data["2378"]="14341434796";</text:p>
          </table:table-cell>
        </table:table-row>
        <table:table-row table:style-name="ro1">
          <table:table-cell office:value-type="float" office:value="2456" calcext:value-type="float">
            <text:p>245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&quot;data[&quot;&quot;&quot;;[.A46];&quot;&quot;&quot;]=&quot;&quot;&quot;;[.B46];[.C46];[.D46];[.E46];[.F46];[.G46];[.H46];[.I46];[.J46];[.K46];[.L46];[.M46];&quot;&quot;&quot;;&quot;)" office:value-type="string" office:string-value="data[&quot;2456&quot;]=&quot;14341981085&quot;;" calcext:value-type="string">
            <text:p>data["2456"]="14341981085";</text:p>
          </table:table-cell>
        </table:table-row>
        <table:table-row table:style-name="ro1">
          <table:table-cell office:value-type="float" office:value="2457" calcext:value-type="float">
            <text:p>245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table:formula="of:=CONCATENATE(&quot;data[&quot;&quot;&quot;;[.A47];&quot;&quot;&quot;]=&quot;&quot;&quot;;[.B47];[.C47];[.D47];[.E47];[.F47];[.G47];[.H47];[.I47];[.J47];[.K47];[.L47];[.M47];&quot;&quot;&quot;;&quot;)" office:value-type="string" office:string-value="data[&quot;2457&quot;]=&quot;14341816939&quot;;" calcext:value-type="string">
            <text:p>data["2457"]="14341816939";</text:p>
          </table:table-cell>
        </table:table-row>
        <table:table-row table:style-name="ro1">
          <table:table-cell office:value-type="float" office:value="2458" calcext:value-type="float">
            <text:p>245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table:formula="of:=CONCATENATE(&quot;data[&quot;&quot;&quot;;[.A48];&quot;&quot;&quot;]=&quot;&quot;&quot;;[.B48];[.C48];[.D48];[.E48];[.F48];[.G48];[.H48];[.I48];[.J48];[.K48];[.L48];[.M48];&quot;&quot;&quot;;&quot;)" office:value-type="string" office:string-value="data[&quot;2458&quot;]=&quot;14341810607&quot;;" calcext:value-type="string">
            <text:p>data["2458"]="14341810607";</text:p>
          </table:table-cell>
        </table:table-row>
        <table:table-row table:style-name="ro1">
          <table:table-cell office:value-type="float" office:value="2467" calcext:value-type="float">
            <text:p>24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&quot;data[&quot;&quot;&quot;;[.A49];&quot;&quot;&quot;]=&quot;&quot;&quot;;[.B49];[.C49];[.D49];[.E49];[.F49];[.G49];[.H49];[.I49];[.J49];[.K49];[.L49];[.M49];&quot;&quot;&quot;;&quot;)" office:value-type="string" office:string-value="data[&quot;2467&quot;]=&quot;14341819295&quot;;" calcext:value-type="string">
            <text:p>data["2467"]="14341819295";</text:p>
          </table:table-cell>
        </table:table-row>
        <table:table-row table:style-name="ro1">
          <table:table-cell office:value-type="float" office:value="2458" calcext:value-type="float">
            <text:p>245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data[&quot;&quot;&quot;;[.A50];&quot;&quot;&quot;]=&quot;&quot;&quot;;[.B50];[.C50];[.D50];[.E50];[.F50];[.G50];[.H50];[.I50];[.J50];[.K50];[.L50];[.M50];&quot;&quot;&quot;;&quot;)" office:value-type="string" office:string-value="data[&quot;2458&quot;]=&quot;14340349741&quot;;" calcext:value-type="string">
            <text:p>data["2458"]="14340349741";</text:p>
          </table:table-cell>
        </table:table-row>
        <table:table-row table:style-name="ro1">
          <table:table-cell office:value-type="float" office:value="2478" calcext:value-type="float">
            <text:p>24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table:formula="of:=CONCATENATE(&quot;data[&quot;&quot;&quot;;[.A51];&quot;&quot;&quot;]=&quot;&quot;&quot;;[.B51];[.C51];[.D51];[.E51];[.F51];[.G51];[.H51];[.I51];[.J51];[.K51];[.L51];[.M51];&quot;&quot;&quot;;&quot;)" office:value-type="string" office:string-value="data[&quot;2478&quot;]=&quot;14311421479&quot;;" calcext:value-type="string">
            <text:p>data["2478"]="14311421479";</text:p>
          </table:table-cell>
        </table:table-row>
        <table:table-row table:style-name="ro1">
          <table:table-cell office:value-type="float" office:value="2567" calcext:value-type="float">
            <text:p>25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data[&quot;&quot;&quot;;[.A52];&quot;&quot;&quot;]=&quot;&quot;&quot;;[.B52];[.C52];[.D52];[.E52];[.F52];[.G52];[.H52];[.I52];[.J52];[.K52];[.L52];[.M52];&quot;&quot;&quot;;&quot;)" office:value-type="string" office:string-value="data[&quot;2567&quot;]=&quot;14341420741&quot;;" calcext:value-type="string">
            <text:p>data["2567"]="14341420741";</text:p>
          </table:table-cell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table:formula="of:=CONCATENATE(&quot;data[&quot;&quot;&quot;;[.A53];&quot;&quot;&quot;]=&quot;&quot;&quot;;[.B53];[.C53];[.D53];[.E53];[.F53];[.G53];[.H53];[.I53];[.J53];[.K53];[.L53];[.M53];&quot;&quot;&quot;;&quot;)" office:value-type="string" office:string-value="data[&quot;2568&quot;]=&quot;14341469307&quot;;" calcext:value-type="string">
            <text:p>data["2568"]="14341469307";</text:p>
          </table:table-cell>
        </table:table-row>
        <table:table-row table:style-name="ro1">
          <table:table-cell office:value-type="float" office:value="2578" calcext:value-type="float">
            <text:p>257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table:formula="of:=CONCATENATE(&quot;data[&quot;&quot;&quot;;[.A54];&quot;&quot;&quot;]=&quot;&quot;&quot;;[.B54];[.C54];[.D54];[.E54];[.F54];[.G54];[.H54];[.I54];[.J54];[.K54];[.L54];[.M54];&quot;&quot;&quot;;&quot;)" office:value-type="string" office:string-value="data[&quot;2578&quot;]=&quot;38182834307&quot;;" calcext:value-type="string">
            <text:p>data["2578"]="38182834307";</text:p>
          </table:table-cell>
        </table:table-row>
        <table:table-row table:style-name="ro1">
          <table:table-cell office:value-type="float" office:value="2678" calcext:value-type="float">
            <text:p>26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&quot;data[&quot;&quot;&quot;;[.A55];&quot;&quot;&quot;]=&quot;&quot;&quot;;[.B55];[.C55];[.D55];[.E55];[.F55];[.G55];[.H55];[.I55];[.J55];[.K55];[.L55];[.M55];&quot;&quot;&quot;;&quot;)" office:value-type="string" office:string-value="data[&quot;2678&quot;]=&quot;14342418105&quot;;" calcext:value-type="string">
            <text:p>data["2678"]="14342418105";</text:p>
          </table:table-cell>
        </table:table-row>
        <table:table-row table:style-name="ro1">
          <table:table-cell office:value-type="float" office:value="3456" calcext:value-type="float">
            <text:p>345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  <table:table-cell table:formula="of:=CONCATENATE(&quot;data[&quot;&quot;&quot;;[.A56];&quot;&quot;&quot;]=&quot;&quot;&quot;;[.B56];[.C56];[.D56];[.E56];[.F56];[.G56];[.H56];[.I56];[.J56];[.K56];[.L56];[.M56];&quot;&quot;&quot;;&quot;)" office:value-type="string" office:string-value="data[&quot;3456&quot;]=&quot;14341934194&quot;;" calcext:value-type="string">
            <text:p>data["3456"]="14341934194";</text:p>
          </table:table-cell>
        </table:table-row>
        <table:table-row table:style-name="ro1">
          <table:table-cell office:value-type="float" office:value="3457" calcext:value-type="float">
            <text:p>345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data[&quot;&quot;&quot;;[.A57];&quot;&quot;&quot;]=&quot;&quot;&quot;;[.B57];[.C57];[.D57];[.E57];[.F57];[.G57];[.H57];[.I57];[.J57];[.K57];[.L57];[.M57];&quot;&quot;&quot;;&quot;)" office:value-type="string" office:string-value="data[&quot;3457&quot;]=&quot;14341839592&quot;;" calcext:value-type="string">
            <text:p>data["3457"]="14341839592";</text:p>
          </table:table-cell>
        </table:table-row>
        <table:table-row table:style-name="ro1">
          <table:table-cell office:value-type="float" office:value="3458" calcext:value-type="float">
            <text:p>345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&quot;data[&quot;&quot;&quot;;[.A58];&quot;&quot;&quot;]=&quot;&quot;&quot;;[.B58];[.C58];[.D58];[.E58];[.F58];[.G58];[.H58];[.I58];[.J58];[.K58];[.L58];[.M58];&quot;&quot;&quot;;&quot;)" office:value-type="string" office:string-value="data[&quot;3458&quot;]=&quot;14341816050&quot;;" calcext:value-type="string">
            <text:p>data["3458"]="14341816050";</text:p>
          </table:table-cell>
        </table:table-row>
        <table:table-row table:style-name="ro1">
          <table:table-cell office:value-type="float" office:value="3467" calcext:value-type="float">
            <text:p>34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table:formula="of:=CONCATENATE(&quot;data[&quot;&quot;&quot;;[.A59];&quot;&quot;&quot;]=&quot;&quot;&quot;;[.B59];[.C59];[.D59];[.E59];[.F59];[.G59];[.H59];[.I59];[.J59];[.K59];[.L59];[.M59];&quot;&quot;&quot;;&quot;)" office:value-type="string" office:string-value="data[&quot;3467&quot;]=&quot;14341816919&quot;;" calcext:value-type="string">
            <text:p>data["3467"]="14341816919";</text:p>
          </table:table-cell>
        </table:table-row>
        <table:table-row table:style-name="ro1">
          <table:table-cell office:value-type="float" office:value="3468" calcext:value-type="float">
            <text:p>346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data[&quot;&quot;&quot;;[.A60];&quot;&quot;&quot;]=&quot;&quot;&quot;;[.B60];[.C60];[.D60];[.E60];[.F60];[.G60];[.H60];[.I60];[.J60];[.K60];[.L60];[.M60];&quot;&quot;&quot;;&quot;)" office:value-type="string" office:string-value="data[&quot;3468&quot;]=&quot;14341830102&quot;;" calcext:value-type="string">
            <text:p>data["3468"]="14341830102";</text:p>
          </table:table-cell>
        </table:table-row>
        <table:table-row table:style-name="ro1">
          <table:table-cell office:value-type="float" office:value="3478" calcext:value-type="float">
            <text:p>34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table:formula="of:=CONCATENATE(&quot;data[&quot;&quot;&quot;;[.A61];&quot;&quot;&quot;]=&quot;&quot;&quot;;[.B61];[.C61];[.D61];[.E61];[.F61];[.G61];[.H61];[.I61];[.J61];[.K61];[.L61];[.M61];&quot;&quot;&quot;;&quot;)" office:value-type="string" office:string-value="data[&quot;3478&quot;]=&quot;14341416859&quot;;" calcext:value-type="string">
            <text:p>data["3478"]="14341416859";</text:p>
          </table:table-cell>
        </table:table-row>
        <table:table-row table:style-name="ro1">
          <table:table-cell office:value-type="float" office:value="3567" calcext:value-type="float">
            <text:p>35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table:formula="of:=CONCATENATE(&quot;data[&quot;&quot;&quot;;[.A62];&quot;&quot;&quot;]=&quot;&quot;&quot;;[.B62];[.C62];[.D62];[.E62];[.F62];[.G62];[.H62];[.I62];[.J62];[.K62];[.L62];[.M62];&quot;&quot;&quot;;&quot;)" office:value-type="string" office:string-value="data[&quot;3567&quot;]=&quot;14349308397&quot;;" calcext:value-type="string">
            <text:p>data["3567"]="14349308397";</text:p>
          </table:table-cell>
        </table:table-row>
        <table:table-row table:style-name="ro1">
          <table:table-cell office:value-type="float" office:value="3568" calcext:value-type="float">
            <text:p>356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table:formula="of:=CONCATENATE(&quot;data[&quot;&quot;&quot;;[.A63];&quot;&quot;&quot;]=&quot;&quot;&quot;;[.B63];[.C63];[.D63];[.E63];[.F63];[.G63];[.H63];[.I63];[.J63];[.K63];[.L63];[.M63];&quot;&quot;&quot;;&quot;)" office:value-type="string" office:string-value="data[&quot;3568&quot;]=&quot;14341891927&quot;;" calcext:value-type="string">
            <text:p>data["3568"]="14341891927";</text:p>
          </table:table-cell>
        </table:table-row>
        <table:table-row table:style-name="ro1">
          <table:table-cell office:value-type="float" office:value="3578" calcext:value-type="float">
            <text:p>35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table:formula="of:=CONCATENATE(&quot;data[&quot;&quot;&quot;;[.A64];&quot;&quot;&quot;]=&quot;&quot;&quot;;[.B64];[.C64];[.D64];[.E64];[.F64];[.G64];[.H64];[.I64];[.J64];[.K64];[.L64];[.M64];&quot;&quot;&quot;;&quot;)" office:value-type="string" office:string-value="data[&quot;3578&quot;]=&quot;14340385039&quot;;" calcext:value-type="string">
            <text:p>data["3578"]="14340385039";</text:p>
          </table:table-cell>
        </table:table-row>
        <table:table-row table:style-name="ro1">
          <table:table-cell office:value-type="float" office:value="3678" calcext:value-type="float">
            <text:p>36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formula="of:=CONCATENATE(&quot;data[&quot;&quot;&quot;;[.A65];&quot;&quot;&quot;]=&quot;&quot;&quot;;[.B65];[.C65];[.D65];[.E65];[.F65];[.G65];[.H65];[.I65];[.J65];[.K65];[.L65];[.M65];&quot;&quot;&quot;;&quot;)" office:value-type="string" office:string-value="data[&quot;3678&quot;]=&quot;14369341947&quot;;" calcext:value-type="string">
            <text:p>data["3678"]="14369341947";</text:p>
          </table:table-cell>
        </table:table-row>
        <table:table-row table:style-name="ro1">
          <table:table-cell office:value-type="float" office:value="4567" calcext:value-type="float">
            <text:p>45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CONCATENATE(&quot;data[&quot;&quot;&quot;;[.A66];&quot;&quot;&quot;]=&quot;&quot;&quot;;[.B66];[.C66];[.D66];[.E66];[.F66];[.G66];[.H66];[.I66];[.J66];[.K66];[.L66];[.M66];&quot;&quot;&quot;;&quot;)" office:value-type="string" office:string-value="data[&quot;4567&quot;]=&quot;14341434903&quot;;" calcext:value-type="string">
            <text:p>data["4567"]="14341434903";</text:p>
          </table:table-cell>
        </table:table-row>
        <table:table-row table:style-name="ro1">
          <table:table-cell office:value-type="float" office:value="4568" calcext:value-type="float">
            <text:p>456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&quot;data[&quot;&quot;&quot;;[.A67];&quot;&quot;&quot;]=&quot;&quot;&quot;;[.B67];[.C67];[.D67];[.E67];[.F67];[.G67];[.H67];[.I67];[.J67];[.K67];[.L67];[.M67];&quot;&quot;&quot;;&quot;)" office:value-type="string" office:string-value="data[&quot;4568&quot;]=&quot;14349308395&quot;;" calcext:value-type="string">
            <text:p>data["4568"]="14349308395";</text:p>
          </table:table-cell>
        </table:table-row>
        <table:table-row table:style-name="ro1">
          <table:table-cell office:value-type="float" office:value="4578" calcext:value-type="float">
            <text:p>45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table:formula="of:=CONCATENATE(&quot;data[&quot;&quot;&quot;;[.A68];&quot;&quot;&quot;]=&quot;&quot;&quot;;[.B68];[.C68];[.D68];[.E68];[.F68];[.G68];[.H68];[.I68];[.J68];[.K68];[.L68];[.M68];&quot;&quot;&quot;;&quot;)" office:value-type="string" office:string-value="data[&quot;4578&quot;]=&quot;14360341939&quot;;" calcext:value-type="string">
            <text:p>data["4578"]="14360341939";</text:p>
          </table:table-cell>
        </table:table-row>
        <table:table-row table:style-name="ro1">
          <table:table-cell office:value-type="float" office:value="4678" calcext:value-type="float">
            <text:p>46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&quot;data[&quot;&quot;&quot;;[.A69];&quot;&quot;&quot;]=&quot;&quot;&quot;;[.B69];[.C69];[.D69];[.E69];[.F69];[.G69];[.H69];[.I69];[.J69];[.K69];[.L69];[.M69];&quot;&quot;&quot;;&quot;)" office:value-type="string" office:string-value="data[&quot;4678&quot;]=&quot;14369341945&quot;;" calcext:value-type="string">
            <text:p>data["4678"]="14369341945";</text:p>
          </table:table-cell>
        </table:table-row>
        <table:table-row table:style-name="ro1">
          <table:table-cell office:value-type="float" office:value="5678" calcext:value-type="float">
            <text:p>56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data[&quot;&quot;&quot;;[.A70];&quot;&quot;&quot;]=&quot;&quot;&quot;;[.B70];[.C70];[.D70];[.E70];[.F70];[.G70];[.H70];[.I70];[.J70];[.K70];[.L70];[.M70];&quot;&quot;&quot;;&quot;)" office:value-type="string" office:string-value="data[&quot;5678&quot;]=&quot;14364910341&quot;;" calcext:value-type="string">
            <text:p>data["5678"]="14364910341";</text:p>
          </table:table-cell>
        </table:table-row>
      </table:table>
      <table:table table:name="Sheet10" table:style-name="ta1">
        <table:table-column table:style-name="co1" table:number-columns-repeated="12" table:default-cell-style-name="Default"/>
        <table:table-column table:style-name="co1" table:default-cell-style-name="ce1"/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CONCATENATE(&quot;data[&quot;&quot;&quot;;[.A1];&quot;&quot;&quot;]=&quot;&quot;&quot;;[.B1];[.C1];[.D1];[.E1];[.F1];[.G1];[.H1];[.I1];[.J1];[.K1];[.L1];&quot;&quot;&quot;;&quot;)" office:value-type="string" office:string-value="data[&quot;1234&quot;]=&quot;14142434595&quot;;" calcext:value-type="string">
            <text:p>data["1234"]="14142434595";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CONCATENATE(&quot;data[&quot;&quot;&quot;;[.A2];&quot;&quot;&quot;]=&quot;&quot;&quot;;[.B2];[.C2];[.D2];[.E2];[.F2];[.G2];[.H2];[.I2];[.J2];[.K2];[.L2];&quot;&quot;&quot;;&quot;)" office:value-type="string" office:string-value="data[&quot;1235&quot;]=&quot;14141429042&quot;;" calcext:value-type="string">
            <text:p>data["1235"]="14141429042";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CONCATENATE(&quot;data[&quot;&quot;&quot;;[.A3];&quot;&quot;&quot;]=&quot;&quot;&quot;;[.B3];[.C3];[.D3];[.E3];[.F3];[.G3];[.H3];[.I3];[.J3];[.K3];[.L3];&quot;&quot;&quot;;&quot;)" office:value-type="string" office:string-value="data[&quot;1236&quot;]=&quot;14141423140&quot;;" calcext:value-type="string">
            <text:p>data["1236"]="14141423140";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CONCATENATE(&quot;data[&quot;&quot;&quot;;[.A4];&quot;&quot;&quot;]=&quot;&quot;&quot;;[.B4];[.C4];[.D4];[.E4];[.F4];[.G4];[.H4];[.I4];[.J4];[.K4];[.L4];&quot;&quot;&quot;;&quot;)" office:value-type="string" office:string-value="data[&quot;1237&quot;]=&quot;14141428902&quot;;" calcext:value-type="string">
            <text:p>data["1237"]="14141428902";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CONCATENATE(&quot;data[&quot;&quot;&quot;;[.A5];&quot;&quot;&quot;]=&quot;&quot;&quot;;[.B5];[.C5];[.D5];[.E5];[.F5];[.G5];[.H5];[.I5];[.J5];[.K5];[.L5];&quot;&quot;&quot;;&quot;)" office:value-type="string" office:string-value="data[&quot;1238&quot;]=&quot;14141428690&quot;;" calcext:value-type="string">
            <text:p>data["1238"]="14141428690";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CONCATENATE(&quot;data[&quot;&quot;&quot;;[.A6];&quot;&quot;&quot;]=&quot;&quot;&quot;;[.B6];[.C6];[.D6];[.E6];[.F6];[.G6];[.H6];[.I6];[.J6];[.K6];[.L6];&quot;&quot;&quot;;&quot;)" office:value-type="string" office:string-value="data[&quot;1245&quot;]=&quot;14141424929&quot;;" calcext:value-type="string">
            <text:p>data["1245"]="14141424929";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CONCATENATE(&quot;data[&quot;&quot;&quot;;[.A7];&quot;&quot;&quot;]=&quot;&quot;&quot;;[.B7];[.C7];[.D7];[.E7];[.F7];[.G7];[.H7];[.I7];[.J7];[.K7];[.L7];&quot;&quot;&quot;;&quot;)" office:value-type="string" office:string-value="data[&quot;1246&quot;]=&quot;14141424292&quot;;" calcext:value-type="string">
            <text:p>data["1246"]="14141424292";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CONCATENATE(&quot;data[&quot;&quot;&quot;;[.A8];&quot;&quot;&quot;]=&quot;&quot;&quot;;[.B8];[.C8];[.D8];[.E8];[.F8];[.G8];[.H8];[.I8];[.J8];[.K8];[.L8];&quot;&quot;&quot;;&quot;)" office:value-type="string" office:string-value="data[&quot;1247&quot;]=&quot;14141489028&quot;;" calcext:value-type="string">
            <text:p>data["1247"]="14141489028";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CONCATENATE(&quot;data[&quot;&quot;&quot;;[.A9];&quot;&quot;&quot;]=&quot;&quot;&quot;;[.B9];[.C9];[.D9];[.E9];[.F9];[.G9];[.H9];[.I9];[.J9];[.K9];[.L9];&quot;&quot;&quot;;&quot;)" office:value-type="string" office:string-value="data[&quot;1248&quot;]=&quot;14141428269&quot;;" calcext:value-type="string">
            <text:p>data["1248"]="14141428269";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CONCATENATE(&quot;data[&quot;&quot;&quot;;[.A10];&quot;&quot;&quot;]=&quot;&quot;&quot;;[.B10];[.C10];[.D10];[.E10];[.F10];[.G10];[.H10];[.I10];[.J10];[.K10];[.L10];&quot;&quot;&quot;;&quot;)" office:value-type="string" office:string-value="data[&quot;1256&quot;]=&quot;14141548234&quot;;" calcext:value-type="string">
            <text:p>data["1256"]="14141548234";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CONCATENATE(&quot;data[&quot;&quot;&quot;;[.A11];&quot;&quot;&quot;]=&quot;&quot;&quot;;[.B11];[.C11];[.D11];[.E11];[.F11];[.G11];[.H11];[.I11];[.J11];[.K11];[.L11];&quot;&quot;&quot;;&quot;)" office:value-type="string" office:string-value="data[&quot;1257&quot;]=&quot;14142874948&quot;;" calcext:value-type="string">
            <text:p>data["1257"]="14142874948";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CONCATENATE(&quot;data[&quot;&quot;&quot;;[.A12];&quot;&quot;&quot;]=&quot;&quot;&quot;;[.B12];[.C12];[.D12];[.E12];[.F12];[.G12];[.H12];[.I12];[.J12];[.K12];[.L12];&quot;&quot;&quot;;&quot;)" office:value-type="string" office:string-value="data[&quot;1258&quot;]=&quot;14149296458&quot;;" calcext:value-type="string">
            <text:p>data["1258"]="14149296458";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CONCATENATE(&quot;data[&quot;&quot;&quot;;[.A13];&quot;&quot;&quot;]=&quot;&quot;&quot;;[.B13];[.C13];[.D13];[.E13];[.F13];[.G13];[.H13];[.I13];[.J13];[.K13];[.L13];&quot;&quot;&quot;;&quot;)" office:value-type="string" office:string-value="data[&quot;1267&quot;]=&quot;14141748214&quot;;" calcext:value-type="string">
            <text:p>data["1267"]="14141748214";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CONCATENATE(&quot;data[&quot;&quot;&quot;;[.A14];&quot;&quot;&quot;]=&quot;&quot;&quot;;[.B14];[.C14];[.D14];[.E14];[.F14];[.G14];[.H14];[.I14];[.J14];[.K14];[.L14];&quot;&quot;&quot;;&quot;)" office:value-type="string" office:string-value="data[&quot;1268&quot;]=&quot;14142479141&quot;;" calcext:value-type="string">
            <text:p>data["1268"]="14142479141";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CONCATENATE(&quot;data[&quot;&quot;&quot;;[.A15];&quot;&quot;&quot;]=&quot;&quot;&quot;;[.B15];[.C15];[.D15];[.E15];[.F15];[.G15];[.H15];[.I15];[.J15];[.K15];[.L15];&quot;&quot;&quot;;&quot;)" office:value-type="string" office:string-value="data[&quot;1278&quot;]=&quot;14142494058&quot;;" calcext:value-type="string">
            <text:p>data["1278"]="14142494058";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CONCATENATE(&quot;data[&quot;&quot;&quot;;[.A16];&quot;&quot;&quot;]=&quot;&quot;&quot;;[.B16];[.C16];[.D16];[.E16];[.F16];[.G16];[.H16];[.I16];[.J16];[.K16];[.L16];&quot;&quot;&quot;;&quot;)" office:value-type="string" office:string-value="data[&quot;1345&quot;]=&quot;14141416818&quot;;" calcext:value-type="string">
            <text:p>data["1345"]="14141416818";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CONCATENATE(&quot;data[&quot;&quot;&quot;;[.A17];&quot;&quot;&quot;]=&quot;&quot;&quot;;[.B17];[.C17];[.D17];[.E17];[.F17];[.G17];[.H17];[.I17];[.J17];[.K17];[.L17];&quot;&quot;&quot;;&quot;)" office:value-type="string" office:string-value="data[&quot;1346&quot;]=&quot;14141415915&quot;;" calcext:value-type="string">
            <text:p>data["1346"]="14141415915";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CONCATENATE(&quot;data[&quot;&quot;&quot;;[.A18];&quot;&quot;&quot;]=&quot;&quot;&quot;;[.B18];[.C18];[.D18];[.E18];[.F18];[.G18];[.H18];[.I18];[.J18];[.K18];[.L18];&quot;&quot;&quot;;&quot;)" office:value-type="string" office:string-value="data[&quot;1347&quot;]=&quot;14141426968&quot;;" calcext:value-type="string">
            <text:p>data["1347"]="14141426968";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CONCATENATE(&quot;data[&quot;&quot;&quot;;[.A19];&quot;&quot;&quot;]=&quot;&quot;&quot;;[.B19];[.C19];[.D19];[.E19];[.F19];[.G19];[.H19];[.I19];[.J19];[.K19];[.L19];&quot;&quot;&quot;;&quot;)" office:value-type="string" office:string-value="data[&quot;1348&quot;]=&quot;14141428969&quot;;" calcext:value-type="string">
            <text:p>data["1348"]="14141428969";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CONCATENATE(&quot;data[&quot;&quot;&quot;;[.A20];&quot;&quot;&quot;]=&quot;&quot;&quot;;[.B20];[.C20];[.D20];[.E20];[.F20];[.G20];[.H20];[.I20];[.J20];[.K20];[.L20];&quot;&quot;&quot;;&quot;)" office:value-type="string" office:string-value="data[&quot;1356&quot;]=&quot;14141783068&quot;;" calcext:value-type="string">
            <text:p>data["1356"]="14141783068";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CONCATENATE(&quot;data[&quot;&quot;&quot;;[.A21];&quot;&quot;&quot;]=&quot;&quot;&quot;;[.B21];[.C21];[.D21];[.E21];[.F21];[.G21];[.H21];[.I21];[.J21];[.K21];[.L21];&quot;&quot;&quot;;&quot;)" office:value-type="string" office:string-value="data[&quot;1357&quot;]=&quot;14142402458&quot;;" calcext:value-type="string">
            <text:p>data["1357"]="14142402458";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CONCATENATE(&quot;data[&quot;&quot;&quot;;[.A22];&quot;&quot;&quot;]=&quot;&quot;&quot;;[.B22];[.C22];[.D22];[.E22];[.F22];[.G22];[.H22];[.I22];[.J22];[.K22];[.L22];&quot;&quot;&quot;;&quot;)" office:value-type="string" office:string-value="data[&quot;1358&quot;]=&quot;14142874248&quot;;" calcext:value-type="string">
            <text:p>data["1358"]="14142874248";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CONCATENATE(&quot;data[&quot;&quot;&quot;;[.A23];&quot;&quot;&quot;]=&quot;&quot;&quot;;[.B23];[.C23];[.D23];[.E23];[.F23];[.G23];[.H23];[.I23];[.J23];[.K23];[.L23];&quot;&quot;&quot;;&quot;)" office:value-type="string" office:string-value="data[&quot;1367&quot;]=&quot;14142804782&quot;;" calcext:value-type="string">
            <text:p>data["1367"]="14142804782";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CONCATENATE(&quot;data[&quot;&quot;&quot;;[.A24];&quot;&quot;&quot;]=&quot;&quot;&quot;;[.B24];[.C24];[.D24];[.E24];[.F24];[.G24];[.H24];[.I24];[.J24];[.K24];[.L24];&quot;&quot;&quot;;&quot;)" office:value-type="string" office:string-value="data[&quot;1368&quot;]=&quot;14141592478&quot;;" calcext:value-type="string">
            <text:p>data["1368"]="14141592478";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CONCATENATE(&quot;data[&quot;&quot;&quot;;[.A25];&quot;&quot;&quot;]=&quot;&quot;&quot;;[.B25];[.C25];[.D25];[.E25];[.F25];[.G25];[.H25];[.I25];[.J25];[.K25];[.L25];&quot;&quot;&quot;;&quot;)" office:value-type="string" office:string-value="data[&quot;1378&quot;]=&quot;14140740864&quot;;" calcext:value-type="string">
            <text:p>data["1378"]="14140740864";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CONCATENATE(&quot;data[&quot;&quot;&quot;;[.A26];&quot;&quot;&quot;]=&quot;&quot;&quot;;[.B26];[.C26];[.D26];[.E26];[.F26];[.G26];[.H26];[.I26];[.J26];[.K26];[.L26];&quot;&quot;&quot;;&quot;)" office:value-type="string" office:string-value="data[&quot;1456&quot;]=&quot;14141783680&quot;;" calcext:value-type="string">
            <text:p>data["1456"]="14141783680";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CONCATENATE(&quot;data[&quot;&quot;&quot;;[.A27];&quot;&quot;&quot;]=&quot;&quot;&quot;;[.B27];[.C27];[.D27];[.E27];[.F27];[.G27];[.H27];[.I27];[.J27];[.K27];[.L27];&quot;&quot;&quot;;&quot;)" office:value-type="string" office:string-value="data[&quot;1457&quot;]=&quot;14142489814&quot;;" calcext:value-type="string">
            <text:p>data["1457"]="14142489814";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CONCATENATE(&quot;data[&quot;&quot;&quot;;[.A28];&quot;&quot;&quot;]=&quot;&quot;&quot;;[.B28];[.C28];[.D28];[.E28];[.F28];[.G28];[.H28];[.I28];[.J28];[.K28];[.L28];&quot;&quot;&quot;;&quot;)" office:value-type="string" office:string-value="data[&quot;1458&quot;]=&quot;14141501424&quot;;" calcext:value-type="string">
            <text:p>data["1458"]="14141501424";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CONCATENATE(&quot;data[&quot;&quot;&quot;;[.A29];&quot;&quot;&quot;]=&quot;&quot;&quot;;[.B29];[.C29];[.D29];[.E29];[.F29];[.G29];[.H29];[.I29];[.J29];[.K29];[.L29];&quot;&quot;&quot;;&quot;)" office:value-type="string" office:string-value="data[&quot;1467&quot;]=&quot;14142485892&quot;;" calcext:value-type="string">
            <text:p>data["1467"]="14142485892";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CONCATENATE(&quot;data[&quot;&quot;&quot;;[.A30];&quot;&quot;&quot;]=&quot;&quot;&quot;;[.B30];[.C30];[.D30];[.E30];[.F30];[.G30];[.H30];[.I30];[.J30];[.K30];[.L30];&quot;&quot;&quot;;&quot;)" office:value-type="string" office:string-value="data[&quot;1468&quot;]=&quot;14142490418&quot;;" calcext:value-type="string">
            <text:p>data["1468"]="14142490418";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CONCATENATE(&quot;data[&quot;&quot;&quot;;[.A31];&quot;&quot;&quot;]=&quot;&quot;&quot;;[.B31];[.C31];[.D31];[.E31];[.F31];[.G31];[.H31];[.I31];[.J31];[.K31];[.L31];&quot;&quot;&quot;;&quot;)" office:value-type="string" office:string-value="data[&quot;1478&quot;]=&quot;14142870494&quot;;" calcext:value-type="string">
            <text:p>data["1478"]="14142870494";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CONCATENATE(&quot;data[&quot;&quot;&quot;;[.A32];&quot;&quot;&quot;]=&quot;&quot;&quot;;[.B32];[.C32];[.D32];[.E32];[.F32];[.G32];[.H32];[.I32];[.J32];[.K32];[.L32];&quot;&quot;&quot;;&quot;)" office:value-type="string" office:string-value="data[&quot;1567&quot;]=&quot;14146404058&quot;;" calcext:value-type="string">
            <text:p>data["1567"]="14146404058";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CONCATENATE(&quot;data[&quot;&quot;&quot;;[.A33];&quot;&quot;&quot;]=&quot;&quot;&quot;;[.B33];[.C33];[.D33];[.E33];[.F33];[.G33];[.H33];[.I33];[.J33];[.K33];[.L33];&quot;&quot;&quot;;&quot;)" office:value-type="string" office:string-value="data[&quot;1568&quot;]=&quot;14149415934&quot;;" calcext:value-type="string">
            <text:p>data["1568"]="14149415934";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CONCATENATE(&quot;data[&quot;&quot;&quot;;[.A34];&quot;&quot;&quot;]=&quot;&quot;&quot;;[.B34];[.C34];[.D34];[.E34];[.F34];[.G34];[.H34];[.I34];[.J34];[.K34];[.L34];&quot;&quot;&quot;;&quot;)" office:value-type="string" office:string-value="data[&quot;1578&quot;]=&quot;14148082058&quot;;" calcext:value-type="string">
            <text:p>data["1578"]="14148082058";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CONCATENATE(&quot;data[&quot;&quot;&quot;;[.A35];&quot;&quot;&quot;]=&quot;&quot;&quot;;[.B35];[.C35];[.D35];[.E35];[.F35];[.G35];[.H35];[.I35];[.J35];[.K35];[.L35];&quot;&quot;&quot;;&quot;)" office:value-type="string" office:string-value="data[&quot;1678&quot;]=&quot;14140589305&quot;;" calcext:value-type="string">
            <text:p>data["1678"]="14140589305";</text:p>
          </table:table-cell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CONCATENATE(&quot;data[&quot;&quot;&quot;;[.A36];&quot;&quot;&quot;]=&quot;&quot;&quot;;[.B36];[.C36];[.D36];[.E36];[.F36];[.G36];[.H36];[.I36];[.J36];[.K36];[.L36];&quot;&quot;&quot;;&quot;)" office:value-type="string" office:string-value="data[&quot;2345&quot;]=&quot;14141460804&quot;;" calcext:value-type="string">
            <text:p>data["2345"]="14141460804";</text:p>
          </table:table-cell>
        </table:table-row>
        <table:table-row table:style-name="ro1">
          <table:table-cell office:value-type="float" office:value="2346" calcext:value-type="float">
            <text:p>234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CONCATENATE(&quot;data[&quot;&quot;&quot;;[.A37];&quot;&quot;&quot;]=&quot;&quot;&quot;;[.B37];[.C37];[.D37];[.E37];[.F37];[.G37];[.H37];[.I37];[.J37];[.K37];[.L37];&quot;&quot;&quot;;&quot;)" office:value-type="string" office:string-value="data[&quot;2346&quot;]=&quot;14141426828&quot;;" calcext:value-type="string">
            <text:p>data["2346"]="14141426828";</text:p>
          </table:table-cell>
        </table:table-row>
        <table:table-row table:style-name="ro1">
          <table:table-cell office:value-type="float" office:value="2347" calcext:value-type="float">
            <text:p>234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CONCATENATE(&quot;data[&quot;&quot;&quot;;[.A38];&quot;&quot;&quot;]=&quot;&quot;&quot;;[.B38];[.C38];[.D38];[.E38];[.F38];[.G38];[.H38];[.I38];[.J38];[.K38];[.L38];&quot;&quot;&quot;;&quot;)" office:value-type="string" office:string-value="data[&quot;2347&quot;]=&quot;14141494964&quot;;" calcext:value-type="string">
            <text:p>data["2347"]="14141494964";</text:p>
          </table:table-cell>
        </table:table-row>
        <table:table-row table:style-name="ro1">
          <table:table-cell office:value-type="float" office:value="2348" calcext:value-type="float">
            <text:p>234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CONCATENATE(&quot;data[&quot;&quot;&quot;;[.A39];&quot;&quot;&quot;]=&quot;&quot;&quot;;[.B39];[.C39];[.D39];[.E39];[.F39];[.G39];[.H39];[.I39];[.J39];[.K39];[.L39];&quot;&quot;&quot;;&quot;)" office:value-type="string" office:string-value="data[&quot;2348&quot;]=&quot;14141468048&quot;;" calcext:value-type="string">
            <text:p>data["2348"]="14141468048";</text:p>
          </table:table-cell>
        </table:table-row>
        <table:table-row table:style-name="ro1">
          <table:table-cell office:value-type="float" office:value="2356" calcext:value-type="float">
            <text:p>235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CONCATENATE(&quot;data[&quot;&quot;&quot;;[.A40];&quot;&quot;&quot;]=&quot;&quot;&quot;;[.B40];[.C40];[.D40];[.E40];[.F40];[.G40];[.H40];[.I40];[.J40];[.K40];[.L40];&quot;&quot;&quot;;&quot;)" office:value-type="string" office:string-value="data[&quot;2356&quot;]=&quot;14142879498&quot;;" calcext:value-type="string">
            <text:p>data["2356"]="14142879498";</text:p>
          </table:table-cell>
        </table:table-row>
        <table:table-row table:style-name="ro1">
          <table:table-cell office:value-type="float" office:value="2357" calcext:value-type="float">
            <text:p>235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CONCATENATE(&quot;data[&quot;&quot;&quot;;[.A41];&quot;&quot;&quot;]=&quot;&quot;&quot;;[.B41];[.C41];[.D41];[.E41];[.F41];[.G41];[.H41];[.I41];[.J41];[.K41];[.L41];&quot;&quot;&quot;;&quot;)" office:value-type="string" office:string-value="data[&quot;2357&quot;]=&quot;14141501068&quot;;" calcext:value-type="string">
            <text:p>data["2357"]="14141501068";</text:p>
          </table:table-cell>
        </table:table-row>
        <table:table-row table:style-name="ro1">
          <table:table-cell office:value-type="float" office:value="2358" calcext:value-type="float">
            <text:p>235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CONCATENATE(&quot;data[&quot;&quot;&quot;;[.A42];&quot;&quot;&quot;]=&quot;&quot;&quot;;[.B42];[.C42];[.D42];[.E42];[.F42];[.G42];[.H42];[.I42];[.J42];[.K42];[.L42];&quot;&quot;&quot;;&quot;)" office:value-type="string" office:string-value="data[&quot;2358&quot;]=&quot;14141501868&quot;;" calcext:value-type="string">
            <text:p>data["2358"]="14141501868";</text:p>
          </table:table-cell>
        </table:table-row>
        <table:table-row table:style-name="ro1">
          <table:table-cell office:value-type="float" office:value="2367" calcext:value-type="float">
            <text:p>23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CONCATENATE(&quot;data[&quot;&quot;&quot;;[.A43];&quot;&quot;&quot;]=&quot;&quot;&quot;;[.B43];[.C43];[.D43];[.E43];[.F43];[.G43];[.H43];[.I43];[.J43];[.K43];[.L43];&quot;&quot;&quot;;&quot;)" office:value-type="string" office:string-value="data[&quot;2367&quot;]=&quot;14141419254&quot;;" calcext:value-type="string">
            <text:p>data["2367"]="14141419254";</text:p>
          </table:table-cell>
        </table:table-row>
        <table:table-row table:style-name="ro1">
          <table:table-cell office:value-type="float" office:value="2368" calcext:value-type="float">
            <text:p>236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CONCATENATE(&quot;data[&quot;&quot;&quot;;[.A44];&quot;&quot;&quot;]=&quot;&quot;&quot;;[.B44];[.C44];[.D44];[.E44];[.F44];[.G44];[.H44];[.I44];[.J44];[.K44];[.L44];&quot;&quot;&quot;;&quot;)" office:value-type="string" office:string-value="data[&quot;2368&quot;]=&quot;14141501964&quot;;" calcext:value-type="string">
            <text:p>data["2368"]="14141501964";</text:p>
          </table:table-cell>
        </table:table-row>
        <table:table-row table:style-name="ro1">
          <table:table-cell office:value-type="float" office:value="2378" calcext:value-type="float">
            <text:p>23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CONCATENATE(&quot;data[&quot;&quot;&quot;;[.A45];&quot;&quot;&quot;]=&quot;&quot;&quot;;[.B45];[.C45];[.D45];[.E45];[.F45];[.G45];[.H45];[.I45];[.J45];[.K45];[.L45];&quot;&quot;&quot;;&quot;)" office:value-type="string" office:string-value="data[&quot;2378&quot;]=&quot;14141782389&quot;;" calcext:value-type="string">
            <text:p>data["2378"]="14141782389";</text:p>
          </table:table-cell>
        </table:table-row>
        <table:table-row table:style-name="ro1">
          <table:table-cell office:value-type="float" office:value="2456" calcext:value-type="float">
            <text:p>245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CONCATENATE(&quot;data[&quot;&quot;&quot;;[.A46];&quot;&quot;&quot;]=&quot;&quot;&quot;;[.B46];[.C46];[.D46];[.E46];[.F46];[.G46];[.H46];[.I46];[.J46];[.K46];[.L46];&quot;&quot;&quot;;&quot;)" office:value-type="string" office:string-value="data[&quot;2456&quot;]=&quot;14141921818&quot;;" calcext:value-type="string">
            <text:p>data["2456"]="14141921818";</text:p>
          </table:table-cell>
        </table:table-row>
        <table:table-row table:style-name="ro1">
          <table:table-cell office:value-type="float" office:value="2457" calcext:value-type="float">
            <text:p>245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CONCATENATE(&quot;data[&quot;&quot;&quot;;[.A47];&quot;&quot;&quot;]=&quot;&quot;&quot;;[.B47];[.C47];[.D47];[.E47];[.F47];[.G47];[.H47];[.I47];[.J47];[.K47];[.L47];&quot;&quot;&quot;;&quot;)" office:value-type="string" office:string-value="data[&quot;2457&quot;]=&quot;14141540238&quot;;" calcext:value-type="string">
            <text:p>data["2457"]="14141540238";</text:p>
          </table:table-cell>
        </table:table-row>
        <table:table-row table:style-name="ro1">
          <table:table-cell office:value-type="float" office:value="2458" calcext:value-type="float">
            <text:p>245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CONCATENATE(&quot;data[&quot;&quot;&quot;;[.A48];&quot;&quot;&quot;]=&quot;&quot;&quot;;[.B48];[.C48];[.D48];[.E48];[.F48];[.G48];[.H48];[.I48];[.J48];[.K48];[.L48];&quot;&quot;&quot;;&quot;)" office:value-type="string" office:string-value="data[&quot;2458&quot;]=&quot;14141464105&quot;;" calcext:value-type="string">
            <text:p>data["2458"]="14141464105";</text:p>
          </table:table-cell>
        </table:table-row>
        <table:table-row table:style-name="ro1">
          <table:table-cell office:value-type="float" office:value="2467" calcext:value-type="float">
            <text:p>24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CONCATENATE(&quot;data[&quot;&quot;&quot;;[.A49];&quot;&quot;&quot;]=&quot;&quot;&quot;;[.B49];[.C49];[.D49];[.E49];[.F49];[.G49];[.H49];[.I49];[.J49];[.K49];[.L49];&quot;&quot;&quot;;&quot;)" office:value-type="string" office:string-value="data[&quot;2467&quot;]=&quot;14142408746&quot;;" calcext:value-type="string">
            <text:p>data["2467"]="14142408746";</text:p>
          </table:table-cell>
        </table:table-row>
        <table:table-row table:style-name="ro1">
          <table:table-cell office:value-type="float" office:value="2458" calcext:value-type="float">
            <text:p>245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CONCATENATE(&quot;data[&quot;&quot;&quot;;[.A50];&quot;&quot;&quot;]=&quot;&quot;&quot;;[.B50];[.C50];[.D50];[.E50];[.F50];[.G50];[.H50];[.I50];[.J50];[.K50];[.L50];&quot;&quot;&quot;;&quot;)" office:value-type="string" office:string-value="data[&quot;2458&quot;]=&quot;14141828105&quot;;" calcext:value-type="string">
            <text:p>data["2458"]="14141828105";</text:p>
          </table:table-cell>
        </table:table-row>
        <table:table-row table:style-name="ro1">
          <table:table-cell office:value-type="float" office:value="2478" calcext:value-type="float">
            <text:p>24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CONCATENATE(&quot;data[&quot;&quot;&quot;;[.A51];&quot;&quot;&quot;]=&quot;&quot;&quot;;[.B51];[.C51];[.D51];[.E51];[.F51];[.G51];[.H51];[.I51];[.J51];[.K51];[.L51];&quot;&quot;&quot;;&quot;)" office:value-type="string" office:string-value="data[&quot;2478&quot;]=&quot;14141783964&quot;;" calcext:value-type="string">
            <text:p>data["2478"]="14141783964";</text:p>
          </table:table-cell>
        </table:table-row>
        <table:table-row table:style-name="ro1">
          <table:table-cell office:value-type="float" office:value="2567" calcext:value-type="float">
            <text:p>25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CONCATENATE(&quot;data[&quot;&quot;&quot;;[.A52];&quot;&quot;&quot;]=&quot;&quot;&quot;;[.B52];[.C52];[.D52];[.E52];[.F52];[.G52];[.H52];[.I52];[.J52];[.K52];[.L52];&quot;&quot;&quot;;&quot;)" office:value-type="string" office:string-value="data[&quot;2567&quot;]=&quot;14141689105&quot;;" calcext:value-type="string">
            <text:p>data["2567"]="14141689105";</text:p>
          </table:table-cell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CONCATENATE(&quot;data[&quot;&quot;&quot;;[.A53];&quot;&quot;&quot;]=&quot;&quot;&quot;;[.B53];[.C53];[.D53];[.E53];[.F53];[.G53];[.H53];[.I53];[.J53];[.K53];[.L53];&quot;&quot;&quot;;&quot;)" office:value-type="string" office:string-value="data[&quot;2568&quot;]=&quot;14141592834&quot;;" calcext:value-type="string">
            <text:p>data["2568"]="14141592834";</text:p>
          </table:table-cell>
        </table:table-row>
        <table:table-row table:style-name="ro1">
          <table:table-cell office:value-type="float" office:value="2578" calcext:value-type="float">
            <text:p>25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CONCATENATE(&quot;data[&quot;&quot;&quot;;[.A54];&quot;&quot;&quot;]=&quot;&quot;&quot;;[.B54];[.C54];[.D54];[.E54];[.F54];[.G54];[.H54];[.I54];[.J54];[.K54];[.L54];&quot;&quot;&quot;;&quot;)" office:value-type="string" office:string-value="data[&quot;2578&quot;]=&quot;14141923074&quot;;" calcext:value-type="string">
            <text:p>data["2578"]="14141923074";</text:p>
          </table:table-cell>
        </table:table-row>
        <table:table-row table:style-name="ro1">
          <table:table-cell office:value-type="float" office:value="2678" calcext:value-type="float">
            <text:p>26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CONCATENATE(&quot;data[&quot;&quot;&quot;;[.A55];&quot;&quot;&quot;]=&quot;&quot;&quot;;[.B55];[.C55];[.D55];[.E55];[.F55];[.G55];[.H55];[.I55];[.J55];[.K55];[.L55];&quot;&quot;&quot;;&quot;)" office:value-type="string" office:string-value="data[&quot;2678&quot;]=&quot;14142492956&quot;;" calcext:value-type="string">
            <text:p>data["2678"]="14142492956";</text:p>
          </table:table-cell>
        </table:table-row>
        <table:table-row table:style-name="ro1">
          <table:table-cell office:value-type="float" office:value="3456" calcext:value-type="float">
            <text:p>345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CONCATENATE(&quot;data[&quot;&quot;&quot;;[.A56];&quot;&quot;&quot;]=&quot;&quot;&quot;;[.B56];[.C56];[.D56];[.E56];[.F56];[.G56];[.H56];[.I56];[.J56];[.K56];[.L56];&quot;&quot;&quot;;&quot;)" office:value-type="string" office:string-value="data[&quot;3456&quot;]=&quot;14141704254&quot;;" calcext:value-type="string">
            <text:p>data["3456"]="14141704254";</text:p>
          </table:table-cell>
        </table:table-row>
        <table:table-row table:style-name="ro1">
          <table:table-cell office:value-type="float" office:value="3457" calcext:value-type="float">
            <text:p>345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CONCATENATE(&quot;data[&quot;&quot;&quot;;[.A57];&quot;&quot;&quot;]=&quot;&quot;&quot;;[.B57];[.C57];[.D57];[.E57];[.F57];[.G57];[.H57];[.I57];[.J57];[.K57];[.L57];&quot;&quot;&quot;;&quot;)" office:value-type="string" office:string-value="data[&quot;3457&quot;]=&quot;14141501680&quot;;" calcext:value-type="string">
            <text:p>data["3457"]="14141501680";</text:p>
          </table:table-cell>
        </table:table-row>
        <table:table-row table:style-name="ro1">
          <table:table-cell office:value-type="float" office:value="3458" calcext:value-type="float">
            <text:p>345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CONCATENATE(&quot;data[&quot;&quot;&quot;;[.A58];&quot;&quot;&quot;]=&quot;&quot;&quot;;[.B58];[.C58];[.D58];[.E58];[.F58];[.G58];[.H58];[.I58];[.J58];[.K58];[.L58];&quot;&quot;&quot;;&quot;)" office:value-type="string" office:string-value="data[&quot;3458&quot;]=&quot;14141502878&quot;;" calcext:value-type="string">
            <text:p>data["3458"]="14141502878";</text:p>
          </table:table-cell>
        </table:table-row>
        <table:table-row table:style-name="ro1">
          <table:table-cell office:value-type="float" office:value="3467" calcext:value-type="float">
            <text:p>34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CONCATENATE(&quot;data[&quot;&quot;&quot;;[.A59];&quot;&quot;&quot;]=&quot;&quot;&quot;;[.B59];[.C59];[.D59];[.E59];[.F59];[.G59];[.H59];[.I59];[.J59];[.K59];[.L59];&quot;&quot;&quot;;&quot;)" office:value-type="string" office:string-value="data[&quot;3467&quot;]=&quot;14143839196&quot;;" calcext:value-type="string">
            <text:p>data["3467"]="14143839196";</text:p>
          </table:table-cell>
        </table:table-row>
        <table:table-row table:style-name="ro1">
          <table:table-cell office:value-type="float" office:value="3468" calcext:value-type="float">
            <text:p>346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CONCATENATE(&quot;data[&quot;&quot;&quot;;[.A60];&quot;&quot;&quot;]=&quot;&quot;&quot;;[.B60];[.C60];[.D60];[.E60];[.F60];[.G60];[.H60];[.I60];[.J60];[.K60];[.L60];&quot;&quot;&quot;;&quot;)" office:value-type="string" office:string-value="data[&quot;3468&quot;]=&quot;14141424595&quot;;" calcext:value-type="string">
            <text:p>data["3468"]="14141424595";</text:p>
          </table:table-cell>
        </table:table-row>
        <table:table-row table:style-name="ro1">
          <table:table-cell office:value-type="float" office:value="3478" calcext:value-type="float">
            <text:p>34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CONCATENATE(&quot;data[&quot;&quot;&quot;;[.A61];&quot;&quot;&quot;]=&quot;&quot;&quot;;[.B61];[.C61];[.D61];[.E61];[.F61];[.G61];[.H61];[.I61];[.J61];[.K61];[.L61];&quot;&quot;&quot;;&quot;)" office:value-type="string" office:string-value="data[&quot;3478&quot;]=&quot;14141640181&quot;;" calcext:value-type="string">
            <text:p>data["3478"]="14141640181";</text:p>
          </table:table-cell>
        </table:table-row>
        <table:table-row table:style-name="ro1">
          <table:table-cell office:value-type="float" office:value="3567" calcext:value-type="float">
            <text:p>35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CONCATENATE(&quot;data[&quot;&quot;&quot;;[.A62];&quot;&quot;&quot;]=&quot;&quot;&quot;;[.B62];[.C62];[.D62];[.E62];[.F62];[.G62];[.H62];[.I62];[.J62];[.K62];[.L62];&quot;&quot;&quot;;&quot;)" office:value-type="string" office:string-value="data[&quot;3567&quot;]=&quot;14143801070&quot;;" calcext:value-type="string">
            <text:p>data["3567"]="14143801070";</text:p>
          </table:table-cell>
        </table:table-row>
        <table:table-row table:style-name="ro1">
          <table:table-cell office:value-type="float" office:value="3568" calcext:value-type="float">
            <text:p>356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CONCATENATE(&quot;data[&quot;&quot;&quot;;[.A63];&quot;&quot;&quot;]=&quot;&quot;&quot;;[.B63];[.C63];[.D63];[.E63];[.F63];[.G63];[.H63];[.I63];[.J63];[.K63];[.L63];&quot;&quot;&quot;;&quot;)" office:value-type="string" office:string-value="data[&quot;3568&quot;]=&quot;14148207064&quot;;" calcext:value-type="string">
            <text:p>data["3568"]="14148207064";</text:p>
          </table:table-cell>
        </table:table-row>
        <table:table-row table:style-name="ro1">
          <table:table-cell office:value-type="float" office:value="3578" calcext:value-type="float">
            <text:p>35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CONCATENATE(&quot;data[&quot;&quot;&quot;;[.A64];&quot;&quot;&quot;]=&quot;&quot;&quot;;[.B64];[.C64];[.D64];[.E64];[.F64];[.G64];[.H64];[.I64];[.J64];[.K64];[.L64];&quot;&quot;&quot;;&quot;)" office:value-type="string" office:string-value="data[&quot;3578&quot;]=&quot;14149296814&quot;;" calcext:value-type="string">
            <text:p>data["3578"]="14149296814";</text:p>
          </table:table-cell>
        </table:table-row>
        <table:table-row table:style-name="ro1">
          <table:table-cell office:value-type="float" office:value="3678" calcext:value-type="float">
            <text:p>36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CONCATENATE(&quot;data[&quot;&quot;&quot;;[.A65];&quot;&quot;&quot;]=&quot;&quot;&quot;;[.B65];[.C65];[.D65];[.E65];[.F65];[.G65];[.H65];[.I65];[.J65];[.K65];[.L65];&quot;&quot;&quot;;&quot;)" office:value-type="string" office:string-value="data[&quot;3678&quot;]=&quot;14141641487&quot;;" calcext:value-type="string">
            <text:p>data["3678"]="14141641487";</text:p>
          </table:table-cell>
        </table:table-row>
        <table:table-row table:style-name="ro1">
          <table:table-cell office:value-type="float" office:value="4567" calcext:value-type="float">
            <text:p>45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CONCATENATE(&quot;data[&quot;&quot;&quot;;[.A66];&quot;&quot;&quot;]=&quot;&quot;&quot;;[.B66];[.C66];[.D66];[.E66];[.F66];[.G66];[.H66];[.I66];[.J66];[.K66];[.L66];&quot;&quot;&quot;;&quot;)" office:value-type="string" office:string-value="data[&quot;4567&quot;]=&quot;14142492414&quot;;" calcext:value-type="string">
            <text:p>data["4567"]="14142492414";</text:p>
          </table:table-cell>
        </table:table-row>
        <table:table-row table:style-name="ro1">
          <table:table-cell office:value-type="float" office:value="4568" calcext:value-type="float">
            <text:p>456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CONCATENATE(&quot;data[&quot;&quot;&quot;;[.A67];&quot;&quot;&quot;]=&quot;&quot;&quot;;[.B67];[.C67];[.D67];[.E67];[.F67];[.G67];[.H67];[.I67];[.J67];[.K67];[.L67];&quot;&quot;&quot;;&quot;)" office:value-type="string" office:string-value="data[&quot;4568&quot;]=&quot;14141416454&quot;;" calcext:value-type="string">
            <text:p>data["4568"]="14141416454";</text:p>
          </table:table-cell>
        </table:table-row>
        <table:table-row table:style-name="ro1">
          <table:table-cell office:value-type="float" office:value="4578" calcext:value-type="float">
            <text:p>45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CONCATENATE(&quot;data[&quot;&quot;&quot;;[.A68];&quot;&quot;&quot;]=&quot;&quot;&quot;;[.B68];[.C68];[.D68];[.E68];[.F68];[.G68];[.H68];[.I68];[.J68];[.K68];[.L68];&quot;&quot;&quot;;&quot;)" office:value-type="string" office:string-value="data[&quot;4578&quot;]=&quot;14142890349&quot;;" calcext:value-type="string">
            <text:p>data["4578"]="14142890349";</text:p>
          </table:table-cell>
        </table:table-row>
        <table:table-row table:style-name="ro1">
          <table:table-cell office:value-type="float" office:value="4678" calcext:value-type="float">
            <text:p>46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NCATENATE(&quot;data[&quot;&quot;&quot;;[.A69];&quot;&quot;&quot;]=&quot;&quot;&quot;;[.B69];[.C69];[.D69];[.E69];[.F69];[.G69];[.H69];[.I69];[.J69];[.K69];[.L69];&quot;&quot;&quot;;&quot;)" office:value-type="string" office:string-value="data[&quot;4678&quot;]=&quot;14141697401&quot;;" calcext:value-type="string">
            <text:p>data["4678"]="14141697401";</text:p>
          </table:table-cell>
        </table:table-row>
        <table:table-row table:style-name="ro1">
          <table:table-cell office:value-type="float" office:value="5678" calcext:value-type="float">
            <text:p>56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CONCATENATE(&quot;data[&quot;&quot;&quot;;[.A70];&quot;&quot;&quot;]=&quot;&quot;&quot;;[.B70];[.C70];[.D70];[.E70];[.F70];[.G70];[.H70];[.I70];[.J70];[.K70];[.L70];&quot;&quot;&quot;;&quot;)" office:value-type="string" office:string-value="data[&quot;5678&quot;]=&quot;14143895039&quot;;" calcext:value-type="string">
            <text:p>data["5678"]="14143895039";</text:p>
          </table:table-cell>
        </table:table-row>
      </table:table>
      <table:table table:name="Sheet11" table:style-name="ta1">
        <table:table-column table:style-name="co1" table:number-columns-repeated="12" table:default-cell-style-name="Default"/>
        <table:table-column table:style-name="co1" table:default-cell-style-name="ce1"/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CONCATENATE(&quot;data[&quot;&quot;&quot;;[.A1];&quot;&quot;&quot;]=&quot;&quot;&quot;;[.B1];[.C1];[.D1];[.E1];[.F1];[.G1];[.H1];[.I1];[.J1];[.K1];[.L1];&quot;&quot;&quot;;&quot;)" office:value-type="string" office:string-value="data[&quot;1234&quot;]=&quot;14341501059&quot;;" calcext:value-type="string">
            <text:p>data["1234"]="14341501059";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CONCATENATE(&quot;data[&quot;&quot;&quot;;[.A2];&quot;&quot;&quot;]=&quot;&quot;&quot;;[.B2];[.C2];[.D2];[.E2];[.F2];[.G2];[.H2];[.I2];[.J2];[.K2];[.L2];&quot;&quot;&quot;;&quot;)" office:value-type="string" office:string-value="data[&quot;1235&quot;]=&quot;14341414604&quot;;" calcext:value-type="string">
            <text:p>data["1235"]="14341414604";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NCATENATE(&quot;data[&quot;&quot;&quot;;[.A3];&quot;&quot;&quot;]=&quot;&quot;&quot;;[.B3];[.C3];[.D3];[.E3];[.F3];[.G3];[.H3];[.I3];[.J3];[.K3];[.L3];&quot;&quot;&quot;;&quot;)" office:value-type="string" office:string-value="data[&quot;1236&quot;]=&quot;14341696010&quot;;" calcext:value-type="string">
            <text:p>data["1236"]="14341696010";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CONCATENATE(&quot;data[&quot;&quot;&quot;;[.A4];&quot;&quot;&quot;]=&quot;&quot;&quot;;[.B4];[.C4];[.D4];[.E4];[.F4];[.G4];[.H4];[.I4];[.J4];[.K4];[.L4];&quot;&quot;&quot;;&quot;)" office:value-type="string" office:string-value="data[&quot;1237&quot;]=&quot;14341039648&quot;;" calcext:value-type="string">
            <text:p>data["1237"]="14341039648";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CONCATENATE(&quot;data[&quot;&quot;&quot;;[.A5];&quot;&quot;&quot;]=&quot;&quot;&quot;;[.B5];[.C5];[.D5];[.E5];[.F5];[.G5];[.H5];[.I5];[.J5];[.K5];[.L5];&quot;&quot;&quot;;&quot;)" office:value-type="string" office:string-value="data[&quot;1238&quot;]=&quot;14341892794&quot;;" calcext:value-type="string">
            <text:p>data["1238"]="14341892794";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CONCATENATE(&quot;data[&quot;&quot;&quot;;[.A6];&quot;&quot;&quot;]=&quot;&quot;&quot;;[.B6];[.C6];[.D6];[.E6];[.F6];[.G6];[.H6];[.I6];[.J6];[.K6];[.L6];&quot;&quot;&quot;;&quot;)" office:value-type="string" office:string-value="data[&quot;1245&quot;]=&quot;14341416046&quot;;" calcext:value-type="string">
            <text:p>data["1245"]="14341416046";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CONCATENATE(&quot;data[&quot;&quot;&quot;;[.A7];&quot;&quot;&quot;]=&quot;&quot;&quot;;[.B7];[.C7];[.D7];[.E7];[.F7];[.G7];[.H7];[.I7];[.J7];[.K7];[.L7];&quot;&quot;&quot;;&quot;)" office:value-type="string" office:string-value="data[&quot;1246&quot;]=&quot;14341434894&quot;;" calcext:value-type="string">
            <text:p>data["1246"]="14341434894";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CONCATENATE(&quot;data[&quot;&quot;&quot;;[.A8];&quot;&quot;&quot;]=&quot;&quot;&quot;;[.B8];[.C8];[.D8];[.E8];[.F8];[.G8];[.H8];[.I8];[.J8];[.K8];[.L8];&quot;&quot;&quot;;&quot;)" office:value-type="string" office:string-value="data[&quot;1247&quot;]=&quot;14341434089&quot;;" calcext:value-type="string">
            <text:p>data["1247"]="14341434089";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CONCATENATE(&quot;data[&quot;&quot;&quot;;[.A9];&quot;&quot;&quot;]=&quot;&quot;&quot;;[.B9];[.C9];[.D9];[.E9];[.F9];[.G9];[.H9];[.I9];[.J9];[.K9];[.L9];&quot;&quot;&quot;;&quot;)" office:value-type="string" office:string-value="data[&quot;1248&quot;]=&quot;14341419829&quot;;" calcext:value-type="string">
            <text:p>data["1248"]="14341419829";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NCATENATE(&quot;data[&quot;&quot;&quot;;[.A10];&quot;&quot;&quot;]=&quot;&quot;&quot;;[.B10];[.C10];[.D10];[.E10];[.F10];[.G10];[.H10];[.I10];[.J10];[.K10];[.L10];&quot;&quot;&quot;;&quot;)" office:value-type="string" office:string-value="data[&quot;1256&quot;]=&quot;14341808910&quot;;" calcext:value-type="string">
            <text:p>data["1256"]="14341808910";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CONCATENATE(&quot;data[&quot;&quot;&quot;;[.A11];&quot;&quot;&quot;]=&quot;&quot;&quot;;[.B11];[.C11];[.D11];[.E11];[.F11];[.G11];[.H11];[.I11];[.J11];[.K11];[.L11];&quot;&quot;&quot;;&quot;)" office:value-type="string" office:string-value="data[&quot;1257&quot;]=&quot;14341870890&quot;;" calcext:value-type="string">
            <text:p>data["1257"]="14341870890";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CONCATENATE(&quot;data[&quot;&quot;&quot;;[.A12];&quot;&quot;&quot;]=&quot;&quot;&quot;;[.B12];[.C12];[.D12];[.E12];[.F12];[.G12];[.H12];[.I12];[.J12];[.K12];[.L12];&quot;&quot;&quot;;&quot;)" office:value-type="string" office:string-value="data[&quot;1258&quot;]=&quot;14342810198&quot;;" calcext:value-type="string">
            <text:p>data["1258"]="14342810198";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CONCATENATE(&quot;data[&quot;&quot;&quot;;[.A13];&quot;&quot;&quot;]=&quot;&quot;&quot;;[.B13];[.C13];[.D13];[.E13];[.F13];[.G13];[.H13];[.I13];[.J13];[.K13];[.L13];&quot;&quot;&quot;;&quot;)" office:value-type="string" office:string-value="data[&quot;1267&quot;]=&quot;14341825082&quot;;" calcext:value-type="string">
            <text:p>data["1267"]="14341825082";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CONCATENATE(&quot;data[&quot;&quot;&quot;;[.A14];&quot;&quot;&quot;]=&quot;&quot;&quot;;[.B14];[.C14];[.D14];[.E14];[.F14];[.G14];[.H14];[.I14];[.J14];[.K14];[.L14];&quot;&quot;&quot;;&quot;)" office:value-type="string" office:string-value="data[&quot;1268&quot;]=&quot;14341831794&quot;;" calcext:value-type="string">
            <text:p>data["1268"]="14341831794";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CONCATENATE(&quot;data[&quot;&quot;&quot;;[.A15];&quot;&quot;&quot;]=&quot;&quot;&quot;;[.B15];[.C15];[.D15];[.E15];[.F15];[.G15];[.H15];[.I15];[.J15];[.K15];[.L15];&quot;&quot;&quot;;&quot;)" office:value-type="string" office:string-value="data[&quot;1278&quot;]=&quot;14345895489&quot;;" calcext:value-type="string">
            <text:p>data["1278"]="14345895489";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CONCATENATE(&quot;data[&quot;&quot;&quot;;[.A16];&quot;&quot;&quot;]=&quot;&quot;&quot;;[.B16];[.C16];[.D16];[.E16];[.F16];[.G16];[.H16];[.I16];[.J16];[.K16];[.L16];&quot;&quot;&quot;;&quot;)" office:value-type="string" office:string-value="data[&quot;1345&quot;]=&quot;14349247470&quot;;" calcext:value-type="string">
            <text:p>data["1345"]="14349247470";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CONCATENATE(&quot;data[&quot;&quot;&quot;;[.A17];&quot;&quot;&quot;]=&quot;&quot;&quot;;[.B17];[.C17];[.D17];[.E17];[.F17];[.G17];[.H17];[.I17];[.J17];[.K17];[.L17];&quot;&quot;&quot;;&quot;)" office:value-type="string" office:string-value="data[&quot;1346&quot;]=&quot;14341418694&quot;;" calcext:value-type="string">
            <text:p>data["1346"]="14341418694";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CONCATENATE(&quot;data[&quot;&quot;&quot;;[.A18];&quot;&quot;&quot;]=&quot;&quot;&quot;;[.B18];[.C18];[.D18];[.E18];[.F18];[.G18];[.H18];[.I18];[.J18];[.K18];[.L18];&quot;&quot;&quot;;&quot;)" office:value-type="string" office:string-value="data[&quot;1347&quot;]=&quot;14341034802&quot;;" calcext:value-type="string">
            <text:p>data["1347"]="14341034802";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CONCATENATE(&quot;data[&quot;&quot;&quot;;[.A19];&quot;&quot;&quot;]=&quot;&quot;&quot;;[.B19];[.C19];[.D19];[.E19];[.F19];[.G19];[.H19];[.I19];[.J19];[.K19];[.L19];&quot;&quot;&quot;;&quot;)" office:value-type="string" office:string-value="data[&quot;1348&quot;]=&quot;14341016489&quot;;" calcext:value-type="string">
            <text:p>data["1348"]="14341016489";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CONCATENATE(&quot;data[&quot;&quot;&quot;;[.A20];&quot;&quot;&quot;]=&quot;&quot;&quot;;[.B20];[.C20];[.D20];[.E20];[.F20];[.G20];[.H20];[.I20];[.J20];[.K20];[.L20];&quot;&quot;&quot;;&quot;)" office:value-type="string" office:string-value="data[&quot;1356&quot;]=&quot;14343860830&quot;;" calcext:value-type="string">
            <text:p>data["1356"]="14343860830";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CONCATENATE(&quot;data[&quot;&quot;&quot;;[.A21];&quot;&quot;&quot;]=&quot;&quot;&quot;;[.B21];[.C21];[.D21];[.E21];[.F21];[.G21];[.H21];[.I21];[.J21];[.K21];[.L21];&quot;&quot;&quot;;&quot;)" office:value-type="string" office:string-value="data[&quot;1357&quot;]=&quot;14340214598&quot;;" calcext:value-type="string">
            <text:p>data["1357"]="14340214598";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CONCATENATE(&quot;data[&quot;&quot;&quot;;[.A22];&quot;&quot;&quot;]=&quot;&quot;&quot;;[.B22];[.C22];[.D22];[.E22];[.F22];[.G22];[.H22];[.I22];[.J22];[.K22];[.L22];&quot;&quot;&quot;;&quot;)" office:value-type="string" office:string-value="data[&quot;1358&quot;]=&quot;14349182870&quot;;" calcext:value-type="string">
            <text:p>data["1358"]="14349182870";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CONCATENATE(&quot;data[&quot;&quot;&quot;;[.A23];&quot;&quot;&quot;]=&quot;&quot;&quot;;[.B23];[.C23];[.D23];[.E23];[.F23];[.G23];[.H23];[.I23];[.J23];[.K23];[.L23];&quot;&quot;&quot;;&quot;)" office:value-type="string" office:string-value="data[&quot;1367&quot;]=&quot;14348950459&quot;;" calcext:value-type="string">
            <text:p>data["1367"]="14348950459";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CONCATENATE(&quot;data[&quot;&quot;&quot;;[.A24];&quot;&quot;&quot;]=&quot;&quot;&quot;;[.B24];[.C24];[.D24];[.E24];[.F24];[.G24];[.H24];[.I24];[.J24];[.K24];[.L24];&quot;&quot;&quot;;&quot;)" office:value-type="string" office:string-value="data[&quot;1368&quot;]=&quot;14341829794&quot;;" calcext:value-type="string">
            <text:p>data["1368"]="14341829794";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CONCATENATE(&quot;data[&quot;&quot;&quot;;[.A25];&quot;&quot;&quot;]=&quot;&quot;&quot;;[.B25];[.C25];[.D25];[.E25];[.F25];[.G25];[.H25];[.I25];[.J25];[.K25];[.L25];&quot;&quot;&quot;;&quot;)" office:value-type="string" office:string-value="data[&quot;1378&quot;]=&quot;14343496979&quot;;" calcext:value-type="string">
            <text:p>data["1378"]="14343496979";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CONCATENATE(&quot;data[&quot;&quot;&quot;;[.A26];&quot;&quot;&quot;]=&quot;&quot;&quot;;[.B26];[.C26];[.D26];[.E26];[.F26];[.G26];[.H26];[.I26];[.J26];[.K26];[.L26];&quot;&quot;&quot;;&quot;)" office:value-type="string" office:string-value="data[&quot;1456&quot;]=&quot;14341878940&quot;;" calcext:value-type="string">
            <text:p>data["1456"]="14341878940";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CONCATENATE(&quot;data[&quot;&quot;&quot;;[.A27];&quot;&quot;&quot;]=&quot;&quot;&quot;;[.B27];[.C27];[.D27];[.E27];[.F27];[.G27];[.H27];[.I27];[.J27];[.K27];[.L27];&quot;&quot;&quot;;&quot;)" office:value-type="string" office:string-value="data[&quot;1457&quot;]=&quot;14349210504&quot;;" calcext:value-type="string">
            <text:p>data["1457"]="14349210504";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CONCATENATE(&quot;data[&quot;&quot;&quot;;[.A28];&quot;&quot;&quot;]=&quot;&quot;&quot;;[.B28];[.C28];[.D28];[.E28];[.F28];[.G28];[.H28];[.I28];[.J28];[.K28];[.L28];&quot;&quot;&quot;;&quot;)" office:value-type="string" office:string-value="data[&quot;1458&quot;]=&quot;14340345986&quot;;" calcext:value-type="string">
            <text:p>data["1458"]="14340345986";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CONCATENATE(&quot;data[&quot;&quot;&quot;;[.A29];&quot;&quot;&quot;]=&quot;&quot;&quot;;[.B29];[.C29];[.D29];[.E29];[.F29];[.G29];[.H29];[.I29];[.J29];[.K29];[.L29];&quot;&quot;&quot;;&quot;)" office:value-type="string" office:string-value="data[&quot;1467&quot;]=&quot;14341925480&quot;;" calcext:value-type="string">
            <text:p>data["1467"]="14341925480";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CONCATENATE(&quot;data[&quot;&quot;&quot;;[.A30];&quot;&quot;&quot;]=&quot;&quot;&quot;;[.B30];[.C30];[.D30];[.E30];[.F30];[.G30];[.H30];[.I30];[.J30];[.K30];[.L30];&quot;&quot;&quot;;&quot;)" office:value-type="string" office:string-value="data[&quot;1468&quot;]=&quot;14349169508&quot;;" calcext:value-type="string">
            <text:p>data["1468"]="14349169508";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CONCATENATE(&quot;data[&quot;&quot;&quot;;[.A31];&quot;&quot;&quot;]=&quot;&quot;&quot;;[.B31];[.C31];[.D31];[.E31];[.F31];[.G31];[.H31];[.I31];[.J31];[.K31];[.L31];&quot;&quot;&quot;;&quot;)" office:value-type="string" office:string-value="data[&quot;1478&quot;]=&quot;14341878089&quot;;" calcext:value-type="string">
            <text:p>data["1478"]="14341878089";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CONCATENATE(&quot;data[&quot;&quot;&quot;;[.A32];&quot;&quot;&quot;]=&quot;&quot;&quot;;[.B32];[.C32];[.D32];[.E32];[.F32];[.G32];[.H32];[.I32];[.J32];[.K32];[.L32];&quot;&quot;&quot;;&quot;)" office:value-type="string" office:string-value="data[&quot;1567&quot;]=&quot;14348958304&quot;;" calcext:value-type="string">
            <text:p>data["1567"]="14348958304";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CONCATENATE(&quot;data[&quot;&quot;&quot;;[.A33];&quot;&quot;&quot;]=&quot;&quot;&quot;;[.B33];[.C33];[.D33];[.E33];[.F33];[.G33];[.H33];[.I33];[.J33];[.K33];[.L33];&quot;&quot;&quot;;&quot;)" office:value-type="string" office:string-value="data[&quot;1568&quot;]=&quot;38184974108&quot;;" calcext:value-type="string">
            <text:p>data["1568"]="38184974108";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CONCATENATE(&quot;data[&quot;&quot;&quot;;[.A34];&quot;&quot;&quot;]=&quot;&quot;&quot;;[.B34];[.C34];[.D34];[.E34];[.F34];[.G34];[.H34];[.I34];[.J34];[.K34];[.L34];&quot;&quot;&quot;;&quot;)" office:value-type="string" office:string-value="data[&quot;1578&quot;]=&quot;14364196839&quot;;" calcext:value-type="string">
            <text:p>data["1578"]="14364196839";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CONCATENATE(&quot;data[&quot;&quot;&quot;;[.A35];&quot;&quot;&quot;]=&quot;&quot;&quot;;[.B35];[.C35];[.D35];[.E35];[.F35];[.G35];[.H35];[.I35];[.J35];[.K35];[.L35];&quot;&quot;&quot;;&quot;)" office:value-type="string" office:string-value="data[&quot;1678&quot;]=&quot;14342814039&quot;;" calcext:value-type="string">
            <text:p>data["1678"]="14342814039";</text:p>
          </table:table-cell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CONCATENATE(&quot;data[&quot;&quot;&quot;;[.A36];&quot;&quot;&quot;]=&quot;&quot;&quot;;[.B36];[.C36];[.D36];[.E36];[.F36];[.G36];[.H36];[.I36];[.J36];[.K36];[.L36];&quot;&quot;&quot;;&quot;)" office:value-type="string" office:string-value="data[&quot;2345&quot;]=&quot;14341019069&quot;;" calcext:value-type="string">
            <text:p>data["2345"]="14341019069";</text:p>
          </table:table-cell>
        </table:table-row>
        <table:table-row table:style-name="ro1">
          <table:table-cell office:value-type="float" office:value="2346" calcext:value-type="float">
            <text:p>234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CONCATENATE(&quot;data[&quot;&quot;&quot;;[.A37];&quot;&quot;&quot;]=&quot;&quot;&quot;;[.B37];[.C37];[.D37];[.E37];[.F37];[.G37];[.H37];[.I37];[.J37];[.K37];[.L37];&quot;&quot;&quot;;&quot;)" office:value-type="string" office:string-value="data[&quot;2346&quot;]=&quot;14341414208&quot;;" calcext:value-type="string">
            <text:p>data["2346"]="14341414208";</text:p>
          </table:table-cell>
        </table:table-row>
        <table:table-row table:style-name="ro1">
          <table:table-cell office:value-type="float" office:value="2347" calcext:value-type="float">
            <text:p>234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CONCATENATE(&quot;data[&quot;&quot;&quot;;[.A38];&quot;&quot;&quot;]=&quot;&quot;&quot;;[.B38];[.C38];[.D38];[.E38];[.F38];[.G38];[.H38];[.I38];[.J38];[.K38];[.L38];&quot;&quot;&quot;;&quot;)" office:value-type="string" office:string-value="data[&quot;2347&quot;]=&quot;14341410869&quot;;" calcext:value-type="string">
            <text:p>data["2347"]="14341410869";</text:p>
          </table:table-cell>
        </table:table-row>
        <table:table-row table:style-name="ro1">
          <table:table-cell office:value-type="float" office:value="2348" calcext:value-type="float">
            <text:p>234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CONCATENATE(&quot;data[&quot;&quot;&quot;;[.A39];&quot;&quot;&quot;]=&quot;&quot;&quot;;[.B39];[.C39];[.D39];[.E39];[.F39];[.G39];[.H39];[.I39];[.J39];[.K39];[.L39];&quot;&quot;&quot;;&quot;)" office:value-type="string" office:string-value="data[&quot;2348&quot;]=&quot;14341489702&quot;;" calcext:value-type="string">
            <text:p>data["2348"]="14341489702";</text:p>
          </table:table-cell>
        </table:table-row>
        <table:table-row table:style-name="ro1">
          <table:table-cell office:value-type="float" office:value="2356" calcext:value-type="float">
            <text:p>235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CONCATENATE(&quot;data[&quot;&quot;&quot;;[.A40];&quot;&quot;&quot;]=&quot;&quot;&quot;;[.B40];[.C40];[.D40];[.E40];[.F40];[.G40];[.H40];[.I40];[.J40];[.K40];[.L40];&quot;&quot;&quot;;&quot;)" office:value-type="string" office:string-value="data[&quot;2356&quot;]=&quot;14341492798&quot;;" calcext:value-type="string">
            <text:p>data["2356"]="14341492798";</text:p>
          </table:table-cell>
        </table:table-row>
        <table:table-row table:style-name="ro1">
          <table:table-cell office:value-type="float" office:value="2357" calcext:value-type="float">
            <text:p>235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CONCATENATE(&quot;data[&quot;&quot;&quot;;[.A41];&quot;&quot;&quot;]=&quot;&quot;&quot;;[.B41];[.C41];[.D41];[.E41];[.F41];[.G41];[.H41];[.I41];[.J41];[.K41];[.L41];&quot;&quot;&quot;;&quot;)" office:value-type="string" office:string-value="data[&quot;2357&quot;]=&quot;14341480160&quot;;" calcext:value-type="string">
            <text:p>data["2357"]="14341480160";</text:p>
          </table:table-cell>
        </table:table-row>
        <table:table-row table:style-name="ro1">
          <table:table-cell office:value-type="float" office:value="2358" calcext:value-type="float">
            <text:p>235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NCATENATE(&quot;data[&quot;&quot;&quot;;[.A42];&quot;&quot;&quot;]=&quot;&quot;&quot;;[.B42];[.C42];[.D42];[.E42];[.F42];[.G42];[.H42];[.I42];[.J42];[.K42];[.L42];&quot;&quot;&quot;;&quot;)" office:value-type="string" office:string-value="data[&quot;2358&quot;]=&quot;14341468010&quot;;" calcext:value-type="string">
            <text:p>data["2358"]="14341468010";</text:p>
          </table:table-cell>
        </table:table-row>
        <table:table-row table:style-name="ro1">
          <table:table-cell office:value-type="float" office:value="2367" calcext:value-type="float">
            <text:p>23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CONCATENATE(&quot;data[&quot;&quot;&quot;;[.A43];&quot;&quot;&quot;]=&quot;&quot;&quot;;[.B43];[.C43];[.D43];[.E43];[.F43];[.G43];[.H43];[.I43];[.J43];[.K43];[.L43];&quot;&quot;&quot;;&quot;)" office:value-type="string" office:string-value="data[&quot;2367&quot;]=&quot;14341420794&quot;;" calcext:value-type="string">
            <text:p>data["2367"]="14341420794";</text:p>
          </table:table-cell>
        </table:table-row>
        <table:table-row table:style-name="ro1">
          <table:table-cell office:value-type="float" office:value="2368" calcext:value-type="float">
            <text:p>236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CONCATENATE(&quot;data[&quot;&quot;&quot;;[.A44];&quot;&quot;&quot;]=&quot;&quot;&quot;;[.B44];[.C44];[.D44];[.E44];[.F44];[.G44];[.H44];[.I44];[.J44];[.K44];[.L44];&quot;&quot;&quot;;&quot;)" office:value-type="string" office:string-value="data[&quot;2368&quot;]=&quot;14341428059&quot;;" calcext:value-type="string">
            <text:p>data["2368"]="14341428059";</text:p>
          </table:table-cell>
        </table:table-row>
        <table:table-row table:style-name="ro1">
          <table:table-cell office:value-type="float" office:value="2378" calcext:value-type="float">
            <text:p>23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NCATENATE(&quot;data[&quot;&quot;&quot;;[.A45];&quot;&quot;&quot;]=&quot;&quot;&quot;;[.B45];[.C45];[.D45];[.E45];[.F45];[.G45];[.H45];[.I45];[.J45];[.K45];[.L45];&quot;&quot;&quot;;&quot;)" office:value-type="string" office:string-value="data[&quot;2378&quot;]=&quot;14341501910&quot;;" calcext:value-type="string">
            <text:p>data["2378"]="14341501910";</text:p>
          </table:table-cell>
        </table:table-row>
        <table:table-row table:style-name="ro1">
          <table:table-cell office:value-type="float" office:value="2456" calcext:value-type="float">
            <text:p>245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CONCATENATE(&quot;data[&quot;&quot;&quot;;[.A46];&quot;&quot;&quot;]=&quot;&quot;&quot;;[.B46];[.C46];[.D46];[.E46];[.F46];[.G46];[.H46];[.I46];[.J46];[.K46];[.L46];&quot;&quot;&quot;;&quot;)" office:value-type="string" office:string-value="data[&quot;2456&quot;]=&quot;14341495946&quot;;" calcext:value-type="string">
            <text:p>data["2456"]="14341495946";</text:p>
          </table:table-cell>
        </table:table-row>
        <table:table-row table:style-name="ro1">
          <table:table-cell office:value-type="float" office:value="2457" calcext:value-type="float">
            <text:p>245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CONCATENATE(&quot;data[&quot;&quot;&quot;;[.A47];&quot;&quot;&quot;]=&quot;&quot;&quot;;[.B47];[.C47];[.D47];[.E47];[.F47];[.G47];[.H47];[.I47];[.J47];[.K47];[.L47];&quot;&quot;&quot;;&quot;)" office:value-type="string" office:string-value="data[&quot;2457&quot;]=&quot;14341860798&quot;;" calcext:value-type="string">
            <text:p>data["2457"]="14341860798";</text:p>
          </table:table-cell>
        </table:table-row>
        <table:table-row table:style-name="ro1">
          <table:table-cell office:value-type="float" office:value="2458" calcext:value-type="float">
            <text:p>245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CONCATENATE(&quot;data[&quot;&quot;&quot;;[.A48];&quot;&quot;&quot;]=&quot;&quot;&quot;;[.B48];[.C48];[.D48];[.E48];[.F48];[.G48];[.H48];[.I48];[.J48];[.K48];[.L48];&quot;&quot;&quot;;&quot;)" office:value-type="string" office:string-value="data[&quot;2458&quot;]=&quot;14341480392&quot;;" calcext:value-type="string">
            <text:p>data["2458"]="14341480392";</text:p>
          </table:table-cell>
        </table:table-row>
        <table:table-row table:style-name="ro1">
          <table:table-cell office:value-type="float" office:value="2467" calcext:value-type="float">
            <text:p>24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CONCATENATE(&quot;data[&quot;&quot;&quot;;[.A49];&quot;&quot;&quot;]=&quot;&quot;&quot;;[.B49];[.C49];[.D49];[.E49];[.F49];[.G49];[.H49];[.I49];[.J49];[.K49];[.L49];&quot;&quot;&quot;;&quot;)" office:value-type="string" office:string-value="data[&quot;2467&quot;]=&quot;14341918150&quot;;" calcext:value-type="string">
            <text:p>data["2467"]="14341918150";</text:p>
          </table:table-cell>
        </table:table-row>
        <table:table-row table:style-name="ro1">
          <table:table-cell office:value-type="float" office:value="2458" calcext:value-type="float">
            <text:p>245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CONCATENATE(&quot;data[&quot;&quot;&quot;;[.A50];&quot;&quot;&quot;]=&quot;&quot;&quot;;[.B50];[.C50];[.D50];[.E50];[.F50];[.G50];[.H50];[.I50];[.J50];[.K50];[.L50];&quot;&quot;&quot;;&quot;)" office:value-type="string" office:string-value="data[&quot;2458&quot;]=&quot;14341801982&quot;;" calcext:value-type="string">
            <text:p>data["2458"]="14341801982";</text:p>
          </table:table-cell>
        </table:table-row>
        <table:table-row table:style-name="ro1">
          <table:table-cell office:value-type="float" office:value="2478" calcext:value-type="float">
            <text:p>24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CONCATENATE(&quot;data[&quot;&quot;&quot;;[.A51];&quot;&quot;&quot;]=&quot;&quot;&quot;;[.B51];[.C51];[.D51];[.E51];[.F51];[.G51];[.H51];[.I51];[.J51];[.K51];[.L51];&quot;&quot;&quot;;&quot;)" office:value-type="string" office:string-value="data[&quot;2478&quot;]=&quot;14341894959&quot;;" calcext:value-type="string">
            <text:p>data["2478"]="14341894959";</text:p>
          </table:table-cell>
        </table:table-row>
        <table:table-row table:style-name="ro1">
          <table:table-cell office:value-type="float" office:value="2567" calcext:value-type="float">
            <text:p>25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NCATENATE(&quot;data[&quot;&quot;&quot;;[.A52];&quot;&quot;&quot;]=&quot;&quot;&quot;;[.B52];[.C52];[.D52];[.E52];[.F52];[.G52];[.H52];[.I52];[.J52];[.K52];[.L52];&quot;&quot;&quot;;&quot;)" office:value-type="string" office:string-value="data[&quot;2567&quot;]=&quot;14341924810&quot;;" calcext:value-type="string">
            <text:p>data["2567"]="14341924810";</text:p>
          </table:table-cell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NCATENATE(&quot;data[&quot;&quot;&quot;;[.A53];&quot;&quot;&quot;]=&quot;&quot;&quot;;[.B53];[.C53];[.D53];[.E53];[.F53];[.G53];[.H53];[.I53];[.J53];[.K53];[.L53];&quot;&quot;&quot;;&quot;)" office:value-type="string" office:string-value="data[&quot;2568&quot;]=&quot;14341894010&quot;;" calcext:value-type="string">
            <text:p>data["2568"]="14341894010";</text:p>
          </table:table-cell>
        </table:table-row>
        <table:table-row table:style-name="ro1">
          <table:table-cell office:value-type="float" office:value="2578" calcext:value-type="float">
            <text:p>25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CONCATENATE(&quot;data[&quot;&quot;&quot;;[.A54];&quot;&quot;&quot;]=&quot;&quot;&quot;;[.B54];[.C54];[.D54];[.E54];[.F54];[.G54];[.H54];[.I54];[.J54];[.K54];[.L54];&quot;&quot;&quot;;&quot;)" office:value-type="string" office:string-value="data[&quot;2578&quot;]=&quot;14341890304&quot;;" calcext:value-type="string">
            <text:p>data["2578"]="14341890304";</text:p>
          </table:table-cell>
        </table:table-row>
        <table:table-row table:style-name="ro1">
          <table:table-cell office:value-type="float" office:value="2678" calcext:value-type="float">
            <text:p>26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CONCATENATE(&quot;data[&quot;&quot;&quot;;[.A55];&quot;&quot;&quot;]=&quot;&quot;&quot;;[.B55];[.C55];[.D55];[.E55];[.F55];[.G55];[.H55];[.I55];[.J55];[.K55];[.L55];&quot;&quot;&quot;;&quot;)" office:value-type="string" office:string-value="data[&quot;2678&quot;]=&quot;14341864059&quot;;" calcext:value-type="string">
            <text:p>data["2678"]="14341864059";</text:p>
          </table:table-cell>
        </table:table-row>
        <table:table-row table:style-name="ro1">
          <table:table-cell office:value-type="float" office:value="3456" calcext:value-type="float">
            <text:p>345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CONCATENATE(&quot;data[&quot;&quot;&quot;;[.A56];&quot;&quot;&quot;]=&quot;&quot;&quot;;[.B56];[.C56];[.D56];[.E56];[.F56];[.G56];[.H56];[.I56];[.J56];[.K56];[.L56];&quot;&quot;&quot;;&quot;)" office:value-type="string" office:string-value="data[&quot;3456&quot;]=&quot;14341783850&quot;;" calcext:value-type="string">
            <text:p>data["3456"]="14341783850";</text:p>
          </table:table-cell>
        </table:table-row>
        <table:table-row table:style-name="ro1">
          <table:table-cell office:value-type="float" office:value="3457" calcext:value-type="float">
            <text:p>345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CONCATENATE(&quot;data[&quot;&quot;&quot;;[.A57];&quot;&quot;&quot;]=&quot;&quot;&quot;;[.B57];[.C57];[.D57];[.E57];[.F57];[.G57];[.H57];[.I57];[.J57];[.K57];[.L57];&quot;&quot;&quot;;&quot;)" office:value-type="string" office:string-value="data[&quot;3457&quot;]=&quot;14341834358&quot;;" calcext:value-type="string">
            <text:p>data["3457"]="14341834358";</text:p>
          </table:table-cell>
        </table:table-row>
        <table:table-row table:style-name="ro1">
          <table:table-cell office:value-type="float" office:value="3458" calcext:value-type="float">
            <text:p>345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NCATENATE(&quot;data[&quot;&quot;&quot;;[.A58];&quot;&quot;&quot;]=&quot;&quot;&quot;;[.B58];[.C58];[.D58];[.E58];[.F58];[.G58];[.H58];[.I58];[.J58];[.K58];[.L58];&quot;&quot;&quot;;&quot;)" office:value-type="string" office:string-value="data[&quot;3458&quot;]=&quot;14341743910&quot;;" calcext:value-type="string">
            <text:p>data["3458"]="14341743910";</text:p>
          </table:table-cell>
        </table:table-row>
        <table:table-row table:style-name="ro1">
          <table:table-cell office:value-type="float" office:value="3467" calcext:value-type="float">
            <text:p>34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CONCATENATE(&quot;data[&quot;&quot;&quot;;[.A59];&quot;&quot;&quot;]=&quot;&quot;&quot;;[.B59];[.C59];[.D59];[.E59];[.F59];[.G59];[.H59];[.I59];[.J59];[.K59];[.L59];&quot;&quot;&quot;;&quot;)" office:value-type="string" office:string-value="data[&quot;3467&quot;]=&quot;14341743059&quot;;" calcext:value-type="string">
            <text:p>data["3467"]="14341743059";</text:p>
          </table:table-cell>
        </table:table-row>
        <table:table-row table:style-name="ro1">
          <table:table-cell office:value-type="float" office:value="3468" calcext:value-type="float">
            <text:p>346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CONCATENATE(&quot;data[&quot;&quot;&quot;;[.A60];&quot;&quot;&quot;]=&quot;&quot;&quot;;[.B60];[.C60];[.D60];[.E60];[.F60];[.G60];[.H60];[.I60];[.J60];[.K60];[.L60];&quot;&quot;&quot;;&quot;)" office:value-type="string" office:string-value="data[&quot;3468&quot;]=&quot;14341874808&quot;;" calcext:value-type="string">
            <text:p>data["3468"]="14341874808";</text:p>
          </table:table-cell>
        </table:table-row>
        <table:table-row table:style-name="ro1">
          <table:table-cell office:value-type="float" office:value="3478" calcext:value-type="float">
            <text:p>347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CONCATENATE(&quot;data[&quot;&quot;&quot;;[.A61];&quot;&quot;&quot;]=&quot;&quot;&quot;;[.B61];[.C61];[.D61];[.E61];[.F61];[.G61];[.H61];[.I61];[.J61];[.K61];[.L61];&quot;&quot;&quot;;&quot;)" office:value-type="string" office:string-value="data[&quot;3478&quot;]=&quot;16341682959&quot;;" calcext:value-type="string">
            <text:p>data["3478"]="16341682959";</text:p>
          </table:table-cell>
        </table:table-row>
        <table:table-row table:style-name="ro1">
          <table:table-cell office:value-type="float" office:value="3567" calcext:value-type="float">
            <text:p>35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CONCATENATE(&quot;data[&quot;&quot;&quot;;[.A62];&quot;&quot;&quot;]=&quot;&quot;&quot;;[.B62];[.C62];[.D62];[.E62];[.F62];[.G62];[.H62];[.I62];[.J62];[.K62];[.L62];&quot;&quot;&quot;;&quot;)" office:value-type="string" office:string-value="data[&quot;3567&quot;]=&quot;14341948160&quot;;" calcext:value-type="string">
            <text:p>data["3567"]="14341948160";</text:p>
          </table:table-cell>
        </table:table-row>
        <table:table-row table:style-name="ro1">
          <table:table-cell office:value-type="float" office:value="3568" calcext:value-type="float">
            <text:p>356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NCATENATE(&quot;data[&quot;&quot;&quot;;[.A63];&quot;&quot;&quot;]=&quot;&quot;&quot;;[.B63];[.C63];[.D63];[.E63];[.F63];[.G63];[.H63];[.I63];[.J63];[.K63];[.L63];&quot;&quot;&quot;;&quot;)" office:value-type="string" office:string-value="data[&quot;3568&quot;]=&quot;14341682010&quot;;" calcext:value-type="string">
            <text:p>data["3568"]="14341682010";</text:p>
          </table:table-cell>
        </table:table-row>
        <table:table-row table:style-name="ro1">
          <table:table-cell office:value-type="float" office:value="3578" calcext:value-type="float">
            <text:p>35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CONCATENATE(&quot;data[&quot;&quot;&quot;;[.A64];&quot;&quot;&quot;]=&quot;&quot;&quot;;[.B64];[.C64];[.D64];[.E64];[.F64];[.G64];[.H64];[.I64];[.J64];[.K64];[.L64];&quot;&quot;&quot;;&quot;)" office:value-type="string" office:string-value="data[&quot;3578&quot;]=&quot;14341820304&quot;;" calcext:value-type="string">
            <text:p>data["3578"]="14341820304";</text:p>
          </table:table-cell>
        </table:table-row>
        <table:table-row table:style-name="ro1">
          <table:table-cell office:value-type="float" office:value="3678" calcext:value-type="float">
            <text:p>36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CONCATENATE(&quot;data[&quot;&quot;&quot;;[.A65];&quot;&quot;&quot;]=&quot;&quot;&quot;;[.B65];[.C65];[.D65];[.E65];[.F65];[.G65];[.H65];[.I65];[.J65];[.K65];[.L65];&quot;&quot;&quot;;&quot;)" office:value-type="string" office:string-value="data[&quot;3678&quot;]=&quot;14342418594&quot;;" calcext:value-type="string">
            <text:p>data["3678"]="14342418594";</text:p>
          </table:table-cell>
        </table:table-row>
        <table:table-row table:style-name="ro1">
          <table:table-cell office:value-type="float" office:value="4567" calcext:value-type="float">
            <text:p>45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CONCATENATE(&quot;data[&quot;&quot;&quot;;[.A66];&quot;&quot;&quot;]=&quot;&quot;&quot;;[.B66];[.C66];[.D66];[.E66];[.F66];[.G66];[.H66];[.I66];[.J66];[.K66];[.L66];&quot;&quot;&quot;;&quot;)" office:value-type="string" office:string-value="data[&quot;4567&quot;]=&quot;14341924392&quot;;" calcext:value-type="string">
            <text:p>data["4567"]="14341924392";</text:p>
          </table:table-cell>
        </table:table-row>
        <table:table-row table:style-name="ro1">
          <table:table-cell office:value-type="float" office:value="4568" calcext:value-type="float">
            <text:p>456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CONCATENATE(&quot;data[&quot;&quot;&quot;;[.A67];&quot;&quot;&quot;]=&quot;&quot;&quot;;[.B67];[.C67];[.D67];[.E67];[.F67];[.G67];[.H67];[.I67];[.J67];[.K67];[.L67];&quot;&quot;&quot;;&quot;)" office:value-type="string" office:string-value="data[&quot;4568&quot;]=&quot;14341948392&quot;;" calcext:value-type="string">
            <text:p>data["4568"]="14341948392";</text:p>
          </table:table-cell>
        </table:table-row>
        <table:table-row table:style-name="ro1">
          <table:table-cell office:value-type="float" office:value="4578" calcext:value-type="float">
            <text:p>45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CONCATENATE(&quot;data[&quot;&quot;&quot;;[.A68];&quot;&quot;&quot;]=&quot;&quot;&quot;;[.B68];[.C68];[.D68];[.E68];[.F68];[.G68];[.H68];[.I68];[.J68];[.K68];[.L68];&quot;&quot;&quot;;&quot;)" office:value-type="string" office:string-value="data[&quot;4578&quot;]=&quot;14340397020&quot;;" calcext:value-type="string">
            <text:p>data["4578"]="14340397020";</text:p>
          </table:table-cell>
        </table:table-row>
        <table:table-row table:style-name="ro1">
          <table:table-cell office:value-type="float" office:value="4678" calcext:value-type="float">
            <text:p>46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CONCATENATE(&quot;data[&quot;&quot;&quot;;[.A69];&quot;&quot;&quot;]=&quot;&quot;&quot;;[.B69];[.C69];[.D69];[.E69];[.F69];[.G69];[.H69];[.I69];[.J69];[.K69];[.L69];&quot;&quot;&quot;;&quot;)" office:value-type="string" office:string-value="data[&quot;4678&quot;]=&quot;14340160502&quot;;" calcext:value-type="string">
            <text:p>data["4678"]="14340160502";</text:p>
          </table:table-cell>
        </table:table-row>
        <table:table-row table:style-name="ro1">
          <table:table-cell office:value-type="float" office:value="5678" calcext:value-type="float">
            <text:p>56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CONCATENATE(&quot;data[&quot;&quot;&quot;;[.A70];&quot;&quot;&quot;]=&quot;&quot;&quot;;[.B70];[.C70];[.D70];[.E70];[.F70];[.G70];[.H70];[.I70];[.J70];[.K70];[.L70];&quot;&quot;&quot;;&quot;)" office:value-type="string" office:string-value="data[&quot;5678&quot;]=&quot;14348987419&quot;;" calcext:value-type="string">
            <text:p>data["5678"]="14348987419";</text:p>
          </table:table-cell>
        </table:table-row>
      </table:table>
      <table:table table:name="Sheet12" table:style-name="ta1">
        <table:table-column table:style-name="co1" table:number-columns-repeated="12" table:default-cell-style-name="Default"/>
        <table:table-column table:style-name="co1" table:default-cell-style-name="ce1"/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NCATENATE(&quot;data[&quot;&quot;&quot;;[.A1];&quot;&quot;&quot;]=&quot;&quot;&quot;;[.B1];[.C1];[.D1];[.E1];[.F1];[.G1];[.H1];[.I1];[.J1];[.K1];[.L1];&quot;&quot;&quot;;&quot;)" office:value-type="string" office:string-value="data[&quot;1234&quot;]=&quot;14341549701&quot;;" calcext:value-type="string">
            <text:p>data["1234"]="14341549701";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CONCATENATE(&quot;data[&quot;&quot;&quot;;[.A2];&quot;&quot;&quot;]=&quot;&quot;&quot;;[.B2];[.C2];[.D2];[.E2];[.F2];[.G2];[.H2];[.I2];[.J2];[.K2];[.L2];&quot;&quot;&quot;;&quot;)" office:value-type="string" office:string-value="data[&quot;1235&quot;]=&quot;14341418980&quot;;" calcext:value-type="string">
            <text:p>data["1235"]="14341418980";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CONCATENATE(&quot;data[&quot;&quot;&quot;;[.A3];&quot;&quot;&quot;]=&quot;&quot;&quot;;[.B3];[.C3];[.D3];[.E3];[.F3];[.G3];[.H3];[.I3];[.J3];[.K3];[.L3];&quot;&quot;&quot;;&quot;)" office:value-type="string" office:string-value="data[&quot;1236&quot;]=&quot;14341434946&quot;;" calcext:value-type="string">
            <text:p>data["1236"]="14341434946";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CONCATENATE(&quot;data[&quot;&quot;&quot;;[.A4];&quot;&quot;&quot;]=&quot;&quot;&quot;;[.B4];[.C4];[.D4];[.E4];[.F4];[.G4];[.H4];[.I4];[.J4];[.K4];[.L4];&quot;&quot;&quot;;&quot;)" office:value-type="string" office:string-value="data[&quot;1237&quot;]=&quot;14342814950&quot;;" calcext:value-type="string">
            <text:p>data["1237"]="14342814950";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CONCATENATE(&quot;data[&quot;&quot;&quot;;[.A5];&quot;&quot;&quot;]=&quot;&quot;&quot;;[.B5];[.C5];[.D5];[.E5];[.F5];[.G5];[.H5];[.I5];[.J5];[.K5];[.L5];&quot;&quot;&quot;;&quot;)" office:value-type="string" office:string-value="data[&quot;1238&quot;]=&quot;14341418049&quot;;" calcext:value-type="string">
            <text:p>data["1238"]="14341418049";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CONCATENATE(&quot;data[&quot;&quot;&quot;;[.A6];&quot;&quot;&quot;]=&quot;&quot;&quot;;[.B6];[.C6];[.D6];[.E6];[.F6];[.G6];[.H6];[.I6];[.J6];[.K6];[.L6];&quot;&quot;&quot;;&quot;)" office:value-type="string" office:string-value="data[&quot;1245&quot;]=&quot;14341438982&quot;;" calcext:value-type="string">
            <text:p>data["1245"]="14341438982";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CONCATENATE(&quot;data[&quot;&quot;&quot;;[.A7];&quot;&quot;&quot;]=&quot;&quot;&quot;;[.B7];[.C7];[.D7];[.E7];[.F7];[.G7];[.H7];[.I7];[.J7];[.K7];[.L7];&quot;&quot;&quot;;&quot;)" office:value-type="string" office:string-value="data[&quot;1246&quot;]=&quot;14341436494&quot;;" calcext:value-type="string">
            <text:p>data["1246"]="14341436494";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NCATENATE(&quot;data[&quot;&quot;&quot;;[.A8];&quot;&quot;&quot;]=&quot;&quot;&quot;;[.B8];[.C8];[.D8];[.E8];[.F8];[.G8];[.H8];[.I8];[.J8];[.K8];[.L8];&quot;&quot;&quot;;&quot;)" office:value-type="string" office:string-value="data[&quot;1247&quot;]=&quot;14343074101&quot;;" calcext:value-type="string">
            <text:p>data["1247"]="14343074101";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CONCATENATE(&quot;data[&quot;&quot;&quot;;[.A9];&quot;&quot;&quot;]=&quot;&quot;&quot;;[.B9];[.C9];[.D9];[.E9];[.F9];[.G9];[.H9];[.I9];[.J9];[.K9];[.L9];&quot;&quot;&quot;;&quot;)" office:value-type="string" office:string-value="data[&quot;1248&quot;]=&quot;14341034869&quot;;" calcext:value-type="string">
            <text:p>data["1248"]="14341034869";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CONCATENATE(&quot;data[&quot;&quot;&quot;;[.A10];&quot;&quot;&quot;]=&quot;&quot;&quot;;[.B10];[.C10];[.D10];[.E10];[.F10];[.G10];[.H10];[.I10];[.J10];[.K10];[.L10];&quot;&quot;&quot;;&quot;)" office:value-type="string" office:string-value="data[&quot;1256&quot;]=&quot;14341874982&quot;;" calcext:value-type="string">
            <text:p>data["1256"]="14341874982";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CONCATENATE(&quot;data[&quot;&quot;&quot;;[.A11];&quot;&quot;&quot;]=&quot;&quot;&quot;;[.B11];[.C11];[.D11];[.E11];[.F11];[.G11];[.H11];[.I11];[.J11];[.K11];[.L11];&quot;&quot;&quot;;&quot;)" office:value-type="string" office:string-value="data[&quot;1257&quot;]=&quot;14348950830&quot;;" calcext:value-type="string">
            <text:p>data["1257"]="14348950830";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CONCATENATE(&quot;data[&quot;&quot;&quot;;[.A12];&quot;&quot;&quot;]=&quot;&quot;&quot;;[.B12];[.C12];[.D12];[.E12];[.F12];[.G12];[.H12];[.I12];[.J12];[.K12];[.L12];&quot;&quot;&quot;;&quot;)" office:value-type="string" office:string-value="data[&quot;1258&quot;]=&quot;14342454348&quot;;" calcext:value-type="string">
            <text:p>data["1258"]="14342454348";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CONCATENATE(&quot;data[&quot;&quot;&quot;;[.A13];&quot;&quot;&quot;]=&quot;&quot;&quot;;[.B13];[.C13];[.D13];[.E13];[.F13];[.G13];[.H13];[.I13];[.J13];[.K13];[.L13];&quot;&quot;&quot;;&quot;)" office:value-type="string" office:string-value="data[&quot;1267&quot;]=&quot;14341928548&quot;;" calcext:value-type="string">
            <text:p>data["1267"]="14341928548";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CONCATENATE(&quot;data[&quot;&quot;&quot;;[.A14];&quot;&quot;&quot;]=&quot;&quot;&quot;;[.B14];[.C14];[.D14];[.E14];[.F14];[.G14];[.H14];[.I14];[.J14];[.K14];[.L14];&quot;&quot;&quot;;&quot;)" office:value-type="string" office:string-value="data[&quot;1268&quot;]=&quot;14341860594&quot;;" calcext:value-type="string">
            <text:p>data["1268"]="14341860594";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CONCATENATE(&quot;data[&quot;&quot;&quot;;[.A15];&quot;&quot;&quot;]=&quot;&quot;&quot;;[.B15];[.C15];[.D15];[.E15];[.F15];[.G15];[.H15];[.I15];[.J15];[.K15];[.L15];&quot;&quot;&quot;;&quot;)" office:value-type="string" office:string-value="data[&quot;1278&quot;]=&quot;14341480479&quot;;" calcext:value-type="string">
            <text:p>data["1278"]="14341480479";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CONCATENATE(&quot;data[&quot;&quot;&quot;;[.A16];&quot;&quot;&quot;]=&quot;&quot;&quot;;[.B16];[.C16];[.D16];[.E16];[.F16];[.G16];[.H16];[.I16];[.J16];[.K16];[.L16];&quot;&quot;&quot;;&quot;)" office:value-type="string" office:string-value="data[&quot;1345&quot;]=&quot;14341414898&quot;;" calcext:value-type="string">
            <text:p>data["1345"]="14341414898";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NCATENATE(&quot;data[&quot;&quot;&quot;;[.A17];&quot;&quot;&quot;]=&quot;&quot;&quot;;[.B17];[.C17];[.D17];[.E17];[.F17];[.G17];[.H17];[.I17];[.J17];[.K17];[.L17];&quot;&quot;&quot;;&quot;)" office:value-type="string" office:string-value="data[&quot;1346&quot;]=&quot;14341496401&quot;;" calcext:value-type="string">
            <text:p>data["1346"]="14341496401";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CONCATENATE(&quot;data[&quot;&quot;&quot;;[.A18];&quot;&quot;&quot;]=&quot;&quot;&quot;;[.B18];[.C18];[.D18];[.E18];[.F18];[.G18];[.H18];[.I18];[.J18];[.K18];[.L18];&quot;&quot;&quot;;&quot;)" office:value-type="string" office:string-value="data[&quot;1347&quot;]=&quot;14341430402&quot;;" calcext:value-type="string">
            <text:p>data["1347"]="14341430402";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CONCATENATE(&quot;data[&quot;&quot;&quot;;[.A19];&quot;&quot;&quot;]=&quot;&quot;&quot;;[.B19];[.C19];[.D19];[.E19];[.F19];[.G19];[.H19];[.I19];[.J19];[.K19];[.L19];&quot;&quot;&quot;;&quot;)" office:value-type="string" office:string-value="data[&quot;1348&quot;]=&quot;14341414989&quot;;" calcext:value-type="string">
            <text:p>data["1348"]="14341414989";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CONCATENATE(&quot;data[&quot;&quot;&quot;;[.A20];&quot;&quot;&quot;]=&quot;&quot;&quot;;[.B20];[.C20];[.D20];[.E20];[.F20];[.G20];[.H20];[.I20];[.J20];[.K20];[.L20];&quot;&quot;&quot;;&quot;)" office:value-type="string" office:string-value="data[&quot;1356&quot;]=&quot;14341682081&quot;;" calcext:value-type="string">
            <text:p>data["1356"]="14341682081";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CONCATENATE(&quot;data[&quot;&quot;&quot;;[.A21];&quot;&quot;&quot;]=&quot;&quot;&quot;;[.B21];[.C21];[.D21];[.E21];[.F21];[.G21];[.H21];[.I21];[.J21];[.K21];[.L21];&quot;&quot;&quot;;&quot;)" office:value-type="string" office:string-value="data[&quot;1357&quot;]=&quot;14341827089&quot;;" calcext:value-type="string">
            <text:p>data["1357"]="14341827089";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CONCATENATE(&quot;data[&quot;&quot;&quot;;[.A22];&quot;&quot;&quot;]=&quot;&quot;&quot;;[.B22];[.C22];[.D22];[.E22];[.F22];[.G22];[.H22];[.I22];[.J22];[.K22];[.L22];&quot;&quot;&quot;;&quot;)" office:value-type="string" office:string-value="data[&quot;1358&quot;]=&quot;14341870896&quot;;" calcext:value-type="string">
            <text:p>data["1358"]="14341870896";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CONCATENATE(&quot;data[&quot;&quot;&quot;;[.A23];&quot;&quot;&quot;]=&quot;&quot;&quot;;[.B23];[.C23];[.D23];[.E23];[.F23];[.G23];[.H23];[.I23];[.J23];[.K23];[.L23];&quot;&quot;&quot;;&quot;)" office:value-type="string" office:string-value="data[&quot;1367&quot;]=&quot;14341879406&quot;;" calcext:value-type="string">
            <text:p>data["1367"]="14341879406";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CONCATENATE(&quot;data[&quot;&quot;&quot;;[.A24];&quot;&quot;&quot;]=&quot;&quot;&quot;;[.B24];[.C24];[.D24];[.E24];[.F24];[.G24];[.H24];[.I24];[.J24];[.K24];[.L24];&quot;&quot;&quot;;&quot;)" office:value-type="string" office:string-value="data[&quot;1368&quot;]=&quot;14341818174&quot;;" calcext:value-type="string">
            <text:p>data["1368"]="14341818174";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CONCATENATE(&quot;data[&quot;&quot;&quot;;[.A25];&quot;&quot;&quot;]=&quot;&quot;&quot;;[.B25];[.C25];[.D25];[.E25];[.F25];[.G25];[.H25];[.I25];[.J25];[.K25];[.L25];&quot;&quot;&quot;;&quot;)" office:value-type="string" office:string-value="data[&quot;1378&quot;]=&quot;14348929187&quot;;" calcext:value-type="string">
            <text:p>data["1378"]="14348929187";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CONCATENATE(&quot;data[&quot;&quot;&quot;;[.A26];&quot;&quot;&quot;]=&quot;&quot;&quot;;[.B26];[.C26];[.D26];[.E26];[.F26];[.G26];[.H26];[.I26];[.J26];[.K26];[.L26];&quot;&quot;&quot;;&quot;)" office:value-type="string" office:string-value="data[&quot;1456&quot;]=&quot;14341874982&quot;;" calcext:value-type="string">
            <text:p>data["1456"]="14341874982";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CONCATENATE(&quot;data[&quot;&quot;&quot;;[.A27];&quot;&quot;&quot;]=&quot;&quot;&quot;;[.B27];[.C27];[.D27];[.E27];[.F27];[.G27];[.H27];[.I27];[.J27];[.K27];[.L27];&quot;&quot;&quot;;&quot;)" office:value-type="string" office:string-value="data[&quot;1457&quot;]=&quot;14342929503&quot;;" calcext:value-type="string">
            <text:p>data["1457"]="14342929503";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CONCATENATE(&quot;data[&quot;&quot;&quot;;[.A28];&quot;&quot;&quot;]=&quot;&quot;&quot;;[.B28];[.C28];[.D28];[.E28];[.F28];[.G28];[.H28];[.I28];[.J28];[.K28];[.L28];&quot;&quot;&quot;;&quot;)" office:value-type="string" office:string-value="data[&quot;1458&quot;]=&quot;14341497804&quot;;" calcext:value-type="string">
            <text:p>data["1458"]="14341497804";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CONCATENATE(&quot;data[&quot;&quot;&quot;;[.A29];&quot;&quot;&quot;]=&quot;&quot;&quot;;[.B29];[.C29];[.D29];[.E29];[.F29];[.G29];[.H29];[.I29];[.J29];[.K29];[.L29];&quot;&quot;&quot;;&quot;)" office:value-type="string" office:string-value="data[&quot;1467&quot;]=&quot;14345983408&quot;;" calcext:value-type="string">
            <text:p>data["1467"]="14345983408";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NCATENATE(&quot;data[&quot;&quot;&quot;;[.A30];&quot;&quot;&quot;]=&quot;&quot;&quot;;[.B30];[.C30];[.D30];[.E30];[.F30];[.G30];[.H30];[.I30];[.J30];[.K30];[.L30];&quot;&quot;&quot;;&quot;)" office:value-type="string" office:string-value="data[&quot;1468&quot;]=&quot;14341748101&quot;;" calcext:value-type="string">
            <text:p>data["1468"]="14341748101";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CONCATENATE(&quot;data[&quot;&quot;&quot;;[.A31];&quot;&quot;&quot;]=&quot;&quot;&quot;;[.B31];[.C31];[.D31];[.E31];[.F31];[.G31];[.H31];[.I31];[.J31];[.K31];[.L31];&quot;&quot;&quot;;&quot;)" office:value-type="string" office:string-value="data[&quot;1478&quot;]=&quot;14354108145&quot;;" calcext:value-type="string">
            <text:p>data["1478"]="14354108145";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CONCATENATE(&quot;data[&quot;&quot;&quot;;[.A32];&quot;&quot;&quot;]=&quot;&quot;&quot;;[.B32];[.C32];[.D32];[.E32];[.F32];[.G32];[.H32];[.I32];[.J32];[.K32];[.L32];&quot;&quot;&quot;;&quot;)" office:value-type="string" office:string-value="data[&quot;1567&quot;]=&quot;14348203941&quot;;" calcext:value-type="string">
            <text:p>data["1567"]="14348203941";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CONCATENATE(&quot;data[&quot;&quot;&quot;;[.A33];&quot;&quot;&quot;]=&quot;&quot;&quot;;[.B33];[.C33];[.D33];[.E33];[.F33];[.G33];[.H33];[.I33];[.J33];[.K33];[.L33];&quot;&quot;&quot;;&quot;)" office:value-type="string" office:string-value="data[&quot;1568&quot;]=&quot;14342043983&quot;;" calcext:value-type="string">
            <text:p>data["1568"]="14342043983";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CONCATENATE(&quot;data[&quot;&quot;&quot;;[.A34];&quot;&quot;&quot;]=&quot;&quot;&quot;;[.B34];[.C34];[.D34];[.E34];[.F34];[.G34];[.H34];[.I34];[.J34];[.K34];[.L34];&quot;&quot;&quot;;&quot;)" office:value-type="string" office:string-value="data[&quot;1578&quot;]=&quot;14342814019&quot;;" calcext:value-type="string">
            <text:p>data["1578"]="14342814019";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CONCATENATE(&quot;data[&quot;&quot;&quot;;[.A35];&quot;&quot;&quot;]=&quot;&quot;&quot;;[.B35];[.C35];[.D35];[.E35];[.F35];[.G35];[.H35];[.I35];[.J35];[.K35];[.L35];&quot;&quot;&quot;;&quot;)" office:value-type="string" office:string-value="data[&quot;1678&quot;]=&quot;14350438185&quot;;" calcext:value-type="string">
            <text:p>data["1678"]="14350438185";</text:p>
          </table:table-cell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CONCATENATE(&quot;data[&quot;&quot;&quot;;[.A36];&quot;&quot;&quot;]=&quot;&quot;&quot;;[.B36];[.C36];[.D36];[.E36];[.F36];[.G36];[.H36];[.I36];[.J36];[.K36];[.L36];&quot;&quot;&quot;;&quot;)" office:value-type="string" office:string-value="data[&quot;2345&quot;]=&quot;14341686041&quot;;" calcext:value-type="string">
            <text:p>data["2345"]="14341686041";</text:p>
          </table:table-cell>
        </table:table-row>
        <table:table-row table:style-name="ro1">
          <table:table-cell office:value-type="float" office:value="2346" calcext:value-type="float">
            <text:p>234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CONCATENATE(&quot;data[&quot;&quot;&quot;;[.A37];&quot;&quot;&quot;]=&quot;&quot;&quot;;[.B37];[.C37];[.D37];[.E37];[.F37];[.G37];[.H37];[.I37];[.J37];[.K37];[.L37];&quot;&quot;&quot;;&quot;)" office:value-type="string" office:string-value="data[&quot;2346&quot;]=&quot;14341419268&quot;;" calcext:value-type="string">
            <text:p>data["2346"]="14341419268";</text:p>
          </table:table-cell>
        </table:table-row>
        <table:table-row table:style-name="ro1">
          <table:table-cell office:value-type="float" office:value="2347" calcext:value-type="float">
            <text:p>234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CONCATENATE(&quot;data[&quot;&quot;&quot;;[.A38];&quot;&quot;&quot;]=&quot;&quot;&quot;;[.B38];[.C38];[.D38];[.E38];[.F38];[.G38];[.H38];[.I38];[.J38];[.K38];[.L38];&quot;&quot;&quot;;&quot;)" office:value-type="string" office:string-value="data[&quot;2347&quot;]=&quot;14341424079&quot;;" calcext:value-type="string">
            <text:p>data["2347"]="14341424079";</text:p>
          </table:table-cell>
        </table:table-row>
        <table:table-row table:style-name="ro1">
          <table:table-cell office:value-type="float" office:value="2348" calcext:value-type="float">
            <text:p>234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CONCATENATE(&quot;data[&quot;&quot;&quot;;[.A39];&quot;&quot;&quot;]=&quot;&quot;&quot;;[.B39];[.C39];[.D39];[.E39];[.F39];[.G39];[.H39];[.I39];[.J39];[.K39];[.L39];&quot;&quot;&quot;;&quot;)" office:value-type="string" office:string-value="data[&quot;2348&quot;]=&quot;14341439496&quot;;" calcext:value-type="string">
            <text:p>data["2348"]="14341439496";</text:p>
          </table:table-cell>
        </table:table-row>
        <table:table-row table:style-name="ro1">
          <table:table-cell office:value-type="float" office:value="2356" calcext:value-type="float">
            <text:p>235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CONCATENATE(&quot;data[&quot;&quot;&quot;;[.A40];&quot;&quot;&quot;]=&quot;&quot;&quot;;[.B40];[.C40];[.D40];[.E40];[.F40];[.G40];[.H40];[.I40];[.J40];[.K40];[.L40];&quot;&quot;&quot;;&quot;)" office:value-type="string" office:string-value="data[&quot;2356&quot;]=&quot;14341424041&quot;;" calcext:value-type="string">
            <text:p>data["2356"]="14341424041";</text:p>
          </table:table-cell>
        </table:table-row>
        <table:table-row table:style-name="ro1">
          <table:table-cell office:value-type="float" office:value="2357" calcext:value-type="float">
            <text:p>235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CONCATENATE(&quot;data[&quot;&quot;&quot;;[.A41];&quot;&quot;&quot;]=&quot;&quot;&quot;;[.B41];[.C41];[.D41];[.E41];[.F41];[.G41];[.H41];[.I41];[.J41];[.K41];[.L41];&quot;&quot;&quot;;&quot;)" office:value-type="string" office:string-value="data[&quot;2357&quot;]=&quot;14341424930&quot;;" calcext:value-type="string">
            <text:p>data["2357"]="14341424930";</text:p>
          </table:table-cell>
        </table:table-row>
        <table:table-row table:style-name="ro1">
          <table:table-cell office:value-type="float" office:value="2358" calcext:value-type="float">
            <text:p>235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CONCATENATE(&quot;data[&quot;&quot;&quot;;[.A42];&quot;&quot;&quot;]=&quot;&quot;&quot;;[.B42];[.C42];[.D42];[.E42];[.F42];[.G42];[.H42];[.I42];[.J42];[.K42];[.L42];&quot;&quot;&quot;;&quot;)" office:value-type="string" office:string-value="data[&quot;2358&quot;]=&quot;14341464979&quot;;" calcext:value-type="string">
            <text:p>data["2358"]="14341464979";</text:p>
          </table:table-cell>
        </table:table-row>
        <table:table-row table:style-name="ro1">
          <table:table-cell office:value-type="float" office:value="2367" calcext:value-type="float">
            <text:p>23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CONCATENATE(&quot;data[&quot;&quot;&quot;;[.A43];&quot;&quot;&quot;]=&quot;&quot;&quot;;[.B43];[.C43];[.D43];[.E43];[.F43];[.G43];[.H43];[.I43];[.J43];[.K43];[.L43];&quot;&quot;&quot;;&quot;)" office:value-type="string" office:string-value="data[&quot;2367&quot;]=&quot;14341492594&quot;;" calcext:value-type="string">
            <text:p>data["2367"]="14341492594";</text:p>
          </table:table-cell>
        </table:table-row>
        <table:table-row table:style-name="ro1">
          <table:table-cell office:value-type="float" office:value="2368" calcext:value-type="float">
            <text:p>236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CONCATENATE(&quot;data[&quot;&quot;&quot;;[.A44];&quot;&quot;&quot;]=&quot;&quot;&quot;;[.B44];[.C44];[.D44];[.E44];[.F44];[.G44];[.H44];[.I44];[.J44];[.K44];[.L44];&quot;&quot;&quot;;&quot;)" office:value-type="string" office:string-value="data[&quot;2368&quot;]=&quot;14341498930&quot;;" calcext:value-type="string">
            <text:p>data["2368"]="14341498930";</text:p>
          </table:table-cell>
        </table:table-row>
        <table:table-row table:style-name="ro1">
          <table:table-cell office:value-type="float" office:value="2378" calcext:value-type="float">
            <text:p>23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CONCATENATE(&quot;data[&quot;&quot;&quot;;[.A45];&quot;&quot;&quot;]=&quot;&quot;&quot;;[.B45];[.C45];[.D45];[.E45];[.F45];[.G45];[.H45];[.I45];[.J45];[.K45];[.L45];&quot;&quot;&quot;;&quot;)" office:value-type="string" office:string-value="data[&quot;2378&quot;]=&quot;14341801608&quot;;" calcext:value-type="string">
            <text:p>data["2378"]="14341801608";</text:p>
          </table:table-cell>
        </table:table-row>
        <table:table-row table:style-name="ro1">
          <table:table-cell office:value-type="float" office:value="2456" calcext:value-type="float">
            <text:p>245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CONCATENATE(&quot;data[&quot;&quot;&quot;;[.A46];&quot;&quot;&quot;]=&quot;&quot;&quot;;[.B46];[.C46];[.D46];[.E46];[.F46];[.G46];[.H46];[.I46];[.J46];[.K46];[.L46];&quot;&quot;&quot;;&quot;)" office:value-type="string" office:string-value="data[&quot;2456&quot;]=&quot;14341489821&quot;;" calcext:value-type="string">
            <text:p>data["2456"]="14341489821";</text:p>
          </table:table-cell>
        </table:table-row>
        <table:table-row table:style-name="ro1">
          <table:table-cell office:value-type="float" office:value="2457" calcext:value-type="float">
            <text:p>245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CONCATENATE(&quot;data[&quot;&quot;&quot;;[.A47];&quot;&quot;&quot;]=&quot;&quot;&quot;;[.B47];[.C47];[.D47];[.E47];[.F47];[.G47];[.H47];[.I47];[.J47];[.K47];[.L47];&quot;&quot;&quot;;&quot;)" office:value-type="string" office:string-value="data[&quot;2457&quot;]=&quot;14341741603&quot;;" calcext:value-type="string">
            <text:p>data["2457"]="14341741603";</text:p>
          </table:table-cell>
        </table:table-row>
        <table:table-row table:style-name="ro1">
          <table:table-cell office:value-type="float" office:value="2458" calcext:value-type="float">
            <text:p>245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CONCATENATE(&quot;data[&quot;&quot;&quot;;[.A48];&quot;&quot;&quot;]=&quot;&quot;&quot;;[.B48];[.C48];[.D48];[.E48];[.F48];[.G48];[.H48];[.I48];[.J48];[.K48];[.L48];&quot;&quot;&quot;;&quot;)" office:value-type="string" office:string-value="data[&quot;2458&quot;]=&quot;14341870492&quot;;" calcext:value-type="string">
            <text:p>data["2458"]="14341870492";</text:p>
          </table:table-cell>
        </table:table-row>
        <table:table-row table:style-name="ro1">
          <table:table-cell office:value-type="float" office:value="2467" calcext:value-type="float">
            <text:p>24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CONCATENATE(&quot;data[&quot;&quot;&quot;;[.A49];&quot;&quot;&quot;]=&quot;&quot;&quot;;[.B49];[.C49];[.D49];[.E49];[.F49];[.G49];[.H49];[.I49];[.J49];[.K49];[.L49];&quot;&quot;&quot;;&quot;)" office:value-type="string" office:string-value="data[&quot;2467&quot;]=&quot;14341879802&quot;;" calcext:value-type="string">
            <text:p>data["2467"]="14341879802";</text:p>
          </table:table-cell>
        </table:table-row>
        <table:table-row table:style-name="ro1">
          <table:table-cell office:value-type="float" office:value="2458" calcext:value-type="float">
            <text:p>245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NCATENATE(&quot;data[&quot;&quot;&quot;;[.A50];&quot;&quot;&quot;]=&quot;&quot;&quot;;[.B50];[.C50];[.D50];[.E50];[.F50];[.G50];[.H50];[.I50];[.J50];[.K50];[.L50];&quot;&quot;&quot;;&quot;)" office:value-type="string" office:string-value="data[&quot;2458&quot;]=&quot;14341548301&quot;;" calcext:value-type="string">
            <text:p>data["2458"]="14341548301";</text:p>
          </table:table-cell>
        </table:table-row>
        <table:table-row table:style-name="ro1">
          <table:table-cell office:value-type="float" office:value="2478" calcext:value-type="float">
            <text:p>24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CONCATENATE(&quot;data[&quot;&quot;&quot;;[.A51];&quot;&quot;&quot;]=&quot;&quot;&quot;;[.B51];[.C51];[.D51];[.E51];[.F51];[.G51];[.H51];[.I51];[.J51];[.K51];[.L51];&quot;&quot;&quot;;&quot;)" office:value-type="string" office:string-value="data[&quot;2478&quot;]=&quot;14341686079&quot;;" calcext:value-type="string">
            <text:p>data["2478"]="14341686079";</text:p>
          </table:table-cell>
        </table:table-row>
        <table:table-row table:style-name="ro1">
          <table:table-cell office:value-type="float" office:value="2567" calcext:value-type="float">
            <text:p>25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CONCATENATE(&quot;data[&quot;&quot;&quot;;[.A52];&quot;&quot;&quot;]=&quot;&quot;&quot;;[.B52];[.C52];[.D52];[.E52];[.F52];[.G52];[.H52];[.I52];[.J52];[.K52];[.L52];&quot;&quot;&quot;;&quot;)" office:value-type="string" office:string-value="data[&quot;2567&quot;]=&quot;14341686930&quot;;" calcext:value-type="string">
            <text:p>data["2567"]="14341686930";</text:p>
          </table:table-cell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CONCATENATE(&quot;data[&quot;&quot;&quot;;[.A53];&quot;&quot;&quot;]=&quot;&quot;&quot;;[.B53];[.C53];[.D53];[.E53];[.F53];[.G53];[.H53];[.I53];[.J53];[.K53];[.L53];&quot;&quot;&quot;;&quot;)" office:value-type="string" office:string-value="data[&quot;2568&quot;]=&quot;14341505405&quot;;" calcext:value-type="string">
            <text:p>data["2568"]="14341505405";</text:p>
          </table:table-cell>
        </table:table-row>
        <table:table-row table:style-name="ro1">
          <table:table-cell office:value-type="float" office:value="2578" calcext:value-type="float">
            <text:p>25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CONCATENATE(&quot;data[&quot;&quot;&quot;;[.A54];&quot;&quot;&quot;]=&quot;&quot;&quot;;[.B54];[.C54];[.D54];[.E54];[.F54];[.G54];[.H54];[.I54];[.J54];[.K54];[.L54];&quot;&quot;&quot;;&quot;)" office:value-type="string" office:string-value="data[&quot;2578&quot;]=&quot;14341787079&quot;;" calcext:value-type="string">
            <text:p>data["2578"]="14341787079";</text:p>
          </table:table-cell>
        </table:table-row>
        <table:table-row table:style-name="ro1">
          <table:table-cell office:value-type="float" office:value="2678" calcext:value-type="float">
            <text:p>26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CONCATENATE(&quot;data[&quot;&quot;&quot;;[.A55];&quot;&quot;&quot;]=&quot;&quot;&quot;;[.B55];[.C55];[.D55];[.E55];[.F55];[.G55];[.H55];[.I55];[.J55];[.K55];[.L55];&quot;&quot;&quot;;&quot;)" office:value-type="string" office:string-value="data[&quot;2678&quot;]=&quot;14343069859&quot;;" calcext:value-type="string">
            <text:p>data["2678"]="14343069859";</text:p>
          </table:table-cell>
        </table:table-row>
        <table:table-row table:style-name="ro1">
          <table:table-cell office:value-type="float" office:value="3456" calcext:value-type="float">
            <text:p>345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CONCATENATE(&quot;data[&quot;&quot;&quot;;[.A56];&quot;&quot;&quot;]=&quot;&quot;&quot;;[.B56];[.C56];[.D56];[.E56];[.F56];[.G56];[.H56];[.I56];[.J56];[.K56];[.L56];&quot;&quot;&quot;;&quot;)" office:value-type="string" office:string-value="data[&quot;3456&quot;]=&quot;14341828030&quot;;" calcext:value-type="string">
            <text:p>data["3456"]="14341828030";</text:p>
          </table:table-cell>
        </table:table-row>
        <table:table-row table:style-name="ro1">
          <table:table-cell office:value-type="float" office:value="3457" calcext:value-type="float">
            <text:p>345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CONCATENATE(&quot;data[&quot;&quot;&quot;;[.A57];&quot;&quot;&quot;]=&quot;&quot;&quot;;[.B57];[.C57];[.D57];[.E57];[.F57];[.G57];[.H57];[.I57];[.J57];[.K57];[.L57];&quot;&quot;&quot;;&quot;)" office:value-type="string" office:string-value="data[&quot;3457&quot;]=&quot;14341415987&quot;;" calcext:value-type="string">
            <text:p>data["3457"]="14341415987";</text:p>
          </table:table-cell>
        </table:table-row>
        <table:table-row table:style-name="ro1">
          <table:table-cell office:value-type="float" office:value="3458" calcext:value-type="float">
            <text:p>345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CONCATENATE(&quot;data[&quot;&quot;&quot;;[.A58];&quot;&quot;&quot;]=&quot;&quot;&quot;;[.B58];[.C58];[.D58];[.E58];[.F58];[.G58];[.H58];[.I58];[.J58];[.K58];[.L58];&quot;&quot;&quot;;&quot;)" office:value-type="string" office:string-value="data[&quot;3458&quot;]=&quot;14341417985&quot;;" calcext:value-type="string">
            <text:p>data["3458"]="14341417985";</text:p>
          </table:table-cell>
        </table:table-row>
        <table:table-row table:style-name="ro1">
          <table:table-cell office:value-type="float" office:value="3467" calcext:value-type="float">
            <text:p>34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NCATENATE(&quot;data[&quot;&quot;&quot;;[.A59];&quot;&quot;&quot;]=&quot;&quot;&quot;;[.B59];[.C59];[.D59];[.E59];[.F59];[.G59];[.H59];[.I59];[.J59];[.K59];[.L59];&quot;&quot;&quot;;&quot;)" office:value-type="string" office:string-value="data[&quot;3467&quot;]=&quot;14341420401&quot;;" calcext:value-type="string">
            <text:p>data["3467"]="14341420401";</text:p>
          </table:table-cell>
        </table:table-row>
        <table:table-row table:style-name="ro1">
          <table:table-cell office:value-type="float" office:value="3468" calcext:value-type="float">
            <text:p>346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CONCATENATE(&quot;data[&quot;&quot;&quot;;[.A60];&quot;&quot;&quot;]=&quot;&quot;&quot;;[.B60];[.C60];[.D60];[.E60];[.F60];[.G60];[.H60];[.I60];[.J60];[.K60];[.L60];&quot;&quot;&quot;;&quot;)" office:value-type="string" office:string-value="data[&quot;3468&quot;]=&quot;14341498921&quot;;" calcext:value-type="string">
            <text:p>data["3468"]="14341498921";</text:p>
          </table:table-cell>
        </table:table-row>
        <table:table-row table:style-name="ro1">
          <table:table-cell office:value-type="float" office:value="3478" calcext:value-type="float">
            <text:p>34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CONCATENATE(&quot;data[&quot;&quot;&quot;;[.A61];&quot;&quot;&quot;]=&quot;&quot;&quot;;[.B61];[.C61];[.D61];[.E61];[.F61];[.G61];[.H61];[.I61];[.J61];[.K61];[.L61];&quot;&quot;&quot;;&quot;)" office:value-type="string" office:string-value="data[&quot;3478&quot;]=&quot;14341501916&quot;;" calcext:value-type="string">
            <text:p>data["3478"]="14341501916";</text:p>
          </table:table-cell>
        </table:table-row>
        <table:table-row table:style-name="ro1">
          <table:table-cell office:value-type="float" office:value="3567" calcext:value-type="float">
            <text:p>35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CONCATENATE(&quot;data[&quot;&quot;&quot;;[.A62];&quot;&quot;&quot;]=&quot;&quot;&quot;;[.B62];[.C62];[.D62];[.E62];[.F62];[.G62];[.H62];[.I62];[.J62];[.K62];[.L62];&quot;&quot;&quot;;&quot;)" office:value-type="string" office:string-value="data[&quot;3567&quot;]=&quot;14341894016&quot;;" calcext:value-type="string">
            <text:p>data["3567"]="14341894016";</text:p>
          </table:table-cell>
        </table:table-row>
        <table:table-row table:style-name="ro1">
          <table:table-cell office:value-type="float" office:value="3568" calcext:value-type="float">
            <text:p>356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NCATENATE(&quot;data[&quot;&quot;&quot;;[.A63];&quot;&quot;&quot;]=&quot;&quot;&quot;;[.B63];[.C63];[.D63];[.E63];[.F63];[.G63];[.H63];[.I63];[.J63];[.K63];[.L63];&quot;&quot;&quot;;&quot;)" office:value-type="string" office:string-value="data[&quot;3568&quot;]=&quot;14341648201&quot;;" calcext:value-type="string">
            <text:p>data["3568"]="14341648201";</text:p>
          </table:table-cell>
        </table:table-row>
        <table:table-row table:style-name="ro1">
          <table:table-cell office:value-type="float" office:value="3578" calcext:value-type="float">
            <text:p>35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CONCATENATE(&quot;data[&quot;&quot;&quot;;[.A64];&quot;&quot;&quot;]=&quot;&quot;&quot;;[.B64];[.C64];[.D64];[.E64];[.F64];[.G64];[.H64];[.I64];[.J64];[.K64];[.L64];&quot;&quot;&quot;;&quot;)" office:value-type="string" office:string-value="data[&quot;3578&quot;]=&quot;14341828979&quot;;" calcext:value-type="string">
            <text:p>data["3578"]="14341828979";</text:p>
          </table:table-cell>
        </table:table-row>
        <table:table-row table:style-name="ro1">
          <table:table-cell office:value-type="float" office:value="3678" calcext:value-type="float">
            <text:p>36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CONCATENATE(&quot;data[&quot;&quot;&quot;;[.A65];&quot;&quot;&quot;]=&quot;&quot;&quot;;[.B65];[.C65];[.D65];[.E65];[.F65];[.G65];[.H65];[.I65];[.J65];[.K65];[.L65];&quot;&quot;&quot;;&quot;)" office:value-type="string" office:string-value="data[&quot;3678&quot;]=&quot;14342419859&quot;;" calcext:value-type="string">
            <text:p>data["3678"]="14342419859";</text:p>
          </table:table-cell>
        </table:table-row>
        <table:table-row table:style-name="ro1">
          <table:table-cell office:value-type="float" office:value="4567" calcext:value-type="float">
            <text:p>45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CONCATENATE(&quot;data[&quot;&quot;&quot;;[.A66];&quot;&quot;&quot;]=&quot;&quot;&quot;;[.B66];[.C66];[.D66];[.E66];[.F66];[.G66];[.H66];[.I66];[.J66];[.K66];[.L66];&quot;&quot;&quot;;&quot;)" office:value-type="string" office:string-value="data[&quot;4567&quot;]=&quot;14341682016&quot;;" calcext:value-type="string">
            <text:p>data["4567"]="14341682016";</text:p>
          </table:table-cell>
        </table:table-row>
        <table:table-row table:style-name="ro1">
          <table:table-cell office:value-type="float" office:value="4568" calcext:value-type="float">
            <text:p>456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CONCATENATE(&quot;data[&quot;&quot;&quot;;[.A67];&quot;&quot;&quot;]=&quot;&quot;&quot;;[.B67];[.C67];[.D67];[.E67];[.F67];[.G67];[.H67];[.I67];[.J67];[.K67];[.L67];&quot;&quot;&quot;;&quot;)" office:value-type="string" office:string-value="data[&quot;4568&quot;]=&quot;14341498041&quot;;" calcext:value-type="string">
            <text:p>data["4568"]="14341498041";</text:p>
          </table:table-cell>
        </table:table-row>
        <table:table-row table:style-name="ro1">
          <table:table-cell office:value-type="float" office:value="4578" calcext:value-type="float">
            <text:p>45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CONCATENATE(&quot;data[&quot;&quot;&quot;;[.A68];&quot;&quot;&quot;]=&quot;&quot;&quot;;[.B68];[.C68];[.D68];[.E68];[.F68];[.G68];[.H68];[.I68];[.J68];[.K68];[.L68];&quot;&quot;&quot;;&quot;)" office:value-type="string" office:string-value="data[&quot;4578&quot;]=&quot;14340160790&quot;;" calcext:value-type="string">
            <text:p>data["4578"]="14340160790";</text:p>
          </table:table-cell>
        </table:table-row>
        <table:table-row table:style-name="ro1">
          <table:table-cell office:value-type="float" office:value="4678" calcext:value-type="float">
            <text:p>46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CONCATENATE(&quot;data[&quot;&quot;&quot;;[.A69];&quot;&quot;&quot;]=&quot;&quot;&quot;;[.B69];[.C69];[.D69];[.E69];[.F69];[.G69];[.H69];[.I69];[.J69];[.K69];[.L69];&quot;&quot;&quot;;&quot;)" office:value-type="string" office:string-value="data[&quot;4678&quot;]=&quot;14348919508&quot;;" calcext:value-type="string">
            <text:p>data["4678"]="14348919508";</text:p>
          </table:table-cell>
        </table:table-row>
        <table:table-row table:style-name="ro1">
          <table:table-cell office:value-type="float" office:value="5678" calcext:value-type="float">
            <text:p>56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CONCATENATE(&quot;data[&quot;&quot;&quot;;[.A70];&quot;&quot;&quot;]=&quot;&quot;&quot;;[.B70];[.C70];[.D70];[.E70];[.F70];[.G70];[.H70];[.I70];[.J70];[.K70];[.L70];&quot;&quot;&quot;;&quot;)" office:value-type="string" office:string-value="data[&quot;5678&quot;]=&quot;14342894187&quot;;" calcext:value-type="string">
            <text:p>data["5678"]="14342894187";</text:p>
          </table:table-cell>
        </table:table-row>
      </table:table>
      <table:table table:name="Sheet13" table:style-name="ta1">
        <table:table-column table:style-name="co1" table:number-columns-repeated="11" table:default-cell-style-name="Default"/>
        <table:table-column table:style-name="co1" table:default-cell-style-name="ce1"/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CONCATENATE(&quot;data[&quot;&quot;&quot;;[.A1];&quot;&quot;&quot;]=&quot;&quot;&quot;;[.B1];[.C1];[.D1];[.E1];[.F1];[.G1];[.H1];[.I1];[.J1];[.K1];&quot;&quot;&quot;;&quot;)" office:value-type="string" office:string-value="data[&quot;1234&quot;]=&quot;1439170345&quot;;" calcext:value-type="string">
            <text:p>data["1234"]="1439170345";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CONCATENATE(&quot;data[&quot;&quot;&quot;;[.A2];&quot;&quot;&quot;]=&quot;&quot;&quot;;[.B2];[.C2];[.D2];[.E2];[.F2];[.G2];[.H2];[.I2];[.J2];[.K2];&quot;&quot;&quot;;&quot;)" office:value-type="string" office:string-value="data[&quot;1235&quot;]=&quot;1439141648&quot;;" calcext:value-type="string">
            <text:p>data["1235"]="1439141648";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CONCATENATE(&quot;data[&quot;&quot;&quot;;[.A3];&quot;&quot;&quot;]=&quot;&quot;&quot;;[.B3];[.C3];[.D3];[.E3];[.F3];[.G3];[.H3];[.I3];[.J3];[.K3];&quot;&quot;&quot;;&quot;)" office:value-type="string" office:string-value="data[&quot;1236&quot;]=&quot;1439291043&quot;;" calcext:value-type="string">
            <text:p>data["1236"]="1439291043";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CONCATENATE(&quot;data[&quot;&quot;&quot;;[.A4];&quot;&quot;&quot;]=&quot;&quot;&quot;;[.B4];[.C4];[.D4];[.E4];[.F4];[.G4];[.H4];[.I4];[.J4];[.K4];&quot;&quot;&quot;;&quot;)" office:value-type="string" office:string-value="data[&quot;1237&quot;]=&quot;1430198590&quot;;" calcext:value-type="string">
            <text:p>data["1237"]="1430198590";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NCATENATE(&quot;data[&quot;&quot;&quot;;[.A5];&quot;&quot;&quot;]=&quot;&quot;&quot;;[.B5];[.C5];[.D5];[.E5];[.F5];[.G5];[.H5];[.I5];[.J5];[.K5];&quot;&quot;&quot;;&quot;)" office:value-type="string" office:string-value="data[&quot;1238&quot;]=&quot;1439064301&quot;;" calcext:value-type="string">
            <text:p>data["1238"]="1439064301";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CONCATENATE(&quot;data[&quot;&quot;&quot;;[.A6];&quot;&quot;&quot;]=&quot;&quot;&quot;;[.B6];[.C6];[.D6];[.E6];[.F6];[.G6];[.H6];[.I6];[.J6];[.K6];&quot;&quot;&quot;;&quot;)" office:value-type="string" office:string-value="data[&quot;1245&quot;]=&quot;1439141482&quot;;" calcext:value-type="string">
            <text:p>data["1245"]="1439141482";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CONCATENATE(&quot;data[&quot;&quot;&quot;;[.A7];&quot;&quot;&quot;]=&quot;&quot;&quot;;[.B7];[.C7];[.D7];[.E7];[.F7];[.G7];[.H7];[.I7];[.J7];[.K7];&quot;&quot;&quot;;&quot;)" office:value-type="string" office:string-value="data[&quot;1246&quot;]=&quot;1439193408&quot;;" calcext:value-type="string">
            <text:p>data["1246"]="1439193408";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CONCATENATE(&quot;data[&quot;&quot;&quot;;[.A8];&quot;&quot;&quot;]=&quot;&quot;&quot;;[.B8];[.C8];[.D8];[.E8];[.F8];[.G8];[.H8];[.I8];[.J8];[.K8];&quot;&quot;&quot;;&quot;)" office:value-type="string" office:string-value="data[&quot;1247&quot;]=&quot;1439820393&quot;;" calcext:value-type="string">
            <text:p>data["1247"]="1439820393";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CONCATENATE(&quot;data[&quot;&quot;&quot;;[.A9];&quot;&quot;&quot;]=&quot;&quot;&quot;;[.B9];[.C9];[.D9];[.E9];[.F9];[.G9];[.H9];[.I9];[.J9];[.K9];&quot;&quot;&quot;;&quot;)" office:value-type="string" office:string-value="data[&quot;1248&quot;]=&quot;1414308502&quot;;" calcext:value-type="string">
            <text:p>data["1248"]="1414308502";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NCATENATE(&quot;data[&quot;&quot;&quot;;[.A10];&quot;&quot;&quot;]=&quot;&quot;&quot;;[.B10];[.C10];[.D10];[.E10];[.F10];[.G10];[.H10];[.I10];[.J10];[.K10];&quot;&quot;&quot;;&quot;)" office:value-type="string" office:string-value="data[&quot;1256&quot;]=&quot;1439408301&quot;;" calcext:value-type="string">
            <text:p>data["1256"]="1439408301";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CONCATENATE(&quot;data[&quot;&quot;&quot;;[.A11];&quot;&quot;&quot;]=&quot;&quot;&quot;;[.B11];[.C11];[.D11];[.E11];[.F11];[.G11];[.H11];[.I11];[.J11];[.K11];&quot;&quot;&quot;;&quot;)" office:value-type="string" office:string-value="data[&quot;1257&quot;]=&quot;1430187980&quot;;" calcext:value-type="string">
            <text:p>data["1257"]="1430187980";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CONCATENATE(&quot;data[&quot;&quot;&quot;;[.A12];&quot;&quot;&quot;]=&quot;&quot;&quot;;[.B12];[.C12];[.D12];[.E12];[.F12];[.G12];[.H12];[.I12];[.J12];[.K12];&quot;&quot;&quot;;&quot;)" office:value-type="string" office:string-value="data[&quot;1258&quot;]=&quot;1414210548&quot;;" calcext:value-type="string">
            <text:p>data["1258"]="1414210548";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CONCATENATE(&quot;data[&quot;&quot;&quot;;[.A13];&quot;&quot;&quot;]=&quot;&quot;&quot;;[.B13];[.C13];[.D13];[.E13];[.F13];[.G13];[.H13];[.I13];[.J13];[.K13];&quot;&quot;&quot;;&quot;)" office:value-type="string" office:string-value="data[&quot;1267&quot;]=&quot;1439105942&quot;;" calcext:value-type="string">
            <text:p>data["1267"]="1439105942";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CONCATENATE(&quot;data[&quot;&quot;&quot;;[.A14];&quot;&quot;&quot;]=&quot;&quot;&quot;;[.B14];[.C14];[.D14];[.E14];[.F14];[.G14];[.H14];[.I14];[.J14];[.K14];&quot;&quot;&quot;;&quot;)" office:value-type="string" office:string-value="data[&quot;1268&quot;]=&quot;1430187049&quot;;" calcext:value-type="string">
            <text:p>data["1268"]="1430187049";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CONCATENATE(&quot;data[&quot;&quot;&quot;;[.A15];&quot;&quot;&quot;]=&quot;&quot;&quot;;[.B15];[.C15];[.D15];[.E15];[.F15];[.G15];[.H15];[.I15];[.J15];[.K15];&quot;&quot;&quot;;&quot;)" office:value-type="string" office:string-value="data[&quot;1278&quot;]=&quot;1439189302&quot;;" calcext:value-type="string">
            <text:p>data["1278"]="1439189302";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CONCATENATE(&quot;data[&quot;&quot;&quot;;[.A16];&quot;&quot;&quot;]=&quot;&quot;&quot;;[.B16];[.C16];[.D16];[.E16];[.F16];[.G16];[.H16];[.I16];[.J16];[.K16];&quot;&quot;&quot;;&quot;)" office:value-type="string" office:string-value="data[&quot;1345&quot;]=&quot;1439181781&quot;;" calcext:value-type="string">
            <text:p>data["1345"]="1439181781";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CONCATENATE(&quot;data[&quot;&quot;&quot;;[.A17];&quot;&quot;&quot;]=&quot;&quot;&quot;;[.B17];[.C17];[.D17];[.E17];[.F17];[.G17];[.H17];[.I17];[.J17];[.K17];&quot;&quot;&quot;;&quot;)" office:value-type="string" office:string-value="data[&quot;1346&quot;]=&quot;1439302807&quot;;" calcext:value-type="string">
            <text:p>data["1346"]="1439302807";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NCATENATE(&quot;data[&quot;&quot;&quot;;[.A18];&quot;&quot;&quot;]=&quot;&quot;&quot;;[.B18];[.C18];[.D18];[.E18];[.F18];[.G18];[.H18];[.I18];[.J18];[.K18];&quot;&quot;&quot;;&quot;)" office:value-type="string" office:string-value="data[&quot;1347&quot;]=&quot;1430140401&quot;;" calcext:value-type="string">
            <text:p>data["1347"]="1430140401";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CONCATENATE(&quot;data[&quot;&quot;&quot;;[.A19];&quot;&quot;&quot;]=&quot;&quot;&quot;;[.B19];[.C19];[.D19];[.E19];[.F19];[.G19];[.H19];[.I19];[.J19];[.K19];&quot;&quot;&quot;;&quot;)" office:value-type="string" office:string-value="data[&quot;1348&quot;]=&quot;1430838396&quot;;" calcext:value-type="string">
            <text:p>data["1348"]="1430838396";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CONCATENATE(&quot;data[&quot;&quot;&quot;;[.A20];&quot;&quot;&quot;]=&quot;&quot;&quot;;[.B20];[.C20];[.D20];[.E20];[.F20];[.G20];[.H20];[.I20];[.J20];[.K20];&quot;&quot;&quot;;&quot;)" office:value-type="string" office:string-value="data[&quot;1356&quot;]=&quot;1439205943&quot;;" calcext:value-type="string">
            <text:p>data["1356"]="1439205943";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CONCATENATE(&quot;data[&quot;&quot;&quot;;[.A21];&quot;&quot;&quot;]=&quot;&quot;&quot;;[.B21];[.C21];[.D21];[.E21];[.F21];[.G21];[.H21];[.I21];[.J21];[.K21];&quot;&quot;&quot;;&quot;)" office:value-type="string" office:string-value="data[&quot;1357&quot;]=&quot;1439543949&quot;;" calcext:value-type="string">
            <text:p>data["1357"]="1439543949";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CONCATENATE(&quot;data[&quot;&quot;&quot;;[.A22];&quot;&quot;&quot;]=&quot;&quot;&quot;;[.B22];[.C22];[.D22];[.E22];[.F22];[.G22];[.H22];[.I22];[.J22];[.K22];&quot;&quot;&quot;;&quot;)" office:value-type="string" office:string-value="data[&quot;1358&quot;]=&quot;1430185042&quot;;" calcext:value-type="string">
            <text:p>data["1358"]="1430185042";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CONCATENATE(&quot;data[&quot;&quot;&quot;;[.A23];&quot;&quot;&quot;]=&quot;&quot;&quot;;[.B23];[.C23];[.D23];[.E23];[.F23];[.G23];[.H23];[.I23];[.J23];[.K23];&quot;&quot;&quot;;&quot;)" office:value-type="string" office:string-value="data[&quot;1367&quot;]=&quot;1439289303&quot;;" calcext:value-type="string">
            <text:p>data["1367"]="1439289303";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CONCATENATE(&quot;data[&quot;&quot;&quot;;[.A24];&quot;&quot;&quot;]=&quot;&quot;&quot;;[.B24];[.C24];[.D24];[.E24];[.F24];[.G24];[.H24];[.I24];[.J24];[.K24];&quot;&quot;&quot;;&quot;)" office:value-type="string" office:string-value="data[&quot;1368&quot;]=&quot;1439543080&quot;;" calcext:value-type="string">
            <text:p>data["1368"]="1439543080";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CONCATENATE(&quot;data[&quot;&quot;&quot;;[.A25];&quot;&quot;&quot;]=&quot;&quot;&quot;;[.B25];[.C25];[.D25];[.E25];[.F25];[.G25];[.H25];[.I25];[.J25];[.K25];&quot;&quot;&quot;;&quot;)" office:value-type="string" office:string-value="data[&quot;1378&quot;]=&quot;1439508590&quot;;" calcext:value-type="string">
            <text:p>data["1378"]="1439508590";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CONCATENATE(&quot;data[&quot;&quot;&quot;;[.A26];&quot;&quot;&quot;]=&quot;&quot;&quot;;[.B26];[.C26];[.D26];[.E26];[.F26];[.G26];[.H26];[.I26];[.J26];[.K26];&quot;&quot;&quot;;&quot;)" office:value-type="string" office:string-value="data[&quot;1456&quot;]=&quot;1439304247&quot;;" calcext:value-type="string">
            <text:p>data["1456"]="1439304247";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CONCATENATE(&quot;data[&quot;&quot;&quot;;[.A27];&quot;&quot;&quot;]=&quot;&quot;&quot;;[.B27];[.C27];[.D27];[.E27];[.F27];[.G27];[.H27];[.I27];[.J27];[.K27];&quot;&quot;&quot;;&quot;)" office:value-type="string" office:string-value="data[&quot;1457&quot;]=&quot;1430160691&quot;;" calcext:value-type="string">
            <text:p>data["1457"]="1430160691";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NCATENATE(&quot;data[&quot;&quot;&quot;;[.A28];&quot;&quot;&quot;]=&quot;&quot;&quot;;[.B28];[.C28];[.D28];[.E28];[.F28];[.G28];[.H28];[.I28];[.J28];[.K28];&quot;&quot;&quot;;&quot;)" office:value-type="string" office:string-value="data[&quot;1458&quot;]=&quot;1430106901&quot;;" calcext:value-type="string">
            <text:p>data["1458"]="1430106901";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CONCATENATE(&quot;data[&quot;&quot;&quot;;[.A29];&quot;&quot;&quot;]=&quot;&quot;&quot;;[.B29];[.C29];[.D29];[.E29];[.F29];[.G29];[.H29];[.I29];[.J29];[.K29];&quot;&quot;&quot;;&quot;)" office:value-type="string" office:string-value="data[&quot;1467&quot;]=&quot;1430490385&quot;;" calcext:value-type="string">
            <text:p>data["1467"]="1430490385";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CONCATENATE(&quot;data[&quot;&quot;&quot;;[.A30];&quot;&quot;&quot;]=&quot;&quot;&quot;;[.B30];[.C30];[.D30];[.E30];[.F30];[.G30];[.H30];[.I30];[.J30];[.K30];&quot;&quot;&quot;;&quot;)" office:value-type="string" office:string-value="data[&quot;1468&quot;]=&quot;1430340693&quot;;" calcext:value-type="string">
            <text:p>data["1468"]="1430340693";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CONCATENATE(&quot;data[&quot;&quot;&quot;;[.A31];&quot;&quot;&quot;]=&quot;&quot;&quot;;[.B31];[.C31];[.D31];[.E31];[.F31];[.G31];[.H31];[.I31];[.J31];[.K31];&quot;&quot;&quot;;&quot;)" office:value-type="string" office:string-value="data[&quot;1478&quot;]=&quot;1430460347&quot;;" calcext:value-type="string">
            <text:p>data["1478"]="1430460347";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CONCATENATE(&quot;data[&quot;&quot;&quot;;[.A32];&quot;&quot;&quot;]=&quot;&quot;&quot;;[.B32];[.C32];[.D32];[.E32];[.F32];[.G32];[.H32];[.I32];[.J32];[.K32];&quot;&quot;&quot;;&quot;)" office:value-type="string" office:string-value="data[&quot;1567&quot;]=&quot;1439418693&quot;;" calcext:value-type="string">
            <text:p>data["1567"]="1439418693";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CONCATENATE(&quot;data[&quot;&quot;&quot;;[.A33];&quot;&quot;&quot;]=&quot;&quot;&quot;;[.B33];[.C33];[.D33];[.E33];[.F33];[.G33];[.H33];[.I33];[.J33];[.K33];&quot;&quot;&quot;;&quot;)" office:value-type="string" office:string-value="data[&quot;1568&quot;]=&quot;1439421083&quot;;" calcext:value-type="string">
            <text:p>data["1568"]="1439421083";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CONCATENATE(&quot;data[&quot;&quot;&quot;;[.A34];&quot;&quot;&quot;]=&quot;&quot;&quot;;[.B34];[.C34];[.D34];[.E34];[.F34];[.G34];[.H34];[.I34];[.J34];[.K34];&quot;&quot;&quot;;&quot;)" office:value-type="string" office:string-value="data[&quot;1578&quot;]=&quot;3893087407&quot;;" calcext:value-type="string">
            <text:p>data["1578"]="3893087407";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CONCATENATE(&quot;data[&quot;&quot;&quot;;[.A35];&quot;&quot;&quot;]=&quot;&quot;&quot;;[.B35];[.C35];[.D35];[.E35];[.F35];[.G35];[.H35];[.I35];[.J35];[.K35];&quot;&quot;&quot;;&quot;)" office:value-type="string" office:string-value="data[&quot;1678&quot;]=&quot;1491045805&quot;;" calcext:value-type="string">
            <text:p>data["1678"]="1491045805";</text:p>
          </table:table-cell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CONCATENATE(&quot;data[&quot;&quot;&quot;;[.A36];&quot;&quot;&quot;]=&quot;&quot;&quot;;[.B36];[.C36];[.D36];[.E36];[.F36];[.G36];[.H36];[.I36];[.J36];[.K36];&quot;&quot;&quot;;&quot;)" office:value-type="string" office:string-value="data[&quot;2345&quot;]=&quot;1430108548&quot;;" calcext:value-type="string">
            <text:p>data["2345"]="1430108548";</text:p>
          </table:table-cell>
        </table:table-row>
        <table:table-row table:style-name="ro1">
          <table:table-cell office:value-type="float" office:value="2346" calcext:value-type="float">
            <text:p>234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CONCATENATE(&quot;data[&quot;&quot;&quot;;[.A37];&quot;&quot;&quot;]=&quot;&quot;&quot;;[.B37];[.C37];[.D37];[.E37];[.F37];[.G37];[.H37];[.I37];[.J37];[.K37];&quot;&quot;&quot;;&quot;)" office:value-type="string" office:string-value="data[&quot;2346&quot;]=&quot;1439191946&quot;;" calcext:value-type="string">
            <text:p>data["2346"]="1439191946";</text:p>
          </table:table-cell>
        </table:table-row>
        <table:table-row table:style-name="ro1">
          <table:table-cell office:value-type="float" office:value="2347" calcext:value-type="float">
            <text:p>234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CONCATENATE(&quot;data[&quot;&quot;&quot;;[.A38];&quot;&quot;&quot;]=&quot;&quot;&quot;;[.B38];[.C38];[.D38];[.E38];[.F38];[.G38];[.H38];[.I38];[.J38];[.K38];&quot;&quot;&quot;;&quot;)" office:value-type="string" office:string-value="data[&quot;2347&quot;]=&quot;1439142190&quot;;" calcext:value-type="string">
            <text:p>data["2347"]="1439142190";</text:p>
          </table:table-cell>
        </table:table-row>
        <table:table-row table:style-name="ro1">
          <table:table-cell office:value-type="float" office:value="2348" calcext:value-type="float">
            <text:p>234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CONCATENATE(&quot;data[&quot;&quot;&quot;;[.A39];&quot;&quot;&quot;]=&quot;&quot;&quot;;[.B39];[.C39];[.D39];[.E39];[.F39];[.G39];[.H39];[.I39];[.J39];[.K39];&quot;&quot;&quot;;&quot;)" office:value-type="string" office:string-value="data[&quot;2348&quot;]=&quot;1439141906&quot;;" calcext:value-type="string">
            <text:p>data["2348"]="1439141906";</text:p>
          </table:table-cell>
        </table:table-row>
        <table:table-row table:style-name="ro1">
          <table:table-cell office:value-type="float" office:value="2356" calcext:value-type="float">
            <text:p>235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CONCATENATE(&quot;data[&quot;&quot;&quot;;[.A40];&quot;&quot;&quot;]=&quot;&quot;&quot;;[.B40];[.C40];[.D40];[.E40];[.F40];[.G40];[.H40];[.I40];[.J40];[.K40];&quot;&quot;&quot;;&quot;)" office:value-type="string" office:string-value="data[&quot;2356&quot;]=&quot;1439142905&quot;;" calcext:value-type="string">
            <text:p>data["2356"]="1439142905";</text:p>
          </table:table-cell>
        </table:table-row>
        <table:table-row table:style-name="ro1">
          <table:table-cell office:value-type="float" office:value="2357" calcext:value-type="float">
            <text:p>235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NCATENATE(&quot;data[&quot;&quot;&quot;;[.A41];&quot;&quot;&quot;]=&quot;&quot;&quot;;[.B41];[.C41];[.D41];[.E41];[.F41];[.G41];[.H41];[.I41];[.J41];[.K41];&quot;&quot;&quot;;&quot;)" office:value-type="string" office:string-value="data[&quot;2357&quot;]=&quot;1439089301&quot;;" calcext:value-type="string">
            <text:p>data["2357"]="1439089301";</text:p>
          </table:table-cell>
        </table:table-row>
        <table:table-row table:style-name="ro1">
          <table:table-cell office:value-type="float" office:value="2358" calcext:value-type="float">
            <text:p>235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CONCATENATE(&quot;data[&quot;&quot;&quot;;[.A42];&quot;&quot;&quot;]=&quot;&quot;&quot;;[.B42];[.C42];[.D42];[.E42];[.F42];[.G42];[.H42];[.I42];[.J42];[.K42];&quot;&quot;&quot;;&quot;)" office:value-type="string" office:string-value="data[&quot;2358&quot;]=&quot;1439024791&quot;;" calcext:value-type="string">
            <text:p>data["2358"]="1439024791";</text:p>
          </table:table-cell>
        </table:table-row>
        <table:table-row table:style-name="ro1">
          <table:table-cell office:value-type="float" office:value="2367" calcext:value-type="float">
            <text:p>23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CONCATENATE(&quot;data[&quot;&quot;&quot;;[.A43];&quot;&quot;&quot;]=&quot;&quot;&quot;;[.B43];[.C43];[.D43];[.E43];[.F43];[.G43];[.H43];[.I43];[.J43];[.K43];&quot;&quot;&quot;;&quot;)" office:value-type="string" office:string-value="data[&quot;2367&quot;]=&quot;1439689387&quot;;" calcext:value-type="string">
            <text:p>data["2367"]="1439689387";</text:p>
          </table:table-cell>
        </table:table-row>
        <table:table-row table:style-name="ro1">
          <table:table-cell office:value-type="float" office:value="2368" calcext:value-type="float">
            <text:p>236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CONCATENATE(&quot;data[&quot;&quot;&quot;;[.A44];&quot;&quot;&quot;]=&quot;&quot;&quot;;[.B44];[.C44];[.D44];[.E44];[.F44];[.G44];[.H44];[.I44];[.J44];[.K44];&quot;&quot;&quot;;&quot;)" office:value-type="string" office:string-value="data[&quot;2368&quot;]=&quot;1430193641&quot;;" calcext:value-type="string">
            <text:p>data["2368"]="1430193641";</text:p>
          </table:table-cell>
        </table:table-row>
        <table:table-row table:style-name="ro1">
          <table:table-cell office:value-type="float" office:value="2378" calcext:value-type="float">
            <text:p>23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CONCATENATE(&quot;data[&quot;&quot;&quot;;[.A45];&quot;&quot;&quot;]=&quot;&quot;&quot;;[.B45];[.C45];[.D45];[.E45];[.F45];[.G45];[.H45];[.I45];[.J45];[.K45];&quot;&quot;&quot;;&quot;)" office:value-type="string" office:string-value="data[&quot;2378&quot;]=&quot;1434024387&quot;;" calcext:value-type="string">
            <text:p>data["2378"]="1434024387";</text:p>
          </table:table-cell>
        </table:table-row>
        <table:table-row table:style-name="ro1">
          <table:table-cell office:value-type="float" office:value="2456" calcext:value-type="float">
            <text:p>245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CONCATENATE(&quot;data[&quot;&quot;&quot;;[.A46];&quot;&quot;&quot;]=&quot;&quot;&quot;;[.B46];[.C46];[.D46];[.E46];[.F46];[.G46];[.H46];[.I46];[.J46];[.K46];&quot;&quot;&quot;;&quot;)" office:value-type="string" office:string-value="data[&quot;2456&quot;]=&quot;1439143783&quot;;" calcext:value-type="string">
            <text:p>data["2456"]="1439143783";</text:p>
          </table:table-cell>
        </table:table-row>
        <table:table-row table:style-name="ro1">
          <table:table-cell office:value-type="float" office:value="2457" calcext:value-type="float">
            <text:p>245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CONCATENATE(&quot;data[&quot;&quot;&quot;;[.A47];&quot;&quot;&quot;]=&quot;&quot;&quot;;[.B47];[.C47];[.D47];[.E47];[.F47];[.G47];[.H47];[.I47];[.J47];[.K47];&quot;&quot;&quot;;&quot;)" office:value-type="string" office:string-value="data[&quot;2457&quot;]=&quot;1439181415&quot;;" calcext:value-type="string">
            <text:p>data["2457"]="1439181415";</text:p>
          </table:table-cell>
        </table:table-row>
        <table:table-row table:style-name="ro1">
          <table:table-cell office:value-type="float" office:value="2458" calcext:value-type="float">
            <text:p>245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CONCATENATE(&quot;data[&quot;&quot;&quot;;[.A48];&quot;&quot;&quot;]=&quot;&quot;&quot;;[.B48];[.C48];[.D48];[.E48];[.F48];[.G48];[.H48];[.I48];[.J48];[.K48];&quot;&quot;&quot;;&quot;)" office:value-type="string" office:string-value="data[&quot;2458&quot;]=&quot;1439187920&quot;;" calcext:value-type="string">
            <text:p>data["2458"]="1439187920";</text:p>
          </table:table-cell>
        </table:table-row>
        <table:table-row table:style-name="ro1">
          <table:table-cell office:value-type="float" office:value="2467" calcext:value-type="float">
            <text:p>24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CONCATENATE(&quot;data[&quot;&quot;&quot;;[.A49];&quot;&quot;&quot;]=&quot;&quot;&quot;;[.B49];[.C49];[.D49];[.E49];[.F49];[.G49];[.H49];[.I49];[.J49];[.K49];&quot;&quot;&quot;;&quot;)" office:value-type="string" office:string-value="data[&quot;2467&quot;]=&quot;1439187069&quot;;" calcext:value-type="string">
            <text:p>data["2467"]="1439187069";</text:p>
          </table:table-cell>
        </table:table-row>
        <table:table-row table:style-name="ro1">
          <table:table-cell office:value-type="float" office:value="2458" calcext:value-type="float">
            <text:p>245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CONCATENATE(&quot;data[&quot;&quot;&quot;;[.A50];&quot;&quot;&quot;]=&quot;&quot;&quot;;[.B50];[.C50];[.D50];[.E50];[.F50];[.G50];[.H50];[.I50];[.J50];[.K50];&quot;&quot;&quot;;&quot;)" office:value-type="string" office:string-value="data[&quot;2458&quot;]=&quot;1439158145&quot;;" calcext:value-type="string">
            <text:p>data["2458"]="1439158145";</text:p>
          </table:table-cell>
        </table:table-row>
        <table:table-row table:style-name="ro1">
          <table:table-cell office:value-type="float" office:value="2478" calcext:value-type="float">
            <text:p>24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NCATENATE(&quot;data[&quot;&quot;&quot;;[.A51];&quot;&quot;&quot;]=&quot;&quot;&quot;;[.B51];[.C51];[.D51];[.E51];[.F51];[.G51];[.H51];[.I51];[.J51];[.K51];&quot;&quot;&quot;;&quot;)" office:value-type="string" office:string-value="data[&quot;2478&quot;]=&quot;1439490701&quot;;" calcext:value-type="string">
            <text:p>data["2478"]="1439490701";</text:p>
          </table:table-cell>
        </table:table-row>
        <table:table-row table:style-name="ro1">
          <table:table-cell office:value-type="float" office:value="2567" calcext:value-type="float">
            <text:p>25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CONCATENATE(&quot;data[&quot;&quot;&quot;;[.A52];&quot;&quot;&quot;]=&quot;&quot;&quot;;[.B52];[.C52];[.D52];[.E52];[.F52];[.G52];[.H52];[.I52];[.J52];[.K52];&quot;&quot;&quot;;&quot;)" office:value-type="string" office:string-value="data[&quot;2567&quot;]=&quot;1434285083&quot;;" calcext:value-type="string">
            <text:p>data["2567"]="1434285083";</text:p>
          </table:table-cell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CONCATENATE(&quot;data[&quot;&quot;&quot;;[.A53];&quot;&quot;&quot;]=&quot;&quot;&quot;;[.B53];[.C53];[.D53];[.E53];[.F53];[.G53];[.H53];[.I53];[.J53];[.K53];&quot;&quot;&quot;;&quot;)" office:value-type="string" office:string-value="data[&quot;2568&quot;]=&quot;1430180491&quot;;" calcext:value-type="string">
            <text:p>data["2568"]="1430180491";</text:p>
          </table:table-cell>
        </table:table-row>
        <table:table-row table:style-name="ro1">
          <table:table-cell office:value-type="float" office:value="2578" calcext:value-type="float">
            <text:p>25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CONCATENATE(&quot;data[&quot;&quot;&quot;;[.A54];&quot;&quot;&quot;]=&quot;&quot;&quot;;[.B54];[.C54];[.D54];[.E54];[.F54];[.G54];[.H54];[.I54];[.J54];[.K54];&quot;&quot;&quot;;&quot;)" office:value-type="string" office:string-value="data[&quot;2578&quot;]=&quot;1430482347&quot;;" calcext:value-type="string">
            <text:p>data["2578"]="1430482347";</text:p>
          </table:table-cell>
        </table:table-row>
        <table:table-row table:style-name="ro1">
          <table:table-cell office:value-type="float" office:value="2678" calcext:value-type="float">
            <text:p>26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CONCATENATE(&quot;data[&quot;&quot;&quot;;[.A55];&quot;&quot;&quot;]=&quot;&quot;&quot;;[.B55];[.C55];[.D55];[.E55];[.F55];[.G55];[.H55];[.I55];[.J55];[.K55];&quot;&quot;&quot;;&quot;)" office:value-type="string" office:string-value="data[&quot;2678&quot;]=&quot;1414910596&quot;;" calcext:value-type="string">
            <text:p>data["2678"]="1414910596";</text:p>
          </table:table-cell>
        </table:table-row>
        <table:table-row table:style-name="ro1">
          <table:table-cell office:value-type="float" office:value="3456" calcext:value-type="float">
            <text:p>345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CONCATENATE(&quot;data[&quot;&quot;&quot;;[.A56];&quot;&quot;&quot;]=&quot;&quot;&quot;;[.B56];[.C56];[.D56];[.E56];[.F56];[.G56];[.H56];[.I56];[.J56];[.K56];&quot;&quot;&quot;;&quot;)" office:value-type="string" office:string-value="data[&quot;3456&quot;]=&quot;1439430590&quot;;" calcext:value-type="string">
            <text:p>data["3456"]="1439430590";</text:p>
          </table:table-cell>
        </table:table-row>
        <table:table-row table:style-name="ro1">
          <table:table-cell office:value-type="float" office:value="3457" calcext:value-type="float">
            <text:p>345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CONCATENATE(&quot;data[&quot;&quot;&quot;;[.A57];&quot;&quot;&quot;]=&quot;&quot;&quot;;[.B57];[.C57];[.D57];[.E57];[.F57];[.G57];[.H57];[.I57];[.J57];[.K57];&quot;&quot;&quot;;&quot;)" office:value-type="string" office:string-value="data[&quot;3457&quot;]=&quot;1439164685&quot;;" calcext:value-type="string">
            <text:p>data["3457"]="1439164685";</text:p>
          </table:table-cell>
        </table:table-row>
        <table:table-row table:style-name="ro1">
          <table:table-cell office:value-type="float" office:value="3458" calcext:value-type="float">
            <text:p>345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CONCATENATE(&quot;data[&quot;&quot;&quot;;[.A58];&quot;&quot;&quot;]=&quot;&quot;&quot;;[.B58];[.C58];[.D58];[.E58];[.F58];[.G58];[.H58];[.I58];[.J58];[.K58];&quot;&quot;&quot;;&quot;)" office:value-type="string" office:string-value="data[&quot;3458&quot;]=&quot;1439146485&quot;;" calcext:value-type="string">
            <text:p>data["3458"]="1439146485";</text:p>
          </table:table-cell>
        </table:table-row>
        <table:table-row table:style-name="ro1">
          <table:table-cell office:value-type="float" office:value="3467" calcext:value-type="float">
            <text:p>34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CONCATENATE(&quot;data[&quot;&quot;&quot;;[.A59];&quot;&quot;&quot;]=&quot;&quot;&quot;;[.B59];[.C59];[.D59];[.E59];[.F59];[.G59];[.H59];[.I59];[.J59];[.K59];&quot;&quot;&quot;;&quot;)" office:value-type="string" office:string-value="data[&quot;3467&quot;]=&quot;1439198945&quot;;" calcext:value-type="string">
            <text:p>data["3467"]="1439198945";</text:p>
          </table:table-cell>
        </table:table-row>
        <table:table-row table:style-name="ro1">
          <table:table-cell office:value-type="float" office:value="3468" calcext:value-type="float">
            <text:p>346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CONCATENATE(&quot;data[&quot;&quot;&quot;;[.A60];&quot;&quot;&quot;]=&quot;&quot;&quot;;[.B60];[.C60];[.D60];[.E60];[.F60];[.G60];[.H60];[.I60];[.J60];[.K60];&quot;&quot;&quot;;&quot;)" office:value-type="string" office:string-value="data[&quot;3468&quot;]=&quot;1439189605&quot;;" calcext:value-type="string">
            <text:p>data["3468"]="1439189605";</text:p>
          </table:table-cell>
        </table:table-row>
        <table:table-row table:style-name="ro1">
          <table:table-cell office:value-type="float" office:value="3478" calcext:value-type="float">
            <text:p>34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NCATENATE(&quot;data[&quot;&quot;&quot;;[.A61];&quot;&quot;&quot;]=&quot;&quot;&quot;;[.B61];[.C61];[.D61];[.E61];[.F61];[.G61];[.H61];[.I61];[.J61];[.K61];&quot;&quot;&quot;;&quot;)" office:value-type="string" office:string-value="data[&quot;3478&quot;]=&quot;14328791&quot;;" calcext:value-type="string">
            <text:p>data["3478"]="14328791";</text:p>
          </table:table-cell>
        </table:table-row>
        <table:table-row table:style-name="ro1">
          <table:table-cell office:value-type="float" office:value="3567" calcext:value-type="float">
            <text:p>35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CONCATENATE(&quot;data[&quot;&quot;&quot;;[.A62];&quot;&quot;&quot;]=&quot;&quot;&quot;;[.B62];[.C62];[.D62];[.E62];[.F62];[.G62];[.H62];[.I62];[.J62];[.K62];&quot;&quot;&quot;;&quot;)" office:value-type="string" office:string-value="data[&quot;3567&quot;]=&quot;1439189485&quot;;" calcext:value-type="string">
            <text:p>data["3567"]="1439189485";</text:p>
          </table:table-cell>
        </table:table-row>
        <table:table-row table:style-name="ro1">
          <table:table-cell office:value-type="float" office:value="3568" calcext:value-type="float">
            <text:p>356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CONCATENATE(&quot;data[&quot;&quot;&quot;;[.A63];&quot;&quot;&quot;]=&quot;&quot;&quot;;[.B63];[.C63];[.D63];[.E63];[.F63];[.G63];[.H63];[.I63];[.J63];[.K63];&quot;&quot;&quot;;&quot;)" office:value-type="string" office:string-value="data[&quot;3568&quot;]=&quot;1439102945&quot;;" calcext:value-type="string">
            <text:p>data["3568"]="1439102945";</text:p>
          </table:table-cell>
        </table:table-row>
        <table:table-row table:style-name="ro1">
          <table:table-cell office:value-type="float" office:value="3578" calcext:value-type="float">
            <text:p>35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NCATENATE(&quot;data[&quot;&quot;&quot;;[.A64];&quot;&quot;&quot;]=&quot;&quot;&quot;;[.B64];[.C64];[.D64];[.E64];[.F64];[.G64];[.H64];[.I64];[.J64];[.K64];&quot;&quot;&quot;;&quot;)" office:value-type="string" office:string-value="data[&quot;3578&quot;]=&quot;1430198901&quot;;" calcext:value-type="string">
            <text:p>data["3578"]="1430198901";</text:p>
          </table:table-cell>
        </table:table-row>
        <table:table-row table:style-name="ro1">
          <table:table-cell office:value-type="float" office:value="3678" calcext:value-type="float">
            <text:p>36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CONCATENATE(&quot;data[&quot;&quot;&quot;;[.A65];&quot;&quot;&quot;]=&quot;&quot;&quot;;[.B65];[.C65];[.D65];[.E65];[.F65];[.G65];[.H65];[.I65];[.J65];[.K65];&quot;&quot;&quot;;&quot;)" office:value-type="string" office:string-value="data[&quot;3678&quot;]=&quot;1439898345&quot;;" calcext:value-type="string">
            <text:p>data["3678"]="1439898345";</text:p>
          </table:table-cell>
        </table:table-row>
        <table:table-row table:style-name="ro1">
          <table:table-cell office:value-type="float" office:value="4567" calcext:value-type="float">
            <text:p>45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CONCATENATE(&quot;data[&quot;&quot;&quot;;[.A66];&quot;&quot;&quot;]=&quot;&quot;&quot;;[.B66];[.C66];[.D66];[.E66];[.F66];[.G66];[.H66];[.I66];[.J66];[.K66];&quot;&quot;&quot;;&quot;)" office:value-type="string" office:string-value="data[&quot;4567&quot;]=&quot;1439386807&quot;;" calcext:value-type="string">
            <text:p>data["4567"]="1439386807";</text:p>
          </table:table-cell>
        </table:table-row>
        <table:table-row table:style-name="ro1">
          <table:table-cell office:value-type="float" office:value="4568" calcext:value-type="float">
            <text:p>456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CONCATENATE(&quot;data[&quot;&quot;&quot;;[.A67];&quot;&quot;&quot;]=&quot;&quot;&quot;;[.B67];[.C67];[.D67];[.E67];[.F67];[.G67];[.H67];[.I67];[.J67];[.K67];&quot;&quot;&quot;;&quot;)" office:value-type="string" office:string-value="data[&quot;4568&quot;]=&quot;1439154585&quot;;" calcext:value-type="string">
            <text:p>data["4568"]="1439154585";</text:p>
          </table:table-cell>
        </table:table-row>
        <table:table-row table:style-name="ro1">
          <table:table-cell office:value-type="float" office:value="4578" calcext:value-type="float">
            <text:p>45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CONCATENATE(&quot;data[&quot;&quot;&quot;;[.A68];&quot;&quot;&quot;]=&quot;&quot;&quot;;[.B68];[.C68];[.D68];[.E68];[.F68];[.G68];[.H68];[.I68];[.J68];[.K68];&quot;&quot;&quot;;&quot;)" office:value-type="string" office:string-value="data[&quot;4578&quot;]=&quot;1439494791&quot;;" calcext:value-type="string">
            <text:p>data["4578"]="1439494791";</text:p>
          </table:table-cell>
        </table:table-row>
        <table:table-row table:style-name="ro1">
          <table:table-cell office:value-type="float" office:value="4678" calcext:value-type="float">
            <text:p>46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CONCATENATE(&quot;data[&quot;&quot;&quot;;[.A69];&quot;&quot;&quot;]=&quot;&quot;&quot;;[.B69];[.C69];[.D69];[.E69];[.F69];[.G69];[.H69];[.I69];[.J69];[.K69];&quot;&quot;&quot;;&quot;)" office:value-type="string" office:string-value="data[&quot;4678&quot;]=&quot;1439829347&quot;;" calcext:value-type="string">
            <text:p>data["4678"]="1439829347";</text:p>
          </table:table-cell>
        </table:table-row>
        <table:table-row table:style-name="ro1">
          <table:table-cell office:value-type="float" office:value="5678" calcext:value-type="float">
            <text:p>567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CONCATENATE(&quot;data[&quot;&quot;&quot;;[.A70];&quot;&quot;&quot;]=&quot;&quot;&quot;;[.B70];[.C70];[.D70];[.E70];[.F70];[.G70];[.H70];[.I70];[.J70];[.K70];&quot;&quot;&quot;;&quot;)" office:value-type="string" office:string-value="data[&quot;5678&quot;]=&quot;1908394391&quot;;" calcext:value-type="string">
            <text:p>data["5678"]="1908394391"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1P0" style:volatile="true">
      <number:number number:decimal-places="2" loext:min-decimal-places="2" number:min-integer-digits="1" number:grouping="true"/>
      <number:text> </number:text>
      <number:currency-symbol number:language="et" number:country="EE">€</number:currency-symbol>
    </number:currency-style>
    <number:currency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12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10T17:12:02.403199086</dc:date>
    <meta:editing-duration>PT1H30M2S</meta:editing-duration>
    <meta:editing-cycles>4</meta:editing-cycles>
    <meta:generator>LibreOffice/5.1.6.2$Linux_X86_64 LibreOffice_project/10m0$Build-2</meta:generator>
    <meta:document-statistic meta:table-count="13" meta:cell-count="11066" meta:object-count="0"/>
  </office:meta>
</office:document-meta>
</file>